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ae856e020" style:family="table" style:master-page-name="ta-mp-0x7fdae856e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ae860ac8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af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57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9cb98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a93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a9f40" style:family="table-cell" style:data-style-name="General">
      <style:table-cell-properties fo:background-color="#c0c0c0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aa9a8" style:family="table-cell" style:data-style-name="General">
      <style:table-cell-properties fo:background-color="#c0c0c0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51d8" style:family="table-cell" style:data-style-name="General">
      <style:table-cell-properties fo:background-color="#ffcc99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9d0" style:family="table-cell" style:data-style-name="General">
      <style:table-cell-properties fo:background-color="#ffcc99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758" style:family="table-cell" style:data-style-name="General">
      <style:table-cell-properties fo:background-color="#cc99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f70" style:family="table-cell" style:data-style-name="General">
      <style:table-cell-properties fo:background-color="#cc99ff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1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308" style:family="table-cell" style:data-style-name="General">
      <style:table-cell-properties fo:background-color="#c0c0c0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d70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5b35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860aed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860bcb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be9d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a9e18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ae258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860b120" style:family="table-cell" style:data-style-name="General">
      <style:table-cell-properties fo:background-color="#ccff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dd8" style:family="table-cell" style:data-style-name="General">
      <style:table-cell-properties fo:background-color="#ccffcc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b08" style:family="table-cell" style:data-style-name="General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570" style:family="table-cell" style:data-style-name="General">
      <style:table-cell-properties fo:background-color="#ccffff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77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cc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60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4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06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8b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38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880" style:family="table-cell" style:data-style-name="General">
      <style:table-cell-properties fo:background-color="#cc99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09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430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24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f0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52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e6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7a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0e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a2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36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ca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60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f4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88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1c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c3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6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0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9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2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c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6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f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9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1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b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4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d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6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0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9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4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d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6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f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9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26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19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2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b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4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e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89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530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af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43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d7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6b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ff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93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42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b1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20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8f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fe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6d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dc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4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b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9b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1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8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f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6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d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4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de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72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2cd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4f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be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2d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9c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0b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7a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e9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658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5d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cc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6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19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ad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1c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9d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4a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b9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28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97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06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2d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af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55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e408" style:family="table-cell" style:data-style-name="General">
      <style:table-cell-properties fo:background-color="#cc99ff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37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c02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65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f9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8d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21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b5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49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dd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73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07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9b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2f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d5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7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1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a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4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d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7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1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a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3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c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5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e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8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1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ac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5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e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7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1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a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38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1a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3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c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6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f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9c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542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c2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56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ea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7e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12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a6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55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c4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33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a2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11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80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ef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5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c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9c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3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a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1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7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e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5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f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85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2e0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61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d0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3f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ae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1d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8c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fb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00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6f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de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7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2b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bf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2e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b0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5d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cc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3b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aa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19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9a8" style:family="table-cell" style:data-style-name="General">
      <style:table-cell-properties fo:background-color="#cc99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1c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78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d5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4c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a9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05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62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be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4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c1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680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49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c15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77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0b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9f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33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c7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5b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7f1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85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19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ad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41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e8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8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2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c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5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e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8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2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b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4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d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6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0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9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2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ad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6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f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8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2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b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4b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1b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4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e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7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0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ae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555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d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68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fc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90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2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b8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67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d6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45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b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23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92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01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7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d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9d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4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b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2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9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0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6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03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283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2f2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74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e3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52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c1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30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9f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60e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13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82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f1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8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3e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d2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41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c2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6f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de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4d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bc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2b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ad0" style:family="table-cell" style:data-style-name="General">
      <style:table-cell-properties fo:background-color="#cc99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2e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8b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02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5f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bb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18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74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d1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5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d4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7a8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5c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c27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8a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1e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b2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46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da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6e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04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98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2c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c0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54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fa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a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3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d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6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f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a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3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5c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5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e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7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1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a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3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ae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7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0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a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3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c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5d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1c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5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f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8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1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c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40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e7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7b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0f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a3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37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cb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7a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e9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58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c7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36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a5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14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8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f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9e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5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c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3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a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1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8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16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296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05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86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f5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64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d3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42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b1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620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25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94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03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9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50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e4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53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d5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82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f1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60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cf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3e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bf8" style:family="table-cell" style:data-style-name="General">
      <style:table-cell-properties fo:background-color="#cc99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41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9d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15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71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ce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2a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87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e3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6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e6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8d0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6e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c3a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9c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30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c4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58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ec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80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16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aa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3e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d2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66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0d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b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5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e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7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0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b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4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5d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6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f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9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2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b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4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af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8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2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b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4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d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70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1d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7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0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9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2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d3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53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f9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8d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21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b5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49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dd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8c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fb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6a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d9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48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b7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26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9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30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9f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6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d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4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b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2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9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28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2a8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17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99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08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77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e6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55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c4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633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38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a7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16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a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63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f7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66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00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9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03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72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e1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50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d20" style:family="table-cell" style:data-style-name="General">
      <style:table-cell-properties fo:background-color="#cc99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53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b0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27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84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e0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3d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99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f6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7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f9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9f8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81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08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af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43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d7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6b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ff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93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29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bd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51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e5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79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1f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c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6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f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8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2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c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5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5e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7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0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a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3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c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5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0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9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3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c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5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e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82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1e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8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1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a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3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e6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65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0c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a0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34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c8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5c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f0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f9f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0e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7d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0ec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5b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1ca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39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2a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31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0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7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ae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5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bc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3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ca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3b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2bb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2a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ab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1a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89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4f8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67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5d6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645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4a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8b9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28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9b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75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09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b78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13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ea7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16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85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ff4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63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0e48" style:family="table-cell" style:data-style-name="General">
      <style:table-cell-properties fo:background-color="#cc99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66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1c2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3a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96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9f3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4f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aac0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088" style:family="table-cell" style:data-style-name="General">
      <style:table-cell-properties fo:background-color="#cc99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8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0b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b20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ada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93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1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c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5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e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7d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1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a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3b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c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6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f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8b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32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de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7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0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9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3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d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6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5fa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8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2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b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4a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d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7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1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b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4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d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6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0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95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0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9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2a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b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5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f8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78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1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b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4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d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6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b0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4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b8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e78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9d4d8" style:family="table-cell" style:data-style-name="General">
      <style:table-cell-properties fo:background-color="transparent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860ab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860ba6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2d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3d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6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4f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59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2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6b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4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8e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97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0a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a9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b44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df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e8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1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6fb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4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0eb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17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0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6a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3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7c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5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8f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98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2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bc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5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ceb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d7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7e1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180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1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2a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3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3d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46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50b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78a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3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8c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5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9e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a8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8b1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33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e9da9cf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aa88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b9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1e0" style:family="table-cell" style:data-style-name="General">
      <style:table-cell-properties fo:background-color="#c0c0c0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cc48" style:family="table-cell" style:data-style-name="General">
      <style:table-cell-properties fo:background-color="#c0c0c0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e530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e65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ae9dbe8a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9.00pt" style:use-optimal-column-width="true"/>
    </style:style>
    <style:style style:name="ACOL-2" style:family="table-column">
      <style:table-column-properties style:column-width="390.75pt" style:use-optimal-column-width="false"/>
    </style:style>
    <style:style style:name="ACOL-3" style:family="table-column">
      <style:table-column-properties style:column-width="89.00pt" style:use-optimal-column-width="true"/>
    </style:style>
    <style:style style:name="ACOL-4" style:family="table-column">
      <style:table-column-properties style:column-width="98.25pt" style:use-optimal-column-width="false"/>
    </style:style>
    <style:style style:name="ACOL-5" style:family="table-column">
      <style:table-column-properties style:column-width="80.00pt" style:use-optimal-column-width="true"/>
    </style:style>
    <style:style style:name="ACOL-6" style:family="table-column">
      <style:table-column-properties style:column-width="92.25pt" style:use-optimal-column-width="false"/>
    </style:style>
    <style:style style:name="ACOL-7" style:family="table-column">
      <style:table-column-properties style:column-width="125.00pt" style:use-optimal-column-width="true"/>
    </style:style>
    <style:style style:name="ACOL-8" style:family="table-column">
      <style:table-column-properties style:column-width="120.00pt" style:use-optimal-column-width="true"/>
    </style:style>
    <style:style style:name="ACOL-9" style:family="table-column">
      <style:table-column-properties style:column-width="56.00pt" style:use-optimal-column-width="true"/>
    </style:style>
    <style:style style:name="ACOL-10" style:family="table-column">
      <style:table-column-properties style:column-width="276.00pt" style:use-optimal-column-width="false"/>
    </style:style>
    <style:style style:name="ACOL-11" style:family="table-column"/>
    <style:style style:name="AROW-1" style:family="table-row">
      <style:table-row-properties style:row-height="15.0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ae8633560" table:allow-empty-cell="true" table:display-list="unsorted" table:base-cell-address="$'SuiteList'.E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a7810" table:allow-empty-cell="true" table:display-list="unsorted" table:base-cell-address="$'SuiteList'.E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919410" table:allow-empty-cell="true" table:display-list="unsorted" table:base-cell-address="$'SuiteList'.E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ad1c10" table:allow-empty-cell="true" table:display-list="unsorted" table:base-cell-address="$'SuiteList'.E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cb8010" table:allow-empty-cell="true" table:display-list="unsorted" table:base-cell-address="$'SuiteList'.E1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d67730" table:allow-empty-cell="true" table:display-list="unsorted" table:base-cell-address="$'SuiteList'.E1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027410" table:allow-empty-cell="true" table:display-list="unsorted" table:base-cell-address="$'SuiteList'.E1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d5e470" table:allow-empty-cell="true" table:display-list="unsorted" table:base-cell-address="$'SuiteList'.E1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c6810" table:allow-empty-cell="true" table:display-list="unsorted" table:base-cell-address="$'SuiteList'.E1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550010" table:allow-empty-cell="true" table:display-list="unsorted" table:base-cell-address="$'SuiteList'.E2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71f810" table:allow-empty-cell="true" table:display-list="unsorted" table:base-cell-address="$'SuiteList'.E2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8ee810" table:allow-empty-cell="true" table:display-list="unsorted" table:base-cell-address="$'SuiteList'.E2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aa7810" table:allow-empty-cell="true" table:display-list="unsorted" table:base-cell-address="$'SuiteList'.E2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c8d410" table:allow-empty-cell="true" table:display-list="unsorted" table:base-cell-address="$'SuiteList'.E2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91dc10" table:allow-empty-cell="true" table:display-list="unsorted" table:base-cell-address="$'SuiteList'.E3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c0c210" table:allow-empty-cell="true" table:display-list="unsorted" table:base-cell-address="$'SuiteList'.E3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c12f10" table:allow-empty-cell="true" table:display-list="unsorted" table:base-cell-address="$'SuiteList'.E3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01410" table:allow-empty-cell="true" table:display-list="unsorted" table:base-cell-address="$'SuiteList'.E3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0ff10" table:allow-empty-cell="true" table:display-list="unsorted" table:base-cell-address="$'SuiteList'.E3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930010" table:allow-empty-cell="true" table:display-list="unsorted" table:base-cell-address="$'SuiteList'.E4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b5810" table:allow-empty-cell="true" table:display-list="unsorted" table:base-cell-address="$'SuiteList'.E4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937c10" table:allow-empty-cell="true" table:display-list="unsorted" table:base-cell-address="$'SuiteList'.E4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4ac10" table:allow-empty-cell="true" table:display-list="unsorted" table:base-cell-address="$'SuiteList'.E4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c48010" table:allow-empty-cell="true" table:display-list="unsorted" table:base-cell-address="$'SuiteList'.E4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68b10" table:allow-empty-cell="true" table:display-list="unsorted" table:base-cell-address="$'SuiteList'.E5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6fa810" table:allow-empty-cell="true" table:display-list="unsorted" table:base-cell-address="$'SuiteList'.E5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87c10" table:allow-empty-cell="true" table:display-list="unsorted" table:base-cell-address="$'SuiteList'.E5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c2c10" table:allow-empty-cell="true" table:display-list="unsorted" table:base-cell-address="$'SuiteList'.E5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c6d010" table:allow-empty-cell="true" table:display-list="unsorted" table:base-cell-address="$'SuiteList'.E5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b4c10" table:allow-empty-cell="true" table:display-list="unsorted" table:base-cell-address="$'SuiteList'.E6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c8210" table:allow-empty-cell="true" table:display-list="unsorted" table:base-cell-address="$'SuiteList'.E6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d4410" table:allow-empty-cell="true" table:display-list="unsorted" table:base-cell-address="$'SuiteList'.E6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e3f10" table:allow-empty-cell="true" table:display-list="unsorted" table:base-cell-address="$'SuiteList'.E6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2f3010" table:allow-empty-cell="true" table:display-list="unsorted" table:base-cell-address="$'SuiteList'.E6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02c10" table:allow-empty-cell="true" table:display-list="unsorted" table:base-cell-address="$'SuiteList'.E7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ca4610" table:allow-empty-cell="true" table:display-list="unsorted" table:base-cell-address="$'SuiteList'.E7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d80c20" table:allow-empty-cell="true" table:display-list="unsorted" table:base-cell-address="$'SuiteList'.E7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2ec10" table:allow-empty-cell="true" table:display-list="unsorted" table:base-cell-address="$'SuiteList'.E7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979410" table:allow-empty-cell="true" table:display-list="unsorted" table:base-cell-address="$'SuiteList'.E7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50310" table:allow-empty-cell="true" table:display-list="unsorted" table:base-cell-address="$'SuiteList'.E8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5ef10" table:allow-empty-cell="true" table:display-list="unsorted" table:base-cell-address="$'SuiteList'.E8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984010" table:allow-empty-cell="true" table:display-list="unsorted" table:base-cell-address="$'SuiteList'.E8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df410" table:allow-empty-cell="true" table:display-list="unsorted" table:base-cell-address="$'SuiteList'.E8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8a710" table:allow-empty-cell="true" table:display-list="unsorted" table:base-cell-address="$'SuiteList'.E8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99510" table:allow-empty-cell="true" table:display-list="unsorted" table:base-cell-address="$'SuiteList'.E9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a6f10" table:allow-empty-cell="true" table:display-list="unsorted" table:base-cell-address="$'SuiteList'.E9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b5b10" table:allow-empty-cell="true" table:display-list="unsorted" table:base-cell-address="$'SuiteList'.E9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999810" table:allow-empty-cell="true" table:display-list="unsorted" table:base-cell-address="$'SuiteList'.E9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3d4010" table:allow-empty-cell="true" table:display-list="unsorted" table:base-cell-address="$'SuiteList'.E9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0ac10" table:allow-empty-cell="true" table:display-list="unsorted" table:base-cell-address="$'SuiteList'.E10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10310" table:allow-empty-cell="true" table:display-list="unsorted" table:base-cell-address="$'SuiteList'.E10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17010" table:allow-empty-cell="true" table:display-list="unsorted" table:base-cell-address="$'SuiteList'.E10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02410" table:allow-empty-cell="true" table:display-list="unsorted" table:base-cell-address="$'SuiteList'.E10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0e010" table:allow-empty-cell="true" table:display-list="unsorted" table:base-cell-address="$'SuiteList'.E10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14410" table:allow-empty-cell="true" table:display-list="unsorted" table:base-cell-address="$'SuiteList'.E11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25410" table:allow-empty-cell="true" table:display-list="unsorted" table:base-cell-address="$'SuiteList'.E11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15c10" table:allow-empty-cell="true" table:display-list="unsorted" table:base-cell-address="$'SuiteList'.E11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6a5f10" table:allow-empty-cell="true" table:display-list="unsorted" table:base-cell-address="$'SuiteList'.E11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17010" table:allow-empty-cell="true" table:display-list="unsorted" table:base-cell-address="$'SuiteList'.E11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653410" table:allow-empty-cell="true" table:display-list="unsorted" table:base-cell-address="$'SuiteList'.E12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18810" table:allow-empty-cell="true" table:display-list="unsorted" table:base-cell-address="$'SuiteList'.E12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6a7810" table:allow-empty-cell="true" table:display-list="unsorted" table:base-cell-address="$'SuiteList'.E12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75c10" table:allow-empty-cell="true" table:display-list="unsorted" table:base-cell-address="$'SuiteList'.E12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80110" table:allow-empty-cell="true" table:display-list="unsorted" table:base-cell-address="$'SuiteList'.E12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1b410" table:allow-empty-cell="true" table:display-list="unsorted" table:base-cell-address="$'SuiteList'.E13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98c10" table:allow-empty-cell="true" table:display-list="unsorted" table:base-cell-address="$'SuiteList'.E13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71d710" table:allow-empty-cell="true" table:display-list="unsorted" table:base-cell-address="$'SuiteList'.E13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b0c10" table:allow-empty-cell="true" table:display-list="unsorted" table:base-cell-address="$'SuiteList'.E13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bbc10" table:allow-empty-cell="true" table:display-list="unsorted" table:base-cell-address="$'SuiteList'.E13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c8410" table:allow-empty-cell="true" table:display-list="unsorted" table:base-cell-address="$'SuiteList'.E14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4d3010" table:allow-empty-cell="true" table:display-list="unsorted" table:base-cell-address="$'SuiteList'.E14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8bc10" table:allow-empty-cell="true" table:display-list="unsorted" table:base-cell-address="$'SuiteList'.E14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91410" table:allow-empty-cell="true" table:display-list="unsorted" table:base-cell-address="$'SuiteList'.E14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96c10" table:allow-empty-cell="true" table:display-list="unsorted" table:base-cell-address="$'SuiteList'.E14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9c010" table:allow-empty-cell="true" table:display-list="unsorted" table:base-cell-address="$'SuiteList'.E15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a2610" table:allow-empty-cell="true" table:display-list="unsorted" table:base-cell-address="$'SuiteList'.E15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a8810" table:allow-empty-cell="true" table:display-list="unsorted" table:base-cell-address="$'SuiteList'.E15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ae010" table:allow-empty-cell="true" table:display-list="unsorted" table:base-cell-address="$'SuiteList'.E15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52f010" table:allow-empty-cell="true" table:display-list="unsorted" table:base-cell-address="$'SuiteList'.E15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53b410" table:allow-empty-cell="true" table:display-list="unsorted" table:base-cell-address="$'SuiteList'.E16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bee10" table:allow-empty-cell="true" table:display-list="unsorted" table:base-cell-address="$'SuiteList'.E16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c4c10" table:allow-empty-cell="true" table:display-list="unsorted" table:base-cell-address="$'SuiteList'.E16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ca410" table:allow-empty-cell="true" table:display-list="unsorted" table:base-cell-address="$'SuiteList'.E16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d0c10" table:allow-empty-cell="true" table:display-list="unsorted" table:base-cell-address="$'SuiteList'.E16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d6410" table:allow-empty-cell="true" table:display-list="unsorted" table:base-cell-address="$'SuiteList'.E17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dbb10" table:allow-empty-cell="true" table:display-list="unsorted" table:base-cell-address="$'SuiteList'.E17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de1810" table:allow-empty-cell="true" table:display-list="unsorted" table:base-cell-address="$'SuiteList'.E17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e14f10" table:allow-empty-cell="true" table:display-list="unsorted" table:base-cell-address="$'SuiteList'.E19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e1a410" table:allow-empty-cell="true" table:display-list="unsorted" table:base-cell-address="$'SuiteList'.E19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9609b10" table:allow-empty-cell="true" table:display-list="unsorted" table:base-cell-address="$'SuiteList'.E19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dae8549520" table:allow-empty-cell="true" table:display-list="unsorted" table:base-cell-address="$'SuiteList'.G3" table:condition="of:cell-content-is-in-list({TRUE;FALSE})">
          <table:error-message table:display="true" table:message-type="warning"/>
        </table:content-validation>
        <table:content-validation table:name="VAL-0x7fdae87bf410" table:allow-empty-cell="true" table:display-list="unsorted" table:base-cell-address="$'SuiteList'.G5" table:condition="of:cell-content-is-in-list({TRUE;FALSE})">
          <table:error-message table:display="true" table:message-type="warning"/>
        </table:content-validation>
        <table:content-validation table:name="VAL-0x7fdae8930e10" table:allow-empty-cell="true" table:display-list="unsorted" table:base-cell-address="$'SuiteList'.G7" table:condition="of:cell-content-is-in-list({TRUE;FALSE})">
          <table:error-message table:display="true" table:message-type="warning"/>
        </table:content-validation>
        <table:content-validation table:name="VAL-0x7fdae8aff710" table:allow-empty-cell="true" table:display-list="unsorted" table:base-cell-address="$'SuiteList'.G9" table:condition="of:cell-content-is-in-list({TRUE;FALSE})">
          <table:error-message table:display="true" table:message-type="warning"/>
        </table:content-validation>
        <table:content-validation table:name="VAL-0x7fdae8cfd410" table:allow-empty-cell="true" table:display-list="unsorted" table:base-cell-address="$'SuiteList'.G11" table:condition="of:cell-content-is-in-list({TRUE;FALSE})">
          <table:error-message table:display="true" table:message-type="warning"/>
        </table:content-validation>
        <table:content-validation table:name="VAL-0x7fdae8e87410" table:allow-empty-cell="true" table:display-list="unsorted" table:base-cell-address="$'SuiteList'.G13" table:condition="of:cell-content-is-in-list({TRUE;FALSE})">
          <table:error-message table:display="true" table:message-type="warning"/>
        </table:content-validation>
        <table:content-validation table:name="VAL-0x7fdae9056b10" table:allow-empty-cell="true" table:display-list="unsorted" table:base-cell-address="$'SuiteList'.G15" table:condition="of:cell-content-is-in-list({TRUE;FALSE})">
          <table:error-message table:display="true" table:message-type="warning"/>
        </table:content-validation>
        <table:content-validation table:name="VAL-0x7fdae9226410" table:allow-empty-cell="true" table:display-list="unsorted" table:base-cell-address="$'SuiteList'.G17" table:condition="of:cell-content-is-in-list({TRUE;FALSE})">
          <table:error-message table:display="true" table:message-type="warning"/>
        </table:content-validation>
        <table:content-validation table:name="VAL-0x7fdae93f5010" table:allow-empty-cell="true" table:display-list="unsorted" table:base-cell-address="$'SuiteList'.G19" table:condition="of:cell-content-is-in-list({TRUE;FALSE})">
          <table:error-message table:display="true" table:message-type="warning"/>
        </table:content-validation>
        <table:content-validation table:name="VAL-0x7fdae957e010" table:allow-empty-cell="true" table:display-list="unsorted" table:base-cell-address="$'SuiteList'.G21" table:condition="of:cell-content-is-in-list({TRUE;FALSE})">
          <table:error-message table:display="true" table:message-type="warning"/>
        </table:content-validation>
        <table:content-validation table:name="VAL-0x7fdae9764410" table:allow-empty-cell="true" table:display-list="unsorted" table:base-cell-address="$'SuiteList'.G23" table:condition="of:cell-content-is-in-list({TRUE;FALSE})">
          <table:error-message table:display="true" table:message-type="warning"/>
        </table:content-validation>
        <table:content-validation table:name="VAL-0x7fdae991d810" table:allow-empty-cell="true" table:display-list="unsorted" table:base-cell-address="$'SuiteList'.G25" table:condition="of:cell-content-is-in-list({TRUE;FALSE})">
          <table:error-message table:display="true" table:message-type="warning"/>
        </table:content-validation>
        <table:content-validation table:name="VAL-0x7fdae9aec410" table:allow-empty-cell="true" table:display-list="unsorted" table:base-cell-address="$'SuiteList'.G27" table:condition="of:cell-content-is-in-list({TRUE;FALSE})">
          <table:error-message table:display="true" table:message-type="warning"/>
        </table:content-validation>
        <table:content-validation table:name="VAL-0x7fdae9cbb410" table:allow-empty-cell="true" table:display-list="unsorted" table:base-cell-address="$'SuiteList'.G29" table:condition="of:cell-content-is-in-list({TRUE;FALSE})">
          <table:error-message table:display="true" table:message-type="warning"/>
        </table:content-validation>
        <table:content-validation table:name="VAL-0x7fdae91d5c10" table:allow-empty-cell="true" table:display-list="unsorted" table:base-cell-address="$'SuiteList'.G31" table:condition="of:cell-content-is-in-list({TRUE;FALSE})">
          <table:error-message table:display="true" table:message-type="warning"/>
        </table:content-validation>
        <table:content-validation table:name="VAL-0x7fdae8922410" table:allow-empty-cell="true" table:display-list="unsorted" table:base-cell-address="$'SuiteList'.G33" table:condition="of:cell-content-is-in-list({TRUE;FALSE})">
          <table:error-message table:display="true" table:message-type="warning"/>
        </table:content-validation>
        <table:content-validation table:name="VAL-0x7fdae87aec10" table:allow-empty-cell="true" table:display-list="unsorted" table:base-cell-address="$'SuiteList'.G35" table:condition="of:cell-content-is-in-list({TRUE;FALSE})">
          <table:error-message table:display="true" table:message-type="warning"/>
        </table:content-validation>
        <table:content-validation table:name="VAL-0x7fdae9202810" table:allow-empty-cell="true" table:display-list="unsorted" table:base-cell-address="$'SuiteList'.G37" table:condition="of:cell-content-is-in-list({TRUE;FALSE})">
          <table:error-message table:display="true" table:message-type="warning"/>
        </table:content-validation>
        <table:content-validation table:name="VAL-0x7fdae9211810" table:allow-empty-cell="true" table:display-list="unsorted" table:base-cell-address="$'SuiteList'.G39" table:condition="of:cell-content-is-in-list({TRUE;FALSE})">
          <table:error-message table:display="true" table:message-type="warning"/>
        </table:content-validation>
        <table:content-validation table:name="VAL-0x7fdae9220310" table:allow-empty-cell="true" table:display-list="unsorted" table:base-cell-address="$'SuiteList'.G41" table:condition="of:cell-content-is-in-list({TRUE;FALSE})">
          <table:error-message table:display="true" table:message-type="warning"/>
        </table:content-validation>
        <table:content-validation table:name="VAL-0x7fdae8c32410" table:allow-empty-cell="true" table:display-list="unsorted" table:base-cell-address="$'SuiteList'.G43" table:condition="of:cell-content-is-in-list({TRUE;FALSE})">
          <table:error-message table:display="true" table:message-type="warning"/>
        </table:content-validation>
        <table:content-validation table:name="VAL-0x7fdae923de10" table:allow-empty-cell="true" table:display-list="unsorted" table:base-cell-address="$'SuiteList'.G45" table:condition="of:cell-content-is-in-list({TRUE;FALSE})">
          <table:error-message table:display="true" table:message-type="warning"/>
        </table:content-validation>
        <table:content-validation table:name="VAL-0x7fdae893bc10" table:allow-empty-cell="true" table:display-list="unsorted" table:base-cell-address="$'SuiteList'.G47" table:condition="of:cell-content-is-in-list({TRUE;FALSE})">
          <table:error-message table:display="true" table:message-type="warning"/>
        </table:content-validation>
        <table:content-validation table:name="VAL-0x7fdae925c410" table:allow-empty-cell="true" table:display-list="unsorted" table:base-cell-address="$'SuiteList'.G49" table:condition="of:cell-content-is-in-list({TRUE;FALSE})">
          <table:error-message table:display="true" table:message-type="warning"/>
        </table:content-validation>
        <table:content-validation table:name="VAL-0x7fdae926a010" table:allow-empty-cell="true" table:display-list="unsorted" table:base-cell-address="$'SuiteList'.G51" table:condition="of:cell-content-is-in-list({TRUE;FALSE})">
          <table:error-message table:display="true" table:message-type="warning"/>
        </table:content-validation>
        <table:content-validation table:name="VAL-0x7fdae927a410" table:allow-empty-cell="true" table:display-list="unsorted" table:base-cell-address="$'SuiteList'.G53" table:condition="of:cell-content-is-in-list({TRUE;FALSE})">
          <table:error-message table:display="true" table:message-type="warning"/>
        </table:content-validation>
        <table:content-validation table:name="VAL-0x7fdae87c1510" table:allow-empty-cell="true" table:display-list="unsorted" table:base-cell-address="$'SuiteList'.G55" table:condition="of:cell-content-is-in-list({TRUE;FALSE})">
          <table:error-message table:display="true" table:message-type="warning"/>
        </table:content-validation>
        <table:content-validation table:name="VAL-0x7fdae8c66010" table:allow-empty-cell="true" table:display-list="unsorted" table:base-cell-address="$'SuiteList'.G57" table:condition="of:cell-content-is-in-list({TRUE;FALSE})">
          <table:error-message table:display="true" table:message-type="warning"/>
        </table:content-validation>
        <table:content-validation table:name="VAL-0x7fdae92a7410" table:allow-empty-cell="true" table:display-list="unsorted" table:base-cell-address="$'SuiteList'.G59" table:condition="of:cell-content-is-in-list({TRUE;FALSE})">
          <table:error-message table:display="true" table:message-type="warning"/>
        </table:content-validation>
        <table:content-validation table:name="VAL-0x7fdae92b6010" table:allow-empty-cell="true" table:display-list="unsorted" table:base-cell-address="$'SuiteList'.G61" table:condition="of:cell-content-is-in-list({TRUE;FALSE})">
          <table:error-message table:display="true" table:message-type="warning"/>
        </table:content-validation>
        <table:content-validation table:name="VAL-0x7fdae92c5410" table:allow-empty-cell="true" table:display-list="unsorted" table:base-cell-address="$'SuiteList'.G63" table:condition="of:cell-content-is-in-list({TRUE;FALSE})">
          <table:error-message table:display="true" table:message-type="warning"/>
        </table:content-validation>
        <table:content-validation table:name="VAL-0x7fdae92d5210" table:allow-empty-cell="true" table:display-list="unsorted" table:base-cell-address="$'SuiteList'.G65" table:condition="of:cell-content-is-in-list({TRUE;FALSE})">
          <table:error-message table:display="true" table:message-type="warning"/>
        </table:content-validation>
        <table:content-validation table:name="VAL-0x7fdae87ccc10" table:allow-empty-cell="true" table:display-list="unsorted" table:base-cell-address="$'SuiteList'.G67" table:condition="of:cell-content-is-in-list({TRUE;FALSE})">
          <table:error-message table:display="true" table:message-type="warning"/>
        </table:content-validation>
        <table:content-validation table:name="VAL-0x7fdae92f4c10" table:allow-empty-cell="true" table:display-list="unsorted" table:base-cell-address="$'SuiteList'.G69" table:condition="of:cell-content-is-in-list({TRUE;FALSE})">
          <table:error-message table:display="true" table:message-type="warning"/>
        </table:content-validation>
        <table:content-validation table:name="VAL-0x7fdae8c9c310" table:allow-empty-cell="true" table:display-list="unsorted" table:base-cell-address="$'SuiteList'.G71" table:condition="of:cell-content-is-in-list({TRUE;FALSE})">
          <table:error-message table:display="true" table:message-type="warning"/>
        </table:content-validation>
        <table:content-validation table:name="VAL-0x7fdae9315410" table:allow-empty-cell="true" table:display-list="unsorted" table:base-cell-address="$'SuiteList'.G73" table:condition="of:cell-content-is-in-list({TRUE;FALSE})">
          <table:error-message table:display="true" table:message-type="warning"/>
        </table:content-validation>
        <table:content-validation table:name="VAL-0x7fdae9320410" table:allow-empty-cell="true" table:display-list="unsorted" table:base-cell-address="$'SuiteList'.G75" table:condition="of:cell-content-is-in-list({TRUE;FALSE})">
          <table:error-message table:display="true" table:message-type="warning"/>
        </table:content-validation>
        <table:content-validation table:name="VAL-0x7fdae8706710" table:allow-empty-cell="true" table:display-list="unsorted" table:base-cell-address="$'SuiteList'.G77" table:condition="of:cell-content-is-in-list({TRUE;FALSE})">
          <table:error-message table:display="true" table:message-type="warning"/>
        </table:content-validation>
        <table:content-validation table:name="VAL-0x7fdae9342710" table:allow-empty-cell="true" table:display-list="unsorted" table:base-cell-address="$'SuiteList'.G79" table:condition="of:cell-content-is-in-list({TRUE;FALSE})">
          <table:error-message table:display="true" table:message-type="warning"/>
        </table:content-validation>
        <table:content-validation table:name="VAL-0x7fdae9351c10" table:allow-empty-cell="true" table:display-list="unsorted" table:base-cell-address="$'SuiteList'.G81" table:condition="of:cell-content-is-in-list({TRUE;FALSE})">
          <table:error-message table:display="true" table:message-type="warning"/>
        </table:content-validation>
        <table:content-validation table:name="VAL-0x7fdae9360c10" table:allow-empty-cell="true" table:display-list="unsorted" table:base-cell-address="$'SuiteList'.G83" table:condition="of:cell-content-is-in-list({TRUE;FALSE})">
          <table:error-message table:display="true" table:message-type="warning"/>
        </table:content-validation>
        <table:content-validation table:name="VAL-0x7fdae8cd2c10" table:allow-empty-cell="true" table:display-list="unsorted" table:base-cell-address="$'SuiteList'.G85" table:condition="of:cell-content-is-in-list({TRUE;FALSE})">
          <table:error-message table:display="true" table:message-type="warning"/>
        </table:content-validation>
        <table:content-validation table:name="VAL-0x7fdae8cd9c10" table:allow-empty-cell="true" table:display-list="unsorted" table:base-cell-address="$'SuiteList'.G87" table:condition="of:cell-content-is-in-list({TRUE;FALSE})">
          <table:error-message table:display="true" table:message-type="warning"/>
        </table:content-validation>
        <table:content-validation table:name="VAL-0x7fdae938c010" table:allow-empty-cell="true" table:display-list="unsorted" table:base-cell-address="$'SuiteList'.G89" table:condition="of:cell-content-is-in-list({TRUE;FALSE})">
          <table:error-message table:display="true" table:message-type="warning"/>
        </table:content-validation>
        <table:content-validation table:name="VAL-0x7fdae939a810" table:allow-empty-cell="true" table:display-list="unsorted" table:base-cell-address="$'SuiteList'.G91" table:condition="of:cell-content-is-in-list({TRUE;FALSE})">
          <table:error-message table:display="true" table:message-type="warning"/>
        </table:content-validation>
        <table:content-validation table:name="VAL-0x7fdae93a8810" table:allow-empty-cell="true" table:display-list="unsorted" table:base-cell-address="$'SuiteList'.G93" table:condition="of:cell-content-is-in-list({TRUE;FALSE})">
          <table:error-message table:display="true" table:message-type="warning"/>
        </table:content-validation>
        <table:content-validation table:name="VAL-0x7fdae93b7410" table:allow-empty-cell="true" table:display-list="unsorted" table:base-cell-address="$'SuiteList'.G95" table:condition="of:cell-content-is-in-list({TRUE;FALSE})">
          <table:error-message table:display="true" table:message-type="warning"/>
        </table:content-validation>
        <table:content-validation table:name="VAL-0x7fdae8cfe210" table:allow-empty-cell="true" table:display-list="unsorted" table:base-cell-address="$'SuiteList'.G97" table:condition="of:cell-content-is-in-list({TRUE;FALSE})">
          <table:error-message table:display="true" table:message-type="warning"/>
        </table:content-validation>
        <table:content-validation table:name="VAL-0x7fdae93d5410" table:allow-empty-cell="true" table:display-list="unsorted" table:base-cell-address="$'SuiteList'.G99" table:condition="of:cell-content-is-in-list({TRUE;FALSE})">
          <table:error-message table:display="true" table:message-type="warning"/>
        </table:content-validation>
        <table:content-validation table:name="VAL-0x7fdae89a0810" table:allow-empty-cell="true" table:display-list="unsorted" table:base-cell-address="$'SuiteList'.G101" table:condition="of:cell-content-is-in-list({TRUE;FALSE})">
          <table:error-message table:display="true" table:message-type="warning"/>
        </table:content-validation>
        <table:content-validation table:name="VAL-0x7fdae89a3410" table:allow-empty-cell="true" table:display-list="unsorted" table:base-cell-address="$'SuiteList'.G103" table:condition="of:cell-content-is-in-list({TRUE;FALSE})">
          <table:error-message table:display="true" table:message-type="warning"/>
        </table:content-validation>
        <table:content-validation table:name="VAL-0x7fdae89a7010" table:allow-empty-cell="true" table:display-list="unsorted" table:base-cell-address="$'SuiteList'.G105" table:condition="of:cell-content-is-in-list({TRUE;FALSE})">
          <table:error-message table:display="true" table:message-type="warning"/>
        </table:content-validation>
        <table:content-validation table:name="VAL-0x7fdae9403c10" table:allow-empty-cell="true" table:display-list="unsorted" table:base-cell-address="$'SuiteList'.G107" table:condition="of:cell-content-is-in-list({TRUE;FALSE})">
          <table:error-message table:display="true" table:message-type="warning"/>
        </table:content-validation>
        <table:content-validation table:name="VAL-0x7fdae940f810" table:allow-empty-cell="true" table:display-list="unsorted" table:base-cell-address="$'SuiteList'.G109" table:condition="of:cell-content-is-in-list({TRUE;FALSE})">
          <table:error-message table:display="true" table:message-type="warning"/>
        </table:content-validation>
        <table:content-validation table:name="VAL-0x7fdae941a310" table:allow-empty-cell="true" table:display-list="unsorted" table:base-cell-address="$'SuiteList'.G111" table:condition="of:cell-content-is-in-list({TRUE;FALSE})">
          <table:error-message table:display="true" table:message-type="warning"/>
        </table:content-validation>
        <table:content-validation table:name="VAL-0x7fdae9426810" table:allow-empty-cell="true" table:display-list="unsorted" table:base-cell-address="$'SuiteList'.G113" table:condition="of:cell-content-is-in-list({TRUE;FALSE})">
          <table:error-message table:display="true" table:message-type="warning"/>
        </table:content-validation>
        <table:content-validation table:name="VAL-0x7fdae8d33810" table:allow-empty-cell="true" table:display-list="unsorted" table:base-cell-address="$'SuiteList'.G115" table:condition="of:cell-content-is-in-list({TRUE;FALSE})">
          <table:error-message table:display="true" table:message-type="warning"/>
        </table:content-validation>
        <table:content-validation table:name="VAL-0x7fdae8d39010" table:allow-empty-cell="true" table:display-list="unsorted" table:base-cell-address="$'SuiteList'.G117" table:condition="of:cell-content-is-in-list({TRUE;FALSE})">
          <table:error-message table:display="true" table:message-type="warning"/>
        </table:content-validation>
        <table:content-validation table:name="VAL-0x7fdae8d3e810" table:allow-empty-cell="true" table:display-list="unsorted" table:base-cell-address="$'SuiteList'.G119" table:condition="of:cell-content-is-in-list({TRUE;FALSE})">
          <table:error-message table:display="true" table:message-type="warning"/>
        </table:content-validation>
        <table:content-validation table:name="VAL-0x7fdae8d45010" table:allow-empty-cell="true" table:display-list="unsorted" table:base-cell-address="$'SuiteList'.G121" table:condition="of:cell-content-is-in-list({TRUE;FALSE})">
          <table:error-message table:display="true" table:message-type="warning"/>
        </table:content-validation>
        <table:content-validation table:name="VAL-0x7fdae8d4a310" table:allow-empty-cell="true" table:display-list="unsorted" table:base-cell-address="$'SuiteList'.G123" table:condition="of:cell-content-is-in-list({TRUE;FALSE})">
          <table:error-message table:display="true" table:message-type="warning"/>
        </table:content-validation>
        <table:content-validation table:name="VAL-0x7fdae946c010" table:allow-empty-cell="true" table:display-list="unsorted" table:base-cell-address="$'SuiteList'.G125" table:condition="of:cell-content-is-in-list({TRUE;FALSE})">
          <table:error-message table:display="true" table:message-type="warning"/>
        </table:content-validation>
        <table:content-validation table:name="VAL-0x7fdae9477410" table:allow-empty-cell="true" table:display-list="unsorted" table:base-cell-address="$'SuiteList'.G127" table:condition="of:cell-content-is-in-list({TRUE;FALSE})">
          <table:error-message table:display="true" table:message-type="warning"/>
        </table:content-validation>
        <table:content-validation table:name="VAL-0x7fdae8d5c410" table:allow-empty-cell="true" table:display-list="unsorted" table:base-cell-address="$'SuiteList'.G129" table:condition="of:cell-content-is-in-list({TRUE;FALSE})">
          <table:error-message table:display="true" table:message-type="warning"/>
        </table:content-validation>
        <table:content-validation table:name="VAL-0x7fdae948da10" table:allow-empty-cell="true" table:display-list="unsorted" table:base-cell-address="$'SuiteList'.G131" table:condition="of:cell-content-is-in-list({TRUE;FALSE})">
          <table:error-message table:display="true" table:message-type="warning"/>
        </table:content-validation>
        <table:content-validation table:name="VAL-0x7fdae949a410" table:allow-empty-cell="true" table:display-list="unsorted" table:base-cell-address="$'SuiteList'.G133" table:condition="of:cell-content-is-in-list({TRUE;FALSE})">
          <table:error-message table:display="true" table:message-type="warning"/>
        </table:content-validation>
        <table:content-validation table:name="VAL-0x7fdae8d6cc10" table:allow-empty-cell="true" table:display-list="unsorted" table:base-cell-address="$'SuiteList'.G135" table:condition="of:cell-content-is-in-list({TRUE;FALSE})">
          <table:error-message table:display="true" table:message-type="warning"/>
        </table:content-validation>
        <table:content-validation table:name="VAL-0x7fdae94b2810" table:allow-empty-cell="true" table:display-list="unsorted" table:base-cell-address="$'SuiteList'.G137" table:condition="of:cell-content-is-in-list({TRUE;FALSE})">
          <table:error-message table:display="true" table:message-type="warning"/>
        </table:content-validation>
        <table:content-validation table:name="VAL-0x7fdae94bd410" table:allow-empty-cell="true" table:display-list="unsorted" table:base-cell-address="$'SuiteList'.G139" table:condition="of:cell-content-is-in-list({TRUE;FALSE})">
          <table:error-message table:display="true" table:message-type="warning"/>
        </table:content-validation>
        <table:content-validation table:name="VAL-0x7fdae94c9210" table:allow-empty-cell="true" table:display-list="unsorted" table:base-cell-address="$'SuiteList'.G141" table:condition="of:cell-content-is-in-list({TRUE;FALSE})">
          <table:error-message table:display="true" table:message-type="warning"/>
        </table:content-validation>
        <table:content-validation table:name="VAL-0x7fdae89ddc10" table:allow-empty-cell="true" table:display-list="unsorted" table:base-cell-address="$'SuiteList'.G143" table:condition="of:cell-content-is-in-list({TRUE;FALSE})">
          <table:error-message table:display="true" table:message-type="warning"/>
        </table:content-validation>
        <table:content-validation table:name="VAL-0x7fdae89e0410" table:allow-empty-cell="true" table:display-list="unsorted" table:base-cell-address="$'SuiteList'.G145" table:condition="of:cell-content-is-in-list({TRUE;FALSE})">
          <table:error-message table:display="true" table:message-type="warning"/>
        </table:content-validation>
        <table:content-validation table:name="VAL-0x7fdae89e3410" table:allow-empty-cell="true" table:display-list="unsorted" table:base-cell-address="$'SuiteList'.G147" table:condition="of:cell-content-is-in-list({TRUE;FALSE})">
          <table:error-message table:display="true" table:message-type="warning"/>
        </table:content-validation>
        <table:content-validation table:name="VAL-0x7fdae89e5b10" table:allow-empty-cell="true" table:display-list="unsorted" table:base-cell-address="$'SuiteList'.G149" table:condition="of:cell-content-is-in-list({TRUE;FALSE})">
          <table:error-message table:display="true" table:message-type="warning"/>
        </table:content-validation>
        <table:content-validation table:name="VAL-0x7fdae9503810" table:allow-empty-cell="true" table:display-list="unsorted" table:base-cell-address="$'SuiteList'.G151" table:condition="of:cell-content-is-in-list({TRUE;FALSE})">
          <table:error-message table:display="true" table:message-type="warning"/>
        </table:content-validation>
        <table:content-validation table:name="VAL-0x7fdae89ecc10" table:allow-empty-cell="true" table:display-list="unsorted" table:base-cell-address="$'SuiteList'.G153" table:condition="of:cell-content-is-in-list({TRUE;FALSE})">
          <table:error-message table:display="true" table:message-type="warning"/>
        </table:content-validation>
        <table:content-validation table:name="VAL-0x7fdae89ef010" table:allow-empty-cell="true" table:display-list="unsorted" table:base-cell-address="$'SuiteList'.G155" table:condition="of:cell-content-is-in-list({TRUE;FALSE})">
          <table:error-message table:display="true" table:message-type="warning"/>
        </table:content-validation>
        <table:content-validation table:name="VAL-0x7fdae89f2410" table:allow-empty-cell="true" table:display-list="unsorted" table:base-cell-address="$'SuiteList'.G157" table:condition="of:cell-content-is-in-list({TRUE;FALSE})">
          <table:error-message table:display="true" table:message-type="warning"/>
        </table:content-validation>
        <table:content-validation table:name="VAL-0x7fdae9530810" table:allow-empty-cell="true" table:display-list="unsorted" table:base-cell-address="$'SuiteList'.G159" table:condition="of:cell-content-is-in-list({TRUE;FALSE})">
          <table:error-message table:display="true" table:message-type="warning"/>
        </table:content-validation>
        <table:content-validation table:name="VAL-0x7fdae953c310" table:allow-empty-cell="true" table:display-list="unsorted" table:base-cell-address="$'SuiteList'.G161" table:condition="of:cell-content-is-in-list({TRUE;FALSE})">
          <table:error-message table:display="true" table:message-type="warning"/>
        </table:content-validation>
        <table:content-validation table:name="VAL-0x7fdae9549410" table:allow-empty-cell="true" table:display-list="unsorted" table:base-cell-address="$'SuiteList'.G163" table:condition="of:cell-content-is-in-list({TRUE;FALSE})">
          <table:error-message table:display="true" table:message-type="warning"/>
        </table:content-validation>
        <table:content-validation table:name="VAL-0x7fdae89fd010" table:allow-empty-cell="true" table:display-list="unsorted" table:base-cell-address="$'SuiteList'.G165" table:condition="of:cell-content-is-in-list({TRUE;FALSE})">
          <table:error-message table:display="true" table:message-type="warning"/>
        </table:content-validation>
        <table:content-validation table:name="VAL-0x7fdae955ff10" table:allow-empty-cell="true" table:display-list="unsorted" table:base-cell-address="$'SuiteList'.G167" table:condition="of:cell-content-is-in-list({TRUE;FALSE})">
          <table:error-message table:display="true" table:message-type="warning"/>
        </table:content-validation>
        <table:content-validation table:name="VAL-0x7fdae8a03510" table:allow-empty-cell="true" table:display-list="unsorted" table:base-cell-address="$'SuiteList'.G169" table:condition="of:cell-content-is-in-list({TRUE;FALSE})">
          <table:error-message table:display="true" table:message-type="warning"/>
        </table:content-validation>
        <table:content-validation table:name="VAL-0x7fdae8a06410" table:allow-empty-cell="true" table:display-list="unsorted" table:base-cell-address="$'SuiteList'.G171" table:condition="of:cell-content-is-in-list({TRUE;FALSE})">
          <table:error-message table:display="true" table:message-type="warning"/>
        </table:content-validation>
        <table:content-validation table:name="VAL-0x7fdae8a09010" table:allow-empty-cell="true" table:display-list="unsorted" table:base-cell-address="$'SuiteList'.G173" table:condition="of:cell-content-is-in-list({TRUE;FALSE})">
          <table:error-message table:display="true" table:message-type="warning"/>
        </table:content-validation>
        <table:content-validation table:name="VAL-0x7fdae8a0bc10" table:allow-empty-cell="true" table:display-list="unsorted" table:base-cell-address="$'SuiteList'.G175" table:condition="of:cell-content-is-in-list({TRUE;FALSE})">
          <table:error-message table:display="true" table:message-type="warning"/>
        </table:content-validation>
        <table:content-validation table:name="VAL-0x7fdae8de8010" table:allow-empty-cell="true" table:display-list="unsorted" table:base-cell-address="$'SuiteList'.G177" table:condition="of:cell-content-is-in-list({TRUE;FALSE})">
          <table:error-message table:display="true" table:message-type="warning"/>
        </table:content-validation>
        <table:content-validation table:name="VAL-0x7fdae872cc10" table:allow-empty-cell="true" table:display-list="unsorted" table:base-cell-address="$'SuiteList'.G179" table:condition="of:cell-content-is-in-list({TRUE;FALSE})">
          <table:error-message table:display="true" table:message-type="warning"/>
        </table:content-validation>
        <table:content-validation table:name="VAL-0x7fdae8df1310" table:allow-empty-cell="true" table:display-list="unsorted" table:base-cell-address="$'SuiteList'.G181" table:condition="of:cell-content-is-in-list({TRUE;FALSE})">
          <table:error-message table:display="true" table:message-type="warning"/>
        </table:content-validation>
        <table:content-validation table:name="VAL-0x7fdae8a15410" table:allow-empty-cell="true" table:display-list="unsorted" table:base-cell-address="$'SuiteList'.G183" table:condition="of:cell-content-is-in-list({TRUE;FALSE})">
          <table:error-message table:display="true" table:message-type="warning"/>
        </table:content-validation>
        <table:content-validation table:name="VAL-0x7fdae95bf410" table:allow-empty-cell="true" table:display-list="unsorted" table:base-cell-address="$'SuiteList'.G185" table:condition="of:cell-content-is-in-list({TRUE;FALSE})">
          <table:error-message table:display="true" table:message-type="warning"/>
        </table:content-validation>
        <table:content-validation table:name="VAL-0x7fdae8e00210" table:allow-empty-cell="true" table:display-list="unsorted" table:base-cell-address="$'SuiteList'.G187" table:condition="of:cell-content-is-in-list({TRUE;FALSE})">
          <table:error-message table:display="true" table:message-type="warning"/>
        </table:content-validation>
        <table:content-validation table:name="VAL-0x7fdae8a1d010" table:allow-empty-cell="true" table:display-list="unsorted" table:base-cell-address="$'SuiteList'.G189" table:condition="of:cell-content-is-in-list({TRUE;FALSE})">
          <table:error-message table:display="true" table:message-type="warning"/>
        </table:content-validation>
        <table:content-validation table:name="VAL-0x7fdae8e0a010" table:allow-empty-cell="true" table:display-list="unsorted" table:base-cell-address="$'SuiteList'.G191" table:condition="of:cell-content-is-in-list({TRUE;FALSE})">
          <table:error-message table:display="true" table:message-type="warning"/>
        </table:content-validation>
        <table:content-validation table:name="VAL-0x7fdae95e8010" table:allow-empty-cell="true" table:display-list="unsorted" table:base-cell-address="$'SuiteList'.G193" table:condition="of:cell-content-is-in-list({TRUE;FALSE})">
          <table:error-message table:display="true" table:message-type="warning"/>
        </table:content-validation>
        <table:content-validation table:name="VAL-0x7fdae8675010" table:allow-empty-cell="true" table:display-list="unsorted" table:base-cell-address="$'SuiteList'.G195" table:condition="of:cell-content-is-in-list({TRUE;FALSE})">
          <table:error-message table:display="true" table:message-type="warning"/>
        </table:content-validation>
        <table:content-validation table:name="VAL-0x7fdae8732410" table:allow-empty-cell="true" table:display-list="unsorted" table:base-cell-address="$'SuiteList'.G197" table:condition="of:cell-content-is-in-list({TRUE;FALSE})">
          <table:error-message table:display="true" table:message-type="warning"/>
        </table:content-validation>
        <table:content-validation table:name="VAL-0x7fdae960b410" table:allow-empty-cell="true" table:display-list="unsorted" table:base-cell-address="$'SuiteList'.G199" table:condition="of:cell-content-is-in-list({TRUE;FALSE})">
          <table:error-message table:display="true" table:message-type="warning"/>
        </table:content-validation>
        <table:content-validation table:name="VAL-0x7fdae8635550" table:allow-empty-cell="true" table:display-list="unsorted" table:base-cell-address="$'SuiteList'.I3" table:condition="of:cell-content-is-in-list({TRUE;FALSE})">
          <table:error-message table:display="true" table:message-type="warning"/>
        </table:content-validation>
        <table:content-validation table:name="VAL-0x7fdae8804410" table:allow-empty-cell="true" table:display-list="unsorted" table:base-cell-address="$'SuiteList'.I5" table:condition="of:cell-content-is-in-list({TRUE;FALSE})">
          <table:error-message table:display="true" table:message-type="warning"/>
        </table:content-validation>
        <table:content-validation table:name="VAL-0x7fdae8976810" table:allow-empty-cell="true" table:display-list="unsorted" table:base-cell-address="$'SuiteList'.I7" table:condition="of:cell-content-is-in-list({TRUE;FALSE})">
          <table:error-message table:display="true" table:message-type="warning"/>
        </table:content-validation>
        <table:content-validation table:name="VAL-0x7fdae8b45410" table:allow-empty-cell="true" table:display-list="unsorted" table:base-cell-address="$'SuiteList'.I9" table:condition="of:cell-content-is-in-list({TRUE;FALSE})">
          <table:error-message table:display="true" table:message-type="warning"/>
        </table:content-validation>
        <table:content-validation table:name="VAL-0x7fdae8d2bc10" table:allow-empty-cell="true" table:display-list="unsorted" table:base-cell-address="$'SuiteList'.I11" table:condition="of:cell-content-is-in-list({TRUE;FALSE})">
          <table:error-message table:display="true" table:message-type="warning"/>
        </table:content-validation>
        <table:content-validation table:name="VAL-0x7fdae8eb5010" table:allow-empty-cell="true" table:display-list="unsorted" table:base-cell-address="$'SuiteList'.I13" table:condition="of:cell-content-is-in-list({TRUE;FALSE})">
          <table:error-message table:display="true" table:message-type="warning"/>
        </table:content-validation>
        <table:content-validation table:name="VAL-0x7fdae909bc10" table:allow-empty-cell="true" table:display-list="unsorted" table:base-cell-address="$'SuiteList'.I15" table:condition="of:cell-content-is-in-list({TRUE;FALSE})">
          <table:error-message table:display="true" table:message-type="warning"/>
        </table:content-validation>
        <table:content-validation table:name="VAL-0x7fdae926b810" table:allow-empty-cell="true" table:display-list="unsorted" table:base-cell-address="$'SuiteList'.I17" table:condition="of:cell-content-is-in-list({TRUE;FALSE})">
          <table:error-message table:display="true" table:message-type="warning"/>
        </table:content-validation>
        <table:content-validation table:name="VAL-0x7fdae9422810" table:allow-empty-cell="true" table:display-list="unsorted" table:base-cell-address="$'SuiteList'.I19" table:condition="of:cell-content-is-in-list({TRUE;FALSE})">
          <table:error-message table:display="true" table:message-type="warning"/>
        </table:content-validation>
        <table:content-validation table:name="VAL-0x7fdae95c3810" table:allow-empty-cell="true" table:display-list="unsorted" table:base-cell-address="$'SuiteList'.I21" table:condition="of:cell-content-is-in-list({TRUE;FALSE})">
          <table:error-message table:display="true" table:message-type="warning"/>
        </table:content-validation>
        <table:content-validation table:name="VAL-0x7fdae9792c10" table:allow-empty-cell="true" table:display-list="unsorted" table:base-cell-address="$'SuiteList'.I23" table:condition="of:cell-content-is-in-list({TRUE;FALSE})">
          <table:error-message table:display="true" table:message-type="warning"/>
        </table:content-validation>
        <table:content-validation table:name="VAL-0x7fdae9963410" table:allow-empty-cell="true" table:display-list="unsorted" table:base-cell-address="$'SuiteList'.I25" table:condition="of:cell-content-is-in-list({TRUE;FALSE})">
          <table:error-message table:display="true" table:message-type="warning"/>
        </table:content-validation>
        <table:content-validation table:name="VAL-0x7fdae9b32010" table:allow-empty-cell="true" table:display-list="unsorted" table:base-cell-address="$'SuiteList'.I27" table:condition="of:cell-content-is-in-list({TRUE;FALSE})">
          <table:error-message table:display="true" table:message-type="warning"/>
        </table:content-validation>
        <table:content-validation table:name="VAL-0x7fdae9d01010" table:allow-empty-cell="true" table:display-list="unsorted" table:base-cell-address="$'SuiteList'.I29" table:condition="of:cell-content-is-in-list({TRUE;FALSE})">
          <table:error-message table:display="true" table:message-type="warning"/>
        </table:content-validation>
        <table:content-validation table:name="VAL-0x7fdae8c06c10" table:allow-empty-cell="true" table:display-list="unsorted" table:base-cell-address="$'SuiteList'.I31" table:condition="of:cell-content-is-in-list({TRUE;FALSE})">
          <table:error-message table:display="true" table:message-type="warning"/>
        </table:content-validation>
        <table:content-validation table:name="VAL-0x7fdae91e6f10" table:allow-empty-cell="true" table:display-list="unsorted" table:base-cell-address="$'SuiteList'.I33" table:condition="of:cell-content-is-in-list({TRUE;FALSE})">
          <table:error-message table:display="true" table:message-type="warning"/>
        </table:content-validation>
        <table:content-validation table:name="VAL-0x7fdae91f4b10" table:allow-empty-cell="true" table:display-list="unsorted" table:base-cell-address="$'SuiteList'.I35" table:condition="of:cell-content-is-in-list({TRUE;FALSE})">
          <table:error-message table:display="true" table:message-type="warning"/>
        </table:content-validation>
        <table:content-validation table:name="VAL-0x7fdae9203610" table:allow-empty-cell="true" table:display-list="unsorted" table:base-cell-address="$'SuiteList'.I37" table:condition="of:cell-content-is-in-list({TRUE;FALSE})">
          <table:error-message table:display="true" table:message-type="warning"/>
        </table:content-validation>
        <table:content-validation table:name="VAL-0x7fdae892d010" table:allow-empty-cell="true" table:display-list="unsorted" table:base-cell-address="$'SuiteList'.I39" table:condition="of:cell-content-is-in-list({TRUE;FALSE})">
          <table:error-message table:display="true" table:message-type="warning"/>
        </table:content-validation>
        <table:content-validation table:name="VAL-0x7fdae8c2bc10" table:allow-empty-cell="true" table:display-list="unsorted" table:base-cell-address="$'SuiteList'.I41" table:condition="of:cell-content-is-in-list({TRUE;FALSE})">
          <table:error-message table:display="true" table:message-type="warning"/>
        </table:content-validation>
        <table:content-validation table:name="VAL-0x7fdae9230c10" table:allow-empty-cell="true" table:display-list="unsorted" table:base-cell-address="$'SuiteList'.I43" table:condition="of:cell-content-is-in-list({TRUE;FALSE})">
          <table:error-message table:display="true" table:message-type="warning"/>
        </table:content-validation>
        <table:content-validation table:name="VAL-0x7fdae923f810" table:allow-empty-cell="true" table:display-list="unsorted" table:base-cell-address="$'SuiteList'.I45" table:condition="of:cell-content-is-in-list({TRUE;FALSE})">
          <table:error-message table:display="true" table:message-type="warning"/>
        </table:content-validation>
        <table:content-validation table:name="VAL-0x7fdae924ec10" table:allow-empty-cell="true" table:display-list="unsorted" table:base-cell-address="$'SuiteList'.I47" table:condition="of:cell-content-is-in-list({TRUE;FALSE})">
          <table:error-message table:display="true" table:message-type="warning"/>
        </table:content-validation>
        <table:content-validation table:name="VAL-0x7fdae925dc10" table:allow-empty-cell="true" table:display-list="unsorted" table:base-cell-address="$'SuiteList'.I49" table:condition="of:cell-content-is-in-list({TRUE;FALSE})">
          <table:error-message table:display="true" table:message-type="warning"/>
        </table:content-validation>
        <table:content-validation table:name="VAL-0x7fdae926c610" table:allow-empty-cell="true" table:display-list="unsorted" table:base-cell-address="$'SuiteList'.I51" table:condition="of:cell-content-is-in-list({TRUE;FALSE})">
          <table:error-message table:display="true" table:message-type="warning"/>
        </table:content-validation>
        <table:content-validation table:name="VAL-0x7fdae8c58c10" table:allow-empty-cell="true" table:display-list="unsorted" table:base-cell-address="$'SuiteList'.I53" table:condition="of:cell-content-is-in-list({TRUE;FALSE})">
          <table:error-message table:display="true" table:message-type="warning"/>
        </table:content-validation>
        <table:content-validation table:name="VAL-0x7fdae8c60810" table:allow-empty-cell="true" table:display-list="unsorted" table:base-cell-address="$'SuiteList'.I55" table:condition="of:cell-content-is-in-list({TRUE;FALSE})">
          <table:error-message table:display="true" table:message-type="warning"/>
        </table:content-validation>
        <table:content-validation table:name="VAL-0x7fdae9298810" table:allow-empty-cell="true" table:display-list="unsorted" table:base-cell-address="$'SuiteList'.I57" table:condition="of:cell-content-is-in-list({TRUE;FALSE})">
          <table:error-message table:display="true" table:message-type="warning"/>
        </table:content-validation>
        <table:content-validation table:name="VAL-0x7fdae92a8c10" table:allow-empty-cell="true" table:display-list="unsorted" table:base-cell-address="$'SuiteList'.I59" table:condition="of:cell-content-is-in-list({TRUE;FALSE})">
          <table:error-message table:display="true" table:message-type="warning"/>
        </table:content-validation>
        <table:content-validation table:name="VAL-0x7fdae87c7410" table:allow-empty-cell="true" table:display-list="unsorted" table:base-cell-address="$'SuiteList'.I61" table:condition="of:cell-content-is-in-list({TRUE;FALSE})">
          <table:error-message table:display="true" table:message-type="warning"/>
        </table:content-validation>
        <table:content-validation table:name="VAL-0x7fdae8c7e810" table:allow-empty-cell="true" table:display-list="unsorted" table:base-cell-address="$'SuiteList'.I63" table:condition="of:cell-content-is-in-list({TRUE;FALSE})">
          <table:error-message table:display="true" table:message-type="warning"/>
        </table:content-validation>
        <table:content-validation table:name="VAL-0x7fdae895dc10" table:allow-empty-cell="true" table:display-list="unsorted" table:base-cell-address="$'SuiteList'.I65" table:condition="of:cell-content-is-in-list({TRUE;FALSE})">
          <table:error-message table:display="true" table:message-type="warning"/>
        </table:content-validation>
        <table:content-validation table:name="VAL-0x7fdae92e8810" table:allow-empty-cell="true" table:display-list="unsorted" table:base-cell-address="$'SuiteList'.I67" table:condition="of:cell-content-is-in-list({TRUE;FALSE})">
          <table:error-message table:display="true" table:message-type="warning"/>
        </table:content-validation>
        <table:content-validation table:name="VAL-0x7fdae92f6f10" table:allow-empty-cell="true" table:display-list="unsorted" table:base-cell-address="$'SuiteList'.I69" table:condition="of:cell-content-is-in-list({TRUE;FALSE})">
          <table:error-message table:display="true" table:message-type="warning"/>
        </table:content-validation>
        <table:content-validation table:name="VAL-0x7fdae9306410" table:allow-empty-cell="true" table:display-list="unsorted" table:base-cell-address="$'SuiteList'.I71" table:condition="of:cell-content-is-in-list({TRUE;FALSE})">
          <table:error-message table:display="true" table:message-type="warning"/>
        </table:content-validation>
        <table:content-validation table:name="VAL-0x7fdae896e410" table:allow-empty-cell="true" table:display-list="unsorted" table:base-cell-address="$'SuiteList'.I73" table:condition="of:cell-content-is-in-list({TRUE;FALSE})">
          <table:error-message table:display="true" table:message-type="warning"/>
        </table:content-validation>
        <table:content-validation table:name="VAL-0x7fdae8971010" table:allow-empty-cell="true" table:display-list="unsorted" table:base-cell-address="$'SuiteList'.I75" table:condition="of:cell-content-is-in-list({TRUE;FALSE})">
          <table:error-message table:display="true" table:message-type="warning"/>
        </table:content-validation>
        <table:content-validation table:name="VAL-0x7fdae9332b10" table:allow-empty-cell="true" table:display-list="unsorted" table:base-cell-address="$'SuiteList'.I77" table:condition="of:cell-content-is-in-list({TRUE;FALSE})">
          <table:error-message table:display="true" table:message-type="warning"/>
        </table:content-validation>
        <table:content-validation table:name="VAL-0x7fdae8cbd010" table:allow-empty-cell="true" table:display-list="unsorted" table:base-cell-address="$'SuiteList'.I79" table:condition="of:cell-content-is-in-list({TRUE;FALSE})">
          <table:error-message table:display="true" table:message-type="warning"/>
        </table:content-validation>
        <table:content-validation table:name="VAL-0x7fdae869f210" table:allow-empty-cell="true" table:display-list="unsorted" table:base-cell-address="$'SuiteList'.I81" table:condition="of:cell-content-is-in-list({TRUE;FALSE})">
          <table:error-message table:display="true" table:message-type="warning"/>
        </table:content-validation>
        <table:content-validation table:name="VAL-0x7fdae8981210" table:allow-empty-cell="true" table:display-list="unsorted" table:base-cell-address="$'SuiteList'.I83" table:condition="of:cell-content-is-in-list({TRUE;FALSE})">
          <table:error-message table:display="true" table:message-type="warning"/>
        </table:content-validation>
        <table:content-validation table:name="VAL-0x7fdae9372810" table:allow-empty-cell="true" table:display-list="unsorted" table:base-cell-address="$'SuiteList'.I85" table:condition="of:cell-content-is-in-list({TRUE;FALSE})">
          <table:error-message table:display="true" table:message-type="warning"/>
        </table:content-validation>
        <table:content-validation table:name="VAL-0x7fdae9380410" table:allow-empty-cell="true" table:display-list="unsorted" table:base-cell-address="$'SuiteList'.I87" table:condition="of:cell-content-is-in-list({TRUE;FALSE})">
          <table:error-message table:display="true" table:message-type="warning"/>
        </table:content-validation>
        <table:content-validation table:name="VAL-0x7fdae870bf10" table:allow-empty-cell="true" table:display-list="unsorted" table:base-cell-address="$'SuiteList'.I89" table:condition="of:cell-content-is-in-list({TRUE;FALSE})">
          <table:error-message table:display="true" table:message-type="warning"/>
        </table:content-validation>
        <table:content-validation table:name="VAL-0x7fdae939c010" table:allow-empty-cell="true" table:display-list="unsorted" table:base-cell-address="$'SuiteList'.I91" table:condition="of:cell-content-is-in-list({TRUE;FALSE})">
          <table:error-message table:display="true" table:message-type="warning"/>
        </table:content-validation>
        <table:content-validation table:name="VAL-0x7fdae87e4b10" table:allow-empty-cell="true" table:display-list="unsorted" table:base-cell-address="$'SuiteList'.I93" table:condition="of:cell-content-is-in-list({TRUE;FALSE})">
          <table:error-message table:display="true" table:message-type="warning"/>
        </table:content-validation>
        <table:content-validation table:name="VAL-0x7fdae8996b10" table:allow-empty-cell="true" table:display-list="unsorted" table:base-cell-address="$'SuiteList'.I95" table:condition="of:cell-content-is-in-list({TRUE;FALSE})">
          <table:error-message table:display="true" table:message-type="warning"/>
        </table:content-validation>
        <table:content-validation table:name="VAL-0x7fdae93c9410" table:allow-empty-cell="true" table:display-list="unsorted" table:base-cell-address="$'SuiteList'.I97" table:condition="of:cell-content-is-in-list({TRUE;FALSE})">
          <table:error-message table:display="true" table:message-type="warning"/>
        </table:content-validation>
        <table:content-validation table:name="VAL-0x7fdae8d06c10" table:allow-empty-cell="true" table:display-list="unsorted" table:base-cell-address="$'SuiteList'.I99" table:condition="of:cell-content-is-in-list({TRUE;FALSE})">
          <table:error-message table:display="true" table:message-type="warning"/>
        </table:content-validation>
        <table:content-validation table:name="VAL-0x7fdae93e4810" table:allow-empty-cell="true" table:display-list="unsorted" table:base-cell-address="$'SuiteList'.I101" table:condition="of:cell-content-is-in-list({TRUE;FALSE})">
          <table:error-message table:display="true" table:message-type="warning"/>
        </table:content-validation>
        <table:content-validation table:name="VAL-0x7fdae93ef310" table:allow-empty-cell="true" table:display-list="unsorted" table:base-cell-address="$'SuiteList'.I103" table:condition="of:cell-content-is-in-list({TRUE;FALSE})">
          <table:error-message table:display="true" table:message-type="warning"/>
        </table:content-validation>
        <table:content-validation table:name="VAL-0x7fdae93fb410" table:allow-empty-cell="true" table:display-list="unsorted" table:base-cell-address="$'SuiteList'.I105" table:condition="of:cell-content-is-in-list({TRUE;FALSE})">
          <table:error-message table:display="true" table:message-type="warning"/>
        </table:content-validation>
        <table:content-validation table:name="VAL-0x7fdae8d1e010" table:allow-empty-cell="true" table:display-list="unsorted" table:base-cell-address="$'SuiteList'.I107" table:condition="of:cell-content-is-in-list({TRUE;FALSE})">
          <table:error-message table:display="true" table:message-type="warning"/>
        </table:content-validation>
        <table:content-validation table:name="VAL-0x7fdae8d23810" table:allow-empty-cell="true" table:display-list="unsorted" table:base-cell-address="$'SuiteList'.I109" table:condition="of:cell-content-is-in-list({TRUE;FALSE})">
          <table:error-message table:display="true" table:message-type="warning"/>
        </table:content-validation>
        <table:content-validation table:name="VAL-0x7fdae8d28c10" table:allow-empty-cell="true" table:display-list="unsorted" table:base-cell-address="$'SuiteList'.I111" table:condition="of:cell-content-is-in-list({TRUE;FALSE})">
          <table:error-message table:display="true" table:message-type="warning"/>
        </table:content-validation>
        <table:content-validation table:name="VAL-0x7fdae8d2f410" table:allow-empty-cell="true" table:display-list="unsorted" table:base-cell-address="$'SuiteList'.I113" table:condition="of:cell-content-is-in-list({TRUE;FALSE})">
          <table:error-message table:display="true" table:message-type="warning"/>
        </table:content-validation>
        <table:content-validation table:name="VAL-0x7fdae9433010" table:allow-empty-cell="true" table:display-list="unsorted" table:base-cell-address="$'SuiteList'.I115" table:condition="of:cell-content-is-in-list({TRUE;FALSE})">
          <table:error-message table:display="true" table:message-type="warning"/>
        </table:content-validation>
        <table:content-validation table:name="VAL-0x7fdae943ef10" table:allow-empty-cell="true" table:display-list="unsorted" table:base-cell-address="$'SuiteList'.I117" table:condition="of:cell-content-is-in-list({TRUE;FALSE})">
          <table:error-message table:display="true" table:message-type="warning"/>
        </table:content-validation>
        <table:content-validation table:name="VAL-0x7fdae944a410" table:allow-empty-cell="true" table:display-list="unsorted" table:base-cell-address="$'SuiteList'.I119" table:condition="of:cell-content-is-in-list({TRUE;FALSE})">
          <table:error-message table:display="true" table:message-type="warning"/>
        </table:content-validation>
        <table:content-validation table:name="VAL-0x7fdae9456410" table:allow-empty-cell="true" table:display-list="unsorted" table:base-cell-address="$'SuiteList'.I121" table:condition="of:cell-content-is-in-list({TRUE;FALSE})">
          <table:error-message table:display="true" table:message-type="warning"/>
        </table:content-validation>
        <table:content-validation table:name="VAL-0x7fdae9461410" table:allow-empty-cell="true" table:display-list="unsorted" table:base-cell-address="$'SuiteList'.I123" table:condition="of:cell-content-is-in-list({TRUE;FALSE})">
          <table:error-message table:display="true" table:message-type="warning"/>
        </table:content-validation>
        <table:content-validation table:name="VAL-0x7fdae8d51310" table:allow-empty-cell="true" table:display-list="unsorted" table:base-cell-address="$'SuiteList'.I125" table:condition="of:cell-content-is-in-list({TRUE;FALSE})">
          <table:error-message table:display="true" table:message-type="warning"/>
        </table:content-validation>
        <table:content-validation table:name="VAL-0x7fdae8d57010" table:allow-empty-cell="true" table:display-list="unsorted" table:base-cell-address="$'SuiteList'.I127" table:condition="of:cell-content-is-in-list({TRUE;FALSE})">
          <table:error-message table:display="true" table:message-type="warning"/>
        </table:content-validation>
        <table:content-validation table:name="VAL-0x7fdae9484810" table:allow-empty-cell="true" table:display-list="unsorted" table:base-cell-address="$'SuiteList'.I129" table:condition="of:cell-content-is-in-list({TRUE;FALSE})">
          <table:error-message table:display="true" table:message-type="warning"/>
        </table:content-validation>
        <table:content-validation table:name="VAL-0x7fdae8d63010" table:allow-empty-cell="true" table:display-list="unsorted" table:base-cell-address="$'SuiteList'.I131" table:condition="of:cell-content-is-in-list({TRUE;FALSE})">
          <table:error-message table:display="true" table:message-type="warning"/>
        </table:content-validation>
        <table:content-validation table:name="VAL-0x7fdae8d68810" table:allow-empty-cell="true" table:display-list="unsorted" table:base-cell-address="$'SuiteList'.I133" table:condition="of:cell-content-is-in-list({TRUE;FALSE})">
          <table:error-message table:display="true" table:message-type="warning"/>
        </table:content-validation>
        <table:content-validation table:name="VAL-0x7fdae94a6810" table:allow-empty-cell="true" table:display-list="unsorted" table:base-cell-address="$'SuiteList'.I135" table:condition="of:cell-content-is-in-list({TRUE;FALSE})">
          <table:error-message table:display="true" table:message-type="warning"/>
        </table:content-validation>
        <table:content-validation table:name="VAL-0x7fdae8d76010" table:allow-empty-cell="true" table:display-list="unsorted" table:base-cell-address="$'SuiteList'.I137" table:condition="of:cell-content-is-in-list({TRUE;FALSE})">
          <table:error-message table:display="true" table:message-type="warning"/>
        </table:content-validation>
        <table:content-validation table:name="VAL-0x7fdae8d7b810" table:allow-empty-cell="true" table:display-list="unsorted" table:base-cell-address="$'SuiteList'.I139" table:condition="of:cell-content-is-in-list({TRUE;FALSE})">
          <table:error-message table:display="true" table:message-type="warning"/>
        </table:content-validation>
        <table:content-validation table:name="VAL-0x7fdae8d80c10" table:allow-empty-cell="true" table:display-list="unsorted" table:base-cell-address="$'SuiteList'.I141" table:condition="of:cell-content-is-in-list({TRUE;FALSE})">
          <table:error-message table:display="true" table:message-type="warning"/>
        </table:content-validation>
        <table:content-validation table:name="VAL-0x7fdae94d6e10" table:allow-empty-cell="true" table:display-list="unsorted" table:base-cell-address="$'SuiteList'.I143" table:condition="of:cell-content-is-in-list({TRUE;FALSE})">
          <table:error-message table:display="true" table:message-type="warning"/>
        </table:content-validation>
        <table:content-validation table:name="VAL-0x7fdae94e3410" table:allow-empty-cell="true" table:display-list="unsorted" table:base-cell-address="$'SuiteList'.I145" table:condition="of:cell-content-is-in-list({TRUE;FALSE})">
          <table:error-message table:display="true" table:message-type="warning"/>
        </table:content-validation>
        <table:content-validation table:name="VAL-0x7fdae94ee010" table:allow-empty-cell="true" table:display-list="unsorted" table:base-cell-address="$'SuiteList'.I147" table:condition="of:cell-content-is-in-list({TRUE;FALSE})">
          <table:error-message table:display="true" table:message-type="warning"/>
        </table:content-validation>
        <table:content-validation table:name="VAL-0x7fdae94fa010" table:allow-empty-cell="true" table:display-list="unsorted" table:base-cell-address="$'SuiteList'.I149" table:condition="of:cell-content-is-in-list({TRUE;FALSE})">
          <table:error-message table:display="true" table:message-type="warning"/>
        </table:content-validation>
        <table:content-validation table:name="VAL-0x7fdae9504c10" table:allow-empty-cell="true" table:display-list="unsorted" table:base-cell-address="$'SuiteList'.I151" table:condition="of:cell-content-is-in-list({TRUE;FALSE})">
          <table:error-message table:display="true" table:message-type="warning"/>
        </table:content-validation>
        <table:content-validation table:name="VAL-0x7fdae9510b10" table:allow-empty-cell="true" table:display-list="unsorted" table:base-cell-address="$'SuiteList'.I153" table:condition="of:cell-content-is-in-list({TRUE;FALSE})">
          <table:error-message table:display="true" table:message-type="warning"/>
        </table:content-validation>
        <table:content-validation table:name="VAL-0x7fdae951c410" table:allow-empty-cell="true" table:display-list="unsorted" table:base-cell-address="$'SuiteList'.I155" table:condition="of:cell-content-is-in-list({TRUE;FALSE})">
          <table:error-message table:display="true" table:message-type="warning"/>
        </table:content-validation>
        <table:content-validation table:name="VAL-0x7fdae8daf410" table:allow-empty-cell="true" table:display-list="unsorted" table:base-cell-address="$'SuiteList'.I157" table:condition="of:cell-content-is-in-list({TRUE;FALSE})">
          <table:error-message table:display="true" table:message-type="warning"/>
        </table:content-validation>
        <table:content-validation table:name="VAL-0x7fdae9532010" table:allow-empty-cell="true" table:display-list="unsorted" table:base-cell-address="$'SuiteList'.I159" table:condition="of:cell-content-is-in-list({TRUE;FALSE})">
          <table:error-message table:display="true" table:message-type="warning"/>
        </table:content-validation>
        <table:content-validation table:name="VAL-0x7fdae8dbb010" table:allow-empty-cell="true" table:display-list="unsorted" table:base-cell-address="$'SuiteList'.I161" table:condition="of:cell-content-is-in-list({TRUE;FALSE})">
          <table:error-message table:display="true" table:message-type="warning"/>
        </table:content-validation>
        <table:content-validation table:name="VAL-0x7fdae8818810" table:allow-empty-cell="true" table:display-list="unsorted" table:base-cell-address="$'SuiteList'.I163" table:condition="of:cell-content-is-in-list({TRUE;FALSE})">
          <table:error-message table:display="true" table:message-type="warning"/>
        </table:content-validation>
        <table:content-validation table:name="VAL-0x7fdae9556810" table:allow-empty-cell="true" table:display-list="unsorted" table:base-cell-address="$'SuiteList'.I165" table:condition="of:cell-content-is-in-list({TRUE;FALSE})">
          <table:error-message table:display="true" table:message-type="warning"/>
        </table:content-validation>
        <table:content-validation table:name="VAL-0x7fdae881c710" table:allow-empty-cell="true" table:display-list="unsorted" table:base-cell-address="$'SuiteList'.I167" table:condition="of:cell-content-is-in-list({TRUE;FALSE})">
          <table:error-message table:display="true" table:message-type="warning"/>
        </table:content-validation>
        <table:content-validation table:name="VAL-0x7fdae956d810" table:allow-empty-cell="true" table:display-list="unsorted" table:base-cell-address="$'SuiteList'.I169" table:condition="of:cell-content-is-in-list({TRUE;FALSE})">
          <table:error-message table:display="true" table:message-type="warning"/>
        </table:content-validation>
        <table:content-validation table:name="VAL-0x7fdae9578810" table:allow-empty-cell="true" table:display-list="unsorted" table:base-cell-address="$'SuiteList'.I171" table:condition="of:cell-content-is-in-list({TRUE;FALSE})">
          <table:error-message table:display="true" table:message-type="warning"/>
        </table:content-validation>
        <table:content-validation table:name="VAL-0x7fdae9584710" table:allow-empty-cell="true" table:display-list="unsorted" table:base-cell-address="$'SuiteList'.I173" table:condition="of:cell-content-is-in-list({TRUE;FALSE})">
          <table:error-message table:display="true" table:message-type="warning"/>
        </table:content-validation>
        <table:content-validation table:name="VAL-0x7fdae958fc10" table:allow-empty-cell="true" table:display-list="unsorted" table:base-cell-address="$'SuiteList'.I175" table:condition="of:cell-content-is-in-list({TRUE;FALSE})">
          <table:error-message table:display="true" table:message-type="warning"/>
        </table:content-validation>
        <table:content-validation table:name="VAL-0x7fdae959a310" table:allow-empty-cell="true" table:display-list="unsorted" table:base-cell-address="$'SuiteList'.I177" table:condition="of:cell-content-is-in-list({TRUE;FALSE})">
          <table:error-message table:display="true" table:message-type="warning"/>
        </table:content-validation>
        <table:content-validation table:name="VAL-0x7fdae95a4010" table:allow-empty-cell="true" table:display-list="unsorted" table:base-cell-address="$'SuiteList'.I179" table:condition="of:cell-content-is-in-list({TRUE;FALSE})">
          <table:error-message table:display="true" table:message-type="warning"/>
        </table:content-validation>
        <table:content-validation table:name="VAL-0x7fdae86b2810" table:allow-empty-cell="true" table:display-list="unsorted" table:base-cell-address="$'SuiteList'.I181" table:condition="of:cell-content-is-in-list({TRUE;FALSE})">
          <table:error-message table:display="true" table:message-type="warning"/>
        </table:content-validation>
        <table:content-validation table:name="VAL-0x7fdae95b8410" table:allow-empty-cell="true" table:display-list="unsorted" table:base-cell-address="$'SuiteList'.I183" table:condition="of:cell-content-is-in-list({TRUE;FALSE})">
          <table:error-message table:display="true" table:message-type="warning"/>
        </table:content-validation>
        <table:content-validation table:name="VAL-0x7fdae8a18a10" table:allow-empty-cell="true" table:display-list="unsorted" table:base-cell-address="$'SuiteList'.I185" table:condition="of:cell-content-is-in-list({TRUE;FALSE})">
          <table:error-message table:display="true" table:message-type="warning"/>
        </table:content-validation>
        <table:content-validation table:name="VAL-0x7fdae95cb810" table:allow-empty-cell="true" table:display-list="unsorted" table:base-cell-address="$'SuiteList'.I187" table:condition="of:cell-content-is-in-list({TRUE;FALSE})">
          <table:error-message table:display="true" table:message-type="warning"/>
        </table:content-validation>
        <table:content-validation table:name="VAL-0x7fdae95d4c10" table:allow-empty-cell="true" table:display-list="unsorted" table:base-cell-address="$'SuiteList'.I189" table:condition="of:cell-content-is-in-list({TRUE;FALSE})">
          <table:error-message table:display="true" table:message-type="warning"/>
        </table:content-validation>
        <table:content-validation table:name="VAL-0x7fdae95dfc10" table:allow-empty-cell="true" table:display-list="unsorted" table:base-cell-address="$'SuiteList'.I191" table:condition="of:cell-content-is-in-list({TRUE;FALSE})">
          <table:error-message table:display="true" table:message-type="warning"/>
        </table:content-validation>
        <table:content-validation table:name="VAL-0x7fdae95e8f10" table:allow-empty-cell="true" table:display-list="unsorted" table:base-cell-address="$'SuiteList'.I193" table:condition="of:cell-content-is-in-list({TRUE;FALSE})">
          <table:error-message table:display="true" table:message-type="warning"/>
        </table:content-validation>
        <table:content-validation table:name="VAL-0x7fdae95f5810" table:allow-empty-cell="true" table:display-list="unsorted" table:base-cell-address="$'SuiteList'.I195" table:condition="of:cell-content-is-in-list({TRUE;FALSE})">
          <table:error-message table:display="true" table:message-type="warning"/>
        </table:content-validation>
        <table:content-validation table:name="VAL-0x7fdae9600410" table:allow-empty-cell="true" table:display-list="unsorted" table:base-cell-address="$'SuiteList'.I197" table:condition="of:cell-content-is-in-list({TRUE;FALSE})">
          <table:error-message table:display="true" table:message-type="warning"/>
        </table:content-validation>
        <table:content-validation table:name="VAL-0x7fdae8a2ac10" table:allow-empty-cell="true" table:display-list="unsorted" table:base-cell-address="$'SuiteList'.I199" table:condition="of:cell-content-is-in-list({TRUE;FALSE})">
          <table:error-message table:display="true" table:message-type="warning"/>
        </table:content-validation>
        <table:content-validation table:name="VAL-0x7fdae867a710" table:allow-empty-cell="true" table:display-list="unsorted" table:base-cell-address="$'SuiteList'.K3" table:condition="of:cell-content-is-in-list({TRUE;FALSE})">
          <table:error-message table:display="true" table:message-type="warning"/>
        </table:content-validation>
        <table:content-validation table:name="VAL-0x7fdae8849610" table:allow-empty-cell="true" table:display-list="unsorted" table:base-cell-address="$'SuiteList'.K5" table:condition="of:cell-content-is-in-list({TRUE;FALSE})">
          <table:error-message table:display="true" table:message-type="warning"/>
        </table:content-validation>
        <table:content-validation table:name="VAL-0x7fdae89bbc10" table:allow-empty-cell="true" table:display-list="unsorted" table:base-cell-address="$'SuiteList'.K7" table:condition="of:cell-content-is-in-list({TRUE;FALSE})">
          <table:error-message table:display="true" table:message-type="warning"/>
        </table:content-validation>
        <table:content-validation table:name="VAL-0x7fdae8b8a410" table:allow-empty-cell="true" table:display-list="unsorted" table:base-cell-address="$'SuiteList'.K9" table:condition="of:cell-content-is-in-list({TRUE;FALSE})">
          <table:error-message table:display="true" table:message-type="warning"/>
        </table:content-validation>
        <table:content-validation table:name="VAL-0x7fdae8d59810" table:allow-empty-cell="true" table:display-list="unsorted" table:base-cell-address="$'SuiteList'.K11" table:condition="of:cell-content-is-in-list({TRUE;FALSE})">
          <table:error-message table:display="true" table:message-type="warning"/>
        </table:content-validation>
        <table:content-validation table:name="VAL-0x7fdae8ee4310" table:allow-empty-cell="true" table:display-list="unsorted" table:base-cell-address="$'SuiteList'.K13" table:condition="of:cell-content-is-in-list({TRUE;FALSE})">
          <table:error-message table:display="true" table:message-type="warning"/>
        </table:content-validation>
        <table:content-validation table:name="VAL-0x7fdae90e1310" table:allow-empty-cell="true" table:display-list="unsorted" table:base-cell-address="$'SuiteList'.K15" table:condition="of:cell-content-is-in-list({TRUE;FALSE})">
          <table:error-message table:display="true" table:message-type="warning"/>
        </table:content-validation>
        <table:content-validation table:name="VAL-0x7fdae92b0710" table:allow-empty-cell="true" table:display-list="unsorted" table:base-cell-address="$'SuiteList'.K17" table:condition="of:cell-content-is-in-list({TRUE;FALSE})">
          <table:error-message table:display="true" table:message-type="warning"/>
        </table:content-validation>
        <table:content-validation table:name="VAL-0x7fdae9451010" table:allow-empty-cell="true" table:display-list="unsorted" table:base-cell-address="$'SuiteList'.K19" table:condition="of:cell-content-is-in-list({TRUE;FALSE})">
          <table:error-message table:display="true" table:message-type="warning"/>
        </table:content-validation>
        <table:content-validation table:name="VAL-0x7fdae9608810" table:allow-empty-cell="true" table:display-list="unsorted" table:base-cell-address="$'SuiteList'.K21" table:condition="of:cell-content-is-in-list({TRUE;FALSE})">
          <table:error-message table:display="true" table:message-type="warning"/>
        </table:content-validation>
        <table:content-validation table:name="VAL-0x7fdae97c1810" table:allow-empty-cell="true" table:display-list="unsorted" table:base-cell-address="$'SuiteList'.K23" table:condition="of:cell-content-is-in-list({TRUE;FALSE})">
          <table:error-message table:display="true" table:message-type="warning"/>
        </table:content-validation>
        <table:content-validation table:name="VAL-0x7fdae99a8010" table:allow-empty-cell="true" table:display-list="unsorted" table:base-cell-address="$'SuiteList'.K25" table:condition="of:cell-content-is-in-list({TRUE;FALSE})">
          <table:error-message table:display="true" table:message-type="warning"/>
        </table:content-validation>
        <table:content-validation table:name="VAL-0x7fdae9b77010" table:allow-empty-cell="true" table:display-list="unsorted" table:base-cell-address="$'SuiteList'.K27" table:condition="of:cell-content-is-in-list({TRUE;FALSE})">
          <table:error-message table:display="true" table:message-type="warning"/>
        </table:content-validation>
        <table:content-validation table:name="VAL-0x7fdae9d46010" table:allow-empty-cell="true" table:display-list="unsorted" table:base-cell-address="$'SuiteList'.K29" table:condition="of:cell-content-is-in-list({TRUE;FALSE})">
          <table:error-message table:display="true" table:message-type="warning"/>
        </table:content-validation>
        <table:content-validation table:name="VAL-0x7fdae91d9810" table:allow-empty-cell="true" table:display-list="unsorted" table:base-cell-address="$'SuiteList'.K31" table:condition="of:cell-content-is-in-list({TRUE;FALSE})">
          <table:error-message table:display="true" table:message-type="warning"/>
        </table:content-validation>
        <table:content-validation table:name="VAL-0x7fdae8c0f010" table:allow-empty-cell="true" table:display-list="unsorted" table:base-cell-address="$'SuiteList'.K33" table:condition="of:cell-content-is-in-list({TRUE;FALSE})">
          <table:error-message table:display="true" table:message-type="warning"/>
        </table:content-validation>
        <table:content-validation table:name="VAL-0x7fdae8c16f10" table:allow-empty-cell="true" table:display-list="unsorted" table:base-cell-address="$'SuiteList'.K35" table:condition="of:cell-content-is-in-list({TRUE;FALSE})">
          <table:error-message table:display="true" table:message-type="warning"/>
        </table:content-validation>
        <table:content-validation table:name="VAL-0x7fdae8c1dc10" table:allow-empty-cell="true" table:display-list="unsorted" table:base-cell-address="$'SuiteList'.K37" table:condition="of:cell-content-is-in-list({TRUE;FALSE})">
          <table:error-message table:display="true" table:message-type="warning"/>
        </table:content-validation>
        <table:content-validation table:name="VAL-0x7fdae9215810" table:allow-empty-cell="true" table:display-list="unsorted" table:base-cell-address="$'SuiteList'.K39" table:condition="of:cell-content-is-in-list({TRUE;FALSE})">
          <table:error-message table:display="true" table:message-type="warning"/>
        </table:content-validation>
        <table:content-validation table:name="VAL-0x7fdae9224c10" table:allow-empty-cell="true" table:display-list="unsorted" table:base-cell-address="$'SuiteList'.K41" table:condition="of:cell-content-is-in-list({TRUE;FALSE})">
          <table:error-message table:display="true" table:message-type="warning"/>
        </table:content-validation>
        <table:content-validation table:name="VAL-0x7fdae86f6310" table:allow-empty-cell="true" table:display-list="unsorted" table:base-cell-address="$'SuiteList'.K43" table:condition="of:cell-content-is-in-list({TRUE;FALSE})">
          <table:error-message table:display="true" table:message-type="warning"/>
        </table:content-validation>
        <table:content-validation table:name="VAL-0x7fdae8938a10" table:allow-empty-cell="true" table:display-list="unsorted" table:base-cell-address="$'SuiteList'.K45" table:condition="of:cell-content-is-in-list({TRUE;FALSE})">
          <table:error-message table:display="true" table:message-type="warning"/>
        </table:content-validation>
        <table:content-validation table:name="VAL-0x7fdae9250410" table:allow-empty-cell="true" table:display-list="unsorted" table:base-cell-address="$'SuiteList'.K47" table:condition="of:cell-content-is-in-list({TRUE;FALSE})">
          <table:error-message table:display="true" table:message-type="warning"/>
        </table:content-validation>
        <table:content-validation table:name="VAL-0x7fdae8c4b010" table:allow-empty-cell="true" table:display-list="unsorted" table:base-cell-address="$'SuiteList'.K49" table:condition="of:cell-content-is-in-list({TRUE;FALSE})">
          <table:error-message table:display="true" table:message-type="warning"/>
        </table:content-validation>
        <table:content-validation table:name="VAL-0x7fdae8c52010" table:allow-empty-cell="true" table:display-list="unsorted" table:base-cell-address="$'SuiteList'.K51" table:condition="of:cell-content-is-in-list({TRUE;FALSE})">
          <table:error-message table:display="true" table:message-type="warning"/>
        </table:content-validation>
        <table:content-validation table:name="VAL-0x7fdae87c0610" table:allow-empty-cell="true" table:display-list="unsorted" table:base-cell-address="$'SuiteList'.K53" table:condition="of:cell-content-is-in-list({TRUE;FALSE})">
          <table:error-message table:display="true" table:message-type="warning"/>
        </table:content-validation>
        <table:content-validation table:name="VAL-0x7fdae894c010" table:allow-empty-cell="true" table:display-list="unsorted" table:base-cell-address="$'SuiteList'.K55" table:condition="of:cell-content-is-in-list({TRUE;FALSE})">
          <table:error-message table:display="true" table:message-type="warning"/>
        </table:content-validation>
        <table:content-validation table:name="VAL-0x7fdae8699c10" table:allow-empty-cell="true" table:display-list="unsorted" table:base-cell-address="$'SuiteList'.K57" table:condition="of:cell-content-is-in-list({TRUE;FALSE})">
          <table:error-message table:display="true" table:message-type="warning"/>
        </table:content-validation>
        <table:content-validation table:name="VAL-0x7fdae8c6fc10" table:allow-empty-cell="true" table:display-list="unsorted" table:base-cell-address="$'SuiteList'.K59" table:condition="of:cell-content-is-in-list({TRUE;FALSE})">
          <table:error-message table:display="true" table:message-type="warning"/>
        </table:content-validation>
        <table:content-validation table:name="VAL-0x7fdae92ba010" table:allow-empty-cell="true" table:display-list="unsorted" table:base-cell-address="$'SuiteList'.K61" table:condition="of:cell-content-is-in-list({TRUE;FALSE})">
          <table:error-message table:display="true" table:message-type="warning"/>
        </table:content-validation>
        <table:content-validation table:name="VAL-0x7fdae92ca810" table:allow-empty-cell="true" table:display-list="unsorted" table:base-cell-address="$'SuiteList'.K63" table:condition="of:cell-content-is-in-list({TRUE;FALSE})">
          <table:error-message table:display="true" table:message-type="warning"/>
        </table:content-validation>
        <table:content-validation table:name="VAL-0x7fdae92d9c10" table:allow-empty-cell="true" table:display-list="unsorted" table:base-cell-address="$'SuiteList'.K65" table:condition="of:cell-content-is-in-list({TRUE;FALSE})">
          <table:error-message table:display="true" table:message-type="warning"/>
        </table:content-validation>
        <table:content-validation table:name="VAL-0x7fdae8c90010" table:allow-empty-cell="true" table:display-list="unsorted" table:base-cell-address="$'SuiteList'.K67" table:condition="of:cell-content-is-in-list({TRUE;FALSE})">
          <table:error-message table:display="true" table:message-type="warning"/>
        </table:content-validation>
        <table:content-validation table:name="VAL-0x7fdae8c97010" table:allow-empty-cell="true" table:display-list="unsorted" table:base-cell-address="$'SuiteList'.K69" table:condition="of:cell-content-is-in-list({TRUE;FALSE})">
          <table:error-message table:display="true" table:message-type="warning"/>
        </table:content-validation>
        <table:content-validation table:name="VAL-0x7fdae87d0810" table:allow-empty-cell="true" table:display-list="unsorted" table:base-cell-address="$'SuiteList'.K71" table:condition="of:cell-content-is-in-list({TRUE;FALSE})">
          <table:error-message table:display="true" table:message-type="warning"/>
        </table:content-validation>
        <table:content-validation table:name="VAL-0x7fdae8ca7410" table:allow-empty-cell="true" table:display-list="unsorted" table:base-cell-address="$'SuiteList'.K73" table:condition="of:cell-content-is-in-list({TRUE;FALSE})">
          <table:error-message table:display="true" table:message-type="warning"/>
        </table:content-validation>
        <table:content-validation table:name="VAL-0x7fdae9325110" table:allow-empty-cell="true" table:display-list="unsorted" table:base-cell-address="$'SuiteList'.K75" table:condition="of:cell-content-is-in-list({TRUE;FALSE})">
          <table:error-message table:display="true" table:message-type="warning"/>
        </table:content-validation>
        <table:content-validation table:name="VAL-0x7fdae8cb5010" table:allow-empty-cell="true" table:display-list="unsorted" table:base-cell-address="$'SuiteList'.K77" table:condition="of:cell-content-is-in-list({TRUE;FALSE})">
          <table:error-message table:display="true" table:message-type="warning"/>
        </table:content-validation>
        <table:content-validation table:name="VAL-0x7fdae9347010" table:allow-empty-cell="true" table:display-list="unsorted" table:base-cell-address="$'SuiteList'.K79" table:condition="of:cell-content-is-in-list({TRUE;FALSE})">
          <table:error-message table:display="true" table:message-type="warning"/>
        </table:content-validation>
        <table:content-validation table:name="VAL-0x7fdae9357410" table:allow-empty-cell="true" table:display-list="unsorted" table:base-cell-address="$'SuiteList'.K81" table:condition="of:cell-content-is-in-list({TRUE;FALSE})">
          <table:error-message table:display="true" table:message-type="warning"/>
        </table:content-validation>
        <table:content-validation table:name="VAL-0x7fdae9365010" table:allow-empty-cell="true" table:display-list="unsorted" table:base-cell-address="$'SuiteList'.K83" table:condition="of:cell-content-is-in-list({TRUE;FALSE})">
          <table:error-message table:display="true" table:message-type="warning"/>
        </table:content-validation>
        <table:content-validation table:name="VAL-0x7fdae8985810" table:allow-empty-cell="true" table:display-list="unsorted" table:base-cell-address="$'SuiteList'.K85" table:condition="of:cell-content-is-in-list({TRUE;FALSE})">
          <table:error-message table:display="true" table:message-type="warning"/>
        </table:content-validation>
        <table:content-validation table:name="VAL-0x7fdae9382b10" table:allow-empty-cell="true" table:display-list="unsorted" table:base-cell-address="$'SuiteList'.K87" table:condition="of:cell-content-is-in-list({TRUE;FALSE})">
          <table:error-message table:display="true" table:message-type="warning"/>
        </table:content-validation>
        <table:content-validation table:name="VAL-0x7fdae9390410" table:allow-empty-cell="true" table:display-list="unsorted" table:base-cell-address="$'SuiteList'.K89" table:condition="of:cell-content-is-in-list({TRUE;FALSE})">
          <table:error-message table:display="true" table:message-type="warning"/>
        </table:content-validation>
        <table:content-validation table:name="VAL-0x7fdae8cea410" table:allow-empty-cell="true" table:display-list="unsorted" table:base-cell-address="$'SuiteList'.K91" table:condition="of:cell-content-is-in-list({TRUE;FALSE})">
          <table:error-message table:display="true" table:message-type="warning"/>
        </table:content-validation>
        <table:content-validation table:name="VAL-0x7fdae93acc10" table:allow-empty-cell="true" table:display-list="unsorted" table:base-cell-address="$'SuiteList'.K93" table:condition="of:cell-content-is-in-list({TRUE;FALSE})">
          <table:error-message table:display="true" table:message-type="warning"/>
        </table:content-validation>
        <table:content-validation table:name="VAL-0x7fdae93bbc10" table:allow-empty-cell="true" table:display-list="unsorted" table:base-cell-address="$'SuiteList'.K95" table:condition="of:cell-content-is-in-list({TRUE;FALSE})">
          <table:error-message table:display="true" table:message-type="warning"/>
        </table:content-validation>
        <table:content-validation table:name="VAL-0x7fdae899b010" table:allow-empty-cell="true" table:display-list="unsorted" table:base-cell-address="$'SuiteList'.K97" table:condition="of:cell-content-is-in-list({TRUE;FALSE})">
          <table:error-message table:display="true" table:message-type="warning"/>
        </table:content-validation>
        <table:content-validation table:name="VAL-0x7fdae93d9710" table:allow-empty-cell="true" table:display-list="unsorted" table:base-cell-address="$'SuiteList'.K99" table:condition="of:cell-content-is-in-list({TRUE;FALSE})">
          <table:error-message table:display="true" table:message-type="warning"/>
        </table:content-validation>
        <table:content-validation table:name="VAL-0x7fdae8d0dc10" table:allow-empty-cell="true" table:display-list="unsorted" table:base-cell-address="$'SuiteList'.K101" table:condition="of:cell-content-is-in-list({TRUE;FALSE})">
          <table:error-message table:display="true" table:message-type="warning"/>
        </table:content-validation>
        <table:content-validation table:name="VAL-0x7fdae8d13010" table:allow-empty-cell="true" table:display-list="unsorted" table:base-cell-address="$'SuiteList'.K103" table:condition="of:cell-content-is-in-list({TRUE;FALSE})">
          <table:error-message table:display="true" table:message-type="warning"/>
        </table:content-validation>
        <table:content-validation table:name="VAL-0x7fdae8d19810" table:allow-empty-cell="true" table:display-list="unsorted" table:base-cell-address="$'SuiteList'.K105" table:condition="of:cell-content-is-in-list({TRUE;FALSE})">
          <table:error-message table:display="true" table:message-type="warning"/>
        </table:content-validation>
        <table:content-validation table:name="VAL-0x7fdae9407c10" table:allow-empty-cell="true" table:display-list="unsorted" table:base-cell-address="$'SuiteList'.K107" table:condition="of:cell-content-is-in-list({TRUE;FALSE})">
          <table:error-message table:display="true" table:message-type="warning"/>
        </table:content-validation>
        <table:content-validation table:name="VAL-0x7fdae87f2810" table:allow-empty-cell="true" table:display-list="unsorted" table:base-cell-address="$'SuiteList'.K109" table:condition="of:cell-content-is-in-list({TRUE;FALSE})">
          <table:error-message table:display="true" table:message-type="warning"/>
        </table:content-validation>
        <table:content-validation table:name="VAL-0x7fdae941ec10" table:allow-empty-cell="true" table:display-list="unsorted" table:base-cell-address="$'SuiteList'.K111" table:condition="of:cell-content-is-in-list({TRUE;FALSE})">
          <table:error-message table:display="true" table:message-type="warning"/>
        </table:content-validation>
        <table:content-validation table:name="VAL-0x7fdae942ac10" table:allow-empty-cell="true" table:display-list="unsorted" table:base-cell-address="$'SuiteList'.K113" table:condition="of:cell-content-is-in-list({TRUE;FALSE})">
          <table:error-message table:display="true" table:message-type="warning"/>
        </table:content-validation>
        <table:content-validation table:name="VAL-0x7fdae87f6810" table:allow-empty-cell="true" table:display-list="unsorted" table:base-cell-address="$'SuiteList'.K115" table:condition="of:cell-content-is-in-list({TRUE;FALSE})">
          <table:error-message table:display="true" table:message-type="warning"/>
        </table:content-validation>
        <table:content-validation table:name="VAL-0x7fdae87f8010" table:allow-empty-cell="true" table:display-list="unsorted" table:base-cell-address="$'SuiteList'.K117" table:condition="of:cell-content-is-in-list({TRUE;FALSE})">
          <table:error-message table:display="true" table:message-type="warning"/>
        </table:content-validation>
        <table:content-validation table:name="VAL-0x7fdae87f9810" table:allow-empty-cell="true" table:display-list="unsorted" table:base-cell-address="$'SuiteList'.K119" table:condition="of:cell-content-is-in-list({TRUE;FALSE})">
          <table:error-message table:display="true" table:message-type="warning"/>
        </table:content-validation>
        <table:content-validation table:name="VAL-0x7fdae87fa710" table:allow-empty-cell="true" table:display-list="unsorted" table:base-cell-address="$'SuiteList'.K121" table:condition="of:cell-content-is-in-list({TRUE;FALSE})">
          <table:error-message table:display="true" table:message-type="warning"/>
        </table:content-validation>
        <table:content-validation table:name="VAL-0x7fdae87fbc10" table:allow-empty-cell="true" table:display-list="unsorted" table:base-cell-address="$'SuiteList'.K123" table:condition="of:cell-content-is-in-list({TRUE;FALSE})">
          <table:error-message table:display="true" table:message-type="warning"/>
        </table:content-validation>
        <table:content-validation table:name="VAL-0x7fdae9470810" table:allow-empty-cell="true" table:display-list="unsorted" table:base-cell-address="$'SuiteList'.K125" table:condition="of:cell-content-is-in-list({TRUE;FALSE})">
          <table:error-message table:display="true" table:message-type="warning"/>
        </table:content-validation>
        <table:content-validation table:name="VAL-0x7fdae87ff010" table:allow-empty-cell="true" table:display-list="unsorted" table:base-cell-address="$'SuiteList'.K127" table:condition="of:cell-content-is-in-list({TRUE;FALSE})">
          <table:error-message table:display="true" table:message-type="warning"/>
        </table:content-validation>
        <table:content-validation table:name="VAL-0x7fdae8800410" table:allow-empty-cell="true" table:display-list="unsorted" table:base-cell-address="$'SuiteList'.K129" table:condition="of:cell-content-is-in-list({TRUE;FALSE})">
          <table:error-message table:display="true" table:message-type="warning"/>
        </table:content-validation>
        <table:content-validation table:name="VAL-0x7fdae9492010" table:allow-empty-cell="true" table:display-list="unsorted" table:base-cell-address="$'SuiteList'.K131" table:condition="of:cell-content-is-in-list({TRUE;FALSE})">
          <table:error-message table:display="true" table:message-type="warning"/>
        </table:content-validation>
        <table:content-validation table:name="VAL-0x7fdae8802c10" table:allow-empty-cell="true" table:display-list="unsorted" table:base-cell-address="$'SuiteList'.K133" table:condition="of:cell-content-is-in-list({TRUE;FALSE})">
          <table:error-message table:display="true" table:message-type="warning"/>
        </table:content-validation>
        <table:content-validation table:name="VAL-0x7fdae8805710" table:allow-empty-cell="true" table:display-list="unsorted" table:base-cell-address="$'SuiteList'.K135" table:condition="of:cell-content-is-in-list({TRUE;FALSE})">
          <table:error-message table:display="true" table:message-type="warning"/>
        </table:content-validation>
        <table:content-validation table:name="VAL-0x7fdae94b6410" table:allow-empty-cell="true" table:display-list="unsorted" table:base-cell-address="$'SuiteList'.K137" table:condition="of:cell-content-is-in-list({TRUE;FALSE})">
          <table:error-message table:display="true" table:message-type="warning"/>
        </table:content-validation>
        <table:content-validation table:name="VAL-0x7fdae94c1310" table:allow-empty-cell="true" table:display-list="unsorted" table:base-cell-address="$'SuiteList'.K139" table:condition="of:cell-content-is-in-list({TRUE;FALSE})">
          <table:error-message table:display="true" table:message-type="warning"/>
        </table:content-validation>
        <table:content-validation table:name="VAL-0x7fdae94cd810" table:allow-empty-cell="true" table:display-list="unsorted" table:base-cell-address="$'SuiteList'.K141" table:condition="of:cell-content-is-in-list({TRUE;FALSE})">
          <table:error-message table:display="true" table:message-type="warning"/>
        </table:content-validation>
        <table:content-validation table:name="VAL-0x7fdae8d87c10" table:allow-empty-cell="true" table:display-list="unsorted" table:base-cell-address="$'SuiteList'.K143" table:condition="of:cell-content-is-in-list({TRUE;FALSE})">
          <table:error-message table:display="true" table:message-type="warning"/>
        </table:content-validation>
        <table:content-validation table:name="VAL-0x7fdae8d8e810" table:allow-empty-cell="true" table:display-list="unsorted" table:base-cell-address="$'SuiteList'.K145" table:condition="of:cell-content-is-in-list({TRUE;FALSE})">
          <table:error-message table:display="true" table:message-type="warning"/>
        </table:content-validation>
        <table:content-validation table:name="VAL-0x7fdae8d93b10" table:allow-empty-cell="true" table:display-list="unsorted" table:base-cell-address="$'SuiteList'.K147" table:condition="of:cell-content-is-in-list({TRUE;FALSE})">
          <table:error-message table:display="true" table:message-type="warning"/>
        </table:content-validation>
        <table:content-validation table:name="VAL-0x7fdae8d99810" table:allow-empty-cell="true" table:display-list="unsorted" table:base-cell-address="$'SuiteList'.K149" table:condition="of:cell-content-is-in-list({TRUE;FALSE})">
          <table:error-message table:display="true" table:message-type="warning"/>
        </table:content-validation>
        <table:content-validation table:name="VAL-0x7fdae8d9f010" table:allow-empty-cell="true" table:display-list="unsorted" table:base-cell-address="$'SuiteList'.K151" table:condition="of:cell-content-is-in-list({TRUE;FALSE})">
          <table:error-message table:display="true" table:message-type="warning"/>
        </table:content-validation>
        <table:content-validation table:name="VAL-0x7fdae8da5810" table:allow-empty-cell="true" table:display-list="unsorted" table:base-cell-address="$'SuiteList'.K153" table:condition="of:cell-content-is-in-list({TRUE;FALSE})">
          <table:error-message table:display="true" table:message-type="warning"/>
        </table:content-validation>
        <table:content-validation table:name="VAL-0x7fdae8dab010" table:allow-empty-cell="true" table:display-list="unsorted" table:base-cell-address="$'SuiteList'.K155" table:condition="of:cell-content-is-in-list({TRUE;FALSE})">
          <table:error-message table:display="true" table:message-type="warning"/>
        </table:content-validation>
        <table:content-validation table:name="VAL-0x7fdae9529c10" table:allow-empty-cell="true" table:display-list="unsorted" table:base-cell-address="$'SuiteList'.K157" table:condition="of:cell-content-is-in-list({TRUE;FALSE})">
          <table:error-message table:display="true" table:message-type="warning"/>
        </table:content-validation>
        <table:content-validation table:name="VAL-0x7fdae8816010" table:allow-empty-cell="true" table:display-list="unsorted" table:base-cell-address="$'SuiteList'.K159" table:condition="of:cell-content-is-in-list({TRUE;FALSE})">
          <table:error-message table:display="true" table:message-type="warning"/>
        </table:content-validation>
        <table:content-validation table:name="VAL-0x7fdae9540c10" table:allow-empty-cell="true" table:display-list="unsorted" table:base-cell-address="$'SuiteList'.K161" table:condition="of:cell-content-is-in-list({TRUE;FALSE})">
          <table:error-message table:display="true" table:message-type="warning"/>
        </table:content-validation>
        <table:content-validation table:name="VAL-0x7fdae8dc2010" table:allow-empty-cell="true" table:display-list="unsorted" table:base-cell-address="$'SuiteList'.K163" table:condition="of:cell-content-is-in-list({TRUE;FALSE})">
          <table:error-message table:display="true" table:message-type="warning"/>
        </table:content-validation>
        <table:content-validation table:name="VAL-0x7fdae8dc7810" table:allow-empty-cell="true" table:display-list="unsorted" table:base-cell-address="$'SuiteList'.K165" table:condition="of:cell-content-is-in-list({TRUE;FALSE})">
          <table:error-message table:display="true" table:message-type="warning"/>
        </table:content-validation>
        <table:content-validation table:name="VAL-0x7fdae9564810" table:allow-empty-cell="true" table:display-list="unsorted" table:base-cell-address="$'SuiteList'.K167" table:condition="of:cell-content-is-in-list({TRUE;FALSE})">
          <table:error-message table:display="true" table:message-type="warning"/>
        </table:content-validation>
        <table:content-validation table:name="VAL-0x7fdae8dd3c10" table:allow-empty-cell="true" table:display-list="unsorted" table:base-cell-address="$'SuiteList'.K169" table:condition="of:cell-content-is-in-list({TRUE;FALSE})">
          <table:error-message table:display="true" table:message-type="warning"/>
        </table:content-validation>
        <table:content-validation table:name="VAL-0x7fdae8dd9410" table:allow-empty-cell="true" table:display-list="unsorted" table:base-cell-address="$'SuiteList'.K171" table:condition="of:cell-content-is-in-list({TRUE;FALSE})">
          <table:error-message table:display="true" table:message-type="warning"/>
        </table:content-validation>
        <table:content-validation table:name="VAL-0x7fdae8ddec10" table:allow-empty-cell="true" table:display-list="unsorted" table:base-cell-address="$'SuiteList'.K173" table:condition="of:cell-content-is-in-list({TRUE;FALSE})">
          <table:error-message table:display="true" table:message-type="warning"/>
        </table:content-validation>
        <table:content-validation table:name="VAL-0x7fdae8de4410" table:allow-empty-cell="true" table:display-list="unsorted" table:base-cell-address="$'SuiteList'.K175" table:condition="of:cell-content-is-in-list({TRUE;FALSE})">
          <table:error-message table:display="true" table:message-type="warning"/>
        </table:content-validation>
        <table:content-validation table:name="VAL-0x7fdae8823810" table:allow-empty-cell="true" table:display-list="unsorted" table:base-cell-address="$'SuiteList'.K177" table:condition="of:cell-content-is-in-list({TRUE;FALSE})">
          <table:error-message table:display="true" table:message-type="warning"/>
        </table:content-validation>
        <table:content-validation table:name="VAL-0x7fdae8deec10" table:allow-empty-cell="true" table:display-list="unsorted" table:base-cell-address="$'SuiteList'.K179" table:condition="of:cell-content-is-in-list({TRUE;FALSE})">
          <table:error-message table:display="true" table:message-type="warning"/>
        </table:content-validation>
        <table:content-validation table:name="VAL-0x7fdae95afe10" table:allow-empty-cell="true" table:display-list="unsorted" table:base-cell-address="$'SuiteList'.K181" table:condition="of:cell-content-is-in-list({TRUE;FALSE})">
          <table:error-message table:display="true" table:message-type="warning"/>
        </table:content-validation>
        <table:content-validation table:name="VAL-0x7fdae95b9c10" table:allow-empty-cell="true" table:display-list="unsorted" table:base-cell-address="$'SuiteList'.K183" table:condition="of:cell-content-is-in-list({TRUE;FALSE})">
          <table:error-message table:display="true" table:message-type="warning"/>
        </table:content-validation>
        <table:content-validation table:name="VAL-0x7fdae95c4b10" table:allow-empty-cell="true" table:display-list="unsorted" table:base-cell-address="$'SuiteList'.K185" table:condition="of:cell-content-is-in-list({TRUE;FALSE})">
          <table:error-message table:display="true" table:message-type="warning"/>
        </table:content-validation>
        <table:content-validation table:name="VAL-0x7fdae8a1b810" table:allow-empty-cell="true" table:display-list="unsorted" table:base-cell-address="$'SuiteList'.K187" table:condition="of:cell-content-is-in-list({TRUE;FALSE})">
          <table:error-message table:display="true" table:message-type="warning"/>
        </table:content-validation>
        <table:content-validation table:name="VAL-0x7fdae8e06e10" table:allow-empty-cell="true" table:display-list="unsorted" table:base-cell-address="$'SuiteList'.K189" table:condition="of:cell-content-is-in-list({TRUE;FALSE})">
          <table:error-message table:display="true" table:message-type="warning"/>
        </table:content-validation>
        <table:content-validation table:name="VAL-0x7fdae882bc10" table:allow-empty-cell="true" table:display-list="unsorted" table:base-cell-address="$'SuiteList'.K191" table:condition="of:cell-content-is-in-list({TRUE;FALSE})">
          <table:error-message table:display="true" table:message-type="warning"/>
        </table:content-validation>
        <table:content-validation table:name="VAL-0x7fdae8e10c10" table:allow-empty-cell="true" table:display-list="unsorted" table:base-cell-address="$'SuiteList'.K193" table:condition="of:cell-content-is-in-list({TRUE;FALSE})">
          <table:error-message table:display="true" table:message-type="warning"/>
        </table:content-validation>
        <table:content-validation table:name="VAL-0x7fdae8e17010" table:allow-empty-cell="true" table:display-list="unsorted" table:base-cell-address="$'SuiteList'.K195" table:condition="of:cell-content-is-in-list({TRUE;FALSE})">
          <table:error-message table:display="true" table:message-type="warning"/>
        </table:content-validation>
        <table:content-validation table:name="VAL-0x7fdae8e1c710" table:allow-empty-cell="true" table:display-list="unsorted" table:base-cell-address="$'SuiteList'.K197" table:condition="of:cell-content-is-in-list({TRUE;FALSE})">
          <table:error-message table:display="true" table:message-type="warning"/>
        </table:content-validation>
        <table:content-validation table:name="VAL-0x7fdae960f410" table:allow-empty-cell="true" table:display-list="unsorted" table:base-cell-address="$'SuiteList'.K199" table:condition="of:cell-content-is-in-list({TRUE;FALSE})">
          <table:error-message table:display="true" table:message-type="warning"/>
        </table:content-validation>
        <table:content-validation table:name="VAL-0x7fdae86c0410" table:allow-empty-cell="true" table:display-list="unsorted" table:base-cell-address="$'SuiteList'.M3" table:condition="of:cell-content-is-in-list({TRUE;FALSE})">
          <table:error-message table:display="true" table:message-type="warning"/>
        </table:content-validation>
        <table:content-validation table:name="VAL-0x7fdae888ec10" table:allow-empty-cell="true" table:display-list="unsorted" table:base-cell-address="$'SuiteList'.M5" table:condition="of:cell-content-is-in-list({TRUE;FALSE})">
          <table:error-message table:display="true" table:message-type="warning"/>
        </table:content-validation>
        <table:content-validation table:name="VAL-0x7fdae8a01810" table:allow-empty-cell="true" table:display-list="unsorted" table:base-cell-address="$'SuiteList'.M7" table:condition="of:cell-content-is-in-list({TRUE;FALSE})">
          <table:error-message table:display="true" table:message-type="warning"/>
        </table:content-validation>
        <table:content-validation table:name="VAL-0x7fdae8bcfc10" table:allow-empty-cell="true" table:display-list="unsorted" table:base-cell-address="$'SuiteList'.M9" table:condition="of:cell-content-is-in-list({TRUE;FALSE})">
          <table:error-message table:display="true" table:message-type="warning"/>
        </table:content-validation>
        <table:content-validation table:name="VAL-0x7fdae8d89010" table:allow-empty-cell="true" table:display-list="unsorted" table:base-cell-address="$'SuiteList'.M11" table:condition="of:cell-content-is-in-list({TRUE;FALSE})">
          <table:error-message table:display="true" table:message-type="warning"/>
        </table:content-validation>
        <table:content-validation table:name="VAL-0x7fdae8f29810" table:allow-empty-cell="true" table:display-list="unsorted" table:base-cell-address="$'SuiteList'.M13" table:condition="of:cell-content-is-in-list({TRUE;FALSE})">
          <table:error-message table:display="true" table:message-type="warning"/>
        </table:content-validation>
        <table:content-validation table:name="VAL-0x7fdae9126c10" table:allow-empty-cell="true" table:display-list="unsorted" table:base-cell-address="$'SuiteList'.M15" table:condition="of:cell-content-is-in-list({TRUE;FALSE})">
          <table:error-message table:display="true" table:message-type="warning"/>
        </table:content-validation>
        <table:content-validation table:name="VAL-0x7fdae92f6010" table:allow-empty-cell="true" table:display-list="unsorted" table:base-cell-address="$'SuiteList'.M17" table:condition="of:cell-content-is-in-list({TRUE;FALSE})">
          <table:error-message table:display="true" table:message-type="warning"/>
        </table:content-validation>
        <table:content-validation table:name="VAL-0x7fdae9496410" table:allow-empty-cell="true" table:display-list="unsorted" table:base-cell-address="$'SuiteList'.M19" table:condition="of:cell-content-is-in-list({TRUE;FALSE})">
          <table:error-message table:display="true" table:message-type="warning"/>
        </table:content-validation>
        <table:content-validation table:name="VAL-0x7fdae9638810" table:allow-empty-cell="true" table:display-list="unsorted" table:base-cell-address="$'SuiteList'.M21" table:condition="of:cell-content-is-in-list({TRUE;FALSE})">
          <table:error-message table:display="true" table:message-type="warning"/>
        </table:content-validation>
        <table:content-validation table:name="VAL-0x7fdae9807410" table:allow-empty-cell="true" table:display-list="unsorted" table:base-cell-address="$'SuiteList'.M23" table:condition="of:cell-content-is-in-list({TRUE;FALSE})">
          <table:error-message table:display="true" table:message-type="warning"/>
        </table:content-validation>
        <table:content-validation table:name="VAL-0x7fdae99ed210" table:allow-empty-cell="true" table:display-list="unsorted" table:base-cell-address="$'SuiteList'.M25" table:condition="of:cell-content-is-in-list({TRUE;FALSE})">
          <table:error-message table:display="true" table:message-type="warning"/>
        </table:content-validation>
        <table:content-validation table:name="VAL-0x7fdae9bbc310" table:allow-empty-cell="true" table:display-list="unsorted" table:base-cell-address="$'SuiteList'.M27" table:condition="of:cell-content-is-in-list({TRUE;FALSE})">
          <table:error-message table:display="true" table:message-type="warning"/>
        </table:content-validation>
        <table:content-validation table:name="VAL-0x7fdae8c01410" table:allow-empty-cell="true" table:display-list="unsorted" table:base-cell-address="$'SuiteList'.M29" table:condition="of:cell-content-is-in-list({TRUE;FALSE})">
          <table:error-message table:display="true" table:message-type="warning"/>
        </table:content-validation>
        <table:content-validation table:name="VAL-0x7fdae87abb10" table:allow-empty-cell="true" table:display-list="unsorted" table:base-cell-address="$'SuiteList'.M31" table:condition="of:cell-content-is-in-list({TRUE;FALSE})">
          <table:error-message table:display="true" table:message-type="warning"/>
        </table:content-validation>
        <table:content-validation table:name="VAL-0x7fdae91eb810" table:allow-empty-cell="true" table:display-list="unsorted" table:base-cell-address="$'SuiteList'.M33" table:condition="of:cell-content-is-in-list({TRUE;FALSE})">
          <table:error-message table:display="true" table:message-type="warning"/>
        </table:content-validation>
        <table:content-validation table:name="VAL-0x7fdae91fa410" table:allow-empty-cell="true" table:display-list="unsorted" table:base-cell-address="$'SuiteList'.M35" table:condition="of:cell-content-is-in-list({TRUE;FALSE})">
          <table:error-message table:display="true" table:message-type="warning"/>
        </table:content-validation>
        <table:content-validation table:name="VAL-0x7fdae9208010" table:allow-empty-cell="true" table:display-list="unsorted" table:base-cell-address="$'SuiteList'.M37" table:condition="of:cell-content-is-in-list({TRUE;FALSE})">
          <table:error-message table:display="true" table:message-type="warning"/>
        </table:content-validation>
        <table:content-validation table:name="VAL-0x7fdae8c26410" table:allow-empty-cell="true" table:display-list="unsorted" table:base-cell-address="$'SuiteList'.M39" table:condition="of:cell-content-is-in-list({TRUE;FALSE})">
          <table:error-message table:display="true" table:message-type="warning"/>
        </table:content-validation>
        <table:content-validation table:name="VAL-0x7fdae864f410" table:allow-empty-cell="true" table:display-list="unsorted" table:base-cell-address="$'SuiteList'.M41" table:condition="of:cell-content-is-in-list({TRUE;FALSE})">
          <table:error-message table:display="true" table:message-type="warning"/>
        </table:content-validation>
        <table:content-validation table:name="VAL-0x7fdae9235010" table:allow-empty-cell="true" table:display-list="unsorted" table:base-cell-address="$'SuiteList'.M43" table:condition="of:cell-content-is-in-list({TRUE;FALSE})">
          <table:error-message table:display="true" table:message-type="warning"/>
        </table:content-validation>
        <table:content-validation table:name="VAL-0x7fdae8c3c410" table:allow-empty-cell="true" table:display-list="unsorted" table:base-cell-address="$'SuiteList'.M45" table:condition="of:cell-content-is-in-list({TRUE;FALSE})">
          <table:error-message table:display="true" table:message-type="warning"/>
        </table:content-validation>
        <table:content-validation table:name="VAL-0x7fdae893d410" table:allow-empty-cell="true" table:display-list="unsorted" table:base-cell-address="$'SuiteList'.M47" table:condition="of:cell-content-is-in-list({TRUE;FALSE})">
          <table:error-message table:display="true" table:message-type="warning"/>
        </table:content-validation>
        <table:content-validation table:name="VAL-0x7fdae9261b10" table:allow-empty-cell="true" table:display-list="unsorted" table:base-cell-address="$'SuiteList'.M49" table:condition="of:cell-content-is-in-list({TRUE;FALSE})">
          <table:error-message table:display="true" table:message-type="warning"/>
        </table:content-validation>
        <table:content-validation table:name="VAL-0x7fdae9270710" table:allow-empty-cell="true" table:display-list="unsorted" table:base-cell-address="$'SuiteList'.M51" table:condition="of:cell-content-is-in-list({TRUE;FALSE})">
          <table:error-message table:display="true" table:message-type="warning"/>
        </table:content-validation>
        <table:content-validation table:name="VAL-0x7fdae927fc10" table:allow-empty-cell="true" table:display-list="unsorted" table:base-cell-address="$'SuiteList'.M53" table:condition="of:cell-content-is-in-list({TRUE;FALSE})">
          <table:error-message table:display="true" table:message-type="warning"/>
        </table:content-validation>
        <table:content-validation table:name="VAL-0x7fdae928ec10" table:allow-empty-cell="true" table:display-list="unsorted" table:base-cell-address="$'SuiteList'.M55" table:condition="of:cell-content-is-in-list({TRUE;FALSE})">
          <table:error-message table:display="true" table:message-type="warning"/>
        </table:content-validation>
        <table:content-validation table:name="VAL-0x7fdae929d410" table:allow-empty-cell="true" table:display-list="unsorted" table:base-cell-address="$'SuiteList'.M57" table:condition="of:cell-content-is-in-list({TRUE;FALSE})">
          <table:error-message table:display="true" table:message-type="warning"/>
        </table:content-validation>
        <table:content-validation table:name="VAL-0x7fdae92ac810" table:allow-empty-cell="true" table:display-list="unsorted" table:base-cell-address="$'SuiteList'.M59" table:condition="of:cell-content-is-in-list({TRUE;FALSE})">
          <table:error-message table:display="true" table:message-type="warning"/>
        </table:content-validation>
        <table:content-validation table:name="VAL-0x7fdae8c78b10" table:allow-empty-cell="true" table:display-list="unsorted" table:base-cell-address="$'SuiteList'.M61" table:condition="of:cell-content-is-in-list({TRUE;FALSE})">
          <table:error-message table:display="true" table:message-type="warning"/>
        </table:content-validation>
        <table:content-validation table:name="VAL-0x7fdae895b410" table:allow-empty-cell="true" table:display-list="unsorted" table:base-cell-address="$'SuiteList'.M63" table:condition="of:cell-content-is-in-list({TRUE;FALSE})">
          <table:error-message table:display="true" table:message-type="warning"/>
        </table:content-validation>
        <table:content-validation table:name="VAL-0x7fdae8c88010" table:allow-empty-cell="true" table:display-list="unsorted" table:base-cell-address="$'SuiteList'.M65" table:condition="of:cell-content-is-in-list({TRUE;FALSE})">
          <table:error-message table:display="true" table:message-type="warning"/>
        </table:content-validation>
        <table:content-validation table:name="VAL-0x7fdae92ec810" table:allow-empty-cell="true" table:display-list="unsorted" table:base-cell-address="$'SuiteList'.M67" table:condition="of:cell-content-is-in-list({TRUE;FALSE})">
          <table:error-message table:display="true" table:message-type="warning"/>
        </table:content-validation>
        <table:content-validation table:name="VAL-0x7fdae92fb410" table:allow-empty-cell="true" table:display-list="unsorted" table:base-cell-address="$'SuiteList'.M69" table:condition="of:cell-content-is-in-list({TRUE;FALSE})">
          <table:error-message table:display="true" table:message-type="warning"/>
        </table:content-validation>
        <table:content-validation table:name="VAL-0x7fdae930a810" table:allow-empty-cell="true" table:display-list="unsorted" table:base-cell-address="$'SuiteList'.M71" table:condition="of:cell-content-is-in-list({TRUE;FALSE})">
          <table:error-message table:display="true" table:message-type="warning"/>
        </table:content-validation>
        <table:content-validation table:name="VAL-0x7fdae8703b10" table:allow-empty-cell="true" table:display-list="unsorted" table:base-cell-address="$'SuiteList'.M73" table:condition="of:cell-content-is-in-list({TRUE;FALSE})">
          <table:error-message table:display="true" table:message-type="warning"/>
        </table:content-validation>
        <table:content-validation table:name="VAL-0x7fdae8cae410" table:allow-empty-cell="true" table:display-list="unsorted" table:base-cell-address="$'SuiteList'.M75" table:condition="of:cell-content-is-in-list({TRUE;FALSE})">
          <table:error-message table:display="true" table:message-type="warning"/>
        </table:content-validation>
        <table:content-validation table:name="VAL-0x7fdae9337010" table:allow-empty-cell="true" table:display-list="unsorted" table:base-cell-address="$'SuiteList'.M77" table:condition="of:cell-content-is-in-list({TRUE;FALSE})">
          <table:error-message table:display="true" table:message-type="warning"/>
        </table:content-validation>
        <table:content-validation table:name="VAL-0x7fdae8707c10" table:allow-empty-cell="true" table:display-list="unsorted" table:base-cell-address="$'SuiteList'.M79" table:condition="of:cell-content-is-in-list({TRUE;FALSE})">
          <table:error-message table:display="true" table:message-type="warning"/>
        </table:content-validation>
        <table:content-validation table:name="VAL-0x7fdae8cc6c10" table:allow-empty-cell="true" table:display-list="unsorted" table:base-cell-address="$'SuiteList'.M81" table:condition="of:cell-content-is-in-list({TRUE;FALSE})">
          <table:error-message table:display="true" table:message-type="warning"/>
        </table:content-validation>
        <table:content-validation table:name="VAL-0x7fdae8ccdc10" table:allow-empty-cell="true" table:display-list="unsorted" table:base-cell-address="$'SuiteList'.M83" table:condition="of:cell-content-is-in-list({TRUE;FALSE})">
          <table:error-message table:display="true" table:message-type="warning"/>
        </table:content-validation>
        <table:content-validation table:name="VAL-0x7fdae8cd5c10" table:allow-empty-cell="true" table:display-list="unsorted" table:base-cell-address="$'SuiteList'.M85" table:condition="of:cell-content-is-in-list({TRUE;FALSE})">
          <table:error-message table:display="true" table:message-type="warning"/>
        </table:content-validation>
        <table:content-validation table:name="VAL-0x7fdae8cdcc10" table:allow-empty-cell="true" table:display-list="unsorted" table:base-cell-address="$'SuiteList'.M87" table:condition="of:cell-content-is-in-list({TRUE;FALSE})">
          <table:error-message table:display="true" table:message-type="warning"/>
        </table:content-validation>
        <table:content-validation table:name="VAL-0x7fdae8ce3810" table:allow-empty-cell="true" table:display-list="unsorted" table:base-cell-address="$'SuiteList'.M89" table:condition="of:cell-content-is-in-list({TRUE;FALSE})">
          <table:error-message table:display="true" table:message-type="warning"/>
        </table:content-validation>
        <table:content-validation table:name="VAL-0x7fdae939ff10" table:allow-empty-cell="true" table:display-list="unsorted" table:base-cell-address="$'SuiteList'.M91" table:condition="of:cell-content-is-in-list({TRUE;FALSE})">
          <table:error-message table:display="true" table:message-type="warning"/>
        </table:content-validation>
        <table:content-validation table:name="VAL-0x7fdae8cf2810" table:allow-empty-cell="true" table:display-list="unsorted" table:base-cell-address="$'SuiteList'.M93" table:condition="of:cell-content-is-in-list({TRUE;FALSE})">
          <table:error-message table:display="true" table:message-type="warning"/>
        </table:content-validation>
        <table:content-validation table:name="VAL-0x7fdae8cf9810" table:allow-empty-cell="true" table:display-list="unsorted" table:base-cell-address="$'SuiteList'.M95" table:condition="of:cell-content-is-in-list({TRUE;FALSE})">
          <table:error-message table:display="true" table:message-type="warning"/>
        </table:content-validation>
        <table:content-validation table:name="VAL-0x7fdae93cd010" table:allow-empty-cell="true" table:display-list="unsorted" table:base-cell-address="$'SuiteList'.M97" table:condition="of:cell-content-is-in-list({TRUE;FALSE})">
          <table:error-message table:display="true" table:message-type="warning"/>
        </table:content-validation>
        <table:content-validation table:name="VAL-0x7fdae899f010" table:allow-empty-cell="true" table:display-list="unsorted" table:base-cell-address="$'SuiteList'.M99" table:condition="of:cell-content-is-in-list({TRUE;FALSE})">
          <table:error-message table:display="true" table:message-type="warning"/>
        </table:content-validation>
        <table:content-validation table:name="VAL-0x7fdae93e8310" table:allow-empty-cell="true" table:display-list="unsorted" table:base-cell-address="$'SuiteList'.M101" table:condition="of:cell-content-is-in-list({TRUE;FALSE})">
          <table:error-message table:display="true" table:message-type="warning"/>
        </table:content-validation>
        <table:content-validation table:name="VAL-0x7fdae93f3c10" table:allow-empty-cell="true" table:display-list="unsorted" table:base-cell-address="$'SuiteList'.M103" table:condition="of:cell-content-is-in-list({TRUE;FALSE})">
          <table:error-message table:display="true" table:message-type="warning"/>
        </table:content-validation>
        <table:content-validation table:name="VAL-0x7fdae89a8410" table:allow-empty-cell="true" table:display-list="unsorted" table:base-cell-address="$'SuiteList'.M105" table:condition="of:cell-content-is-in-list({TRUE;FALSE})">
          <table:error-message table:display="true" table:message-type="warning"/>
        </table:content-validation>
        <table:content-validation table:name="VAL-0x7fdae89ab810" table:allow-empty-cell="true" table:display-list="unsorted" table:base-cell-address="$'SuiteList'.M107" table:condition="of:cell-content-is-in-list({TRUE;FALSE})">
          <table:error-message table:display="true" table:message-type="warning"/>
        </table:content-validation>
        <table:content-validation table:name="VAL-0x7fdae9415010" table:allow-empty-cell="true" table:display-list="unsorted" table:base-cell-address="$'SuiteList'.M109" table:condition="of:cell-content-is-in-list({TRUE;FALSE})">
          <table:error-message table:display="true" table:message-type="warning"/>
        </table:content-validation>
        <table:content-validation table:name="VAL-0x7fdae89b0c10" table:allow-empty-cell="true" table:display-list="unsorted" table:base-cell-address="$'SuiteList'.M111" table:condition="of:cell-content-is-in-list({TRUE;FALSE})">
          <table:error-message table:display="true" table:message-type="warning"/>
        </table:content-validation>
        <table:content-validation table:name="VAL-0x7fdae89b3310" table:allow-empty-cell="true" table:display-list="unsorted" table:base-cell-address="$'SuiteList'.M113" table:condition="of:cell-content-is-in-list({TRUE;FALSE})">
          <table:error-message table:display="true" table:message-type="warning"/>
        </table:content-validation>
        <table:content-validation table:name="VAL-0x7fdae9436b10" table:allow-empty-cell="true" table:display-list="unsorted" table:base-cell-address="$'SuiteList'.M115" table:condition="of:cell-content-is-in-list({TRUE;FALSE})">
          <table:error-message table:display="true" table:message-type="warning"/>
        </table:content-validation>
        <table:content-validation table:name="VAL-0x7fdae9443410" table:allow-empty-cell="true" table:display-list="unsorted" table:base-cell-address="$'SuiteList'.M117" table:condition="of:cell-content-is-in-list({TRUE;FALSE})">
          <table:error-message table:display="true" table:message-type="warning"/>
        </table:content-validation>
        <table:content-validation table:name="VAL-0x7fdae944e410" table:allow-empty-cell="true" table:display-list="unsorted" table:base-cell-address="$'SuiteList'.M119" table:condition="of:cell-content-is-in-list({TRUE;FALSE})">
          <table:error-message table:display="true" table:message-type="warning"/>
        </table:content-validation>
        <table:content-validation table:name="VAL-0x7fdae945ac10" table:allow-empty-cell="true" table:display-list="unsorted" table:base-cell-address="$'SuiteList'.M121" table:condition="of:cell-content-is-in-list({TRUE;FALSE})">
          <table:error-message table:display="true" table:message-type="warning"/>
        </table:content-validation>
        <table:content-validation table:name="VAL-0x7fdae9465810" table:allow-empty-cell="true" table:display-list="unsorted" table:base-cell-address="$'SuiteList'.M123" table:condition="of:cell-content-is-in-list({TRUE;FALSE})">
          <table:error-message table:display="true" table:message-type="warning"/>
        </table:content-validation>
        <table:content-validation table:name="VAL-0x7fdae89c5010" table:allow-empty-cell="true" table:display-list="unsorted" table:base-cell-address="$'SuiteList'.M125" table:condition="of:cell-content-is-in-list({TRUE;FALSE})">
          <table:error-message table:display="true" table:message-type="warning"/>
        </table:content-validation>
        <table:content-validation table:name="VAL-0x7fdae8d57f10" table:allow-empty-cell="true" table:display-list="unsorted" table:base-cell-address="$'SuiteList'.M127" table:condition="of:cell-content-is-in-list({TRUE;FALSE})">
          <table:error-message table:display="true" table:message-type="warning"/>
        </table:content-validation>
        <table:content-validation table:name="VAL-0x7fdae9488410" table:allow-empty-cell="true" table:display-list="unsorted" table:base-cell-address="$'SuiteList'.M129" table:condition="of:cell-content-is-in-list({TRUE;FALSE})">
          <table:error-message table:display="true" table:message-type="warning"/>
        </table:content-validation>
        <table:content-validation table:name="VAL-0x7fdae89cd410" table:allow-empty-cell="true" table:display-list="unsorted" table:base-cell-address="$'SuiteList'.M131" table:condition="of:cell-content-is-in-list({TRUE;FALSE})">
          <table:error-message table:display="true" table:message-type="warning"/>
        </table:content-validation>
        <table:content-validation table:name="VAL-0x7fdae8d6a010" table:allow-empty-cell="true" table:display-list="unsorted" table:base-cell-address="$'SuiteList'.M133" table:condition="of:cell-content-is-in-list({TRUE;FALSE})">
          <table:error-message table:display="true" table:message-type="warning"/>
        </table:content-validation>
        <table:content-validation table:name="VAL-0x7fdae94aa710" table:allow-empty-cell="true" table:display-list="unsorted" table:base-cell-address="$'SuiteList'.M135" table:condition="of:cell-content-is-in-list({TRUE;FALSE})">
          <table:error-message table:display="true" table:message-type="warning"/>
        </table:content-validation>
        <table:content-validation table:name="VAL-0x7fdae89d7010" table:allow-empty-cell="true" table:display-list="unsorted" table:base-cell-address="$'SuiteList'.M137" table:condition="of:cell-content-is-in-list({TRUE;FALSE})">
          <table:error-message table:display="true" table:message-type="warning"/>
        </table:content-validation>
        <table:content-validation table:name="VAL-0x7fdae89d9410" table:allow-empty-cell="true" table:display-list="unsorted" table:base-cell-address="$'SuiteList'.M139" table:condition="of:cell-content-is-in-list({TRUE;FALSE})">
          <table:error-message table:display="true" table:message-type="warning"/>
        </table:content-validation>
        <table:content-validation table:name="VAL-0x7fdae89dc810" table:allow-empty-cell="true" table:display-list="unsorted" table:base-cell-address="$'SuiteList'.M141" table:condition="of:cell-content-is-in-list({TRUE;FALSE})">
          <table:error-message table:display="true" table:message-type="warning"/>
        </table:content-validation>
        <table:content-validation table:name="VAL-0x7fdae94db410" table:allow-empty-cell="true" table:display-list="unsorted" table:base-cell-address="$'SuiteList'.M143" table:condition="of:cell-content-is-in-list({TRUE;FALSE})">
          <table:error-message table:display="true" table:message-type="warning"/>
        </table:content-validation>
        <table:content-validation table:name="VAL-0x7fdae94e7010" table:allow-empty-cell="true" table:display-list="unsorted" table:base-cell-address="$'SuiteList'.M145" table:condition="of:cell-content-is-in-list({TRUE;FALSE})">
          <table:error-message table:display="true" table:message-type="warning"/>
        </table:content-validation>
        <table:content-validation table:name="VAL-0x7fdae94f2410" table:allow-empty-cell="true" table:display-list="unsorted" table:base-cell-address="$'SuiteList'.M147" table:condition="of:cell-content-is-in-list({TRUE;FALSE})">
          <table:error-message table:display="true" table:message-type="warning"/>
        </table:content-validation>
        <table:content-validation table:name="VAL-0x7fdae94fe010" table:allow-empty-cell="true" table:display-list="unsorted" table:base-cell-address="$'SuiteList'.M149" table:condition="of:cell-content-is-in-list({TRUE;FALSE})">
          <table:error-message table:display="true" table:message-type="warning"/>
        </table:content-validation>
        <table:content-validation table:name="VAL-0x7fdae9508f10" table:allow-empty-cell="true" table:display-list="unsorted" table:base-cell-address="$'SuiteList'.M151" table:condition="of:cell-content-is-in-list({TRUE;FALSE})">
          <table:error-message table:display="true" table:message-type="warning"/>
        </table:content-validation>
        <table:content-validation table:name="VAL-0x7fdae9515410" table:allow-empty-cell="true" table:display-list="unsorted" table:base-cell-address="$'SuiteList'.M153" table:condition="of:cell-content-is-in-list({TRUE;FALSE})">
          <table:error-message table:display="true" table:message-type="warning"/>
        </table:content-validation>
        <table:content-validation table:name="VAL-0x7fdae9520010" table:allow-empty-cell="true" table:display-list="unsorted" table:base-cell-address="$'SuiteList'.M155" table:condition="of:cell-content-is-in-list({TRUE;FALSE})">
          <table:error-message table:display="true" table:message-type="warning"/>
        </table:content-validation>
        <table:content-validation table:name="VAL-0x7fdae89f3810" table:allow-empty-cell="true" table:display-list="unsorted" table:base-cell-address="$'SuiteList'.M157" table:condition="of:cell-content-is-in-list({TRUE;FALSE})">
          <table:error-message table:display="true" table:message-type="warning"/>
        </table:content-validation>
        <table:content-validation table:name="VAL-0x7fdae9535c10" table:allow-empty-cell="true" table:display-list="unsorted" table:base-cell-address="$'SuiteList'.M159" table:condition="of:cell-content-is-in-list({TRUE;FALSE})">
          <table:error-message table:display="true" table:message-type="warning"/>
        </table:content-validation>
        <table:content-validation table:name="VAL-0x7fdae89f9010" table:allow-empty-cell="true" table:display-list="unsorted" table:base-cell-address="$'SuiteList'.M161" table:condition="of:cell-content-is-in-list({TRUE;FALSE})">
          <table:error-message table:display="true" table:message-type="warning"/>
        </table:content-validation>
        <table:content-validation table:name="VAL-0x7fdae89fb710" table:allow-empty-cell="true" table:display-list="unsorted" table:base-cell-address="$'SuiteList'.M163" table:condition="of:cell-content-is-in-list({TRUE;FALSE})">
          <table:error-message table:display="true" table:message-type="warning"/>
        </table:content-validation>
        <table:content-validation table:name="VAL-0x7fdae955ac10" table:allow-empty-cell="true" table:display-list="unsorted" table:base-cell-address="$'SuiteList'.M165" table:condition="of:cell-content-is-in-list({TRUE;FALSE})">
          <table:error-message table:display="true" table:message-type="warning"/>
        </table:content-validation>
        <table:content-validation table:name="VAL-0x7fdae8dcf610" table:allow-empty-cell="true" table:display-list="unsorted" table:base-cell-address="$'SuiteList'.M167" table:condition="of:cell-content-is-in-list({TRUE;FALSE})">
          <table:error-message table:display="true" table:message-type="warning"/>
        </table:content-validation>
        <table:content-validation table:name="VAL-0x7fdae9571810" table:allow-empty-cell="true" table:display-list="unsorted" table:base-cell-address="$'SuiteList'.M169" table:condition="of:cell-content-is-in-list({TRUE;FALSE})">
          <table:error-message table:display="true" table:message-type="warning"/>
        </table:content-validation>
        <table:content-validation table:name="VAL-0x7fdae957c310" table:allow-empty-cell="true" table:display-list="unsorted" table:base-cell-address="$'SuiteList'.M171" table:condition="of:cell-content-is-in-list({TRUE;FALSE})">
          <table:error-message table:display="true" table:message-type="warning"/>
        </table:content-validation>
        <table:content-validation table:name="VAL-0x7fdae9588c10" table:allow-empty-cell="true" table:display-list="unsorted" table:base-cell-address="$'SuiteList'.M173" table:condition="of:cell-content-is-in-list({TRUE;FALSE})">
          <table:error-message table:display="true" table:message-type="warning"/>
        </table:content-validation>
        <table:content-validation table:name="VAL-0x7fdae9593c10" table:allow-empty-cell="true" table:display-list="unsorted" table:base-cell-address="$'SuiteList'.M175" table:condition="of:cell-content-is-in-list({TRUE;FALSE})">
          <table:error-message table:display="true" table:message-type="warning"/>
        </table:content-validation>
        <table:content-validation table:name="VAL-0x7fdae959e810" table:allow-empty-cell="true" table:display-list="unsorted" table:base-cell-address="$'SuiteList'.M177" table:condition="of:cell-content-is-in-list({TRUE;FALSE})">
          <table:error-message table:display="true" table:message-type="warning"/>
        </table:content-validation>
        <table:content-validation table:name="VAL-0x7fdae95a7e10" table:allow-empty-cell="true" table:display-list="unsorted" table:base-cell-address="$'SuiteList'.M179" table:condition="of:cell-content-is-in-list({TRUE;FALSE})">
          <table:error-message table:display="true" table:message-type="warning"/>
        </table:content-validation>
        <table:content-validation table:name="VAL-0x7fdae8df4410" table:allow-empty-cell="true" table:display-list="unsorted" table:base-cell-address="$'SuiteList'.M181" table:condition="of:cell-content-is-in-list({TRUE;FALSE})">
          <table:error-message table:display="true" table:message-type="warning"/>
        </table:content-validation>
        <table:content-validation table:name="VAL-0x7fdae8a16c10" table:allow-empty-cell="true" table:display-list="unsorted" table:base-cell-address="$'SuiteList'.M183" table:condition="of:cell-content-is-in-list({TRUE;FALSE})">
          <table:error-message table:display="true" table:message-type="warning"/>
        </table:content-validation>
        <table:content-validation table:name="VAL-0x7fdae8dff410" table:allow-empty-cell="true" table:display-list="unsorted" table:base-cell-address="$'SuiteList'.M185" table:condition="of:cell-content-is-in-list({TRUE;FALSE})">
          <table:error-message table:display="true" table:message-type="warning"/>
        </table:content-validation>
        <table:content-validation table:name="VAL-0x7fdae95cf410" table:allow-empty-cell="true" table:display-list="unsorted" table:base-cell-address="$'SuiteList'.M187" table:condition="of:cell-content-is-in-list({TRUE;FALSE})">
          <table:error-message table:display="true" table:message-type="warning"/>
        </table:content-validation>
        <table:content-validation table:name="VAL-0x7fdae95d9410" table:allow-empty-cell="true" table:display-list="unsorted" table:base-cell-address="$'SuiteList'.M189" table:condition="of:cell-content-is-in-list({TRUE;FALSE})">
          <table:error-message table:display="true" table:message-type="warning"/>
        </table:content-validation>
        <table:content-validation table:name="VAL-0x7fdae95e3810" table:allow-empty-cell="true" table:display-list="unsorted" table:base-cell-address="$'SuiteList'.M191" table:condition="of:cell-content-is-in-list({TRUE;FALSE})">
          <table:error-message table:display="true" table:message-type="warning"/>
        </table:content-validation>
        <table:content-validation table:name="VAL-0x7fdae95ed810" table:allow-empty-cell="true" table:display-list="unsorted" table:base-cell-address="$'SuiteList'.M193" table:condition="of:cell-content-is-in-list({TRUE;FALSE})">
          <table:error-message table:display="true" table:message-type="warning"/>
        </table:content-validation>
        <table:content-validation table:name="VAL-0x7fdae95f9410" table:allow-empty-cell="true" table:display-list="unsorted" table:base-cell-address="$'SuiteList'.M195" table:condition="of:cell-content-is-in-list({TRUE;FALSE})">
          <table:error-message table:display="true" table:message-type="warning"/>
        </table:content-validation>
        <table:content-validation table:name="VAL-0x7fdae9604c10" table:allow-empty-cell="true" table:display-list="unsorted" table:base-cell-address="$'SuiteList'.M197" table:condition="of:cell-content-is-in-list({TRUE;FALSE})">
          <table:error-message table:display="true" table:message-type="warning"/>
        </table:content-validation>
        <table:content-validation table:name="VAL-0x7fdae8e23710" table:allow-empty-cell="true" table:display-list="unsorted" table:base-cell-address="$'SuiteList'.M199" table:condition="of:cell-content-is-in-list({TRUE;FALSE})">
          <table:error-message table:display="true" table:message-type="warning"/>
        </table:content-validation>
        <table:content-validation table:name="VAL-0x7fdae8705410" table:allow-empty-cell="true" table:display-list="unsorted" table:base-cell-address="$'SuiteList'.O3" table:condition="of:cell-content-is-in-list({TRUE;FALSE})">
          <table:error-message table:display="true" table:message-type="warning"/>
        </table:content-validation>
        <table:content-validation table:name="VAL-0x7fdae8503530" table:allow-empty-cell="true" table:display-list="unsorted" table:base-cell-address="$'SuiteList'.O5" table:condition="of:cell-content-is-in-list({TRUE;FALSE})">
          <table:error-message table:display="true" table:message-type="warning"/>
        </table:content-validation>
        <table:content-validation table:name="VAL-0x7fdae8a46010" table:allow-empty-cell="true" table:display-list="unsorted" table:base-cell-address="$'SuiteList'.O7" table:condition="of:cell-content-is-in-list({TRUE;FALSE})">
          <table:error-message table:display="true" table:message-type="warning"/>
        </table:content-validation>
        <table:content-validation table:name="VAL-0x7fdae8bfea10" table:allow-empty-cell="true" table:display-list="unsorted" table:base-cell-address="$'SuiteList'.O9" table:condition="of:cell-content-is-in-list({TRUE;FALSE})">
          <table:error-message table:display="true" table:message-type="warning"/>
        </table:content-validation>
        <table:content-validation table:name="VAL-0x7fdae8dce410" table:allow-empty-cell="true" table:display-list="unsorted" table:base-cell-address="$'SuiteList'.O11" table:condition="of:cell-content-is-in-list({TRUE;FALSE})">
          <table:error-message table:display="true" table:message-type="warning"/>
        </table:content-validation>
        <table:content-validation table:name="VAL-0x7fdae8f6f410" table:allow-empty-cell="true" table:display-list="unsorted" table:base-cell-address="$'SuiteList'.O13" table:condition="of:cell-content-is-in-list({TRUE;FALSE})">
          <table:error-message table:display="true" table:message-type="warning"/>
        </table:content-validation>
        <table:content-validation table:name="VAL-0x7fdae916c010" table:allow-empty-cell="true" table:display-list="unsorted" table:base-cell-address="$'SuiteList'.O15" table:condition="of:cell-content-is-in-list({TRUE;FALSE})">
          <table:error-message table:display="true" table:message-type="warning"/>
        </table:content-validation>
        <table:content-validation table:name="VAL-0x7fdae933b410" table:allow-empty-cell="true" table:display-list="unsorted" table:base-cell-address="$'SuiteList'.O17" table:condition="of:cell-content-is-in-list({TRUE;FALSE})">
          <table:error-message table:display="true" table:message-type="warning"/>
        </table:content-validation>
        <table:content-validation table:name="VAL-0x7fdae94c5810" table:allow-empty-cell="true" table:display-list="unsorted" table:base-cell-address="$'SuiteList'.O19" table:condition="of:cell-content-is-in-list({TRUE;FALSE})">
          <table:error-message table:display="true" table:message-type="warning"/>
        </table:content-validation>
        <table:content-validation table:name="VAL-0x7fdae967d410" table:allow-empty-cell="true" table:display-list="unsorted" table:base-cell-address="$'SuiteList'.O21" table:condition="of:cell-content-is-in-list({TRUE;FALSE})">
          <table:error-message table:display="true" table:message-type="warning"/>
        </table:content-validation>
        <table:content-validation table:name="VAL-0x7fdae984c810" table:allow-empty-cell="true" table:display-list="unsorted" table:base-cell-address="$'SuiteList'.O23" table:condition="of:cell-content-is-in-list({TRUE;FALSE})">
          <table:error-message table:display="true" table:message-type="warning"/>
        </table:content-validation>
        <table:content-validation table:name="VAL-0x7fdae9a32c10" table:allow-empty-cell="true" table:display-list="unsorted" table:base-cell-address="$'SuiteList'.O25" table:condition="of:cell-content-is-in-list({TRUE;FALSE})">
          <table:error-message table:display="true" table:message-type="warning"/>
        </table:content-validation>
        <table:content-validation table:name="VAL-0x7fdae9beb310" table:allow-empty-cell="true" table:display-list="unsorted" table:base-cell-address="$'SuiteList'.O27" table:condition="of:cell-content-is-in-list({TRUE;FALSE})">
          <table:error-message table:display="true" table:message-type="warning"/>
        </table:content-validation>
        <table:content-validation table:name="VAL-0x7fdae91cec10" table:allow-empty-cell="true" table:display-list="unsorted" table:base-cell-address="$'SuiteList'.O29" table:condition="of:cell-content-is-in-list({TRUE;FALSE})">
          <table:error-message table:display="true" table:message-type="warning"/>
        </table:content-validation>
        <table:content-validation table:name="VAL-0x7fdae8c09810" table:allow-empty-cell="true" table:display-list="unsorted" table:base-cell-address="$'SuiteList'.O31" table:condition="of:cell-content-is-in-list({TRUE;FALSE})">
          <table:error-message table:display="true" table:message-type="warning"/>
        </table:content-validation>
        <table:content-validation table:name="VAL-0x7fdae86f2010" table:allow-empty-cell="true" table:display-list="unsorted" table:base-cell-address="$'SuiteList'.O33" table:condition="of:cell-content-is-in-list({TRUE;FALSE})">
          <table:error-message table:display="true" table:message-type="warning"/>
        </table:content-validation>
        <table:content-validation table:name="VAL-0x7fdae8927c10" table:allow-empty-cell="true" table:display-list="unsorted" table:base-cell-address="$'SuiteList'.O35" table:condition="of:cell-content-is-in-list({TRUE;FALSE})">
          <table:error-message table:display="true" table:message-type="warning"/>
        </table:content-validation>
        <table:content-validation table:name="VAL-0x7fdae87b1c10" table:allow-empty-cell="true" table:display-list="unsorted" table:base-cell-address="$'SuiteList'.O37" table:condition="of:cell-content-is-in-list({TRUE;FALSE})">
          <table:error-message table:display="true" table:message-type="warning"/>
        </table:content-validation>
        <table:content-validation table:name="VAL-0x7fdae9219310" table:allow-empty-cell="true" table:display-list="unsorted" table:base-cell-address="$'SuiteList'.O39" table:condition="of:cell-content-is-in-list({TRUE;FALSE})">
          <table:error-message table:display="true" table:message-type="warning"/>
        </table:content-validation>
        <table:content-validation table:name="VAL-0x7fdae8c2fc10" table:allow-empty-cell="true" table:display-list="unsorted" table:base-cell-address="$'SuiteList'.O41" table:condition="of:cell-content-is-in-list({TRUE;FALSE})">
          <table:error-message table:display="true" table:message-type="warning"/>
        </table:content-validation>
        <table:content-validation table:name="VAL-0x7fdae9235f10" table:allow-empty-cell="true" table:display-list="unsorted" table:base-cell-address="$'SuiteList'.O43" table:condition="of:cell-content-is-in-list({TRUE;FALSE})">
          <table:error-message table:display="true" table:message-type="warning"/>
        </table:content-validation>
        <table:content-validation table:name="VAL-0x7fdae87b8c10" table:allow-empty-cell="true" table:display-list="unsorted" table:base-cell-address="$'SuiteList'.O45" table:condition="of:cell-content-is-in-list({TRUE;FALSE})">
          <table:error-message table:display="true" table:message-type="warning"/>
        </table:content-validation>
        <table:content-validation table:name="VAL-0x7fdae9255210" table:allow-empty-cell="true" table:display-list="unsorted" table:base-cell-address="$'SuiteList'.O47" table:condition="of:cell-content-is-in-list({TRUE;FALSE})">
          <table:error-message table:display="true" table:message-type="warning"/>
        </table:content-validation>
        <table:content-validation table:name="VAL-0x7fdae8941010" table:allow-empty-cell="true" table:display-list="unsorted" table:base-cell-address="$'SuiteList'.O49" table:condition="of:cell-content-is-in-list({TRUE;FALSE})">
          <table:error-message table:display="true" table:message-type="warning"/>
        </table:content-validation>
        <table:content-validation table:name="VAL-0x7fdae87be010" table:allow-empty-cell="true" table:display-list="unsorted" table:base-cell-address="$'SuiteList'.O51" table:condition="of:cell-content-is-in-list({TRUE;FALSE})">
          <table:error-message table:display="true" table:message-type="warning"/>
        </table:content-validation>
        <table:content-validation table:name="VAL-0x7fdae8c5c110" table:allow-empty-cell="true" table:display-list="unsorted" table:base-cell-address="$'SuiteList'.O53" table:condition="of:cell-content-is-in-list({TRUE;FALSE})">
          <table:error-message table:display="true" table:message-type="warning"/>
        </table:content-validation>
        <table:content-validation table:name="VAL-0x7fdae9290010" table:allow-empty-cell="true" table:display-list="unsorted" table:base-cell-address="$'SuiteList'.O55" table:condition="of:cell-content-is-in-list({TRUE;FALSE})">
          <table:error-message table:display="true" table:message-type="warning"/>
        </table:content-validation>
        <table:content-validation table:name="VAL-0x7fdae8c69b10" table:allow-empty-cell="true" table:display-list="unsorted" table:base-cell-address="$'SuiteList'.O57" table:condition="of:cell-content-is-in-list({TRUE;FALSE})">
          <table:error-message table:display="true" table:message-type="warning"/>
        </table:content-validation>
        <table:content-validation table:name="VAL-0x7fdae8954810" table:allow-empty-cell="true" table:display-list="unsorted" table:base-cell-address="$'SuiteList'.O59" table:condition="of:cell-content-is-in-list({TRUE;FALSE})">
          <table:error-message table:display="true" table:message-type="warning"/>
        </table:content-validation>
        <table:content-validation table:name="VAL-0x7fdae92be810" table:allow-empty-cell="true" table:display-list="unsorted" table:base-cell-address="$'SuiteList'.O61" table:condition="of:cell-content-is-in-list({TRUE;FALSE})">
          <table:error-message table:display="true" table:message-type="warning"/>
        </table:content-validation>
        <table:content-validation table:name="VAL-0x7fdae92ce310" table:allow-empty-cell="true" table:display-list="unsorted" table:base-cell-address="$'SuiteList'.O63" table:condition="of:cell-content-is-in-list({TRUE;FALSE})">
          <table:error-message table:display="true" table:message-type="warning"/>
        </table:content-validation>
        <table:content-validation table:name="VAL-0x7fdae92dd810" table:allow-empty-cell="true" table:display-list="unsorted" table:base-cell-address="$'SuiteList'.O65" table:condition="of:cell-content-is-in-list({TRUE;FALSE})">
          <table:error-message table:display="true" table:message-type="warning"/>
        </table:content-validation>
        <table:content-validation table:name="VAL-0x7fdae8964710" table:allow-empty-cell="true" table:display-list="unsorted" table:base-cell-address="$'SuiteList'.O67" table:condition="of:cell-content-is-in-list({TRUE;FALSE})">
          <table:error-message table:display="true" table:message-type="warning"/>
        </table:content-validation>
        <table:content-validation table:name="VAL-0x7fdae87cf310" table:allow-empty-cell="true" table:display-list="unsorted" table:base-cell-address="$'SuiteList'.O69" table:condition="of:cell-content-is-in-list({TRUE;FALSE})">
          <table:error-message table:display="true" table:message-type="warning"/>
        </table:content-validation>
        <table:content-validation table:name="VAL-0x7fdae8ca1b10" table:allow-empty-cell="true" table:display-list="unsorted" table:base-cell-address="$'SuiteList'.O71" table:condition="of:cell-content-is-in-list({TRUE;FALSE})">
          <table:error-message table:display="true" table:message-type="warning"/>
        </table:content-validation>
        <table:content-validation table:name="VAL-0x7fdae931c010" table:allow-empty-cell="true" table:display-list="unsorted" table:base-cell-address="$'SuiteList'.O73" table:condition="of:cell-content-is-in-list({TRUE;FALSE})">
          <table:error-message table:display="true" table:message-type="warning"/>
        </table:content-validation>
        <table:content-validation table:name="VAL-0x7fdae9329410" table:allow-empty-cell="true" table:display-list="unsorted" table:base-cell-address="$'SuiteList'.O75" table:condition="of:cell-content-is-in-list({TRUE;FALSE})">
          <table:error-message table:display="true" table:message-type="warning"/>
        </table:content-validation>
        <table:content-validation table:name="VAL-0x7fdae8977710" table:allow-empty-cell="true" table:display-list="unsorted" table:base-cell-address="$'SuiteList'.O77" table:condition="of:cell-content-is-in-list({TRUE;FALSE})">
          <table:error-message table:display="true" table:message-type="warning"/>
        </table:content-validation>
        <table:content-validation table:name="VAL-0x7fdae934ac10" table:allow-empty-cell="true" table:display-list="unsorted" table:base-cell-address="$'SuiteList'.O79" table:condition="of:cell-content-is-in-list({TRUE;FALSE})">
          <table:error-message table:display="true" table:message-type="warning"/>
        </table:content-validation>
        <table:content-validation table:name="VAL-0x7fdae935b410" table:allow-empty-cell="true" table:display-list="unsorted" table:base-cell-address="$'SuiteList'.O81" table:condition="of:cell-content-is-in-list({TRUE;FALSE})">
          <table:error-message table:display="true" table:message-type="warning"/>
        </table:content-validation>
        <table:content-validation table:name="VAL-0x7fdae9369010" table:allow-empty-cell="true" table:display-list="unsorted" table:base-cell-address="$'SuiteList'.O83" table:condition="of:cell-content-is-in-list({TRUE;FALSE})">
          <table:error-message table:display="true" table:message-type="warning"/>
        </table:content-validation>
        <table:content-validation table:name="VAL-0x7fdae9378010" table:allow-empty-cell="true" table:display-list="unsorted" table:base-cell-address="$'SuiteList'.O85" table:condition="of:cell-content-is-in-list({TRUE;FALSE})">
          <table:error-message table:display="true" table:message-type="warning"/>
        </table:content-validation>
        <table:content-validation table:name="VAL-0x7fdae9386810" table:allow-empty-cell="true" table:display-list="unsorted" table:base-cell-address="$'SuiteList'.O87" table:condition="of:cell-content-is-in-list({TRUE;FALSE})">
          <table:error-message table:display="true" table:message-type="warning"/>
        </table:content-validation>
        <table:content-validation table:name="VAL-0x7fdae9394410" table:allow-empty-cell="true" table:display-list="unsorted" table:base-cell-address="$'SuiteList'.O89" table:condition="of:cell-content-is-in-list({TRUE;FALSE})">
          <table:error-message table:display="true" table:message-type="warning"/>
        </table:content-validation>
        <table:content-validation table:name="VAL-0x7fdae93a1810" table:allow-empty-cell="true" table:display-list="unsorted" table:base-cell-address="$'SuiteList'.O91" table:condition="of:cell-content-is-in-list({TRUE;FALSE})">
          <table:error-message table:display="true" table:message-type="warning"/>
        </table:content-validation>
        <table:content-validation table:name="VAL-0x7fdae93b1c10" table:allow-empty-cell="true" table:display-list="unsorted" table:base-cell-address="$'SuiteList'.O93" table:condition="of:cell-content-is-in-list({TRUE;FALSE})">
          <table:error-message table:display="true" table:message-type="warning"/>
        </table:content-validation>
        <table:content-validation table:name="VAL-0x7fdae93bf810" table:allow-empty-cell="true" table:display-list="unsorted" table:base-cell-address="$'SuiteList'.O95" table:condition="of:cell-content-is-in-list({TRUE;FALSE})">
          <table:error-message table:display="true" table:message-type="warning"/>
        </table:content-validation>
        <table:content-validation table:name="VAL-0x7fdae8d02310" table:allow-empty-cell="true" table:display-list="unsorted" table:base-cell-address="$'SuiteList'.O97" table:condition="of:cell-content-is-in-list({TRUE;FALSE})">
          <table:error-message table:display="true" table:message-type="warning"/>
        </table:content-validation>
        <table:content-validation table:name="VAL-0x7fdae93def10" table:allow-empty-cell="true" table:display-list="unsorted" table:base-cell-address="$'SuiteList'.O99" table:condition="of:cell-content-is-in-list({TRUE;FALSE})">
          <table:error-message table:display="true" table:message-type="warning"/>
        </table:content-validation>
        <table:content-validation table:name="VAL-0x7fdae8711810" table:allow-empty-cell="true" table:display-list="unsorted" table:base-cell-address="$'SuiteList'.O101" table:condition="of:cell-content-is-in-list({TRUE;FALSE})">
          <table:error-message table:display="true" table:message-type="warning"/>
        </table:content-validation>
        <table:content-validation table:name="VAL-0x7fdae8644410" table:allow-empty-cell="true" table:display-list="unsorted" table:base-cell-address="$'SuiteList'.O103" table:condition="of:cell-content-is-in-list({TRUE;FALSE})">
          <table:error-message table:display="true" table:message-type="warning"/>
        </table:content-validation>
        <table:content-validation table:name="VAL-0x7fdae9400c10" table:allow-empty-cell="true" table:display-list="unsorted" table:base-cell-address="$'SuiteList'.O105" table:condition="of:cell-content-is-in-list({TRUE;FALSE})">
          <table:error-message table:display="true" table:message-type="warning"/>
        </table:content-validation>
        <table:content-validation table:name="VAL-0x7fdae940c610" table:allow-empty-cell="true" table:display-list="unsorted" table:base-cell-address="$'SuiteList'.O107" table:condition="of:cell-content-is-in-list({TRUE;FALSE})">
          <table:error-message table:display="true" table:message-type="warning"/>
        </table:content-validation>
        <table:content-validation table:name="VAL-0x7fdae8d25e10" table:allow-empty-cell="true" table:display-list="unsorted" table:base-cell-address="$'SuiteList'.O109" table:condition="of:cell-content-is-in-list({TRUE;FALSE})">
          <table:error-message table:display="true" table:message-type="warning"/>
        </table:content-validation>
        <table:content-validation table:name="VAL-0x7fdae9423b10" table:allow-empty-cell="true" table:display-list="unsorted" table:base-cell-address="$'SuiteList'.O111" table:condition="of:cell-content-is-in-list({TRUE;FALSE})">
          <table:error-message table:display="true" table:message-type="warning"/>
        </table:content-validation>
        <table:content-validation table:name="VAL-0x7fdae8d32010" table:allow-empty-cell="true" table:display-list="unsorted" table:base-cell-address="$'SuiteList'.O113" table:condition="of:cell-content-is-in-list({TRUE;FALSE})">
          <table:error-message table:display="true" table:message-type="warning"/>
        </table:content-validation>
        <table:content-validation table:name="VAL-0x7fdae8d37810" table:allow-empty-cell="true" table:display-list="unsorted" table:base-cell-address="$'SuiteList'.O115" table:condition="of:cell-content-is-in-list({TRUE;FALSE})">
          <table:error-message table:display="true" table:message-type="warning"/>
        </table:content-validation>
        <table:content-validation table:name="VAL-0x7fdae8d3cc10" table:allow-empty-cell="true" table:display-list="unsorted" table:base-cell-address="$'SuiteList'.O117" table:condition="of:cell-content-is-in-list({TRUE;FALSE})">
          <table:error-message table:display="true" table:message-type="warning"/>
        </table:content-validation>
        <table:content-validation table:name="VAL-0x7fdae8d43210" table:allow-empty-cell="true" table:display-list="unsorted" table:base-cell-address="$'SuiteList'.O119" table:condition="of:cell-content-is-in-list({TRUE;FALSE})">
          <table:error-message table:display="true" table:message-type="warning"/>
        </table:content-validation>
        <table:content-validation table:name="VAL-0x7fdae8d49410" table:allow-empty-cell="true" table:display-list="unsorted" table:base-cell-address="$'SuiteList'.O121" table:condition="of:cell-content-is-in-list({TRUE;FALSE})">
          <table:error-message table:display="true" table:message-type="warning"/>
        </table:content-validation>
        <table:content-validation table:name="VAL-0x7fdae8d4ec10" table:allow-empty-cell="true" table:display-list="unsorted" table:base-cell-address="$'SuiteList'.O123" table:condition="of:cell-content-is-in-list({TRUE;FALSE})">
          <table:error-message table:display="true" table:message-type="warning"/>
        </table:content-validation>
        <table:content-validation table:name="VAL-0x7fdae9474410" table:allow-empty-cell="true" table:display-list="unsorted" table:base-cell-address="$'SuiteList'.O125" table:condition="of:cell-content-is-in-list({TRUE;FALSE})">
          <table:error-message table:display="true" table:message-type="warning"/>
        </table:content-validation>
        <table:content-validation table:name="VAL-0x7fdae947e010" table:allow-empty-cell="true" table:display-list="unsorted" table:base-cell-address="$'SuiteList'.O127" table:condition="of:cell-content-is-in-list({TRUE;FALSE})">
          <table:error-message table:display="true" table:message-type="warning"/>
        </table:content-validation>
        <table:content-validation table:name="VAL-0x7fdae8d60310" table:allow-empty-cell="true" table:display-list="unsorted" table:base-cell-address="$'SuiteList'.O129" table:condition="of:cell-content-is-in-list({TRUE;FALSE})">
          <table:error-message table:display="true" table:message-type="warning"/>
        </table:content-validation>
        <table:content-validation table:name="VAL-0x7fdae9497210" table:allow-empty-cell="true" table:display-list="unsorted" table:base-cell-address="$'SuiteList'.O131" table:condition="of:cell-content-is-in-list({TRUE;FALSE})">
          <table:error-message table:display="true" table:message-type="warning"/>
        </table:content-validation>
        <table:content-validation table:name="VAL-0x7fdae94a1410" table:allow-empty-cell="true" table:display-list="unsorted" table:base-cell-address="$'SuiteList'.O133" table:condition="of:cell-content-is-in-list({TRUE;FALSE})">
          <table:error-message table:display="true" table:message-type="warning"/>
        </table:content-validation>
        <table:content-validation table:name="VAL-0x7fdae8d72e10" table:allow-empty-cell="true" table:display-list="unsorted" table:base-cell-address="$'SuiteList'.O135" table:condition="of:cell-content-is-in-list({TRUE;FALSE})">
          <table:error-message table:display="true" table:message-type="warning"/>
        </table:content-validation>
        <table:content-validation table:name="VAL-0x7fdae94ba310" table:allow-empty-cell="true" table:display-list="unsorted" table:base-cell-address="$'SuiteList'.O137" table:condition="of:cell-content-is-in-list({TRUE;FALSE})">
          <table:error-message table:display="true" table:message-type="warning"/>
        </table:content-validation>
        <table:content-validation table:name="VAL-0x7fdae94c6610" table:allow-empty-cell="true" table:display-list="unsorted" table:base-cell-address="$'SuiteList'.O139" table:condition="of:cell-content-is-in-list({TRUE;FALSE})">
          <table:error-message table:display="true" table:message-type="warning"/>
        </table:content-validation>
        <table:content-validation table:name="VAL-0x7fdae94d1810" table:allow-empty-cell="true" table:display-list="unsorted" table:base-cell-address="$'SuiteList'.O141" table:condition="of:cell-content-is-in-list({TRUE;FALSE})">
          <table:error-message table:display="true" table:message-type="warning"/>
        </table:content-validation>
        <table:content-validation table:name="VAL-0x7fdae8671010" table:allow-empty-cell="true" table:display-list="unsorted" table:base-cell-address="$'SuiteList'.O143" table:condition="of:cell-content-is-in-list({TRUE;FALSE})">
          <table:error-message table:display="true" table:message-type="warning"/>
        </table:content-validation>
        <table:content-validation table:name="VAL-0x7fdae8721b10" table:allow-empty-cell="true" table:display-list="unsorted" table:base-cell-address="$'SuiteList'.O145" table:condition="of:cell-content-is-in-list({TRUE;FALSE})">
          <table:error-message table:display="true" table:message-type="warning"/>
        </table:content-validation>
        <table:content-validation table:name="VAL-0x7fdae86ad010" table:allow-empty-cell="true" table:display-list="unsorted" table:base-cell-address="$'SuiteList'.O147" table:condition="of:cell-content-is-in-list({TRUE;FALSE})">
          <table:error-message table:display="true" table:message-type="warning"/>
        </table:content-validation>
        <table:content-validation table:name="VAL-0x7fdae8723010" table:allow-empty-cell="true" table:display-list="unsorted" table:base-cell-address="$'SuiteList'.O149" table:condition="of:cell-content-is-in-list({TRUE;FALSE})">
          <table:error-message table:display="true" table:message-type="warning"/>
        </table:content-validation>
        <table:content-validation table:name="VAL-0x7fdae8654810" table:allow-empty-cell="true" table:display-list="unsorted" table:base-cell-address="$'SuiteList'.O151" table:condition="of:cell-content-is-in-list({TRUE;FALSE})">
          <table:error-message table:display="true" table:message-type="warning"/>
        </table:content-validation>
        <table:content-validation table:name="VAL-0x7fdae8724810" table:allow-empty-cell="true" table:display-list="unsorted" table:base-cell-address="$'SuiteList'.O153" table:condition="of:cell-content-is-in-list({TRUE;FALSE})">
          <table:error-message table:display="true" table:message-type="warning"/>
        </table:content-validation>
        <table:content-validation table:name="VAL-0x7fdae86adf10" table:allow-empty-cell="true" table:display-list="unsorted" table:base-cell-address="$'SuiteList'.O155" table:condition="of:cell-content-is-in-list({TRUE;FALSE})">
          <table:error-message table:display="true" table:message-type="warning"/>
        </table:content-validation>
        <table:content-validation table:name="VAL-0x7fdae952d710" table:allow-empty-cell="true" table:display-list="unsorted" table:base-cell-address="$'SuiteList'.O157" table:condition="of:cell-content-is-in-list({TRUE;FALSE})">
          <table:error-message table:display="true" table:message-type="warning"/>
        </table:content-validation>
        <table:content-validation table:name="VAL-0x7fdae8db8110" table:allow-empty-cell="true" table:display-list="unsorted" table:base-cell-address="$'SuiteList'.O159" table:condition="of:cell-content-is-in-list({TRUE;FALSE})">
          <table:error-message table:display="true" table:message-type="warning"/>
        </table:content-validation>
        <table:content-validation table:name="VAL-0x7fdae9545010" table:allow-empty-cell="true" table:display-list="unsorted" table:base-cell-address="$'SuiteList'.O161" table:condition="of:cell-content-is-in-list({TRUE;FALSE})">
          <table:error-message table:display="true" table:message-type="warning"/>
        </table:content-validation>
        <table:content-validation table:name="VAL-0x7fdae9550f10" table:allow-empty-cell="true" table:display-list="unsorted" table:base-cell-address="$'SuiteList'.O163" table:condition="of:cell-content-is-in-list({TRUE;FALSE})">
          <table:error-message table:display="true" table:message-type="warning"/>
        </table:content-validation>
        <table:content-validation table:name="VAL-0x7fdae955c010" table:allow-empty-cell="true" table:display-list="unsorted" table:base-cell-address="$'SuiteList'.O165" table:condition="of:cell-content-is-in-list({TRUE;FALSE})">
          <table:error-message table:display="true" table:message-type="warning"/>
        </table:content-validation>
        <table:content-validation table:name="VAL-0x7fdae8645c10" table:allow-empty-cell="true" table:display-list="unsorted" table:base-cell-address="$'SuiteList'.O167" table:condition="of:cell-content-is-in-list({TRUE;FALSE})">
          <table:error-message table:display="true" table:message-type="warning"/>
        </table:content-validation>
        <table:content-validation table:name="VAL-0x7fdae872a010" table:allow-empty-cell="true" table:display-list="unsorted" table:base-cell-address="$'SuiteList'.O169" table:condition="of:cell-content-is-in-list({TRUE;FALSE})">
          <table:error-message table:display="true" table:message-type="warning"/>
        </table:content-validation>
        <table:content-validation table:name="VAL-0x7fdae86b1010" table:allow-empty-cell="true" table:display-list="unsorted" table:base-cell-address="$'SuiteList'.O171" table:condition="of:cell-content-is-in-list({TRUE;FALSE})">
          <table:error-message table:display="true" table:message-type="warning"/>
        </table:content-validation>
        <table:content-validation table:name="VAL-0x7fdae872b810" table:allow-empty-cell="true" table:display-list="unsorted" table:base-cell-address="$'SuiteList'.O173" table:condition="of:cell-content-is-in-list({TRUE;FALSE})">
          <table:error-message table:display="true" table:message-type="warning"/>
        </table:content-validation>
        <table:content-validation table:name="VAL-0x7fdae8673b10" table:allow-empty-cell="true" table:display-list="unsorted" table:base-cell-address="$'SuiteList'.O175" table:condition="of:cell-content-is-in-list({TRUE;FALSE})">
          <table:error-message table:display="true" table:message-type="warning"/>
        </table:content-validation>
        <table:content-validation table:name="VAL-0x7fdae8debc10" table:allow-empty-cell="true" table:display-list="unsorted" table:base-cell-address="$'SuiteList'.O177" table:condition="of:cell-content-is-in-list({TRUE;FALSE})">
          <table:error-message table:display="true" table:message-type="warning"/>
        </table:content-validation>
        <table:content-validation table:name="VAL-0x7fdae8a12410" table:allow-empty-cell="true" table:display-list="unsorted" table:base-cell-address="$'SuiteList'.O179" table:condition="of:cell-content-is-in-list({TRUE;FALSE})">
          <table:error-message table:display="true" table:message-type="warning"/>
        </table:content-validation>
        <table:content-validation table:name="VAL-0x7fdae95b4810" table:allow-empty-cell="true" table:display-list="unsorted" table:base-cell-address="$'SuiteList'.O181" table:condition="of:cell-content-is-in-list({TRUE;FALSE})">
          <table:error-message table:display="true" table:message-type="warning"/>
        </table:content-validation>
        <table:content-validation table:name="VAL-0x7fdae95bdb10" table:allow-empty-cell="true" table:display-list="unsorted" table:base-cell-address="$'SuiteList'.O183" table:condition="of:cell-content-is-in-list({TRUE;FALSE})">
          <table:error-message table:display="true" table:message-type="warning"/>
        </table:content-validation>
        <table:content-validation table:name="VAL-0x7fdae8a1a010" table:allow-empty-cell="true" table:display-list="unsorted" table:base-cell-address="$'SuiteList'.O185" table:condition="of:cell-content-is-in-list({TRUE;FALSE})">
          <table:error-message table:display="true" table:message-type="warning"/>
        </table:content-validation>
        <table:content-validation table:name="VAL-0x7fdae8e04810" table:allow-empty-cell="true" table:display-list="unsorted" table:base-cell-address="$'SuiteList'.O187" table:condition="of:cell-content-is-in-list({TRUE;FALSE})">
          <table:error-message table:display="true" table:message-type="warning"/>
        </table:content-validation>
        <table:content-validation table:name="VAL-0x7fdae86b4010" table:allow-empty-cell="true" table:display-list="unsorted" table:base-cell-address="$'SuiteList'.O189" table:condition="of:cell-content-is-in-list({TRUE;FALSE})">
          <table:error-message table:display="true" table:message-type="warning"/>
        </table:content-validation>
        <table:content-validation table:name="VAL-0x7fdae8e0df10" table:allow-empty-cell="true" table:display-list="unsorted" table:base-cell-address="$'SuiteList'.O191" table:condition="of:cell-content-is-in-list({TRUE;FALSE})">
          <table:error-message table:display="true" table:message-type="warning"/>
        </table:content-validation>
        <table:content-validation table:name="VAL-0x7fdae8a23c10" table:allow-empty-cell="true" table:display-list="unsorted" table:base-cell-address="$'SuiteList'.O193" table:condition="of:cell-content-is-in-list({TRUE;FALSE})">
          <table:error-message table:display="true" table:message-type="warning"/>
        </table:content-validation>
        <table:content-validation table:name="VAL-0x7fdae8a26310" table:allow-empty-cell="true" table:display-list="unsorted" table:base-cell-address="$'SuiteList'.O195" table:condition="of:cell-content-is-in-list({TRUE;FALSE})">
          <table:error-message table:display="true" table:message-type="warning"/>
        </table:content-validation>
        <table:content-validation table:name="VAL-0x7fdae8a29410" table:allow-empty-cell="true" table:display-list="unsorted" table:base-cell-address="$'SuiteList'.O197" table:condition="of:cell-content-is-in-list({TRUE;FALSE})">
          <table:error-message table:display="true" table:message-type="warning"/>
        </table:content-validation>
        <table:content-validation table:name="VAL-0x7fdae9613810" table:allow-empty-cell="true" table:display-list="unsorted" table:base-cell-address="$'SuiteList'.O199" table:condition="of:cell-content-is-in-list({TRUE;FALSE})">
          <table:error-message table:display="true" table:message-type="warning"/>
        </table:content-validation>
        <table:content-validation table:name="VAL-0x7fdae874b010" table:allow-empty-cell="true" table:display-list="unsorted" table:base-cell-address="$'SuiteList'.Q3" table:condition="of:cell-content-is-in-list({1;2;3})">
          <table:error-message table:display="true" table:message-type="warning"/>
        </table:content-validation>
        <table:content-validation table:name="VAL-0x7fdae88bcb10" table:allow-empty-cell="true" table:display-list="unsorted" table:base-cell-address="$'SuiteList'.Q5" table:condition="of:cell-content-is-in-list({1;2;3})">
          <table:error-message table:display="true" table:message-type="warning"/>
        </table:content-validation>
        <table:content-validation table:name="VAL-0x7fdae8a74410" table:allow-empty-cell="true" table:display-list="unsorted" table:base-cell-address="$'SuiteList'.Q7" table:condition="of:cell-content-is-in-list({1;2;3})">
          <table:error-message table:display="true" table:message-type="warning"/>
        </table:content-validation>
        <table:content-validation table:name="VAL-0x7fdae8c44810" table:allow-empty-cell="true" table:display-list="unsorted" table:base-cell-address="$'SuiteList'.Q9" table:condition="of:cell-content-is-in-list({1;2;3})">
          <table:error-message table:display="true" table:message-type="warning"/>
        </table:content-validation>
        <table:content-validation table:name="VAL-0x7fdae8e13c10" table:allow-empty-cell="true" table:display-list="unsorted" table:base-cell-address="$'SuiteList'.Q11" table:condition="of:cell-content-is-in-list({1;2;3})">
          <table:error-message table:display="true" table:message-type="warning"/>
        </table:content-validation>
        <table:content-validation table:name="VAL-0x7fdae8f9c810" table:allow-empty-cell="true" table:display-list="unsorted" table:base-cell-address="$'SuiteList'.Q13" table:condition="of:cell-content-is-in-list({1;2;3})">
          <table:error-message table:display="true" table:message-type="warning"/>
        </table:content-validation>
        <table:content-validation table:name="VAL-0x7fdae919a810" table:allow-empty-cell="true" table:display-list="unsorted" table:base-cell-address="$'SuiteList'.Q15" table:condition="of:cell-content-is-in-list({1;2;3})">
          <table:error-message table:display="true" table:message-type="warning"/>
        </table:content-validation>
        <table:content-validation table:name="VAL-0x7fdae9353410" table:allow-empty-cell="true" table:display-list="unsorted" table:base-cell-address="$'SuiteList'.Q17" table:condition="of:cell-content-is-in-list({1;2;3})">
          <table:error-message table:display="true" table:message-type="warning"/>
        </table:content-validation>
        <table:content-validation table:name="VAL-0x7fdae94f3710" table:allow-empty-cell="true" table:display-list="unsorted" table:base-cell-address="$'SuiteList'.Q19" table:condition="of:cell-content-is-in-list({1;2;3})">
          <table:error-message table:display="true" table:message-type="warning"/>
        </table:content-validation>
        <table:content-validation table:name="VAL-0x7fdae96c2710" table:allow-empty-cell="true" table:display-list="unsorted" table:base-cell-address="$'SuiteList'.Q21" table:condition="of:cell-content-is-in-list({1;2;3})">
          <table:error-message table:display="true" table:message-type="warning"/>
        </table:content-validation>
        <table:content-validation table:name="VAL-0x7fdae9891b10" table:allow-empty-cell="true" table:display-list="unsorted" table:base-cell-address="$'SuiteList'.Q23" table:condition="of:cell-content-is-in-list({1;2;3})">
          <table:error-message table:display="true" table:message-type="warning"/>
        </table:content-validation>
        <table:content-validation table:name="VAL-0x7fdae9a60b10" table:allow-empty-cell="true" table:display-list="unsorted" table:base-cell-address="$'SuiteList'.Q25" table:condition="of:cell-content-is-in-list({1;2;3})">
          <table:error-message table:display="true" table:message-type="warning"/>
        </table:content-validation>
        <table:content-validation table:name="VAL-0x7fdae9c30310" table:allow-empty-cell="true" table:display-list="unsorted" table:base-cell-address="$'SuiteList'.Q27" table:condition="of:cell-content-is-in-list({1;2;3})">
          <table:error-message table:display="true" table:message-type="warning"/>
        </table:content-validation>
        <table:content-validation table:name="VAL-0x7fdae87aac10" table:allow-empty-cell="true" table:display-list="unsorted" table:base-cell-address="$'SuiteList'.Q29" table:condition="of:cell-content-is-in-list({1;2;3})">
          <table:error-message table:display="true" table:message-type="warning"/>
        </table:content-validation>
        <table:content-validation table:name="VAL-0x7fdae91def10" table:allow-empty-cell="true" table:display-list="unsorted" table:base-cell-address="$'SuiteList'.Q31" table:condition="of:cell-content-is-in-list({1;2;3})">
          <table:error-message table:display="true" table:message-type="warning"/>
        </table:content-validation>
        <table:content-validation table:name="VAL-0x7fdae8c11c10" table:allow-empty-cell="true" table:display-list="unsorted" table:base-cell-address="$'SuiteList'.Q33" table:condition="of:cell-content-is-in-list({1;2;3})">
          <table:error-message table:display="true" table:message-type="warning"/>
        </table:content-validation>
        <table:content-validation table:name="VAL-0x7fdae8c1a010" table:allow-empty-cell="true" table:display-list="unsorted" table:base-cell-address="$'SuiteList'.Q35" table:condition="of:cell-content-is-in-list({1;2;3})">
          <table:error-message table:display="true" table:message-type="warning"/>
        </table:content-validation>
        <table:content-validation table:name="VAL-0x7fdae8c21010" table:allow-empty-cell="true" table:display-list="unsorted" table:base-cell-address="$'SuiteList'.Q37" table:condition="of:cell-content-is-in-list({1;2;3})">
          <table:error-message table:display="true" table:message-type="warning"/>
        </table:content-validation>
        <table:content-validation table:name="VAL-0x7fdae921b010" table:allow-empty-cell="true" table:display-list="unsorted" table:base-cell-address="$'SuiteList'.Q39" table:condition="of:cell-content-is-in-list({1;2;3})">
          <table:error-message table:display="true" table:message-type="warning"/>
        </table:content-validation>
        <table:content-validation table:name="VAL-0x7fdae8933810" table:allow-empty-cell="true" table:display-list="unsorted" table:base-cell-address="$'SuiteList'.Q41" table:condition="of:cell-content-is-in-list({1;2;3})">
          <table:error-message table:display="true" table:message-type="warning"/>
        </table:content-validation>
        <table:content-validation table:name="VAL-0x7fdae9237c10" table:allow-empty-cell="true" table:display-list="unsorted" table:base-cell-address="$'SuiteList'.Q43" table:condition="of:cell-content-is-in-list({1;2;3})">
          <table:error-message table:display="true" table:message-type="warning"/>
        </table:content-validation>
        <table:content-validation table:name="VAL-0x7fdae9246810" table:allow-empty-cell="true" table:display-list="unsorted" table:base-cell-address="$'SuiteList'.Q45" table:condition="of:cell-content-is-in-list({1;2;3})">
          <table:error-message table:display="true" table:message-type="warning"/>
        </table:content-validation>
        <table:content-validation table:name="VAL-0x7fdae9256c10" table:allow-empty-cell="true" table:display-list="unsorted" table:base-cell-address="$'SuiteList'.Q47" table:condition="of:cell-content-is-in-list({1;2;3})">
          <table:error-message table:display="true" table:message-type="warning"/>
        </table:content-validation>
        <table:content-validation table:name="VAL-0x7fdae9266010" table:allow-empty-cell="true" table:display-list="unsorted" table:base-cell-address="$'SuiteList'.Q49" table:condition="of:cell-content-is-in-list({1;2;3})">
          <table:error-message table:display="true" table:message-type="warning"/>
        </table:content-validation>
        <table:content-validation table:name="VAL-0x7fdae8c54210" table:allow-empty-cell="true" table:display-list="unsorted" table:base-cell-address="$'SuiteList'.Q51" table:condition="of:cell-content-is-in-list({1;2;3})">
          <table:error-message table:display="true" table:message-type="warning"/>
        </table:content-validation>
        <table:content-validation table:name="VAL-0x7fdae8643010" table:allow-empty-cell="true" table:display-list="unsorted" table:base-cell-address="$'SuiteList'.Q53" table:condition="of:cell-content-is-in-list({1;2;3})">
          <table:error-message table:display="true" table:message-type="warning"/>
        </table:content-validation>
        <table:content-validation table:name="VAL-0x7fdae894d810" table:allow-empty-cell="true" table:display-list="unsorted" table:base-cell-address="$'SuiteList'.Q55" table:condition="of:cell-content-is-in-list({1;2;3})">
          <table:error-message table:display="true" table:message-type="warning"/>
        </table:content-validation>
        <table:content-validation table:name="VAL-0x7fdae87c4410" table:allow-empty-cell="true" table:display-list="unsorted" table:base-cell-address="$'SuiteList'.Q57" table:condition="of:cell-content-is-in-list({1;2;3})">
          <table:error-message table:display="true" table:message-type="warning"/>
        </table:content-validation>
        <table:content-validation table:name="VAL-0x7fdae8c73310" table:allow-empty-cell="true" table:display-list="unsorted" table:base-cell-address="$'SuiteList'.Q59" table:condition="of:cell-content-is-in-list({1;2;3})">
          <table:error-message table:display="true" table:message-type="warning"/>
        </table:content-validation>
        <table:content-validation table:name="VAL-0x7fdae92bf710" table:allow-empty-cell="true" table:display-list="unsorted" table:base-cell-address="$'SuiteList'.Q61" table:condition="of:cell-content-is-in-list({1;2;3})">
          <table:error-message table:display="true" table:message-type="warning"/>
        </table:content-validation>
        <table:content-validation table:name="VAL-0x7fdae8c82c10" table:allow-empty-cell="true" table:display-list="unsorted" table:base-cell-address="$'SuiteList'.Q63" table:condition="of:cell-content-is-in-list({1;2;3})">
          <table:error-message table:display="true" table:message-type="warning"/>
        </table:content-validation>
        <table:content-validation table:name="VAL-0x7fdae92e0310" table:allow-empty-cell="true" table:display-list="unsorted" table:base-cell-address="$'SuiteList'.Q65" table:condition="of:cell-content-is-in-list({1;2;3})">
          <table:error-message table:display="true" table:message-type="warning"/>
        </table:content-validation>
        <table:content-validation table:name="VAL-0x7fdae8c93010" table:allow-empty-cell="true" table:display-list="unsorted" table:base-cell-address="$'SuiteList'.Q67" table:condition="of:cell-content-is-in-list({1;2;3})">
          <table:error-message table:display="true" table:message-type="warning"/>
        </table:content-validation>
        <table:content-validation table:name="VAL-0x7fdae8c99c10" table:allow-empty-cell="true" table:display-list="unsorted" table:base-cell-address="$'SuiteList'.Q69" table:condition="of:cell-content-is-in-list({1;2;3})">
          <table:error-message table:display="true" table:message-type="warning"/>
        </table:content-validation>
        <table:content-validation table:name="VAL-0x7fdae866a010" table:allow-empty-cell="true" table:display-list="unsorted" table:base-cell-address="$'SuiteList'.Q71" table:condition="of:cell-content-is-in-list({1;2;3})">
          <table:error-message table:display="true" table:message-type="warning"/>
        </table:content-validation>
        <table:content-validation table:name="VAL-0x7fdae931d210" table:allow-empty-cell="true" table:display-list="unsorted" table:base-cell-address="$'SuiteList'.Q73" table:condition="of:cell-content-is-in-list({1;2;3})">
          <table:error-message table:display="true" table:message-type="warning"/>
        </table:content-validation>
        <table:content-validation table:name="VAL-0x7fdae932b010" table:allow-empty-cell="true" table:display-list="unsorted" table:base-cell-address="$'SuiteList'.Q75" table:condition="of:cell-content-is-in-list({1;2;3})">
          <table:error-message table:display="true" table:message-type="warning"/>
        </table:content-validation>
        <table:content-validation table:name="VAL-0x7fdae8cb8f10" table:allow-empty-cell="true" table:display-list="unsorted" table:base-cell-address="$'SuiteList'.Q77" table:condition="of:cell-content-is-in-list({1;2;3})">
          <table:error-message table:display="true" table:message-type="warning"/>
        </table:content-validation>
        <table:content-validation table:name="VAL-0x7fdae8cc0f10" table:allow-empty-cell="true" table:display-list="unsorted" table:base-cell-address="$'SuiteList'.Q79" table:condition="of:cell-content-is-in-list({1;2;3})">
          <table:error-message table:display="true" table:message-type="warning"/>
        </table:content-validation>
        <table:content-validation table:name="VAL-0x7fdae935cc10" table:allow-empty-cell="true" table:display-list="unsorted" table:base-cell-address="$'SuiteList'.Q81" table:condition="of:cell-content-is-in-list({1;2;3})">
          <table:error-message table:display="true" table:message-type="warning"/>
        </table:content-validation>
        <table:content-validation table:name="VAL-0x7fdae866bc10" table:allow-empty-cell="true" table:display-list="unsorted" table:base-cell-address="$'SuiteList'.Q83" table:condition="of:cell-content-is-in-list({1;2;3})">
          <table:error-message table:display="true" table:message-type="warning"/>
        </table:content-validation>
        <table:content-validation table:name="VAL-0x7fdae9379410" table:allow-empty-cell="true" table:display-list="unsorted" table:base-cell-address="$'SuiteList'.Q85" table:condition="of:cell-content-is-in-list({1;2;3})">
          <table:error-message table:display="true" table:message-type="warning"/>
        </table:content-validation>
        <table:content-validation table:name="VAL-0x7fdae9388010" table:allow-empty-cell="true" table:display-list="unsorted" table:base-cell-address="$'SuiteList'.Q87" table:condition="of:cell-content-is-in-list({1;2;3})">
          <table:error-message table:display="true" table:message-type="warning"/>
        </table:content-validation>
        <table:content-validation table:name="VAL-0x7fdae9395c10" table:allow-empty-cell="true" table:display-list="unsorted" table:base-cell-address="$'SuiteList'.Q89" table:condition="of:cell-content-is-in-list({1;2;3})">
          <table:error-message table:display="true" table:message-type="warning"/>
        </table:content-validation>
        <table:content-validation table:name="VAL-0x7fdae8cec710" table:allow-empty-cell="true" table:display-list="unsorted" table:base-cell-address="$'SuiteList'.Q91" table:condition="of:cell-content-is-in-list({1;2;3})">
          <table:error-message table:display="true" table:message-type="warning"/>
        </table:content-validation>
        <table:content-validation table:name="VAL-0x7fdae93b3810" table:allow-empty-cell="true" table:display-list="unsorted" table:base-cell-address="$'SuiteList'.Q93" table:condition="of:cell-content-is-in-list({1;2;3})">
          <table:error-message table:display="true" table:message-type="warning"/>
        </table:content-validation>
        <table:content-validation table:name="VAL-0x7fdae93c1010" table:allow-empty-cell="true" table:display-list="unsorted" table:base-cell-address="$'SuiteList'.Q95" table:condition="of:cell-content-is-in-list({1;2;3})">
          <table:error-message table:display="true" table:message-type="warning"/>
        </table:content-validation>
        <table:content-validation table:name="VAL-0x7fdae93d1810" table:allow-empty-cell="true" table:display-list="unsorted" table:base-cell-address="$'SuiteList'.Q97" table:condition="of:cell-content-is-in-list({1;2;3})">
          <table:error-message table:display="true" table:message-type="warning"/>
        </table:content-validation>
        <table:content-validation table:name="VAL-0x7fdae8778c10" table:allow-empty-cell="true" table:display-list="unsorted" table:base-cell-address="$'SuiteList'.S3" table:condition="of:cell-content-is-in-list({1;2;3;4;5;6;7})">
          <table:error-message table:display="true" table:message-type="warning"/>
        </table:content-validation>
        <table:content-validation table:name="VAL-0x7fdae88eb010" table:allow-empty-cell="true" table:display-list="unsorted" table:base-cell-address="$'SuiteList'.S5" table:condition="of:cell-content-is-in-list({1;2;3})">
          <table:error-message table:display="true" table:message-type="warning"/>
        </table:content-validation>
        <table:content-validation table:name="VAL-0x7fdae8aa3410" table:allow-empty-cell="true" table:display-list="unsorted" table:base-cell-address="$'SuiteList'.S7" table:condition="of:cell-content-is-in-list({1;2;3})">
          <table:error-message table:display="true" table:message-type="warning"/>
        </table:content-validation>
        <table:content-validation table:name="VAL-0x7fdae8c89810" table:allow-empty-cell="true" table:display-list="unsorted" table:base-cell-address="$'SuiteList'.S9" table:condition="of:cell-content-is-in-list({1;2;3})">
          <table:error-message table:display="true" table:message-type="warning"/>
        </table:content-validation>
        <table:content-validation table:name="VAL-0x7fdae8e58c10" table:allow-empty-cell="true" table:display-list="unsorted" table:base-cell-address="$'SuiteList'.S11" table:condition="of:cell-content-is-in-list({1;2;3})">
          <table:error-message table:display="true" table:message-type="warning"/>
        </table:content-validation>
        <table:content-validation table:name="VAL-0x7fdae8fe2010" table:allow-empty-cell="true" table:display-list="unsorted" table:base-cell-address="$'SuiteList'.S13" table:condition="of:cell-content-is-in-list({1;2;3})">
          <table:error-message table:display="true" table:message-type="warning"/>
        </table:content-validation>
        <table:content-validation table:name="VAL-0x7fdae91c9210" table:allow-empty-cell="true" table:display-list="unsorted" table:base-cell-address="$'SuiteList'.S15" table:condition="of:cell-content-is-in-list({1;2;3})">
          <table:error-message table:display="true" table:message-type="warning"/>
        </table:content-validation>
        <table:content-validation table:name="VAL-0x7fdae9398210" table:allow-empty-cell="true" table:display-list="unsorted" table:base-cell-address="$'SuiteList'.S17" table:condition="of:cell-content-is-in-list({1;2;3})">
          <table:error-message table:display="true" table:message-type="warning"/>
        </table:content-validation>
        <table:content-validation table:name="VAL-0x7fdae9521810" table:allow-empty-cell="true" table:display-list="unsorted" table:base-cell-address="$'SuiteList'.S19" table:condition="of:cell-content-is-in-list({1;2;3;4;5;6;7})">
          <table:error-message table:display="true" table:message-type="warning"/>
        </table:content-validation>
        <table:content-validation table:name="VAL-0x7fdae96f1010" table:allow-empty-cell="true" table:display-list="unsorted" table:base-cell-address="$'SuiteList'.S21" table:condition="of:cell-content-is-in-list({1;2;3;4;5;6;7})">
          <table:error-message table:display="true" table:message-type="warning"/>
        </table:content-validation>
        <table:content-validation table:name="VAL-0x7fdae98c0010" table:allow-empty-cell="true" table:display-list="unsorted" table:base-cell-address="$'SuiteList'.S23" table:condition="of:cell-content-is-in-list({1;2;3;4;5;6;7})">
          <table:error-message table:display="true" table:message-type="warning"/>
        </table:content-validation>
        <table:content-validation table:name="VAL-0x7fdae9a78b10" table:allow-empty-cell="true" table:display-list="unsorted" table:base-cell-address="$'SuiteList'.S25" table:condition="of:cell-content-is-in-list({1;2;3;4;5;6;7})">
          <table:error-message table:display="true" table:message-type="warning"/>
        </table:content-validation>
        <table:content-validation table:name="VAL-0x7fdae9c5f010" table:allow-empty-cell="true" table:display-list="unsorted" table:base-cell-address="$'SuiteList'.S27" table:condition="of:cell-content-is-in-list({1;2;3;4;5;6;7})">
          <table:error-message table:display="true" table:message-type="warning"/>
        </table:content-validation>
        <table:content-validation table:name="VAL-0x7fdae8c04410" table:allow-empty-cell="true" table:display-list="unsorted" table:base-cell-address="$'SuiteList'.S29" table:condition="of:cell-content-is-in-list({1;2;3;4;5;6;7})">
          <table:error-message table:display="true" table:message-type="warning"/>
        </table:content-validation>
        <table:content-validation table:name="VAL-0x7fdae8694810" table:allow-empty-cell="true" table:display-list="unsorted" table:base-cell-address="$'SuiteList'.S31" table:condition="of:cell-content-is-in-list({1;2;3;4;5;6;7})">
          <table:error-message table:display="true" table:message-type="warning"/>
        </table:content-validation>
        <table:content-validation table:name="VAL-0x7fdae8924c10" table:allow-empty-cell="true" table:display-list="unsorted" table:base-cell-address="$'SuiteList'.S33" table:condition="of:cell-content-is-in-list({1;2;3;4;5;6;7})">
          <table:error-message table:display="true" table:message-type="warning"/>
        </table:content-validation>
        <table:content-validation table:name="VAL-0x7fdae87b0410" table:allow-empty-cell="true" table:display-list="unsorted" table:base-cell-address="$'SuiteList'.S35" table:condition="of:cell-content-is-in-list({1;2;3;4;5;6;7})">
          <table:error-message table:display="true" table:message-type="warning"/>
        </table:content-validation>
        <table:content-validation table:name="VAL-0x7fdae892b810" table:allow-empty-cell="true" table:display-list="unsorted" table:base-cell-address="$'SuiteList'.S37" table:condition="of:cell-content-is-in-list({1;2;3;4;5;6;7})">
          <table:error-message table:display="true" table:message-type="warning"/>
        </table:content-validation>
        <table:content-validation table:name="VAL-0x7fdae921c810" table:allow-empty-cell="true" table:display-list="unsorted" table:base-cell-address="$'SuiteList'.S39" table:condition="of:cell-content-is-in-list({1;2;3;4;5;6;7})">
          <table:error-message table:display="true" table:message-type="warning"/>
        </table:content-validation>
        <table:content-validation table:name="VAL-0x7fdae8c30b10" table:allow-empty-cell="true" table:display-list="unsorted" table:base-cell-address="$'SuiteList'.S41" table:condition="of:cell-content-is-in-list({1;2;3;4;5;6;7})">
          <table:error-message table:display="true" table:message-type="warning"/>
        </table:content-validation>
        <table:content-validation table:name="VAL-0x7fdae9239010" table:allow-empty-cell="true" table:display-list="unsorted" table:base-cell-address="$'SuiteList'.S43" table:condition="of:cell-content-is-in-list({1;2;3;4;5;6;7})">
          <table:error-message table:display="true" table:message-type="warning"/>
        </table:content-validation>
        <table:content-validation table:name="VAL-0x7fdae8c3e710" table:allow-empty-cell="true" table:display-list="unsorted" table:base-cell-address="$'SuiteList'.S45" table:condition="of:cell-content-is-in-list({1;2;3;4;5;6;7})">
          <table:error-message table:display="true" table:message-type="warning"/>
        </table:content-validation>
        <table:content-validation table:name="VAL-0x7fdae9258410" table:allow-empty-cell="true" table:display-list="unsorted" table:base-cell-address="$'SuiteList'.S47" table:condition="of:cell-content-is-in-list({1;2;3;4;5;6;7})">
          <table:error-message table:display="true" table:message-type="warning"/>
        </table:content-validation>
        <table:content-validation table:name="VAL-0x7fdae9267810" table:allow-empty-cell="true" table:display-list="unsorted" table:base-cell-address="$'SuiteList'.S49" table:condition="of:cell-content-is-in-list({1;2;3;4;5;6;7})">
          <table:error-message table:display="true" table:message-type="warning"/>
        </table:content-validation>
        <table:content-validation table:name="VAL-0x7fdae9276810" table:allow-empty-cell="true" table:display-list="unsorted" table:base-cell-address="$'SuiteList'.S51" table:condition="of:cell-content-is-in-list({1;2;3;4;5;6;7})">
          <table:error-message table:display="true" table:message-type="warning"/>
        </table:content-validation>
        <table:content-validation table:name="VAL-0x7fdae8c5dc10" table:allow-empty-cell="true" table:display-list="unsorted" table:base-cell-address="$'SuiteList'.S53" table:condition="of:cell-content-is-in-list({1;2;3;4;5;6;7})">
          <table:error-message table:display="true" table:message-type="warning"/>
        </table:content-validation>
        <table:content-validation table:name="VAL-0x7fdae8c64410" table:allow-empty-cell="true" table:display-list="unsorted" table:base-cell-address="$'SuiteList'.S55" table:condition="of:cell-content-is-in-list({1;2;3;4;5;6;7})">
          <table:error-message table:display="true" table:message-type="warning"/>
        </table:content-validation>
        <table:content-validation table:name="VAL-0x7fdae92a2b10" table:allow-empty-cell="true" table:display-list="unsorted" table:base-cell-address="$'SuiteList'.S57" table:condition="of:cell-content-is-in-list({1;2;3;4;5;6;7})">
          <table:error-message table:display="true" table:message-type="warning"/>
        </table:content-validation>
        <table:content-validation table:name="VAL-0x7fdae8668c10" table:allow-empty-cell="true" table:display-list="unsorted" table:base-cell-address="$'SuiteList'.S59" table:condition="of:cell-content-is-in-list({1;2;3;4;5;6;7})">
          <table:error-message table:display="true" table:message-type="warning"/>
        </table:content-validation>
        <table:content-validation table:name="VAL-0x7fdae92c0c10" table:allow-empty-cell="true" table:display-list="unsorted" table:base-cell-address="$'SuiteList'.S61" table:condition="of:cell-content-is-in-list({1;2;3;4;5;6;7})">
          <table:error-message table:display="true" table:message-type="warning"/>
        </table:content-validation>
        <table:content-validation table:name="VAL-0x7fdae895c310" table:allow-empty-cell="true" table:display-list="unsorted" table:base-cell-address="$'SuiteList'.S63" table:condition="of:cell-content-is-in-list({1;2;3;4;5;6;7})">
          <table:error-message table:display="true" table:message-type="warning"/>
        </table:content-validation>
        <table:content-validation table:name="VAL-0x7fdae8c8c010" table:allow-empty-cell="true" table:display-list="unsorted" table:base-cell-address="$'SuiteList'.S65" table:condition="of:cell-content-is-in-list({1;2;3;4;5;6;7})">
          <table:error-message table:display="true" table:message-type="warning"/>
        </table:content-validation>
        <table:content-validation table:name="VAL-0x7fdae87ce410" table:allow-empty-cell="true" table:display-list="unsorted" table:base-cell-address="$'SuiteList'.S67" table:condition="of:cell-content-is-in-list({1;2;3;4;5;6;7})">
          <table:error-message table:display="true" table:message-type="warning"/>
        </table:content-validation>
        <table:content-validation table:name="VAL-0x7fdae9300b10" table:allow-empty-cell="true" table:display-list="unsorted" table:base-cell-address="$'SuiteList'.S69" table:condition="of:cell-content-is-in-list({1;2;3;4;5;6;7})">
          <table:error-message table:display="true" table:message-type="warning"/>
        </table:content-validation>
        <table:content-validation table:name="VAL-0x7fdae9311010" table:allow-empty-cell="true" table:display-list="unsorted" table:base-cell-address="$'SuiteList'.S71" table:condition="of:cell-content-is-in-list({1;2;3;4;5;6;7})">
          <table:error-message table:display="true" table:message-type="warning"/>
        </table:content-validation>
        <table:content-validation table:name="VAL-0x7fdae931ec10" table:allow-empty-cell="true" table:display-list="unsorted" table:base-cell-address="$'SuiteList'.S73" table:condition="of:cell-content-is-in-list({1;2;3;4;5;6;7})">
          <table:error-message table:display="true" table:message-type="warning"/>
        </table:content-validation>
        <table:content-validation table:name="VAL-0x7fdae8cb1010" table:allow-empty-cell="true" table:display-list="unsorted" table:base-cell-address="$'SuiteList'.S75" table:condition="of:cell-content-is-in-list({1;2;3;4;5;6;7})">
          <table:error-message table:display="true" table:message-type="warning"/>
        </table:content-validation>
        <table:content-validation table:name="VAL-0x7fdae933e810" table:allow-empty-cell="true" table:display-list="unsorted" table:base-cell-address="$'SuiteList'.S77" table:condition="of:cell-content-is-in-list({1;2;3;4;5;6;7})">
          <table:error-message table:display="true" table:message-type="warning"/>
        </table:content-validation>
        <table:content-validation table:name="VAL-0x7fdae87da010" table:allow-empty-cell="true" table:display-list="unsorted" table:base-cell-address="$'SuiteList'.S79" table:condition="of:cell-content-is-in-list({1;2;3;4;5;6;7})">
          <table:error-message table:display="true" table:message-type="warning"/>
        </table:content-validation>
        <table:content-validation table:name="VAL-0x7fdae935e010" table:allow-empty-cell="true" table:display-list="unsorted" table:base-cell-address="$'SuiteList'.S81" table:condition="of:cell-content-is-in-list({1;2;3;4;5;6;7})">
          <table:error-message table:display="true" table:message-type="warning"/>
        </table:content-validation>
        <table:content-validation table:name="VAL-0x7fdae8cd1410" table:allow-empty-cell="true" table:display-list="unsorted" table:base-cell-address="$'SuiteList'.S83" table:condition="of:cell-content-is-in-list({1;2;3;4;5;6;7})">
          <table:error-message table:display="true" table:message-type="warning"/>
        </table:content-validation>
        <table:content-validation table:name="VAL-0x7fdae8cd8410" table:allow-empty-cell="true" table:display-list="unsorted" table:base-cell-address="$'SuiteList'.S85" table:condition="of:cell-content-is-in-list({1;2;3;4;5;6;7})">
          <table:error-message table:display="true" table:message-type="warning"/>
        </table:content-validation>
        <table:content-validation table:name="VAL-0x7fdae9389810" table:allow-empty-cell="true" table:display-list="unsorted" table:base-cell-address="$'SuiteList'.S87" table:condition="of:cell-content-is-in-list({1;2;3;4;5;6;7})">
          <table:error-message table:display="true" table:message-type="warning"/>
        </table:content-validation>
        <table:content-validation table:name="VAL-0x7fdae9397410" table:allow-empty-cell="true" table:display-list="unsorted" table:base-cell-address="$'SuiteList'.S89" table:condition="of:cell-content-is-in-list({1;2;3;4;5;6;7})">
          <table:error-message table:display="true" table:message-type="warning"/>
        </table:content-validation>
        <table:content-validation table:name="VAL-0x7fdae870d410" table:allow-empty-cell="true" table:display-list="unsorted" table:base-cell-address="$'SuiteList'.S91" table:condition="of:cell-content-is-in-list({1;2;3;4;5;6;7})">
          <table:error-message table:display="true" table:message-type="warning"/>
        </table:content-validation>
        <table:content-validation table:name="VAL-0x7fdae93b4c10" table:allow-empty-cell="true" table:display-list="unsorted" table:base-cell-address="$'SuiteList'.S93" table:condition="of:cell-content-is-in-list({1;2;3;4;5;6;7})">
          <table:error-message table:display="true" table:message-type="warning"/>
        </table:content-validation>
        <table:content-validation table:name="VAL-0x7fdae8cfbc10" table:allow-empty-cell="true" table:display-list="unsorted" table:base-cell-address="$'SuiteList'.S95" table:condition="of:cell-content-is-in-list({1;2;3;4;5;6;7})">
          <table:error-message table:display="true" table:message-type="warning"/>
        </table:content-validation>
        <table:content-validation table:name="VAL-0x7fdae93d2710" table:allow-empty-cell="true" table:display-list="unsorted" table:base-cell-address="$'SuiteList'.S97" table:condition="of:cell-content-is-in-list({1;2;3;4;5;6;7})">
          <table:error-message table:display="true" table:message-type="warning"/>
        </table:content-validation>
      </table:content-validations>
      <table:table table:name="SuiteList" table:style-name="ta-0x7fdae856e020" table:print="false">
        <office:forms form:automatic-focus="false" form:apply-design-mode="false">
          <form:form/>
        </office:forms>
        <table:table-column table:default-cell-style-name="ACE-0x7fdae860ab58" table:style-name="ACOL-1"/>
        <table:table-column table:default-cell-style-name="ACE-0x7fdae860ab58" table:style-name="ACOL-2"/>
        <table:table-column table:default-cell-style-name="ACE-0x7fdae860ab58" table:style-name="ACOL-3"/>
        <table:table-column table:default-cell-style-name="ACE-0x7fdae860ab58" table:style-name="ACOL-4"/>
        <table:table-column table:default-cell-style-name="ACE-0x7fdae860ab58" table:style-name="ACOL-5" table:number-columns-repeated="2"/>
        <table:table-column table:default-cell-style-name="ACE-0x7fdae860ab58" table:style-name="ACOL-6"/>
        <table:table-column table:default-cell-style-name="ACE-0x7fdae860ab58" table:style-name="ACOL-0"/>
        <table:table-column table:default-cell-style-name="ACE-0x7fdae860ab58" table:style-name="ACOL-7"/>
        <table:table-column table:default-cell-style-name="ACE-0x7fdae860ab58" table:style-name="ACOL-8"/>
        <table:table-column table:default-cell-style-name="ACE-0x7fdae860ab58" table:style-name="ACOL-9"/>
        <table:table-column table:style-name="ACOL-10"/>
        <table:table-column table:style-name="ACOL-0" table:number-columns-repeated="116"/>
        <table:table-row table:style-name="AROW-1">
          <table:table-cell table:style-name="ACE-0x7fdae860ac80" office:value-type="string">
            <text:p>Sno</text:p>
          </table:table-cell>
          <table:table-cell table:style-name="ACE-0x7fdae860ada8" office:value-type="string">
            <text:p>TestCaseName</text:p>
          </table:table-cell>
          <table:table-cell table:style-name="ACE-0x7fdae860ada8" office:value-type="string">
            <text:p>BrowserName</text:p>
          </table:table-cell>
          <table:table-cell table:style-name="ACE-0x7fdae860ada8" office:value-type="string">
            <text:p>DesktopWeb</text:p>
          </table:table-cell>
          <table:table-cell table:style-name="ACE-0x7fdae860ada8" office:value-type="string">
            <text:p>androidWeb</text:p>
          </table:table-cell>
          <table:table-cell table:style-name="ACE-0x7fdae860ada8" office:value-type="string">
            <text:p>androidApp</text:p>
          </table:table-cell>
          <table:table-cell table:style-name="ACE-0x7fdae860ada8" office:value-type="string">
            <text:p>backEndWeb</text:p>
          </table:table-cell>
          <table:table-cell table:style-name="ACE-0x7fdae860ada8" office:value-type="string">
            <text:p>API</text:p>
          </table:table-cell>
          <table:table-cell table:style-name="ACE-0x7fdae860ada8" office:value-type="string">
            <text:p>startScriptDataRow</text:p>
          </table:table-cell>
          <table:table-cell table:style-name="ACE-0x7fdae860ada8" office:value-type="string">
            <text:p>endScriptDataRow</text:p>
          </table:table-cell>
          <table:table-cell table:style-name="ACE-0x7fdae860ada8" office:value-type="string">
            <text:p>Sprint #</text:p>
          </table:table-cell>
          <table:table-cell table:style-name="ACE-0x7fdae860aed0" office:value-type="string">
            <text:p>Remarks</text:p>
          </table:table-cell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1">
            <text:p>1</text:p>
          </table:table-cell>
          <table:table-cell table:style-name="ACE-0x7fdae860b120" office:value-type="string">
            <text:p>TC_LoginBackEnd</text:p>
          </table:table-cell>
          <table:table-cell table:style-name="ACE-0x7fdae860b248" table:content-validation-name="VAL-0x7fdae8633560" office:value-type="string">
            <text:p>FIREFOX</text:p>
          </table:table-cell>
          <table:table-cell table:style-name="ACE-0x7fdae860b370" table:content-validation-name="VAL-0x7fdae8549520" office:value-type="boolean" office:boolean-value="false">
            <text:p>FALSE</text:p>
          </table:table-cell>
          <table:table-cell table:style-name="ACE-0x7fdae860b498" table:content-validation-name="VAL-0x7fdae8635550" office:value-type="boolean" office:boolean-value="false">
            <text:p>FALSE</text:p>
          </table:table-cell>
          <table:table-cell table:style-name="ACE-0x7fdae860b5c0" table:content-validation-name="VAL-0x7fdae867a710" office:value-type="boolean" office:boolean-value="false">
            <text:p>FALSE</text:p>
          </table:table-cell>
          <table:table-cell table:style-name="ACE-0x7fdae860b6e8" table:content-validation-name="VAL-0x7fdae86c0410" office:value-type="boolean" office:boolean-value="false">
            <text:p>FALSE</text:p>
          </table:table-cell>
          <table:table-cell table:style-name="ACE-0x7fdae860b810" table:content-validation-name="VAL-0x7fdae8705410" office:value-type="boolean" office:boolean-value="false">
            <text:p>FALSE</text:p>
          </table:table-cell>
          <table:table-cell table:style-name="ACE-0x7fdae860b938" table:content-validation-name="VAL-0x7fdae874b010" office:value-type="float" office:value="1">
            <text:p>1</text:p>
          </table:table-cell>
          <table:table-cell table:style-name="ACE-0x7fdae860ba60" table:content-validation-name="VAL-0x7fdae8778c10" office:value-type="float" office:value="1">
            <text:p>1</text:p>
          </table:table-cell>
          <table:table-cell table:style-name="ACE-0x7fdae860bb88" office:value-type="float" office:value="1">
            <text:p>1</text:p>
          </table:table-cell>
          <table:table-cell table:number-rows-spanned="13" table:style-name="ACE-0x7fdae860bcb0" office:value-type="string">
            <text:p>ShopClues_Catalog_AdminPanel_Manage Products</text:p>
          </table:table-cell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2">
            <text:p>2</text:p>
          </table:table-cell>
          <table:table-cell table:style-name="ACE-0x7fdae860bdd8" office:value-type="string">
            <text:p>TC_ShopCluesValidateHomepage</text:p>
          </table:table-cell>
          <table:table-cell table:style-name="ACE-0x7fdae860bf00" table:content-validation-name="VAL-0x7fdae87a7810" office:value-type="string">
            <text:p>FIREFOX</text:p>
          </table:table-cell>
          <table:table-cell table:style-name="ACE-0x7fdae860c028" table:content-validation-name="VAL-0x7fdae87bf410" office:value-type="boolean" office:boolean-value="false">
            <text:p>FALSE</text:p>
          </table:table-cell>
          <table:table-cell table:style-name="ACE-0x7fdae860c150" table:content-validation-name="VAL-0x7fdae8804410" office:value-type="boolean" office:boolean-value="false">
            <text:p>FALSE</text:p>
          </table:table-cell>
          <table:table-cell table:style-name="ACE-0x7fdae860c278" table:content-validation-name="VAL-0x7fdae8849610" office:value-type="boolean" office:boolean-value="false">
            <text:p>FALSE</text:p>
          </table:table-cell>
          <table:table-cell table:style-name="ACE-0x7fdae860c3a0" table:content-validation-name="VAL-0x7fdae888ec10" office:value-type="boolean" office:boolean-value="false">
            <text:p>FALSE</text:p>
          </table:table-cell>
          <table:table-cell table:style-name="ACE-0x7fdae9d63088" table:content-validation-name="VAL-0x7fdae8503530" office:value-type="boolean" office:boolean-value="false">
            <text:p>FALSE</text:p>
          </table:table-cell>
          <table:table-cell table:style-name="ACE-0x7fdae9d631b0" table:content-validation-name="VAL-0x7fdae88bcb10" office:value-type="float" office:value="1">
            <text:p>1</text:p>
          </table:table-cell>
          <table:table-cell table:style-name="ACE-0x7fdae9d632d8" table:content-validation-name="VAL-0x7fdae88eb0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3">
            <text:p>3</text:p>
          </table:table-cell>
          <table:table-cell table:style-name="ACE-0x7fdae860bdd8" office:value-type="string">
            <text:p>TC_SearchProductOnTheBasisOFName</text:p>
          </table:table-cell>
          <table:table-cell table:style-name="ACE-0x7fdae9d63528" table:content-validation-name="VAL-0x7fdae8919410" office:value-type="string">
            <text:p>FIREFOX</text:p>
          </table:table-cell>
          <table:table-cell table:style-name="ACE-0x7fdae9d63650" table:content-validation-name="VAL-0x7fdae8930e10" office:value-type="boolean" office:boolean-value="false">
            <text:p>FALSE</text:p>
          </table:table-cell>
          <table:table-cell table:style-name="ACE-0x7fdae9d63778" table:content-validation-name="VAL-0x7fdae8976810" office:value-type="boolean" office:boolean-value="false">
            <text:p>FALSE</text:p>
          </table:table-cell>
          <table:table-cell table:style-name="ACE-0x7fdae9d638a0" table:content-validation-name="VAL-0x7fdae89bbc10" office:value-type="boolean" office:boolean-value="false">
            <text:p>FALSE</text:p>
          </table:table-cell>
          <table:table-cell table:style-name="ACE-0x7fdae9d639c8" table:content-validation-name="VAL-0x7fdae8a01810" office:value-type="boolean" office:boolean-value="false">
            <text:p>FALSE</text:p>
          </table:table-cell>
          <table:table-cell table:style-name="ACE-0x7fdae9d63af0" table:content-validation-name="VAL-0x7fdae8a46010" office:value-type="boolean" office:boolean-value="false">
            <text:p>FALSE</text:p>
          </table:table-cell>
          <table:table-cell table:style-name="ACE-0x7fdae9d63c18" table:content-validation-name="VAL-0x7fdae8a74410" office:value-type="float" office:value="1">
            <text:p>1</text:p>
          </table:table-cell>
          <table:table-cell table:style-name="ACE-0x7fdae9d63d40" table:content-validation-name="VAL-0x7fdae8aa34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4">
            <text:p>4</text:p>
          </table:table-cell>
          <table:table-cell table:style-name="ACE-0x7fdae860bdd8" office:value-type="string">
            <text:p>TC_SearchProductOnTheBasisOfStatus</text:p>
          </table:table-cell>
          <table:table-cell table:style-name="ACE-0x7fdae9d63e68" table:content-validation-name="VAL-0x7fdae8ad1c10" office:value-type="string">
            <text:p>FIREFOX</text:p>
          </table:table-cell>
          <table:table-cell table:style-name="ACE-0x7fdae9d63f90" table:content-validation-name="VAL-0x7fdae8aff710" office:value-type="boolean" office:boolean-value="false">
            <text:p>FALSE</text:p>
          </table:table-cell>
          <table:table-cell table:style-name="ACE-0x7fdae9d640b8" table:content-validation-name="VAL-0x7fdae8b45410" office:value-type="boolean" office:boolean-value="false">
            <text:p>FALSE</text:p>
          </table:table-cell>
          <table:table-cell table:style-name="ACE-0x7fdae9d641e0" table:content-validation-name="VAL-0x7fdae8b8a410" office:value-type="boolean" office:boolean-value="false">
            <text:p>FALSE</text:p>
          </table:table-cell>
          <table:table-cell table:style-name="ACE-0x7fdae9d64308" table:content-validation-name="VAL-0x7fdae8bcfc10" office:value-type="boolean" office:boolean-value="false">
            <text:p>FALSE</text:p>
          </table:table-cell>
          <table:table-cell table:style-name="ACE-0x7fdae9d64430" table:content-validation-name="VAL-0x7fdae8bfea10" office:value-type="boolean" office:boolean-value="false">
            <text:p>FALSE</text:p>
          </table:table-cell>
          <table:table-cell table:style-name="ACE-0x7fdae9d64558" table:content-validation-name="VAL-0x7fdae8c44810" office:value-type="float" office:value="1">
            <text:p>1</text:p>
          </table:table-cell>
          <table:table-cell table:style-name="ACE-0x7fdae9d64680" table:content-validation-name="VAL-0x7fdae8c898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5">
            <text:p>5</text:p>
          </table:table-cell>
          <table:table-cell table:style-name="ACE-0x7fdae860bdd8" office:value-type="string">
            <text:p>TC_ProductOnTheBasisOfFuzzySearch</text:p>
          </table:table-cell>
          <table:table-cell table:style-name="ACE-0x7fdae9d647a8" table:content-validation-name="VAL-0x7fdae8cb8010" office:value-type="string">
            <text:p>FIREFOX</text:p>
          </table:table-cell>
          <table:table-cell table:style-name="ACE-0x7fdae9d648d0" table:content-validation-name="VAL-0x7fdae8cfd410" office:value-type="boolean" office:boolean-value="false">
            <text:p>FALSE</text:p>
          </table:table-cell>
          <table:table-cell table:style-name="ACE-0x7fdae9d649f8" table:content-validation-name="VAL-0x7fdae8d2bc10" office:value-type="boolean" office:boolean-value="false">
            <text:p>FALSE</text:p>
          </table:table-cell>
          <table:table-cell table:style-name="ACE-0x7fdae9d64b20" table:content-validation-name="VAL-0x7fdae8d59810" office:value-type="boolean" office:boolean-value="false">
            <text:p>FALSE</text:p>
          </table:table-cell>
          <table:table-cell table:style-name="ACE-0x7fdae9d64c48" table:content-validation-name="VAL-0x7fdae8d89010" office:value-type="boolean" office:boolean-value="false">
            <text:p>FALSE</text:p>
          </table:table-cell>
          <table:table-cell table:style-name="ACE-0x7fdae9d64d70" table:content-validation-name="VAL-0x7fdae8dce410" office:value-type="boolean" office:boolean-value="false">
            <text:p>FALSE</text:p>
          </table:table-cell>
          <table:table-cell table:style-name="ACE-0x7fdae9d64e98" table:content-validation-name="VAL-0x7fdae8e13c10" office:value-type="float" office:value="1">
            <text:p>1</text:p>
          </table:table-cell>
          <table:table-cell table:style-name="ACE-0x7fdae9d64fc0" table:content-validation-name="VAL-0x7fdae8e58c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6">
            <text:p>6</text:p>
          </table:table-cell>
          <table:table-cell table:style-name="ACE-0x7fdae860bdd8" office:value-type="string">
            <text:p>TC_SearchProductOnTheBasisOfMerchant</text:p>
          </table:table-cell>
          <table:table-cell table:style-name="ACE-0x7fdae9d650e8" table:content-validation-name="VAL-0x7fdae9d67730" office:value-type="string">
            <text:p>FIREFOX</text:p>
          </table:table-cell>
          <table:table-cell table:style-name="ACE-0x7fdae9d65210" table:content-validation-name="VAL-0x7fdae8e87410" office:value-type="boolean" office:boolean-value="false">
            <text:p>FALSE</text:p>
          </table:table-cell>
          <table:table-cell table:style-name="ACE-0x7fdae9d65338" table:content-validation-name="VAL-0x7fdae8eb5010" office:value-type="boolean" office:boolean-value="false">
            <text:p>FALSE</text:p>
          </table:table-cell>
          <table:table-cell table:style-name="ACE-0x7fdae9d65460" table:content-validation-name="VAL-0x7fdae8ee4310" office:value-type="boolean" office:boolean-value="false">
            <text:p>FALSE</text:p>
          </table:table-cell>
          <table:table-cell table:style-name="ACE-0x7fdae9d65588" table:content-validation-name="VAL-0x7fdae8f29810" office:value-type="boolean" office:boolean-value="false">
            <text:p>FALSE</text:p>
          </table:table-cell>
          <table:table-cell table:style-name="ACE-0x7fdae9d656b0" table:content-validation-name="VAL-0x7fdae8f6f410" office:value-type="boolean" office:boolean-value="false">
            <text:p>FALSE</text:p>
          </table:table-cell>
          <table:table-cell table:style-name="ACE-0x7fdae9d657d8" table:content-validation-name="VAL-0x7fdae8f9c810" office:value-type="float" office:value="1">
            <text:p>1</text:p>
          </table:table-cell>
          <table:table-cell table:style-name="ACE-0x7fdae9d65900" table:content-validation-name="VAL-0x7fdae8fe20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7">
            <text:p>7</text:p>
          </table:table-cell>
          <table:table-cell table:style-name="ACE-0x7fdae860bdd8" office:value-type="string">
            <text:p>TC_BackEndManageProduct_EditStatus</text:p>
          </table:table-cell>
          <table:table-cell table:style-name="ACE-0x7fdae9d65a28" table:content-validation-name="VAL-0x7fdae9027410" office:value-type="string">
            <text:p>FIREFOX</text:p>
          </table:table-cell>
          <table:table-cell table:style-name="ACE-0x7fdae9d65b50" table:content-validation-name="VAL-0x7fdae9056b10" office:value-type="boolean" office:boolean-value="false">
            <text:p>FALSE</text:p>
          </table:table-cell>
          <table:table-cell table:style-name="ACE-0x7fdae9d65c78" table:content-validation-name="VAL-0x7fdae909bc10" office:value-type="boolean" office:boolean-value="false">
            <text:p>FALSE</text:p>
          </table:table-cell>
          <table:table-cell table:style-name="ACE-0x7fdae9d65da0" table:content-validation-name="VAL-0x7fdae90e1310" office:value-type="boolean" office:boolean-value="false">
            <text:p>FALSE</text:p>
          </table:table-cell>
          <table:table-cell table:style-name="ACE-0x7fdae9d65ec8" table:content-validation-name="VAL-0x7fdae9126c10" office:value-type="boolean" office:boolean-value="false">
            <text:p>FALSE</text:p>
          </table:table-cell>
          <table:table-cell table:style-name="ACE-0x7fdae9d65ff0" table:content-validation-name="VAL-0x7fdae916c010" office:value-type="boolean" office:boolean-value="false">
            <text:p>FALSE</text:p>
          </table:table-cell>
          <table:table-cell table:style-name="ACE-0x7fdae9d66118" table:content-validation-name="VAL-0x7fdae919a810" office:value-type="float" office:value="1">
            <text:p>1</text:p>
          </table:table-cell>
          <table:table-cell table:style-name="ACE-0x7fdae9d66240" table:content-validation-name="VAL-0x7fdae91c92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8">
            <text:p>8</text:p>
          </table:table-cell>
          <table:table-cell table:style-name="ACE-0x7fdae860bdd8" office:value-type="string">
            <text:p>TC_BackEndManageProduct_MultipleStatusValue</text:p>
          </table:table-cell>
          <table:table-cell table:style-name="ACE-0x7fdae9d66368" table:content-validation-name="VAL-0x7fdae9d5e470" office:value-type="string">
            <text:p>FIREFOX</text:p>
          </table:table-cell>
          <table:table-cell table:style-name="ACE-0x7fdae9d66490" table:content-validation-name="VAL-0x7fdae9226410" office:value-type="boolean" office:boolean-value="false">
            <text:p>FALSE</text:p>
          </table:table-cell>
          <table:table-cell table:style-name="ACE-0x7fdae9d665b8" table:content-validation-name="VAL-0x7fdae926b810" office:value-type="boolean" office:boolean-value="false">
            <text:p>FALSE</text:p>
          </table:table-cell>
          <table:table-cell table:style-name="ACE-0x7fdae9d666e0" table:content-validation-name="VAL-0x7fdae92b0710" office:value-type="boolean" office:boolean-value="false">
            <text:p>FALSE</text:p>
          </table:table-cell>
          <table:table-cell table:style-name="ACE-0x7fdae9d66808" table:content-validation-name="VAL-0x7fdae92f6010" office:value-type="boolean" office:boolean-value="false">
            <text:p>FALSE</text:p>
          </table:table-cell>
          <table:table-cell table:style-name="ACE-0x7fdae9d66930" table:content-validation-name="VAL-0x7fdae933b410" office:value-type="boolean" office:boolean-value="false">
            <text:p>FALSE</text:p>
          </table:table-cell>
          <table:table-cell table:style-name="ACE-0x7fdae9d66a58" table:content-validation-name="VAL-0x7fdae9353410" office:value-type="float" office:value="1">
            <text:p>1</text:p>
          </table:table-cell>
          <table:table-cell table:style-name="ACE-0x7fdae9d66b80" table:content-validation-name="VAL-0x7fdae93982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9">
            <text:p>9</text:p>
          </table:table-cell>
          <table:table-cell table:style-name="ACE-0x7fdae860bdd8" office:value-type="string">
            <text:p>TC_BackEndManageProduct_ChangeStatus</text:p>
          </table:table-cell>
          <table:table-cell table:style-name="ACE-0x7fdae9d66ca8" table:content-validation-name="VAL-0x7fdae93c6810" office:value-type="string">
            <text:p>FIREFOX</text:p>
          </table:table-cell>
          <table:table-cell table:style-name="ACE-0x7fdae9d66dd0" table:content-validation-name="VAL-0x7fdae93f5010" office:value-type="boolean" office:boolean-value="false">
            <text:p>FALSE</text:p>
          </table:table-cell>
          <table:table-cell table:style-name="ACE-0x7fdae9d67f18" table:content-validation-name="VAL-0x7fdae9422810" office:value-type="boolean" office:boolean-value="false">
            <text:p>FALSE</text:p>
          </table:table-cell>
          <table:table-cell table:style-name="ACE-0x7fdae9d68040" table:content-validation-name="VAL-0x7fdae9451010" office:value-type="boolean" office:boolean-value="false">
            <text:p>FALSE</text:p>
          </table:table-cell>
          <table:table-cell table:style-name="ACE-0x7fdae9d68168" table:content-validation-name="VAL-0x7fdae9496410" office:value-type="boolean" office:boolean-value="false">
            <text:p>FALSE</text:p>
          </table:table-cell>
          <table:table-cell table:style-name="ACE-0x7fdae9d68290" table:content-validation-name="VAL-0x7fdae94c5810" office:value-type="boolean" office:boolean-value="false">
            <text:p>FALSE</text:p>
          </table:table-cell>
          <table:table-cell table:style-name="ACE-0x7fdae9d683b8" table:content-validation-name="VAL-0x7fdae94f3710" office:value-type="float" office:value="1">
            <text:p>1</text:p>
          </table:table-cell>
          <table:table-cell table:style-name="ACE-0x7fdae9d684e0" table:content-validation-name="VAL-0x7fdae95218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0">
            <text:p>10</text:p>
          </table:table-cell>
          <table:table-cell table:style-name="ACE-0x7fdae860bdd8" office:value-type="string">
            <text:p>TC_BackEndManageProduct_VerifyStatusField</text:p>
          </table:table-cell>
          <table:table-cell table:style-name="ACE-0x7fdae9d68608" table:content-validation-name="VAL-0x7fdae9550010" office:value-type="string">
            <text:p>FIREFOX</text:p>
          </table:table-cell>
          <table:table-cell table:style-name="ACE-0x7fdae9d68730" table:content-validation-name="VAL-0x7fdae957e010" office:value-type="boolean" office:boolean-value="false">
            <text:p>FALSE</text:p>
          </table:table-cell>
          <table:table-cell table:style-name="ACE-0x7fdae9d68858" table:content-validation-name="VAL-0x7fdae95c3810" office:value-type="boolean" office:boolean-value="false">
            <text:p>FALSE</text:p>
          </table:table-cell>
          <table:table-cell table:style-name="ACE-0x7fdae9d68980" table:content-validation-name="VAL-0x7fdae9608810" office:value-type="boolean" office:boolean-value="false">
            <text:p>FALSE</text:p>
          </table:table-cell>
          <table:table-cell table:style-name="ACE-0x7fdae9d68aa8" table:content-validation-name="VAL-0x7fdae9638810" office:value-type="boolean" office:boolean-value="false">
            <text:p>FALSE</text:p>
          </table:table-cell>
          <table:table-cell table:style-name="ACE-0x7fdae9d68bd0" table:content-validation-name="VAL-0x7fdae967d410" office:value-type="boolean" office:boolean-value="false">
            <text:p>FALSE</text:p>
          </table:table-cell>
          <table:table-cell table:style-name="ACE-0x7fdae9d68cf8" table:content-validation-name="VAL-0x7fdae96c2710" office:value-type="float" office:value="1">
            <text:p>1</text:p>
          </table:table-cell>
          <table:table-cell table:style-name="ACE-0x7fdae9d68e20" table:content-validation-name="VAL-0x7fdae96f10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1">
            <text:p>11</text:p>
          </table:table-cell>
          <table:table-cell table:style-name="ACE-0x7fdae860bdd8" office:value-type="string">
            <text:p>TC_BackEndManageProduct_VerifyAdvanceSearchPage</text:p>
          </table:table-cell>
          <table:table-cell table:style-name="ACE-0x7fdae9d68f48" table:content-validation-name="VAL-0x7fdae971f810" office:value-type="string">
            <text:p>FIREFOX</text:p>
          </table:table-cell>
          <table:table-cell table:style-name="ACE-0x7fdae9d69070" table:content-validation-name="VAL-0x7fdae9764410" office:value-type="boolean" office:boolean-value="false">
            <text:p>FALSE</text:p>
          </table:table-cell>
          <table:table-cell table:style-name="ACE-0x7fdae9d69198" table:content-validation-name="VAL-0x7fdae9792c10" office:value-type="boolean" office:boolean-value="false">
            <text:p>FALSE</text:p>
          </table:table-cell>
          <table:table-cell table:style-name="ACE-0x7fdae9d692c0" table:content-validation-name="VAL-0x7fdae97c1810" office:value-type="boolean" office:boolean-value="false">
            <text:p>FALSE</text:p>
          </table:table-cell>
          <table:table-cell table:style-name="ACE-0x7fdae9d693e8" table:content-validation-name="VAL-0x7fdae9807410" office:value-type="boolean" office:boolean-value="false">
            <text:p>FALSE</text:p>
          </table:table-cell>
          <table:table-cell table:style-name="ACE-0x7fdae9d69510" table:content-validation-name="VAL-0x7fdae984c810" office:value-type="boolean" office:boolean-value="false">
            <text:p>FALSE</text:p>
          </table:table-cell>
          <table:table-cell table:style-name="ACE-0x7fdae9d69638" table:content-validation-name="VAL-0x7fdae9891b10" office:value-type="float" office:value="1">
            <text:p>1</text:p>
          </table:table-cell>
          <table:table-cell table:style-name="ACE-0x7fdae9d69760" table:content-validation-name="VAL-0x7fdae98c00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2">
            <text:p>12</text:p>
          </table:table-cell>
          <table:table-cell table:style-name="ACE-0x7fdae860bdd8" office:value-type="string">
            <text:p>TC_BackEndManageProduct_VerifyAdvanceSearchBySalesAmount</text:p>
          </table:table-cell>
          <table:table-cell table:style-name="ACE-0x7fdae9d69888" table:content-validation-name="VAL-0x7fdae98ee810" office:value-type="string">
            <text:p>FIREFOX</text:p>
          </table:table-cell>
          <table:table-cell table:style-name="ACE-0x7fdae9d699b0" table:content-validation-name="VAL-0x7fdae991d810" office:value-type="boolean" office:boolean-value="false">
            <text:p>FALSE</text:p>
          </table:table-cell>
          <table:table-cell table:style-name="ACE-0x7fdae9d69ad8" table:content-validation-name="VAL-0x7fdae9963410" office:value-type="boolean" office:boolean-value="false">
            <text:p>FALSE</text:p>
          </table:table-cell>
          <table:table-cell table:style-name="ACE-0x7fdae9d69c00" table:content-validation-name="VAL-0x7fdae99a8010" office:value-type="boolean" office:boolean-value="false">
            <text:p>FALSE</text:p>
          </table:table-cell>
          <table:table-cell table:style-name="ACE-0x7fdae9d69d28" table:content-validation-name="VAL-0x7fdae99ed210" office:value-type="boolean" office:boolean-value="false">
            <text:p>FALSE</text:p>
          </table:table-cell>
          <table:table-cell table:style-name="ACE-0x7fdae9d69e50" table:content-validation-name="VAL-0x7fdae9a32c10" office:value-type="boolean" office:boolean-value="false">
            <text:p>FALSE</text:p>
          </table:table-cell>
          <table:table-cell table:style-name="ACE-0x7fdae9d69f78" table:content-validation-name="VAL-0x7fdae9a60b10" office:value-type="float" office:value="1">
            <text:p>1</text:p>
          </table:table-cell>
          <table:table-cell table:style-name="ACE-0x7fdae9d6a0a0" table:content-validation-name="VAL-0x7fdae9a78b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3">
            <text:p>13</text:p>
          </table:table-cell>
          <table:table-cell table:style-name="ACE-0x7fdae860bdd8" office:value-type="string">
            <text:p>TC_BackEndManageProduct_VerifyAdvanceSearchByPeriod</text:p>
          </table:table-cell>
          <table:table-cell table:style-name="ACE-0x7fdae9d6a1c8" table:content-validation-name="VAL-0x7fdae9aa7810" office:value-type="string">
            <text:p>FIREFOX</text:p>
          </table:table-cell>
          <table:table-cell table:style-name="ACE-0x7fdae9d6a2f0" table:content-validation-name="VAL-0x7fdae9aec410" office:value-type="boolean" office:boolean-value="false">
            <text:p>FALSE</text:p>
          </table:table-cell>
          <table:table-cell table:style-name="ACE-0x7fdae9d6a418" table:content-validation-name="VAL-0x7fdae9b32010" office:value-type="boolean" office:boolean-value="false">
            <text:p>FALSE</text:p>
          </table:table-cell>
          <table:table-cell table:style-name="ACE-0x7fdae9d6a540" table:content-validation-name="VAL-0x7fdae9b77010" office:value-type="boolean" office:boolean-value="false">
            <text:p>FALSE</text:p>
          </table:table-cell>
          <table:table-cell table:style-name="ACE-0x7fdae9d6a668" table:content-validation-name="VAL-0x7fdae9bbc310" office:value-type="boolean" office:boolean-value="false">
            <text:p>FALSE</text:p>
          </table:table-cell>
          <table:table-cell table:style-name="ACE-0x7fdae9d6a790" table:content-validation-name="VAL-0x7fdae9beb310" office:value-type="boolean" office:boolean-value="false">
            <text:p>FALSE</text:p>
          </table:table-cell>
          <table:table-cell table:style-name="ACE-0x7fdae9d6a8b8" table:content-validation-name="VAL-0x7fdae9c30310" office:value-type="float" office:value="1">
            <text:p>1</text:p>
          </table:table-cell>
          <table:table-cell table:style-name="ACE-0x7fdae9d6a9e0" table:content-validation-name="VAL-0x7fdae9c5f01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14">
            <text:p>14</text:p>
          </table:table-cell>
          <table:table-cell table:style-name="ACE-0x7fdae9d6ab08" office:value-type="string">
            <text:p>TC_BackEndManageProduct</text:p>
          </table:table-cell>
          <table:table-cell table:style-name="ACE-0x7fdae9d6ac30" table:content-validation-name="VAL-0x7fdae9c8d410" office:value-type="string">
            <text:p>FIREFOX</text:p>
          </table:table-cell>
          <table:table-cell table:style-name="ACE-0x7fdae9d6ad58" table:content-validation-name="VAL-0x7fdae9cbb410" office:value-type="boolean" office:boolean-value="false">
            <text:p>FALSE</text:p>
          </table:table-cell>
          <table:table-cell table:style-name="ACE-0x7fdae9d6ae80" table:content-validation-name="VAL-0x7fdae9d01010" office:value-type="boolean" office:boolean-value="false">
            <text:p>FALSE</text:p>
          </table:table-cell>
          <table:table-cell table:style-name="ACE-0x7fdae9d6afa8" table:content-validation-name="VAL-0x7fdae9d46010" office:value-type="boolean" office:boolean-value="false">
            <text:p>FALSE</text:p>
          </table:table-cell>
          <table:table-cell table:style-name="ACE-0x7fdae9d6b0d0" table:content-validation-name="VAL-0x7fdae8c01410" office:value-type="boolean" office:boolean-value="false">
            <text:p>FALSE</text:p>
          </table:table-cell>
          <table:table-cell table:style-name="ACE-0x7fdae9d6b1f8" table:content-validation-name="VAL-0x7fdae91cec10" office:value-type="boolean" office:boolean-value="false">
            <text:p>FALSE</text:p>
          </table:table-cell>
          <table:table-cell table:style-name="ACE-0x7fdae9d6b320" table:content-validation-name="VAL-0x7fdae87aac10" office:value-type="float" office:value="1">
            <text:p>1</text:p>
          </table:table-cell>
          <table:table-cell table:style-name="ACE-0x7fdae9d6b448" table:content-validation-name="VAL-0x7fdae8c04410" office:value-type="float" office:value="1">
            <text:p>1</text:p>
          </table:table-cell>
          <table:table-cell table:style-name="ACE-0x7fdae860bb88" office:value-type="float" office:value="2">
            <text:p>2</text:p>
          </table:table-cell>
          <table:table-cell table:number-rows-spanned="21" table:style-name="ACE-0x7fdae860bcb0" office:value-type="string">
            <text:p>ShopClues_Catalog_AdminPanel_1-By-1 Add Product</text:p>
          </table:table-cell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5">
            <text:p>15</text:p>
          </table:table-cell>
          <table:table-cell table:style-name="ACE-0x7fdae9d6b570" office:value-type="string">
            <text:p>TC_DeleteProduct</text:p>
          </table:table-cell>
          <table:table-cell table:style-name="ACE-0x7fdae9d6b698" table:content-validation-name="VAL-0x7fdae891dc10" office:value-type="string">
            <text:p>FIREFOX</text:p>
          </table:table-cell>
          <table:table-cell table:style-name="ACE-0x7fdae9d6b7c0" table:content-validation-name="VAL-0x7fdae91d5c10" office:value-type="boolean" office:boolean-value="false">
            <text:p>FALSE</text:p>
          </table:table-cell>
          <table:table-cell table:style-name="ACE-0x7fdae9d6b8e8" table:content-validation-name="VAL-0x7fdae8c06c10" office:value-type="boolean" office:boolean-value="false">
            <text:p>FALSE</text:p>
          </table:table-cell>
          <table:table-cell table:style-name="ACE-0x7fdae9d6ba10" table:content-validation-name="VAL-0x7fdae91d9810" office:value-type="boolean" office:boolean-value="false">
            <text:p>FALSE</text:p>
          </table:table-cell>
          <table:table-cell table:style-name="ACE-0x7fdae9d6bb38" table:content-validation-name="VAL-0x7fdae87abb10" office:value-type="boolean" office:boolean-value="false">
            <text:p>FALSE</text:p>
          </table:table-cell>
          <table:table-cell table:style-name="ACE-0x7fdae9d6bc60" table:content-validation-name="VAL-0x7fdae8c09810" office:value-type="boolean" office:boolean-value="false">
            <text:p>FALSE</text:p>
          </table:table-cell>
          <table:table-cell table:style-name="ACE-0x7fdae9d6de28" table:content-validation-name="VAL-0x7fdae91def10" office:value-type="float" office:value="1">
            <text:p>1</text:p>
          </table:table-cell>
          <table:table-cell table:style-name="ACE-0x7fdae9d6df50" table:content-validation-name="VAL-0x7fdae86948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6">
            <text:p>16</text:p>
          </table:table-cell>
          <table:table-cell table:style-name="ACE-0x7fdae9d6b570" office:value-type="string">
            <text:p>TC_SortProduct</text:p>
          </table:table-cell>
          <table:table-cell table:style-name="ACE-0x7fdae9d6e078" table:content-validation-name="VAL-0x7fdae8c0c210" office:value-type="string">
            <text:p>FIREFOX</text:p>
          </table:table-cell>
          <table:table-cell table:style-name="ACE-0x7fdae9d6e1a0" table:content-validation-name="VAL-0x7fdae8922410" office:value-type="boolean" office:boolean-value="false">
            <text:p>FALSE</text:p>
          </table:table-cell>
          <table:table-cell table:style-name="ACE-0x7fdae9d6e2c8" table:content-validation-name="VAL-0x7fdae91e6f10" office:value-type="boolean" office:boolean-value="false">
            <text:p>FALSE</text:p>
          </table:table-cell>
          <table:table-cell table:style-name="ACE-0x7fdae9d6e3f0" table:content-validation-name="VAL-0x7fdae8c0f010" office:value-type="boolean" office:boolean-value="false">
            <text:p>FALSE</text:p>
          </table:table-cell>
          <table:table-cell table:style-name="ACE-0x7fdae9d6e518" table:content-validation-name="VAL-0x7fdae91eb810" office:value-type="boolean" office:boolean-value="false">
            <text:p>FALSE</text:p>
          </table:table-cell>
          <table:table-cell table:style-name="ACE-0x7fdae9d6e640" table:content-validation-name="VAL-0x7fdae86f2010" office:value-type="boolean" office:boolean-value="false">
            <text:p>FALSE</text:p>
          </table:table-cell>
          <table:table-cell table:style-name="ACE-0x7fdae9d6e768" table:content-validation-name="VAL-0x7fdae8c11c10" office:value-type="float" office:value="1">
            <text:p>1</text:p>
          </table:table-cell>
          <table:table-cell table:style-name="ACE-0x7fdae9d6e890" table:content-validation-name="VAL-0x7fdae8924c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7">
            <text:p>17</text:p>
          </table:table-cell>
          <table:table-cell table:style-name="ACE-0x7fdae9d6b570" office:value-type="string">
            <text:p>TC_ViewAll</text:p>
          </table:table-cell>
          <table:table-cell table:style-name="ACE-0x7fdae9d6e9b8" table:content-validation-name="VAL-0x7fdae8c12f10" office:value-type="string">
            <text:p>FIREFOX</text:p>
          </table:table-cell>
          <table:table-cell table:style-name="ACE-0x7fdae9d6eae0" table:content-validation-name="VAL-0x7fdae87aec10" office:value-type="boolean" office:boolean-value="false">
            <text:p>FALSE</text:p>
          </table:table-cell>
          <table:table-cell table:style-name="ACE-0x7fdae9d6ec08" table:content-validation-name="VAL-0x7fdae91f4b10" office:value-type="boolean" office:boolean-value="false">
            <text:p>FALSE</text:p>
          </table:table-cell>
          <table:table-cell table:style-name="ACE-0x7fdae9d6ed30" table:content-validation-name="VAL-0x7fdae8c16f10" office:value-type="boolean" office:boolean-value="false">
            <text:p>FALSE</text:p>
          </table:table-cell>
          <table:table-cell table:style-name="ACE-0x7fdae9d6ee58" table:content-validation-name="VAL-0x7fdae91fa410" office:value-type="boolean" office:boolean-value="false">
            <text:p>FALSE</text:p>
          </table:table-cell>
          <table:table-cell table:style-name="ACE-0x7fdae9d6ef80" table:content-validation-name="VAL-0x7fdae8927c10" office:value-type="boolean" office:boolean-value="false">
            <text:p>FALSE</text:p>
          </table:table-cell>
          <table:table-cell table:style-name="ACE-0x7fdae9d6f0a8" table:content-validation-name="VAL-0x7fdae8c1a010" office:value-type="float" office:value="1">
            <text:p>1</text:p>
          </table:table-cell>
          <table:table-cell table:style-name="ACE-0x7fdae9d6f1d0" table:content-validation-name="VAL-0x7fdae87b04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8">
            <text:p>18</text:p>
          </table:table-cell>
          <table:table-cell table:style-name="ACE-0x7fdae9d6b570" office:value-type="string">
            <text:p>TC_VerifyProductTable</text:p>
          </table:table-cell>
          <table:table-cell table:style-name="ACE-0x7fdae9d6f2f8" table:content-validation-name="VAL-0x7fdae9201410" office:value-type="string">
            <text:p>FIREFOX</text:p>
          </table:table-cell>
          <table:table-cell table:style-name="ACE-0x7fdae9d6f420" table:content-validation-name="VAL-0x7fdae9202810" office:value-type="boolean" office:boolean-value="false">
            <text:p>FALSE</text:p>
          </table:table-cell>
          <table:table-cell table:style-name="ACE-0x7fdae9d6f548" table:content-validation-name="VAL-0x7fdae9203610" office:value-type="boolean" office:boolean-value="false">
            <text:p>FALSE</text:p>
          </table:table-cell>
          <table:table-cell table:style-name="ACE-0x7fdae9d6f670" table:content-validation-name="VAL-0x7fdae8c1dc10" office:value-type="boolean" office:boolean-value="false">
            <text:p>FALSE</text:p>
          </table:table-cell>
          <table:table-cell table:style-name="ACE-0x7fdae9d6f798" table:content-validation-name="VAL-0x7fdae9208010" office:value-type="boolean" office:boolean-value="false">
            <text:p>FALSE</text:p>
          </table:table-cell>
          <table:table-cell table:style-name="ACE-0x7fdae9d6f8c0" table:content-validation-name="VAL-0x7fdae87b1c10" office:value-type="boolean" office:boolean-value="false">
            <text:p>FALSE</text:p>
          </table:table-cell>
          <table:table-cell table:style-name="ACE-0x7fdae9d6f9e8" table:content-validation-name="VAL-0x7fdae8c21010" office:value-type="float" office:value="1">
            <text:p>1</text:p>
          </table:table-cell>
          <table:table-cell table:style-name="ACE-0x7fdae9d6fb10" table:content-validation-name="VAL-0x7fdae892b8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19">
            <text:p>19</text:p>
          </table:table-cell>
          <table:table-cell table:style-name="ACE-0x7fdae9d6b570" office:value-type="string">
            <text:p>TC_GoToPage</text:p>
          </table:table-cell>
          <table:table-cell table:style-name="ACE-0x7fdae9d6fc38" table:content-validation-name="VAL-0x7fdae920ff10" office:value-type="string">
            <text:p>FIREFOX</text:p>
          </table:table-cell>
          <table:table-cell table:style-name="ACE-0x7fdae9d6fd60" table:content-validation-name="VAL-0x7fdae9211810" office:value-type="boolean" office:boolean-value="false">
            <text:p>FALSE</text:p>
          </table:table-cell>
          <table:table-cell table:style-name="ACE-0x7fdae9d6fe88" table:content-validation-name="VAL-0x7fdae892d010" office:value-type="boolean" office:boolean-value="false">
            <text:p>FALSE</text:p>
          </table:table-cell>
          <table:table-cell table:style-name="ACE-0x7fdae9d6ffb0" table:content-validation-name="VAL-0x7fdae9215810" office:value-type="boolean" office:boolean-value="false">
            <text:p>FALSE</text:p>
          </table:table-cell>
          <table:table-cell table:style-name="ACE-0x7fdae9d700d8" table:content-validation-name="VAL-0x7fdae8c26410" office:value-type="boolean" office:boolean-value="false">
            <text:p>FALSE</text:p>
          </table:table-cell>
          <table:table-cell table:style-name="ACE-0x7fdae9d70200" table:content-validation-name="VAL-0x7fdae9219310" office:value-type="boolean" office:boolean-value="false">
            <text:p>FALSE</text:p>
          </table:table-cell>
          <table:table-cell table:style-name="ACE-0x7fdae9d70328" table:content-validation-name="VAL-0x7fdae921b010" office:value-type="float" office:value="1">
            <text:p>1</text:p>
          </table:table-cell>
          <table:table-cell table:style-name="ACE-0x7fdae9d70450" table:content-validation-name="VAL-0x7fdae921c8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9d70578" office:value-type="float" office:value="23">
            <text:p>23</text:p>
          </table:table-cell>
          <table:table-cell table:style-name="ACE-0x7fdae9d6b570" office:value-type="string">
            <text:p>TC_BackEndManageProduct_VerifyEditFields</text:p>
          </table:table-cell>
          <table:table-cell table:style-name="ACE-0x7fdae9d706a0" table:content-validation-name="VAL-0x7fdae8930010" office:value-type="string">
            <text:p>FIREFOX</text:p>
          </table:table-cell>
          <table:table-cell table:style-name="ACE-0x7fdae9d707c8" table:content-validation-name="VAL-0x7fdae9220310" office:value-type="boolean" office:boolean-value="false">
            <text:p>FALSE</text:p>
          </table:table-cell>
          <table:table-cell table:style-name="ACE-0x7fdae9d708f0" table:content-validation-name="VAL-0x7fdae8c2bc10" office:value-type="boolean" office:boolean-value="false">
            <text:p>FALSE</text:p>
          </table:table-cell>
          <table:table-cell table:style-name="ACE-0x7fdae9d70a18" table:content-validation-name="VAL-0x7fdae9224c10" office:value-type="boolean" office:boolean-value="false">
            <text:p>FALSE</text:p>
          </table:table-cell>
          <table:table-cell table:style-name="ACE-0x7fdae9d70b40" table:content-validation-name="VAL-0x7fdae864f410" office:value-type="boolean" office:boolean-value="false">
            <text:p>FALSE</text:p>
          </table:table-cell>
          <table:table-cell table:style-name="ACE-0x7fdae9d70c68" table:content-validation-name="VAL-0x7fdae8c2fc10" office:value-type="boolean" office:boolean-value="false">
            <text:p>FALSE</text:p>
          </table:table-cell>
          <table:table-cell table:style-name="ACE-0x7fdae9d70d90" table:content-validation-name="VAL-0x7fdae8933810" office:value-type="float" office:value="1">
            <text:p>1</text:p>
          </table:table-cell>
          <table:table-cell table:style-name="ACE-0x7fdae9d70eb8" table:content-validation-name="VAL-0x7fdae8c30b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4">
            <text:p>24</text:p>
          </table:table-cell>
          <table:table-cell table:style-name="ACE-0x7fdae9d6b570" office:value-type="string">
            <text:p>TC_BackEndManageProduct_EditFields</text:p>
          </table:table-cell>
          <table:table-cell table:style-name="ACE-0x7fdae9d70fe0" table:content-validation-name="VAL-0x7fdae87b5810" office:value-type="string">
            <text:p>FIREFOX</text:p>
          </table:table-cell>
          <table:table-cell table:style-name="ACE-0x7fdae9d71108" table:content-validation-name="VAL-0x7fdae8c32410" office:value-type="boolean" office:boolean-value="false">
            <text:p>FALSE</text:p>
          </table:table-cell>
          <table:table-cell table:style-name="ACE-0x7fdae9d71230" table:content-validation-name="VAL-0x7fdae9230c10" office:value-type="boolean" office:boolean-value="false">
            <text:p>FALSE</text:p>
          </table:table-cell>
          <table:table-cell table:style-name="ACE-0x7fdae9d71358" table:content-validation-name="VAL-0x7fdae86f6310" office:value-type="boolean" office:boolean-value="false">
            <text:p>FALSE</text:p>
          </table:table-cell>
          <table:table-cell table:style-name="ACE-0x7fdae9d71480" table:content-validation-name="VAL-0x7fdae9235010" office:value-type="boolean" office:boolean-value="false">
            <text:p>FALSE</text:p>
          </table:table-cell>
          <table:table-cell table:style-name="ACE-0x7fdae9d715a8" table:content-validation-name="VAL-0x7fdae9235f10" office:value-type="boolean" office:boolean-value="false">
            <text:p>FALSE</text:p>
          </table:table-cell>
          <table:table-cell table:style-name="ACE-0x7fdae9d716d0" table:content-validation-name="VAL-0x7fdae9237c10" office:value-type="float" office:value="1">
            <text:p>1</text:p>
          </table:table-cell>
          <table:table-cell table:style-name="ACE-0x7fdae9d717f8" table:content-validation-name="VAL-0x7fdae92390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5">
            <text:p>25</text:p>
          </table:table-cell>
          <table:table-cell table:style-name="ACE-0x7fdae9d6b570" office:value-type="string">
            <text:p>TC_BackEndManageProduct_EditFields_Highlight</text:p>
          </table:table-cell>
          <table:table-cell table:style-name="ACE-0x7fdae9d71920" table:content-validation-name="VAL-0x7fdae8937c10" office:value-type="string">
            <text:p>FIREFOX</text:p>
          </table:table-cell>
          <table:table-cell table:style-name="ACE-0x7fdae9d71a48" table:content-validation-name="VAL-0x7fdae923de10" office:value-type="boolean" office:boolean-value="false">
            <text:p>FALSE</text:p>
          </table:table-cell>
          <table:table-cell table:style-name="ACE-0x7fdae9d71b70" table:content-validation-name="VAL-0x7fdae923f810" office:value-type="boolean" office:boolean-value="false">
            <text:p>FALSE</text:p>
          </table:table-cell>
          <table:table-cell table:style-name="ACE-0x7fdae9d75c28" table:content-validation-name="VAL-0x7fdae8938a10" office:value-type="boolean" office:boolean-value="false">
            <text:p>FALSE</text:p>
          </table:table-cell>
          <table:table-cell table:style-name="ACE-0x7fdae9d75d50" table:content-validation-name="VAL-0x7fdae8c3c410" office:value-type="boolean" office:boolean-value="false">
            <text:p>FALSE</text:p>
          </table:table-cell>
          <table:table-cell table:style-name="ACE-0x7fdae9d75e78" table:content-validation-name="VAL-0x7fdae87b8c10" office:value-type="boolean" office:boolean-value="false">
            <text:p>FALSE</text:p>
          </table:table-cell>
          <table:table-cell table:style-name="ACE-0x7fdae9d75fa0" table:content-validation-name="VAL-0x7fdae9246810" office:value-type="float" office:value="1">
            <text:p>1</text:p>
          </table:table-cell>
          <table:table-cell table:style-name="ACE-0x7fdae9d760c8" table:content-validation-name="VAL-0x7fdae8c3e7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6">
            <text:p>26</text:p>
          </table:table-cell>
          <table:table-cell table:style-name="ACE-0x7fdae9d6b570" office:value-type="string">
            <text:p>TC_BackEndManageProduct_VerifyCategoryLink</text:p>
          </table:table-cell>
          <table:table-cell table:style-name="ACE-0x7fdae9d761f0" table:content-validation-name="VAL-0x7fdae924ac10" office:value-type="string">
            <text:p>FIREFOX</text:p>
          </table:table-cell>
          <table:table-cell table:style-name="ACE-0x7fdae9d76318" table:content-validation-name="VAL-0x7fdae893bc10" office:value-type="boolean" office:boolean-value="false">
            <text:p>FALSE</text:p>
          </table:table-cell>
          <table:table-cell table:style-name="ACE-0x7fdae9d76440" table:content-validation-name="VAL-0x7fdae924ec10" office:value-type="boolean" office:boolean-value="false">
            <text:p>FALSE</text:p>
          </table:table-cell>
          <table:table-cell table:style-name="ACE-0x7fdae9d76568" table:content-validation-name="VAL-0x7fdae9250410" office:value-type="boolean" office:boolean-value="false">
            <text:p>FALSE</text:p>
          </table:table-cell>
          <table:table-cell table:style-name="ACE-0x7fdae9d76690" table:content-validation-name="VAL-0x7fdae893d410" office:value-type="boolean" office:boolean-value="false">
            <text:p>FALSE</text:p>
          </table:table-cell>
          <table:table-cell table:style-name="ACE-0x7fdae9d767b8" table:content-validation-name="VAL-0x7fdae9255210" office:value-type="boolean" office:boolean-value="false">
            <text:p>FALSE</text:p>
          </table:table-cell>
          <table:table-cell table:style-name="ACE-0x7fdae9d768e0" table:content-validation-name="VAL-0x7fdae9256c10" office:value-type="float" office:value="1">
            <text:p>1</text:p>
          </table:table-cell>
          <table:table-cell table:style-name="ACE-0x7fdae9d76a08" table:content-validation-name="VAL-0x7fdae92584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7">
            <text:p>27</text:p>
          </table:table-cell>
          <table:table-cell table:style-name="ACE-0x7fdae9d6b570" office:value-type="string">
            <text:p>TC_BackEndManageProduct_VerifyCategoryPopUp</text:p>
          </table:table-cell>
          <table:table-cell table:style-name="ACE-0x7fdae9d76b30" table:content-validation-name="VAL-0x7fdae8c48010" office:value-type="string">
            <text:p>FIREFOX</text:p>
          </table:table-cell>
          <table:table-cell table:style-name="ACE-0x7fdae9d76c58" table:content-validation-name="VAL-0x7fdae925c410" office:value-type="boolean" office:boolean-value="false">
            <text:p>FALSE</text:p>
          </table:table-cell>
          <table:table-cell table:style-name="ACE-0x7fdae9d76d80" table:content-validation-name="VAL-0x7fdae925dc10" office:value-type="boolean" office:boolean-value="false">
            <text:p>FALSE</text:p>
          </table:table-cell>
          <table:table-cell table:style-name="ACE-0x7fdae9d76ea8" table:content-validation-name="VAL-0x7fdae8c4b010" office:value-type="boolean" office:boolean-value="false">
            <text:p>FALSE</text:p>
          </table:table-cell>
          <table:table-cell table:style-name="ACE-0x7fdae9d76fd0" table:content-validation-name="VAL-0x7fdae9261b10" office:value-type="boolean" office:boolean-value="false">
            <text:p>FALSE</text:p>
          </table:table-cell>
          <table:table-cell table:style-name="ACE-0x7fdae9d770f8" table:content-validation-name="VAL-0x7fdae8941010" office:value-type="boolean" office:boolean-value="false">
            <text:p>FALSE</text:p>
          </table:table-cell>
          <table:table-cell table:style-name="ACE-0x7fdae9d77220" table:content-validation-name="VAL-0x7fdae9266010" office:value-type="float" office:value="1">
            <text:p>1</text:p>
          </table:table-cell>
          <table:table-cell table:style-name="ACE-0x7fdae9d77348" table:content-validation-name="VAL-0x7fdae92678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8">
            <text:p>28</text:p>
          </table:table-cell>
          <table:table-cell table:style-name="ACE-0x7fdae9d6b570" office:value-type="string">
            <text:p>TC_BackEndManageProduct_VerifyCategoryPopUpButtons</text:p>
          </table:table-cell>
          <table:table-cell table:style-name="ACE-0x7fdae9d77470" table:content-validation-name="VAL-0x7fdae9268b10" office:value-type="string">
            <text:p>FIREFOX</text:p>
          </table:table-cell>
          <table:table-cell table:style-name="ACE-0x7fdae9d77598" table:content-validation-name="VAL-0x7fdae926a010" office:value-type="boolean" office:boolean-value="false">
            <text:p>FALSE</text:p>
          </table:table-cell>
          <table:table-cell table:style-name="ACE-0x7fdae9d776c0" table:content-validation-name="VAL-0x7fdae926c610" office:value-type="boolean" office:boolean-value="false">
            <text:p>FALSE</text:p>
          </table:table-cell>
          <table:table-cell table:style-name="ACE-0x7fdae9d777e8" table:content-validation-name="VAL-0x7fdae8c52010" office:value-type="boolean" office:boolean-value="false">
            <text:p>FALSE</text:p>
          </table:table-cell>
          <table:table-cell table:style-name="ACE-0x7fdae9d77910" table:content-validation-name="VAL-0x7fdae9270710" office:value-type="boolean" office:boolean-value="false">
            <text:p>FALSE</text:p>
          </table:table-cell>
          <table:table-cell table:style-name="ACE-0x7fdae9d77a38" table:content-validation-name="VAL-0x7fdae87be010" office:value-type="boolean" office:boolean-value="false">
            <text:p>FALSE</text:p>
          </table:table-cell>
          <table:table-cell table:style-name="ACE-0x7fdae9d77b60" table:content-validation-name="VAL-0x7fdae8c54210" office:value-type="float" office:value="1">
            <text:p>1</text:p>
          </table:table-cell>
          <table:table-cell table:style-name="ACE-0x7fdae9d77c88" table:content-validation-name="VAL-0x7fdae92768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9">
            <text:p>29</text:p>
          </table:table-cell>
          <table:table-cell table:style-name="ACE-0x7fdae9d6b570" office:value-type="string">
            <text:p>TC_BackEndManageProduct_VerifyCancelLinkFunctionality</text:p>
          </table:table-cell>
          <table:table-cell table:style-name="ACE-0x7fdae9d77db0" table:content-validation-name="VAL-0x7fdae86fa810" office:value-type="string">
            <text:p>FIREFOX</text:p>
          </table:table-cell>
          <table:table-cell table:style-name="ACE-0x7fdae9d77ed8" table:content-validation-name="VAL-0x7fdae927a410" office:value-type="boolean" office:boolean-value="false">
            <text:p>FALSE</text:p>
          </table:table-cell>
          <table:table-cell table:style-name="ACE-0x7fdae9d78000" table:content-validation-name="VAL-0x7fdae8c58c10" office:value-type="boolean" office:boolean-value="false">
            <text:p>FALSE</text:p>
          </table:table-cell>
          <table:table-cell table:style-name="ACE-0x7fdae9d78128" table:content-validation-name="VAL-0x7fdae87c0610" office:value-type="boolean" office:boolean-value="false">
            <text:p>FALSE</text:p>
          </table:table-cell>
          <table:table-cell table:style-name="ACE-0x7fdae9d78250" table:content-validation-name="VAL-0x7fdae927fc10" office:value-type="boolean" office:boolean-value="false">
            <text:p>FALSE</text:p>
          </table:table-cell>
          <table:table-cell table:style-name="ACE-0x7fdae9d78378" table:content-validation-name="VAL-0x7fdae8c5c110" office:value-type="boolean" office:boolean-value="false">
            <text:p>FALSE</text:p>
          </table:table-cell>
          <table:table-cell table:style-name="ACE-0x7fdae9d784a0" table:content-validation-name="VAL-0x7fdae8643010" office:value-type="float" office:value="1">
            <text:p>1</text:p>
          </table:table-cell>
          <table:table-cell table:style-name="ACE-0x7fdae9d785c8" table:content-validation-name="VAL-0x7fdae8c5dc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0">
            <text:p>30</text:p>
          </table:table-cell>
          <table:table-cell table:style-name="ACE-0x7fdae9d6b570" office:value-type="string">
            <text:p>TC_BackEndManageProduct_VerifyErrorPopUp</text:p>
          </table:table-cell>
          <table:table-cell table:style-name="ACE-0x7fdae9d786f0" table:content-validation-name="VAL-0x7fdae9287c10" office:value-type="string">
            <text:p>FIREFOX</text:p>
          </table:table-cell>
          <table:table-cell table:style-name="ACE-0x7fdae9d78818" table:content-validation-name="VAL-0x7fdae87c1510" office:value-type="boolean" office:boolean-value="false">
            <text:p>FALSE</text:p>
          </table:table-cell>
          <table:table-cell table:style-name="ACE-0x7fdae9d78940" table:content-validation-name="VAL-0x7fdae8c60810" office:value-type="boolean" office:boolean-value="false">
            <text:p>FALSE</text:p>
          </table:table-cell>
          <table:table-cell table:style-name="ACE-0x7fdae9d78a68" table:content-validation-name="VAL-0x7fdae894c010" office:value-type="boolean" office:boolean-value="false">
            <text:p>FALSE</text:p>
          </table:table-cell>
          <table:table-cell table:style-name="ACE-0x7fdae9d78b90" table:content-validation-name="VAL-0x7fdae928ec10" office:value-type="boolean" office:boolean-value="false">
            <text:p>FALSE</text:p>
          </table:table-cell>
          <table:table-cell table:style-name="ACE-0x7fdae9d78cb8" table:content-validation-name="VAL-0x7fdae9290010" office:value-type="boolean" office:boolean-value="false">
            <text:p>FALSE</text:p>
          </table:table-cell>
          <table:table-cell table:style-name="ACE-0x7fdae9d78de0" table:content-validation-name="VAL-0x7fdae894d810" office:value-type="float" office:value="1">
            <text:p>1</text:p>
          </table:table-cell>
          <table:table-cell table:style-name="ACE-0x7fdae9d78f08" table:content-validation-name="VAL-0x7fdae8c644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1">
            <text:p>31</text:p>
          </table:table-cell>
          <table:table-cell table:style-name="ACE-0x7fdae9d6b570" office:value-type="string">
            <text:p>TC_BackEndManageProduct_VerifyCategoriesCount</text:p>
          </table:table-cell>
          <table:table-cell table:style-name="ACE-0x7fdae9d79030" table:content-validation-name="VAL-0x7fdae87c2c10" office:value-type="string">
            <text:p>FIREFOX</text:p>
          </table:table-cell>
          <table:table-cell table:style-name="ACE-0x7fdae9d79158" table:content-validation-name="VAL-0x7fdae8c66010" office:value-type="boolean" office:boolean-value="false">
            <text:p>FALSE</text:p>
          </table:table-cell>
          <table:table-cell table:style-name="ACE-0x7fdae9d79280" table:content-validation-name="VAL-0x7fdae9298810" office:value-type="boolean" office:boolean-value="false">
            <text:p>FALSE</text:p>
          </table:table-cell>
          <table:table-cell table:style-name="ACE-0x7fdae9d793a8" table:content-validation-name="VAL-0x7fdae8699c10" office:value-type="boolean" office:boolean-value="false">
            <text:p>FALSE</text:p>
          </table:table-cell>
          <table:table-cell table:style-name="ACE-0x7fdae9d794d0" table:content-validation-name="VAL-0x7fdae929d410" office:value-type="boolean" office:boolean-value="false">
            <text:p>FALSE</text:p>
          </table:table-cell>
          <table:table-cell table:style-name="ACE-0x7fdae9d795f8" table:content-validation-name="VAL-0x7fdae8c69b10" office:value-type="boolean" office:boolean-value="false">
            <text:p>FALSE</text:p>
          </table:table-cell>
          <table:table-cell table:style-name="ACE-0x7fdae9d79720" table:content-validation-name="VAL-0x7fdae87c4410" office:value-type="float" office:value="1">
            <text:p>1</text:p>
          </table:table-cell>
          <table:table-cell table:style-name="ACE-0x7fdae9d79848" table:content-validation-name="VAL-0x7fdae92a2b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2">
            <text:p>32</text:p>
          </table:table-cell>
          <table:table-cell table:style-name="ACE-0x7fdae9d6b570" office:value-type="string">
            <text:p>TC_BackEndManageProduct_SelectCategory</text:p>
          </table:table-cell>
          <table:table-cell table:style-name="ACE-0x7fdae9d79970" table:content-validation-name="VAL-0x7fdae8c6d010" office:value-type="string">
            <text:p>FIREFOX</text:p>
          </table:table-cell>
          <table:table-cell table:style-name="ACE-0x7fdae9d7ac08" table:content-validation-name="VAL-0x7fdae92a7410" office:value-type="boolean" office:boolean-value="false">
            <text:p>FALSE</text:p>
          </table:table-cell>
          <table:table-cell table:style-name="ACE-0x7fdae9d7ad30" table:content-validation-name="VAL-0x7fdae92a8c10" office:value-type="boolean" office:boolean-value="false">
            <text:p>FALSE</text:p>
          </table:table-cell>
          <table:table-cell table:style-name="ACE-0x7fdae9d7ae58" table:content-validation-name="VAL-0x7fdae8c6fc10" office:value-type="boolean" office:boolean-value="false">
            <text:p>FALSE</text:p>
          </table:table-cell>
          <table:table-cell table:style-name="ACE-0x7fdae9d7af80" table:content-validation-name="VAL-0x7fdae92ac810" office:value-type="boolean" office:boolean-value="false">
            <text:p>FALSE</text:p>
          </table:table-cell>
          <table:table-cell table:style-name="ACE-0x7fdae9d7b0a8" table:content-validation-name="VAL-0x7fdae8954810" office:value-type="boolean" office:boolean-value="false">
            <text:p>FALSE</text:p>
          </table:table-cell>
          <table:table-cell table:style-name="ACE-0x7fdae9d7b1d0" table:content-validation-name="VAL-0x7fdae8c73310" office:value-type="float" office:value="1">
            <text:p>1</text:p>
          </table:table-cell>
          <table:table-cell table:style-name="ACE-0x7fdae9d7b2f8" table:content-validation-name="VAL-0x7fdae8668c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3">
            <text:p>33</text:p>
          </table:table-cell>
          <table:table-cell table:style-name="ACE-0x7fdae9d6b570" office:value-type="string">
            <text:p>TC_BackEndManageProduct_SelectByCategoryButton</text:p>
          </table:table-cell>
          <table:table-cell table:style-name="ACE-0x7fdae9d7b420" table:content-validation-name="VAL-0x7fdae92b4c10" office:value-type="string">
            <text:p>FIREFOX</text:p>
          </table:table-cell>
          <table:table-cell table:style-name="ACE-0x7fdae9d7b548" table:content-validation-name="VAL-0x7fdae92b6010" office:value-type="boolean" office:boolean-value="false">
            <text:p>FALSE</text:p>
          </table:table-cell>
          <table:table-cell table:style-name="ACE-0x7fdae9d7b670" table:content-validation-name="VAL-0x7fdae87c7410" office:value-type="boolean" office:boolean-value="false">
            <text:p>FALSE</text:p>
          </table:table-cell>
          <table:table-cell table:style-name="ACE-0x7fdae9d7b798" table:content-validation-name="VAL-0x7fdae92ba010" office:value-type="boolean" office:boolean-value="false">
            <text:p>FALSE</text:p>
          </table:table-cell>
          <table:table-cell table:style-name="ACE-0x7fdae9d7b8c0" table:content-validation-name="VAL-0x7fdae8c78b10" office:value-type="boolean" office:boolean-value="false">
            <text:p>FALSE</text:p>
          </table:table-cell>
          <table:table-cell table:style-name="ACE-0x7fdae9d7b9e8" table:content-validation-name="VAL-0x7fdae92be810" office:value-type="boolean" office:boolean-value="false">
            <text:p>FALSE</text:p>
          </table:table-cell>
          <table:table-cell table:style-name="ACE-0x7fdae9d7bb10" table:content-validation-name="VAL-0x7fdae92bf710" office:value-type="float" office:value="1">
            <text:p>1</text:p>
          </table:table-cell>
          <table:table-cell table:style-name="ACE-0x7fdae9d7bc38" table:content-validation-name="VAL-0x7fdae92c0c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4">
            <text:p>34</text:p>
          </table:table-cell>
          <table:table-cell table:style-name="ACE-0x7fdae9d6b570" office:value-type="string">
            <text:p>TC_BackEndManageProduct_VerifyAddCategoryCancel</text:p>
          </table:table-cell>
          <table:table-cell table:style-name="ACE-0x7fdae9d7bd60" table:content-validation-name="VAL-0x7fdae87c8210" office:value-type="string">
            <text:p>FIREFOX</text:p>
          </table:table-cell>
          <table:table-cell table:style-name="ACE-0x7fdae9d7be88" table:content-validation-name="VAL-0x7fdae92c5410" office:value-type="boolean" office:boolean-value="false">
            <text:p>FALSE</text:p>
          </table:table-cell>
          <table:table-cell table:style-name="ACE-0x7fdae9d7bfb0" table:content-validation-name="VAL-0x7fdae8c7e810" office:value-type="boolean" office:boolean-value="false">
            <text:p>FALSE</text:p>
          </table:table-cell>
          <table:table-cell table:style-name="ACE-0x7fdae9d7c0d8" table:content-validation-name="VAL-0x7fdae92ca810" office:value-type="boolean" office:boolean-value="false">
            <text:p>FALSE</text:p>
          </table:table-cell>
          <table:table-cell table:style-name="ACE-0x7fdae9d7c200" table:content-validation-name="VAL-0x7fdae895b410" office:value-type="boolean" office:boolean-value="false">
            <text:p>FALSE</text:p>
          </table:table-cell>
          <table:table-cell table:style-name="ACE-0x7fdae9d7c328" table:content-validation-name="VAL-0x7fdae92ce310" office:value-type="boolean" office:boolean-value="false">
            <text:p>FALSE</text:p>
          </table:table-cell>
          <table:table-cell table:style-name="ACE-0x7fdae9d7c450" table:content-validation-name="VAL-0x7fdae8c82c10" office:value-type="float" office:value="1">
            <text:p>1</text:p>
          </table:table-cell>
          <table:table-cell table:style-name="ACE-0x7fdae9d7c578" table:content-validation-name="VAL-0x7fdae895c3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5">
            <text:p>35</text:p>
          </table:table-cell>
          <table:table-cell table:style-name="ACE-0x7fdae9d6b570" office:value-type="string">
            <text:p>TC_BackEndManageProduct_DeleteAddedCategory</text:p>
          </table:table-cell>
          <table:table-cell table:style-name="ACE-0x7fdae9d7c6a0" table:content-validation-name="VAL-0x7fdae92d4410" office:value-type="string">
            <text:p>FIREFOX</text:p>
          </table:table-cell>
          <table:table-cell table:style-name="ACE-0x7fdae9d7c7c8" table:content-validation-name="VAL-0x7fdae92d5210" office:value-type="boolean" office:boolean-value="false">
            <text:p>FALSE</text:p>
          </table:table-cell>
          <table:table-cell table:style-name="ACE-0x7fdae9d7c8f0" table:content-validation-name="VAL-0x7fdae895dc10" office:value-type="boolean" office:boolean-value="false">
            <text:p>FALSE</text:p>
          </table:table-cell>
          <table:table-cell table:style-name="ACE-0x7fdae9d7ca18" table:content-validation-name="VAL-0x7fdae92d9c10" office:value-type="boolean" office:boolean-value="false">
            <text:p>FALSE</text:p>
          </table:table-cell>
          <table:table-cell table:style-name="ACE-0x7fdae9d7cb40" table:content-validation-name="VAL-0x7fdae8c88010" office:value-type="boolean" office:boolean-value="false">
            <text:p>FALSE</text:p>
          </table:table-cell>
          <table:table-cell table:style-name="ACE-0x7fdae9d7cc68" table:content-validation-name="VAL-0x7fdae92dd810" office:value-type="boolean" office:boolean-value="false">
            <text:p>FALSE</text:p>
          </table:table-cell>
          <table:table-cell table:style-name="ACE-0x7fdae9d7cd90" table:content-validation-name="VAL-0x7fdae92e0310" office:value-type="float" office:value="1">
            <text:p>1</text:p>
          </table:table-cell>
          <table:table-cell table:style-name="ACE-0x7fdae9d7ceb8" table:content-validation-name="VAL-0x7fdae8c8c0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6">
            <text:p>36</text:p>
          </table:table-cell>
          <table:table-cell table:style-name="ACE-0x7fdae9d6b570" office:value-type="string">
            <text:p>TC_BackEndManageProduct_AddAllCategories</text:p>
          </table:table-cell>
          <table:table-cell table:style-name="ACE-0x7fdae9d7cfe0" table:content-validation-name="VAL-0x7fdae92e3f10" office:value-type="string">
            <text:p>FIREFOX</text:p>
          </table:table-cell>
          <table:table-cell table:style-name="ACE-0x7fdae9d7d108" table:content-validation-name="VAL-0x7fdae87ccc10" office:value-type="boolean" office:boolean-value="false">
            <text:p>FALSE</text:p>
          </table:table-cell>
          <table:table-cell table:style-name="ACE-0x7fdae9d7d230" table:content-validation-name="VAL-0x7fdae92e8810" office:value-type="boolean" office:boolean-value="false">
            <text:p>FALSE</text:p>
          </table:table-cell>
          <table:table-cell table:style-name="ACE-0x7fdae9d7d358" table:content-validation-name="VAL-0x7fdae8c90010" office:value-type="boolean" office:boolean-value="false">
            <text:p>FALSE</text:p>
          </table:table-cell>
          <table:table-cell table:style-name="ACE-0x7fdae9d7d480" table:content-validation-name="VAL-0x7fdae92ec810" office:value-type="boolean" office:boolean-value="false">
            <text:p>FALSE</text:p>
          </table:table-cell>
          <table:table-cell table:style-name="ACE-0x7fdae9d7d5a8" table:content-validation-name="VAL-0x7fdae8964710" office:value-type="boolean" office:boolean-value="false">
            <text:p>FALSE</text:p>
          </table:table-cell>
          <table:table-cell table:style-name="ACE-0x7fdae9d7d6d0" table:content-validation-name="VAL-0x7fdae8c93010" office:value-type="float" office:value="1">
            <text:p>1</text:p>
          </table:table-cell>
          <table:table-cell table:style-name="ACE-0x7fdae9d7d7f8" table:content-validation-name="VAL-0x7fdae87ce4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dae860aff8" office:value-type="float" office:value="40">
            <text:p>40</text:p>
          </table:table-cell>
          <table:table-cell table:style-name="ACE-0x7fdae9d6b570" office:value-type="string">
            <text:p>TC_BackEndManageProduct_VerifyEditFields</text:p>
          </table:table-cell>
          <table:table-cell table:style-name="ACE-0x7fdae9d7d920" table:content-validation-name="VAL-0x7fdae92f3010" office:value-type="string">
            <text:p>FIREFOX</text:p>
          </table:table-cell>
          <table:table-cell table:style-name="ACE-0x7fdae9d7da48" table:content-validation-name="VAL-0x7fdae92f4c10" office:value-type="boolean" office:boolean-value="false">
            <text:p>FALSE</text:p>
          </table:table-cell>
          <table:table-cell table:style-name="ACE-0x7fdae9d7db70" table:content-validation-name="VAL-0x7fdae92f6f10" office:value-type="boolean" office:boolean-value="false">
            <text:p>FALSE</text:p>
          </table:table-cell>
          <table:table-cell table:style-name="ACE-0x7fdae9d7dc98" table:content-validation-name="VAL-0x7fdae8c97010" office:value-type="boolean" office:boolean-value="false">
            <text:p>FALSE</text:p>
          </table:table-cell>
          <table:table-cell table:style-name="ACE-0x7fdae9d7ddc0" table:content-validation-name="VAL-0x7fdae92fb410" office:value-type="boolean" office:boolean-value="false">
            <text:p>FALSE</text:p>
          </table:table-cell>
          <table:table-cell table:style-name="ACE-0x7fdae9d7dee8" table:content-validation-name="VAL-0x7fdae87cf310" office:value-type="boolean" office:boolean-value="false">
            <text:p>FALSE</text:p>
          </table:table-cell>
          <table:table-cell table:style-name="ACE-0x7fdae9d7e010" table:content-validation-name="VAL-0x7fdae8c99c10" office:value-type="float" office:value="1">
            <text:p>1</text:p>
          </table:table-cell>
          <table:table-cell table:style-name="ACE-0x7fdae9d7e138" table:content-validation-name="VAL-0x7fdae9300b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0">
            <text:p>20</text:p>
          </table:table-cell>
          <table:table-cell table:style-name="ACE-0x7fdae9d6ab08" office:value-type="string">
            <text:p>TC_SortProductForVendor</text:p>
          </table:table-cell>
          <table:table-cell table:style-name="ACE-0x7fdae9d7e260" table:content-validation-name="VAL-0x7fdae8702c10" office:value-type="string">
            <text:p>FIREFOX</text:p>
          </table:table-cell>
          <table:table-cell table:style-name="ACE-0x7fdae9d7e388" table:content-validation-name="VAL-0x7fdae8c9c310" office:value-type="boolean" office:boolean-value="false">
            <text:p>FALSE</text:p>
          </table:table-cell>
          <table:table-cell table:style-name="ACE-0x7fdae9d7e4b0" table:content-validation-name="VAL-0x7fdae9306410" office:value-type="boolean" office:boolean-value="false">
            <text:p>FALSE</text:p>
          </table:table-cell>
          <table:table-cell table:style-name="ACE-0x7fdae9d7e5d8" table:content-validation-name="VAL-0x7fdae87d0810" office:value-type="boolean" office:boolean-value="false">
            <text:p>FALSE</text:p>
          </table:table-cell>
          <table:table-cell table:style-name="ACE-0x7fdae9d7e700" table:content-validation-name="VAL-0x7fdae930a810" office:value-type="boolean" office:boolean-value="false">
            <text:p>FALSE</text:p>
          </table:table-cell>
          <table:table-cell table:style-name="ACE-0x7fdae9d7e828" table:content-validation-name="VAL-0x7fdae8ca1b10" office:value-type="boolean" office:boolean-value="false">
            <text:p>FALSE</text:p>
          </table:table-cell>
          <table:table-cell table:style-name="ACE-0x7fdae9d7e950" table:content-validation-name="VAL-0x7fdae866a010" office:value-type="float" office:value="1">
            <text:p>1</text:p>
          </table:table-cell>
          <table:table-cell table:style-name="ACE-0x7fdae9d81808" table:content-validation-name="VAL-0x7fdae9311010" office:value-type="float" office:value="1">
            <text:p>1</text:p>
          </table:table-cell>
          <table:table-cell table:style-name="ACE-0x7fdae860bb88" office:value-type="float" office:value="2">
            <text:p>2</text:p>
          </table:table-cell>
          <table:table-cell table:number-rows-spanned="6" table:style-name="ACE-0x7fdae860bcb0" office:value-type="string">
            <text:p>ShopClues_Catalog_VendorPanel_Manage Products</text:p>
          </table:table-cell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1">
            <text:p>21</text:p>
          </table:table-cell>
          <table:table-cell table:style-name="ACE-0x7fdae9d6b570" office:value-type="string">
            <text:p>TC_BackEndManageProduct_SearchProductForVendor</text:p>
          </table:table-cell>
          <table:table-cell table:style-name="ACE-0x7fdae9d81930" table:content-validation-name="VAL-0x7fdae8ca4610" office:value-type="string">
            <text:p>FIREFOX</text:p>
          </table:table-cell>
          <table:table-cell table:style-name="ACE-0x7fdae9d81a58" table:content-validation-name="VAL-0x7fdae9315410" office:value-type="boolean" office:boolean-value="false">
            <text:p>FALSE</text:p>
          </table:table-cell>
          <table:table-cell table:style-name="ACE-0x7fdae9d81b80" table:content-validation-name="VAL-0x7fdae896e410" office:value-type="boolean" office:boolean-value="false">
            <text:p>FALSE</text:p>
          </table:table-cell>
          <table:table-cell table:style-name="ACE-0x7fdae9d81ca8" table:content-validation-name="VAL-0x7fdae8ca7410" office:value-type="boolean" office:boolean-value="false">
            <text:p>FALSE</text:p>
          </table:table-cell>
          <table:table-cell table:style-name="ACE-0x7fdae9d81dd0" table:content-validation-name="VAL-0x7fdae8703b10" office:value-type="boolean" office:boolean-value="false">
            <text:p>FALSE</text:p>
          </table:table-cell>
          <table:table-cell table:style-name="ACE-0x7fdae9d81ef8" table:content-validation-name="VAL-0x7fdae931c010" office:value-type="boolean" office:boolean-value="false">
            <text:p>FALSE</text:p>
          </table:table-cell>
          <table:table-cell table:style-name="ACE-0x7fdae9d82020" table:content-validation-name="VAL-0x7fdae931d210" office:value-type="float" office:value="1">
            <text:p>1</text:p>
          </table:table-cell>
          <table:table-cell table:style-name="ACE-0x7fdae9d82148" table:content-validation-name="VAL-0x7fdae931ec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2">
            <text:p>22</text:p>
          </table:table-cell>
          <table:table-cell table:style-name="ACE-0x7fdae9d6b570" office:value-type="string">
            <text:p>TC_DeleteProductForVendor</text:p>
          </table:table-cell>
          <table:table-cell table:style-name="ACE-0x7fdae9d82270" table:content-validation-name="VAL-0x7fdae9d80c20" office:value-type="string">
            <text:p>FIREFOX</text:p>
          </table:table-cell>
          <table:table-cell table:style-name="ACE-0x7fdae9d82398" table:content-validation-name="VAL-0x7fdae9320410" office:value-type="boolean" office:boolean-value="false">
            <text:p>FALSE</text:p>
          </table:table-cell>
          <table:table-cell table:style-name="ACE-0x7fdae9d824c0" table:content-validation-name="VAL-0x7fdae8971010" office:value-type="boolean" office:boolean-value="false">
            <text:p>FALSE</text:p>
          </table:table-cell>
          <table:table-cell table:style-name="ACE-0x7fdae9d825e8" table:content-validation-name="VAL-0x7fdae9325110" office:value-type="boolean" office:boolean-value="false">
            <text:p>FALSE</text:p>
          </table:table-cell>
          <table:table-cell table:style-name="ACE-0x7fdae9d82710" table:content-validation-name="VAL-0x7fdae8cae410" office:value-type="boolean" office:boolean-value="false">
            <text:p>FALSE</text:p>
          </table:table-cell>
          <table:table-cell table:style-name="ACE-0x7fdae9d82838" table:content-validation-name="VAL-0x7fdae9329410" office:value-type="boolean" office:boolean-value="false">
            <text:p>FALSE</text:p>
          </table:table-cell>
          <table:table-cell table:style-name="ACE-0x7fdae9d82960" table:content-validation-name="VAL-0x7fdae932b010" office:value-type="float" office:value="1">
            <text:p>1</text:p>
          </table:table-cell>
          <table:table-cell table:style-name="ACE-0x7fdae9d82a88" table:content-validation-name="VAL-0x7fdae8cb10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7">
            <text:p>37</text:p>
          </table:table-cell>
          <table:table-cell table:style-name="ACE-0x7fdae9d6b570" office:value-type="string">
            <text:p>TC_BackEndManageProduct_VendorChangeStatus</text:p>
          </table:table-cell>
          <table:table-cell table:style-name="ACE-0x7fdae9d82bb0" table:content-validation-name="VAL-0x7fdae932ec10" office:value-type="string">
            <text:p>FIREFOX</text:p>
          </table:table-cell>
          <table:table-cell table:style-name="ACE-0x7fdae9d82cd8" table:content-validation-name="VAL-0x7fdae8706710" office:value-type="boolean" office:boolean-value="false">
            <text:p>FALSE</text:p>
          </table:table-cell>
          <table:table-cell table:style-name="ACE-0x7fdae9d82e00" table:content-validation-name="VAL-0x7fdae9332b10" office:value-type="boolean" office:boolean-value="false">
            <text:p>FALSE</text:p>
          </table:table-cell>
          <table:table-cell table:style-name="ACE-0x7fdae9d82f28" table:content-validation-name="VAL-0x7fdae8cb5010" office:value-type="boolean" office:boolean-value="false">
            <text:p>FALSE</text:p>
          </table:table-cell>
          <table:table-cell table:style-name="ACE-0x7fdae9d83050" table:content-validation-name="VAL-0x7fdae9337010" office:value-type="boolean" office:boolean-value="false">
            <text:p>FALSE</text:p>
          </table:table-cell>
          <table:table-cell table:style-name="ACE-0x7fdae9d83178" table:content-validation-name="VAL-0x7fdae8977710" office:value-type="boolean" office:boolean-value="false">
            <text:p>FALSE</text:p>
          </table:table-cell>
          <table:table-cell table:style-name="ACE-0x7fdae9d832a0" table:content-validation-name="VAL-0x7fdae8cb8f10" office:value-type="float" office:value="1">
            <text:p>1</text:p>
          </table:table-cell>
          <table:table-cell table:style-name="ACE-0x7fdae9d833c8" table:content-validation-name="VAL-0x7fdae933e8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8">
            <text:p>38</text:p>
          </table:table-cell>
          <table:table-cell table:style-name="ACE-0x7fdae9d6b570" office:value-type="string">
            <text:p>TC_BackEndManageProduct_VendorEditFields</text:p>
          </table:table-cell>
          <table:table-cell table:style-name="ACE-0x7fdae9d834f0" table:content-validation-name="VAL-0x7fdae8979410" office:value-type="string">
            <text:p>FIREFOX</text:p>
          </table:table-cell>
          <table:table-cell table:style-name="ACE-0x7fdae9d83618" table:content-validation-name="VAL-0x7fdae9342710" office:value-type="boolean" office:boolean-value="false">
            <text:p>FALSE</text:p>
          </table:table-cell>
          <table:table-cell table:style-name="ACE-0x7fdae9d83740" table:content-validation-name="VAL-0x7fdae8cbd010" office:value-type="boolean" office:boolean-value="false">
            <text:p>FALSE</text:p>
          </table:table-cell>
          <table:table-cell table:style-name="ACE-0x7fdae9d83868" table:content-validation-name="VAL-0x7fdae9347010" office:value-type="boolean" office:boolean-value="false">
            <text:p>FALSE</text:p>
          </table:table-cell>
          <table:table-cell table:style-name="ACE-0x7fdae9d83990" table:content-validation-name="VAL-0x7fdae8707c10" office:value-type="boolean" office:boolean-value="false">
            <text:p>FALSE</text:p>
          </table:table-cell>
          <table:table-cell table:style-name="ACE-0x7fdae9d83ab8" table:content-validation-name="VAL-0x7fdae934ac10" office:value-type="boolean" office:boolean-value="false">
            <text:p>FALSE</text:p>
          </table:table-cell>
          <table:table-cell table:style-name="ACE-0x7fdae9d83be0" table:content-validation-name="VAL-0x7fdae8cc0f10" office:value-type="float" office:value="1">
            <text:p>1</text:p>
          </table:table-cell>
          <table:table-cell table:style-name="ACE-0x7fdae9d83d08" table:content-validation-name="VAL-0x7fdae87da0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39">
            <text:p>39</text:p>
          </table:table-cell>
          <table:table-cell table:style-name="ACE-0x7fdae9d6b570" office:value-type="string">
            <text:p>TC_BackEndManageProduct_VerifyAdvanceSearchByPeriod_Vendor</text:p>
          </table:table-cell>
          <table:table-cell table:style-name="ACE-0x7fdae9d83e30" table:content-validation-name="VAL-0x7fdae9350310" office:value-type="string">
            <text:p>FIREFOX</text:p>
          </table:table-cell>
          <table:table-cell table:style-name="ACE-0x7fdae9d83f58" table:content-validation-name="VAL-0x7fdae9351c10" office:value-type="boolean" office:boolean-value="false">
            <text:p>FALSE</text:p>
          </table:table-cell>
          <table:table-cell table:style-name="ACE-0x7fdae9d84080" table:content-validation-name="VAL-0x7fdae869f210" office:value-type="boolean" office:boolean-value="false">
            <text:p>FALSE</text:p>
          </table:table-cell>
          <table:table-cell table:style-name="ACE-0x7fdae9d841a8" table:content-validation-name="VAL-0x7fdae9357410" office:value-type="boolean" office:boolean-value="false">
            <text:p>FALSE</text:p>
          </table:table-cell>
          <table:table-cell table:style-name="ACE-0x7fdae9d842d0" table:content-validation-name="VAL-0x7fdae8cc6c10" office:value-type="boolean" office:boolean-value="false">
            <text:p>FALSE</text:p>
          </table:table-cell>
          <table:table-cell table:style-name="ACE-0x7fdae9d843f8" table:content-validation-name="VAL-0x7fdae935b410" office:value-type="boolean" office:boolean-value="false">
            <text:p>FALSE</text:p>
          </table:table-cell>
          <table:table-cell table:style-name="ACE-0x7fdae9d84520" table:content-validation-name="VAL-0x7fdae935cc10" office:value-type="float" office:value="1">
            <text:p>1</text:p>
          </table:table-cell>
          <table:table-cell table:style-name="ACE-0x7fdae9d84648" table:content-validation-name="VAL-0x7fdae935e010" office:value-type="float" office:value="1">
            <text:p>1</text:p>
          </table:table-cell>
          <table:table-cell table:style-name="ACE-0x7fdae9d6340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1">
            <text:p>41</text:p>
          </table:table-cell>
          <table:table-cell table:style-name="ACE-0x7fdae9d84770" office:value-type="string">
            <text:p>TC_LoginAndAddToCart</text:p>
          </table:table-cell>
          <table:table-cell table:style-name="ACE-0x7fdae9d84898" table:content-validation-name="VAL-0x7fdae935ef10" office:value-type="string">
            <text:p>FIREFOX</text:p>
          </table:table-cell>
          <table:table-cell table:style-name="ACE-0x7fdae9d849c0" table:content-validation-name="VAL-0x7fdae9360c10" office:value-type="boolean" office:boolean-value="false">
            <text:p>FALSE</text:p>
          </table:table-cell>
          <table:table-cell table:style-name="ACE-0x7fdae9d84ae8" table:content-validation-name="VAL-0x7fdae8981210" office:value-type="boolean" office:boolean-value="false">
            <text:p>FALSE</text:p>
          </table:table-cell>
          <table:table-cell table:style-name="ACE-0x7fdae9d84c10" table:content-validation-name="VAL-0x7fdae9365010" office:value-type="boolean" office:boolean-value="false">
            <text:p>FALSE</text:p>
          </table:table-cell>
          <table:table-cell table:style-name="ACE-0x7fdae9d84d38" table:content-validation-name="VAL-0x7fdae8ccdc10" office:value-type="boolean" office:boolean-value="false">
            <text:p>FALSE</text:p>
          </table:table-cell>
          <table:table-cell table:style-name="ACE-0x7fdae9d84e60" table:content-validation-name="VAL-0x7fdae9369010" office:value-type="boolean" office:boolean-value="false">
            <text:p>FALSE</text:p>
          </table:table-cell>
          <table:table-cell table:style-name="ACE-0x7fdae9d84f88" table:content-validation-name="VAL-0x7fdae866bc10" office:value-type="float" office:value="1">
            <text:p>1</text:p>
          </table:table-cell>
          <table:table-cell table:style-name="ACE-0x7fdae9d850b0" table:content-validation-name="VAL-0x7fdae8cd1410" office:value-type="float" office:value="1">
            <text:p>1</text:p>
          </table:table-cell>
          <table:table-cell table:style-name="ACE-0x7fdae860bb88" office:value-type="float" office:value="3">
            <text:p>3</text:p>
          </table:table-cell>
          <table:table-cell table:style-name="ACE-0x7fdae860bcb0" office:value-type="string">
            <text:p>ShopClues_REST API_Basic CheckOut Flow</text:p>
          </table:table-cell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23">
            <text:p>23</text:p>
          </table:table-cell>
          <table:table-cell table:style-name="ACE-0x7fdae9d851d8" office:value-type="string">
            <text:p>TC_SignUp</text:p>
          </table:table-cell>
          <table:table-cell table:style-name="ACE-0x7fdae9d85300" table:content-validation-name="VAL-0x7fdae8984010" office:value-type="string">
            <text:p>FIREFOX</text:p>
          </table:table-cell>
          <table:table-cell table:style-name="ACE-0x7fdae9d85428" table:content-validation-name="VAL-0x7fdae8cd2c10" office:value-type="boolean" office:boolean-value="false">
            <text:p>FALSE</text:p>
          </table:table-cell>
          <table:table-cell table:style-name="ACE-0x7fdae9d85550" table:content-validation-name="VAL-0x7fdae9372810" office:value-type="boolean" office:boolean-value="false">
            <text:p>FALSE</text:p>
          </table:table-cell>
          <table:table-cell table:style-name="ACE-0x7fdae9d87408" table:content-validation-name="VAL-0x7fdae8985810" office:value-type="boolean" office:boolean-value="false">
            <text:p>FALSE</text:p>
          </table:table-cell>
          <table:table-cell table:style-name="ACE-0x7fdae9d87530" table:content-validation-name="VAL-0x7fdae8cd5c10" office:value-type="boolean" office:boolean-value="false">
            <text:p>FALSE</text:p>
          </table:table-cell>
          <table:table-cell table:style-name="ACE-0x7fdae9d87658" table:content-validation-name="VAL-0x7fdae9378010" office:value-type="boolean" office:boolean-value="false">
            <text:p>FALSE</text:p>
          </table:table-cell>
          <table:table-cell table:style-name="ACE-0x7fdae9d87780" table:content-validation-name="VAL-0x7fdae9379410" office:value-type="float" office:value="1">
            <text:p>1</text:p>
          </table:table-cell>
          <table:table-cell table:style-name="ACE-0x7fdae9d878a8" table:content-validation-name="VAL-0x7fdae8cd8410" office:value-type="float" office:value="1">
            <text:p>1</text:p>
          </table:table-cell>
          <table:table-cell table:style-name="ACE-0x7fdae860bb88" office:value-type="float" office:value="4">
            <text:p>4</text:p>
          </table:table-cell>
          <table:table-cell table:number-rows-spanned="13" table:style-name="ACE-0x7fdae860bcb0" office:value-type="string">
            <text:p>ShopClues_REST API_CheckOut Flow_Others</text:p>
          </table:table-cell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2">
            <text:p>42</text:p>
          </table:table-cell>
          <table:table-cell table:style-name="ACE-0x7fdae9d879d0" office:value-type="string">
            <text:p>TC_ChangePassword</text:p>
          </table:table-cell>
          <table:table-cell table:style-name="ACE-0x7fdae9d87af8" table:content-validation-name="VAL-0x7fdae87df410" office:value-type="string">
            <text:p>FIREFOX</text:p>
          </table:table-cell>
          <table:table-cell table:style-name="ACE-0x7fdae9d87c20" table:content-validation-name="VAL-0x7fdae8cd9c10" office:value-type="boolean" office:boolean-value="false">
            <text:p>FALSE</text:p>
          </table:table-cell>
          <table:table-cell table:style-name="ACE-0x7fdae9d87d48" table:content-validation-name="VAL-0x7fdae9380410" office:value-type="boolean" office:boolean-value="false">
            <text:p>FALSE</text:p>
          </table:table-cell>
          <table:table-cell table:style-name="ACE-0x7fdae9d87e70" table:content-validation-name="VAL-0x7fdae9382b10" office:value-type="boolean" office:boolean-value="false">
            <text:p>FALSE</text:p>
          </table:table-cell>
          <table:table-cell table:style-name="ACE-0x7fdae9d87f98" table:content-validation-name="VAL-0x7fdae8cdcc10" office:value-type="boolean" office:boolean-value="false">
            <text:p>FALSE</text:p>
          </table:table-cell>
          <table:table-cell table:style-name="ACE-0x7fdae9d880c0" table:content-validation-name="VAL-0x7fdae9386810" office:value-type="boolean" office:boolean-value="false">
            <text:p>FALSE</text:p>
          </table:table-cell>
          <table:table-cell table:style-name="ACE-0x7fdae9d881e8" table:content-validation-name="VAL-0x7fdae9388010" office:value-type="float" office:value="1">
            <text:p>1</text:p>
          </table:table-cell>
          <table:table-cell table:style-name="ACE-0x7fdae9d88310" table:content-validation-name="VAL-0x7fdae938981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3">
            <text:p>43</text:p>
          </table:table-cell>
          <table:table-cell table:style-name="ACE-0x7fdae9d879d0" office:value-type="string">
            <text:p>TC_AskAMerchantForm</text:p>
          </table:table-cell>
          <table:table-cell table:style-name="ACE-0x7fdae9d88438" table:content-validation-name="VAL-0x7fdae938a710" office:value-type="string">
            <text:p>FIREFOX</text:p>
          </table:table-cell>
          <table:table-cell table:style-name="ACE-0x7fdae9d88560" table:content-validation-name="VAL-0x7fdae938c010" office:value-type="boolean" office:boolean-value="false">
            <text:p>FALSE</text:p>
          </table:table-cell>
          <table:table-cell table:style-name="ACE-0x7fdae9d88688" table:content-validation-name="VAL-0x7fdae870bf10" office:value-type="boolean" office:boolean-value="false">
            <text:p>FALSE</text:p>
          </table:table-cell>
          <table:table-cell table:style-name="ACE-0x7fdae9d887b0" table:content-validation-name="VAL-0x7fdae9390410" office:value-type="boolean" office:boolean-value="false">
            <text:p>FALSE</text:p>
          </table:table-cell>
          <table:table-cell table:style-name="ACE-0x7fdae9d888d8" table:content-validation-name="VAL-0x7fdae8ce3810" office:value-type="boolean" office:boolean-value="false">
            <text:p>FALSE</text:p>
          </table:table-cell>
          <table:table-cell table:style-name="ACE-0x7fdae9d88a00" table:content-validation-name="VAL-0x7fdae9394410" office:value-type="boolean" office:boolean-value="false">
            <text:p>FALSE</text:p>
          </table:table-cell>
          <table:table-cell table:style-name="ACE-0x7fdae9d88b28" table:content-validation-name="VAL-0x7fdae9395c10" office:value-type="float" office:value="1">
            <text:p>1</text:p>
          </table:table-cell>
          <table:table-cell table:style-name="ACE-0x7fdae9d88c50" table:content-validation-name="VAL-0x7fdae939741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4">
            <text:p>44</text:p>
          </table:table-cell>
          <table:table-cell table:style-name="ACE-0x7fdae9d879d0" office:value-type="string">
            <text:p>TC_cluesBuck</text:p>
          </table:table-cell>
          <table:table-cell table:style-name="ACE-0x7fdae9d88d78" table:content-validation-name="VAL-0x7fdae9399510" office:value-type="string">
            <text:p>FIREFOX</text:p>
          </table:table-cell>
          <table:table-cell table:style-name="ACE-0x7fdae9d88ea0" table:content-validation-name="VAL-0x7fdae939a810" office:value-type="boolean" office:boolean-value="false">
            <text:p>FALSE</text:p>
          </table:table-cell>
          <table:table-cell table:style-name="ACE-0x7fdae9d88fc8" table:content-validation-name="VAL-0x7fdae939c010" office:value-type="boolean" office:boolean-value="false">
            <text:p>FALSE</text:p>
          </table:table-cell>
          <table:table-cell table:style-name="ACE-0x7fdae9d890f0" table:content-validation-name="VAL-0x7fdae8cea410" office:value-type="boolean" office:boolean-value="false">
            <text:p>FALSE</text:p>
          </table:table-cell>
          <table:table-cell table:style-name="ACE-0x7fdae9d89218" table:content-validation-name="VAL-0x7fdae939ff10" office:value-type="boolean" office:boolean-value="false">
            <text:p>FALSE</text:p>
          </table:table-cell>
          <table:table-cell table:style-name="ACE-0x7fdae9d89340" table:content-validation-name="VAL-0x7fdae93a1810" office:value-type="boolean" office:boolean-value="false">
            <text:p>FALSE</text:p>
          </table:table-cell>
          <table:table-cell table:style-name="ACE-0x7fdae9d89468" table:content-validation-name="VAL-0x7fdae8cec710" office:value-type="float" office:value="1">
            <text:p>1</text:p>
          </table:table-cell>
          <table:table-cell table:style-name="ACE-0x7fdae9d89590" table:content-validation-name="VAL-0x7fdae870d41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5">
            <text:p>45</text:p>
          </table:table-cell>
          <table:table-cell table:style-name="ACE-0x7fdae9d879d0" office:value-type="string">
            <text:p>TC_placedOrderSource</text:p>
          </table:table-cell>
          <table:table-cell table:style-name="ACE-0x7fdae9d896b8" table:content-validation-name="VAL-0x7fdae93a6f10" office:value-type="string">
            <text:p>FIREFOX</text:p>
          </table:table-cell>
          <table:table-cell table:style-name="ACE-0x7fdae9d897e0" table:content-validation-name="VAL-0x7fdae93a8810" office:value-type="boolean" office:boolean-value="false">
            <text:p>FALSE</text:p>
          </table:table-cell>
          <table:table-cell table:style-name="ACE-0x7fdae9d89908" table:content-validation-name="VAL-0x7fdae87e4b10" office:value-type="boolean" office:boolean-value="false">
            <text:p>FALSE</text:p>
          </table:table-cell>
          <table:table-cell table:style-name="ACE-0x7fdae9d89a30" table:content-validation-name="VAL-0x7fdae93acc10" office:value-type="boolean" office:boolean-value="false">
            <text:p>FALSE</text:p>
          </table:table-cell>
          <table:table-cell table:style-name="ACE-0x7fdae9d89b58" table:content-validation-name="VAL-0x7fdae8cf2810" office:value-type="boolean" office:boolean-value="false">
            <text:p>FALSE</text:p>
          </table:table-cell>
          <table:table-cell table:style-name="ACE-0x7fdae9d89c80" table:content-validation-name="VAL-0x7fdae93b1c10" office:value-type="boolean" office:boolean-value="false">
            <text:p>FALSE</text:p>
          </table:table-cell>
          <table:table-cell table:style-name="ACE-0x7fdae9d89da8" table:content-validation-name="VAL-0x7fdae93b3810" office:value-type="float" office:value="1">
            <text:p>1</text:p>
          </table:table-cell>
          <table:table-cell table:style-name="ACE-0x7fdae9d89ed0" table:content-validation-name="VAL-0x7fdae93b4c1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6">
            <text:p>46</text:p>
          </table:table-cell>
          <table:table-cell table:style-name="ACE-0x7fdae9d879d0" office:value-type="string">
            <text:p>TC_applyCoupon</text:p>
          </table:table-cell>
          <table:table-cell table:style-name="ACE-0x7fdae9d89ff8" table:content-validation-name="VAL-0x7fdae93b5b10" office:value-type="string">
            <text:p>FIREFOX</text:p>
          </table:table-cell>
          <table:table-cell table:style-name="ACE-0x7fdae9d8a120" table:content-validation-name="VAL-0x7fdae93b7410" office:value-type="boolean" office:boolean-value="false">
            <text:p>FALSE</text:p>
          </table:table-cell>
          <table:table-cell table:style-name="ACE-0x7fdae9d8a248" table:content-validation-name="VAL-0x7fdae8996b10" office:value-type="boolean" office:boolean-value="false">
            <text:p>FALSE</text:p>
          </table:table-cell>
          <table:table-cell table:style-name="ACE-0x7fdae9d8a370" table:content-validation-name="VAL-0x7fdae93bbc10" office:value-type="boolean" office:boolean-value="false">
            <text:p>FALSE</text:p>
          </table:table-cell>
          <table:table-cell table:style-name="ACE-0x7fdae9d8a498" table:content-validation-name="VAL-0x7fdae8cf9810" office:value-type="boolean" office:boolean-value="false">
            <text:p>FALSE</text:p>
          </table:table-cell>
          <table:table-cell table:style-name="ACE-0x7fdae9d8a5c0" table:content-validation-name="VAL-0x7fdae93bf810" office:value-type="boolean" office:boolean-value="false">
            <text:p>FALSE</text:p>
          </table:table-cell>
          <table:table-cell table:style-name="ACE-0x7fdae9d8a6e8" table:content-validation-name="VAL-0x7fdae93c1010" office:value-type="float" office:value="1">
            <text:p>1</text:p>
          </table:table-cell>
          <table:table-cell table:style-name="ACE-0x7fdae9d8a810" table:content-validation-name="VAL-0x7fdae8cfbc1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7">
            <text:p>47</text:p>
          </table:table-cell>
          <table:table-cell table:style-name="ACE-0x7fdae9d879d0" office:value-type="string">
            <text:p>TC_DeleteProductFromCart</text:p>
          </table:table-cell>
          <table:table-cell table:style-name="ACE-0x7fdae9d8a938" table:content-validation-name="VAL-0x7fdae8999810" office:value-type="string">
            <text:p>FIREFOX</text:p>
          </table:table-cell>
          <table:table-cell table:style-name="ACE-0x7fdae9d8aa60" table:content-validation-name="VAL-0x7fdae8cfe210" office:value-type="boolean" office:boolean-value="false">
            <text:p>FALSE</text:p>
          </table:table-cell>
          <table:table-cell table:style-name="ACE-0x7fdae9d8ab88" table:content-validation-name="VAL-0x7fdae93c9410" office:value-type="boolean" office:boolean-value="false">
            <text:p>FALSE</text:p>
          </table:table-cell>
          <table:table-cell table:style-name="ACE-0x7fdae9d8acb0" table:content-validation-name="VAL-0x7fdae899b010" office:value-type="boolean" office:boolean-value="false">
            <text:p>FALSE</text:p>
          </table:table-cell>
          <table:table-cell table:style-name="ACE-0x7fdae9d8add8" table:content-validation-name="VAL-0x7fdae93cd010" office:value-type="boolean" office:boolean-value="false">
            <text:p>FALSE</text:p>
          </table:table-cell>
          <table:table-cell table:style-name="ACE-0x7fdae9d8af00" table:content-validation-name="VAL-0x7fdae8d02310" office:value-type="boolean" office:boolean-value="false">
            <text:p>FALSE</text:p>
          </table:table-cell>
          <table:table-cell table:style-name="ACE-0x7fdae9d8b028" table:content-validation-name="VAL-0x7fdae93d1810" office:value-type="float" office:value="1">
            <text:p>1</text:p>
          </table:table-cell>
          <table:table-cell table:style-name="ACE-0x7fdae9d8b150" table:content-validation-name="VAL-0x7fdae93d271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8">
            <text:p>48</text:p>
          </table:table-cell>
          <table:table-cell table:style-name="ACE-0x7fdae9d879d0" office:value-type="string">
            <text:p>TC_OrderHistoryAPI</text:p>
          </table:table-cell>
          <table:table-cell table:style-name="ACE-0x7fdae9d8f428" table:content-validation-name="VAL-0x7fdae93d4010" office:value-type="string">
            <text:p>FIREFOX</text:p>
          </table:table-cell>
          <table:table-cell table:style-name="ACE-0x7fdae9d8f550" table:content-validation-name="VAL-0x7fdae93d5410" office:value-type="boolean" office:boolean-value="false">
            <text:p>FALSE</text:p>
          </table:table-cell>
          <table:table-cell table:style-name="ACE-0x7fdae9d8f678" table:content-validation-name="VAL-0x7fdae8d06c10" office:value-type="boolean" office:boolean-value="false">
            <text:p>FALSE</text:p>
          </table:table-cell>
          <table:table-cell table:style-name="ACE-0x7fdae9d8f7a0" table:content-validation-name="VAL-0x7fdae93d9710" office:value-type="boolean" office:boolean-value="false">
            <text:p>FALSE</text:p>
          </table:table-cell>
          <table:table-cell table:style-name="ACE-0x7fdae9d8f8c8" table:content-validation-name="VAL-0x7fdae899f010" office:value-type="boolean" office:boolean-value="false">
            <text:p>FALSE</text:p>
          </table:table-cell>
          <table:table-cell table:style-name="ACE-0x7fdae9d8f9f0" table:content-validation-name="VAL-0x7fdae93def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49">
            <text:p>49</text:p>
          </table:table-cell>
          <table:table-cell table:style-name="ACE-0x7fdae9d879d0" office:value-type="string">
            <text:p>TC_OrderListingAPI</text:p>
          </table:table-cell>
          <table:table-cell table:style-name="ACE-0x7fdae9d8fb18" table:content-validation-name="VAL-0x7fdae8d0ac10" office:value-type="string">
            <text:p>FIREFOX</text:p>
          </table:table-cell>
          <table:table-cell table:style-name="ACE-0x7fdae9d8fc40" table:content-validation-name="VAL-0x7fdae89a0810" office:value-type="boolean" office:boolean-value="false">
            <text:p>FALSE</text:p>
          </table:table-cell>
          <table:table-cell table:style-name="ACE-0x7fdae9d8fd68" table:content-validation-name="VAL-0x7fdae93e4810" office:value-type="boolean" office:boolean-value="false">
            <text:p>FALSE</text:p>
          </table:table-cell>
          <table:table-cell table:style-name="ACE-0x7fdae9d8fe90" table:content-validation-name="VAL-0x7fdae8d0dc10" office:value-type="boolean" office:boolean-value="false">
            <text:p>FALSE</text:p>
          </table:table-cell>
          <table:table-cell table:style-name="ACE-0x7fdae9d8ffb8" table:content-validation-name="VAL-0x7fdae93e8310" office:value-type="boolean" office:boolean-value="false">
            <text:p>FALSE</text:p>
          </table:table-cell>
          <table:table-cell table:style-name="ACE-0x7fdae9d900e0" table:content-validation-name="VAL-0x7fdae8711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0">
            <text:p>50</text:p>
          </table:table-cell>
          <table:table-cell table:style-name="ACE-0x7fdae9d879d0" office:value-type="string">
            <text:p>TC_addVariantProduct</text:p>
          </table:table-cell>
          <table:table-cell table:style-name="ACE-0x7fdae9d90208" table:content-validation-name="VAL-0x7fdae8d10310" office:value-type="string">
            <text:p>FIREFOX</text:p>
          </table:table-cell>
          <table:table-cell table:style-name="ACE-0x7fdae9d90330" table:content-validation-name="VAL-0x7fdae89a3410" office:value-type="boolean" office:boolean-value="false">
            <text:p>FALSE</text:p>
          </table:table-cell>
          <table:table-cell table:style-name="ACE-0x7fdae9d90458" table:content-validation-name="VAL-0x7fdae93ef310" office:value-type="boolean" office:boolean-value="false">
            <text:p>FALSE</text:p>
          </table:table-cell>
          <table:table-cell table:style-name="ACE-0x7fdae9d90580" table:content-validation-name="VAL-0x7fdae8d13010" office:value-type="boolean" office:boolean-value="false">
            <text:p>FALSE</text:p>
          </table:table-cell>
          <table:table-cell table:style-name="ACE-0x7fdae9d906a8" table:content-validation-name="VAL-0x7fdae93f3c10" office:value-type="boolean" office:boolean-value="false">
            <text:p>FALSE</text:p>
          </table:table-cell>
          <table:table-cell table:style-name="ACE-0x7fdae9d907d0" table:content-validation-name="VAL-0x7fdae86444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1">
            <text:p>51</text:p>
          </table:table-cell>
          <table:table-cell table:style-name="ACE-0x7fdae9d879d0" office:value-type="string">
            <text:p>TC_UpdateProfile</text:p>
          </table:table-cell>
          <table:table-cell table:style-name="ACE-0x7fdae9d908f8" table:content-validation-name="VAL-0x7fdae8d17010" office:value-type="string">
            <text:p>FIREFOX</text:p>
          </table:table-cell>
          <table:table-cell table:style-name="ACE-0x7fdae9d90a20" table:content-validation-name="VAL-0x7fdae89a7010" office:value-type="boolean" office:boolean-value="false">
            <text:p>FALSE</text:p>
          </table:table-cell>
          <table:table-cell table:style-name="ACE-0x7fdae9d90b48" table:content-validation-name="VAL-0x7fdae93fb410" office:value-type="boolean" office:boolean-value="false">
            <text:p>FALSE</text:p>
          </table:table-cell>
          <table:table-cell table:style-name="ACE-0x7fdae9d90c70" table:content-validation-name="VAL-0x7fdae8d19810" office:value-type="boolean" office:boolean-value="false">
            <text:p>FALSE</text:p>
          </table:table-cell>
          <table:table-cell table:style-name="ACE-0x7fdae9d90d98" table:content-validation-name="VAL-0x7fdae89a8410" office:value-type="boolean" office:boolean-value="false">
            <text:p>FALSE</text:p>
          </table:table-cell>
          <table:table-cell table:style-name="ACE-0x7fdae9d90ec0" table:content-validation-name="VAL-0x7fdae9400c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2">
            <text:p>52</text:p>
          </table:table-cell>
          <table:table-cell table:style-name="ACE-0x7fdae9d879d0" office:value-type="string">
            <text:p>TC_UpdateCart</text:p>
          </table:table-cell>
          <table:table-cell table:style-name="ACE-0x7fdae9d90fe8" table:content-validation-name="VAL-0x7fdae9402410" office:value-type="string">
            <text:p>FIREFOX</text:p>
          </table:table-cell>
          <table:table-cell table:style-name="ACE-0x7fdae9d91110" table:content-validation-name="VAL-0x7fdae9403c10" office:value-type="boolean" office:boolean-value="false">
            <text:p>FALSE</text:p>
          </table:table-cell>
          <table:table-cell table:style-name="ACE-0x7fdae9d91238" table:content-validation-name="VAL-0x7fdae8d1e010" office:value-type="boolean" office:boolean-value="false">
            <text:p>FALSE</text:p>
          </table:table-cell>
          <table:table-cell table:style-name="ACE-0x7fdae9d91360" table:content-validation-name="VAL-0x7fdae9407c10" office:value-type="boolean" office:boolean-value="false">
            <text:p>FALSE</text:p>
          </table:table-cell>
          <table:table-cell table:style-name="ACE-0x7fdae9d91488" table:content-validation-name="VAL-0x7fdae89ab810" office:value-type="boolean" office:boolean-value="false">
            <text:p>FALSE</text:p>
          </table:table-cell>
          <table:table-cell table:style-name="ACE-0x7fdae9d915b0" table:content-validation-name="VAL-0x7fdae940c6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3">
            <text:p>53</text:p>
          </table:table-cell>
          <table:table-cell table:style-name="ACE-0x7fdae9d879d0" office:value-type="string">
            <text:p>TC_GiftCert</text:p>
          </table:table-cell>
          <table:table-cell table:style-name="ACE-0x7fdae9d916d8" table:content-validation-name="VAL-0x7fdae940e010" office:value-type="string">
            <text:p>FIREFOX</text:p>
          </table:table-cell>
          <table:table-cell table:style-name="ACE-0x7fdae9d91800" table:content-validation-name="VAL-0x7fdae940f810" office:value-type="boolean" office:boolean-value="false">
            <text:p>FALSE</text:p>
          </table:table-cell>
          <table:table-cell table:style-name="ACE-0x7fdae9d91928" table:content-validation-name="VAL-0x7fdae8d23810" office:value-type="boolean" office:boolean-value="false">
            <text:p>FALSE</text:p>
          </table:table-cell>
          <table:table-cell table:style-name="ACE-0x7fdae9d91a50" table:content-validation-name="VAL-0x7fdae87f2810" office:value-type="boolean" office:boolean-value="false">
            <text:p>FALSE</text:p>
          </table:table-cell>
          <table:table-cell table:style-name="ACE-0x7fdae9d91b78" table:content-validation-name="VAL-0x7fdae9415010" office:value-type="boolean" office:boolean-value="false">
            <text:p>FALSE</text:p>
          </table:table-cell>
          <table:table-cell table:style-name="ACE-0x7fdae9d91ca0" table:content-validation-name="VAL-0x7fdae8d25e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4">
            <text:p>54</text:p>
          </table:table-cell>
          <table:table-cell table:style-name="ACE-0x7fdae9d6ab08" office:value-type="string">
            <text:p>TC_InternetConn_LaunchMobileApp</text:p>
          </table:table-cell>
          <table:table-cell table:style-name="ACE-0x7fdae9d91dc8" table:content-validation-name="VAL-0x7fdae8714410" office:value-type="string">
            <text:p>FIREFOX</text:p>
          </table:table-cell>
          <table:table-cell table:style-name="ACE-0x7fdae9d91ef0" table:content-validation-name="VAL-0x7fdae941a310" office:value-type="boolean" office:boolean-value="false">
            <text:p>FALSE</text:p>
          </table:table-cell>
          <table:table-cell table:style-name="ACE-0x7fdae9d92018" table:content-validation-name="VAL-0x7fdae8d28c10" office:value-type="boolean" office:boolean-value="false">
            <text:p>FALSE</text:p>
          </table:table-cell>
          <table:table-cell table:style-name="ACE-0x7fdae9d92140" table:content-validation-name="VAL-0x7fdae941ec10" office:value-type="boolean" office:boolean-value="false">
            <text:p>FALSE</text:p>
          </table:table-cell>
          <table:table-cell table:style-name="ACE-0x7fdae9d92268" table:content-validation-name="VAL-0x7fdae89b0c10" office:value-type="boolean" office:boolean-value="false">
            <text:p>FALSE</text:p>
          </table:table-cell>
          <table:table-cell table:style-name="ACE-0x7fdae9d92390" table:content-validation-name="VAL-0x7fdae9423b10" office:value-type="boolean" office:boolean-value="false">
            <text:p>FALSE</text:p>
          </table:table-cell>
          <table:table-cell table:style-name="ACE-0x7fdae860bb88" office:value-type="float" office:value="1">
            <text:p>1</text:p>
          </table:table-cell>
          <table:table-cell table:style-name="ACE-0x7fdae860bb88" office:value-type="float" office:value="2">
            <text:p>2</text:p>
          </table:table-cell>
          <table:table-cell table:style-name="ACE-0x7fdae860bb88" office:value-type="float" office:value="5">
            <text:p>5</text:p>
          </table:table-cell>
          <table:table-cell table:number-rows-spanned="10" table:style-name="ACE-0x7fdae860bcb0" office:value-type="string">
            <text:p>ShopClues_Mobile WAP_Android_CheckOut</text:p>
          </table:table-cell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5">
            <text:p>55</text:p>
          </table:table-cell>
          <table:table-cell table:style-name="ACE-0x7fdae9d6b570" office:value-type="string">
            <text:p>TC_AppRegistration</text:p>
          </table:table-cell>
          <table:table-cell table:style-name="ACE-0x7fdae9d924b8" table:content-validation-name="VAL-0x7fdae9425410" office:value-type="string">
            <text:p>FIREFOX</text:p>
          </table:table-cell>
          <table:table-cell table:style-name="ACE-0x7fdae9d925e0" table:content-validation-name="VAL-0x7fdae9426810" office:value-type="boolean" office:boolean-value="false">
            <text:p>FALSE</text:p>
          </table:table-cell>
          <table:table-cell table:style-name="ACE-0x7fdae9d92708" table:content-validation-name="VAL-0x7fdae8d2f410" office:value-type="boolean" office:boolean-value="false">
            <text:p>FALSE</text:p>
          </table:table-cell>
          <table:table-cell table:style-name="ACE-0x7fdae9d92830" table:content-validation-name="VAL-0x7fdae942ac10" office:value-type="boolean" office:boolean-value="false">
            <text:p>FALSE</text:p>
          </table:table-cell>
          <table:table-cell table:style-name="ACE-0x7fdae9d92958" table:content-validation-name="VAL-0x7fdae89b3310" office:value-type="boolean" office:boolean-value="false">
            <text:p>FALSE</text:p>
          </table:table-cell>
          <table:table-cell table:style-name="ACE-0x7fdae9d92a80" table:content-validation-name="VAL-0x7fdae8d32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6">
            <text:p>56</text:p>
          </table:table-cell>
          <table:table-cell table:style-name="ACE-0x7fdae9d6b570" office:value-type="string">
            <text:p>TC_AppLogin</text:p>
          </table:table-cell>
          <table:table-cell table:style-name="ACE-0x7fdae9d92ba8" table:content-validation-name="VAL-0x7fdae8715c10" office:value-type="string">
            <text:p>FIREFOX</text:p>
          </table:table-cell>
          <table:table-cell table:style-name="ACE-0x7fdae9d92cd0" table:content-validation-name="VAL-0x7fdae8d33810" office:value-type="boolean" office:boolean-value="false">
            <text:p>FALSE</text:p>
          </table:table-cell>
          <table:table-cell table:style-name="ACE-0x7fdae9d92df8" table:content-validation-name="VAL-0x7fdae9433010" office:value-type="boolean" office:boolean-value="false">
            <text:p>FALSE</text:p>
          </table:table-cell>
          <table:table-cell table:style-name="ACE-0x7fdae9d92f20" table:content-validation-name="VAL-0x7fdae87f6810" office:value-type="boolean" office:boolean-value="false">
            <text:p>FALSE</text:p>
          </table:table-cell>
          <table:table-cell table:style-name="ACE-0x7fdae9d93048" table:content-validation-name="VAL-0x7fdae9436b10" office:value-type="boolean" office:boolean-value="false">
            <text:p>FALSE</text:p>
          </table:table-cell>
          <table:table-cell table:style-name="ACE-0x7fdae9d93170" table:content-validation-name="VAL-0x7fdae8d37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7">
            <text:p>57</text:p>
          </table:table-cell>
          <table:table-cell table:style-name="ACE-0x7fdae9d6b570" office:value-type="string">
            <text:p>TC_AppSimpleProduct</text:p>
          </table:table-cell>
          <table:table-cell table:style-name="ACE-0x7fdae9d99b08" table:content-validation-name="VAL-0x7fdae86a5f10" office:value-type="string">
            <text:p>FIREFOX</text:p>
          </table:table-cell>
          <table:table-cell table:style-name="ACE-0x7fdae9d99c30" table:content-validation-name="VAL-0x7fdae8d39010" office:value-type="boolean" office:boolean-value="false">
            <text:p>FALSE</text:p>
          </table:table-cell>
          <table:table-cell table:style-name="ACE-0x7fdae9d99d58" table:content-validation-name="VAL-0x7fdae943ef10" office:value-type="boolean" office:boolean-value="false">
            <text:p>FALSE</text:p>
          </table:table-cell>
          <table:table-cell table:style-name="ACE-0x7fdae9d99e80" table:content-validation-name="VAL-0x7fdae87f8010" office:value-type="boolean" office:boolean-value="false">
            <text:p>FALSE</text:p>
          </table:table-cell>
          <table:table-cell table:style-name="ACE-0x7fdae9d99fa8" table:content-validation-name="VAL-0x7fdae9443410" office:value-type="boolean" office:boolean-value="false">
            <text:p>FALSE</text:p>
          </table:table-cell>
          <table:table-cell table:style-name="ACE-0x7fdae9d9a0d0" table:content-validation-name="VAL-0x7fdae8d3cc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8">
            <text:p>58</text:p>
          </table:table-cell>
          <table:table-cell table:style-name="ACE-0x7fdae9d6b570" office:value-type="string">
            <text:p>TC_AppVariantProduct</text:p>
          </table:table-cell>
          <table:table-cell table:style-name="ACE-0x7fdae9d9a1f8" table:content-validation-name="VAL-0x7fdae8717010" office:value-type="string">
            <text:p>FIREFOX</text:p>
          </table:table-cell>
          <table:table-cell table:style-name="ACE-0x7fdae9d9a320" table:content-validation-name="VAL-0x7fdae8d3e810" office:value-type="boolean" office:boolean-value="false">
            <text:p>FALSE</text:p>
          </table:table-cell>
          <table:table-cell table:style-name="ACE-0x7fdae9d9a448" table:content-validation-name="VAL-0x7fdae944a410" office:value-type="boolean" office:boolean-value="false">
            <text:p>FALSE</text:p>
          </table:table-cell>
          <table:table-cell table:style-name="ACE-0x7fdae9d9a570" table:content-validation-name="VAL-0x7fdae87f9810" office:value-type="boolean" office:boolean-value="false">
            <text:p>FALSE</text:p>
          </table:table-cell>
          <table:table-cell table:style-name="ACE-0x7fdae9d9a698" table:content-validation-name="VAL-0x7fdae944e410" office:value-type="boolean" office:boolean-value="false">
            <text:p>FALSE</text:p>
          </table:table-cell>
          <table:table-cell table:style-name="ACE-0x7fdae9d9a7c0" table:content-validation-name="VAL-0x7fdae8d432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59">
            <text:p>59</text:p>
          </table:table-cell>
          <table:table-cell table:style-name="ACE-0x7fdae9d6b570" office:value-type="string">
            <text:p>TC_AppDeleteVariantProduct</text:p>
          </table:table-cell>
          <table:table-cell table:style-name="ACE-0x7fdae9d9a8e8" table:content-validation-name="VAL-0x7fdae8653410" office:value-type="string">
            <text:p>FIREFOX</text:p>
          </table:table-cell>
          <table:table-cell table:style-name="ACE-0x7fdae9d9aa10" table:content-validation-name="VAL-0x7fdae8d45010" office:value-type="boolean" office:boolean-value="false">
            <text:p>FALSE</text:p>
          </table:table-cell>
          <table:table-cell table:style-name="ACE-0x7fdae9d9ab38" table:content-validation-name="VAL-0x7fdae9456410" office:value-type="boolean" office:boolean-value="false">
            <text:p>FALSE</text:p>
          </table:table-cell>
          <table:table-cell table:style-name="ACE-0x7fdae9d9ac60" table:content-validation-name="VAL-0x7fdae87fa710" office:value-type="boolean" office:boolean-value="false">
            <text:p>FALSE</text:p>
          </table:table-cell>
          <table:table-cell table:style-name="ACE-0x7fdae9d9ad88" table:content-validation-name="VAL-0x7fdae945ac10" office:value-type="boolean" office:boolean-value="false">
            <text:p>FALSE</text:p>
          </table:table-cell>
          <table:table-cell table:style-name="ACE-0x7fdae9d9aeb0" table:content-validation-name="VAL-0x7fdae8d494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60">
            <text:p>60</text:p>
          </table:table-cell>
          <table:table-cell table:style-name="ACE-0x7fdae9d6b570" office:value-type="string">
            <text:p>TC_SimpleProduct_UpdateQty_AddToCart</text:p>
          </table:table-cell>
          <table:table-cell table:style-name="ACE-0x7fdae9d9afd8" table:content-validation-name="VAL-0x7fdae8718810" office:value-type="string">
            <text:p>FIREFOX</text:p>
          </table:table-cell>
          <table:table-cell table:style-name="ACE-0x7fdae9d9b100" table:content-validation-name="VAL-0x7fdae8d4a310" office:value-type="boolean" office:boolean-value="false">
            <text:p>FALSE</text:p>
          </table:table-cell>
          <table:table-cell table:style-name="ACE-0x7fdae9d9b228" table:content-validation-name="VAL-0x7fdae9461410" office:value-type="boolean" office:boolean-value="false">
            <text:p>FALSE</text:p>
          </table:table-cell>
          <table:table-cell table:style-name="ACE-0x7fdae9d9b350" table:content-validation-name="VAL-0x7fdae87fbc10" office:value-type="boolean" office:boolean-value="false">
            <text:p>FALSE</text:p>
          </table:table-cell>
          <table:table-cell table:style-name="ACE-0x7fdae9d9b478" table:content-validation-name="VAL-0x7fdae9465810" office:value-type="boolean" office:boolean-value="false">
            <text:p>FALSE</text:p>
          </table:table-cell>
          <table:table-cell table:style-name="ACE-0x7fdae9d9b5a0" table:content-validation-name="VAL-0x7fdae8d4ec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61">
            <text:p>61</text:p>
          </table:table-cell>
          <table:table-cell table:style-name="ACE-0x7fdae9d6b570" office:value-type="string">
            <text:p>TC_AddToCart_ProductDetails</text:p>
          </table:table-cell>
          <table:table-cell table:style-name="ACE-0x7fdae9d9b6c8" table:content-validation-name="VAL-0x7fdae86a7810" office:value-type="string">
            <text:p>FIREFOX</text:p>
          </table:table-cell>
          <table:table-cell table:style-name="ACE-0x7fdae9d9b7f0" table:content-validation-name="VAL-0x7fdae946c010" office:value-type="boolean" office:boolean-value="false">
            <text:p>FALSE</text:p>
          </table:table-cell>
          <table:table-cell table:style-name="ACE-0x7fdae9d9b918" table:content-validation-name="VAL-0x7fdae8d51310" office:value-type="boolean" office:boolean-value="false">
            <text:p>FALSE</text:p>
          </table:table-cell>
          <table:table-cell table:style-name="ACE-0x7fdae9d9ba40" table:content-validation-name="VAL-0x7fdae9470810" office:value-type="boolean" office:boolean-value="false">
            <text:p>FALSE</text:p>
          </table:table-cell>
          <table:table-cell table:style-name="ACE-0x7fdae9d9bb68" table:content-validation-name="VAL-0x7fdae89c5010" office:value-type="boolean" office:boolean-value="false">
            <text:p>FALSE</text:p>
          </table:table-cell>
          <table:table-cell table:style-name="ACE-0x7fdae9d9bc90" table:content-validation-name="VAL-0x7fdae94744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62">
            <text:p>62</text:p>
          </table:table-cell>
          <table:table-cell table:style-name="ACE-0x7fdae9d6b570" office:value-type="string">
            <text:p>TC_PlaceOrder_Continue</text:p>
          </table:table-cell>
          <table:table-cell table:style-name="ACE-0x7fdae9d9bdb8" table:content-validation-name="VAL-0x7fdae9475c10" office:value-type="string">
            <text:p>FIREFOX</text:p>
          </table:table-cell>
          <table:table-cell table:style-name="ACE-0x7fdae9d9bee0" table:content-validation-name="VAL-0x7fdae9477410" office:value-type="boolean" office:boolean-value="false">
            <text:p>FALSE</text:p>
          </table:table-cell>
          <table:table-cell table:style-name="ACE-0x7fdae9d9c008" table:content-validation-name="VAL-0x7fdae8d57010" office:value-type="boolean" office:boolean-value="false">
            <text:p>FALSE</text:p>
          </table:table-cell>
          <table:table-cell table:style-name="ACE-0x7fdae9d9c130" table:content-validation-name="VAL-0x7fdae87ff010" office:value-type="boolean" office:boolean-value="false">
            <text:p>FALSE</text:p>
          </table:table-cell>
          <table:table-cell table:style-name="ACE-0x7fdae9d9c258" table:content-validation-name="VAL-0x7fdae8d57f10" office:value-type="boolean" office:boolean-value="false">
            <text:p>FALSE</text:p>
          </table:table-cell>
          <table:table-cell table:style-name="ACE-0x7fdae9d9c380" table:content-validation-name="VAL-0x7fdae947e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860aff8" office:value-type="float" office:value="63">
            <text:p>63</text:p>
          </table:table-cell>
          <table:table-cell table:style-name="ACE-0x7fdae9d6b570" office:value-type="string">
            <text:p>TC_AppForgotPassword</text:p>
          </table:table-cell>
          <table:table-cell table:style-name="ACE-0x7fdae9d9c4a8" table:content-validation-name="VAL-0x7fdae9480110" office:value-type="string">
            <text:p>FIREFOX</text:p>
          </table:table-cell>
          <table:table-cell table:style-name="ACE-0x7fdae9d9c5d0" table:content-validation-name="VAL-0x7fdae8d5c410" office:value-type="boolean" office:boolean-value="false">
            <text:p>FALSE</text:p>
          </table:table-cell>
          <table:table-cell table:style-name="ACE-0x7fdae9d9c6f8" table:content-validation-name="VAL-0x7fdae9484810" office:value-type="boolean" office:boolean-value="false">
            <text:p>FALSE</text:p>
          </table:table-cell>
          <table:table-cell table:style-name="ACE-0x7fdae9d9c820" table:content-validation-name="VAL-0x7fdae8800410" office:value-type="boolean" office:boolean-value="false">
            <text:p>FALSE</text:p>
          </table:table-cell>
          <table:table-cell table:style-name="ACE-0x7fdae9d9c948" table:content-validation-name="VAL-0x7fdae9488410" office:value-type="boolean" office:boolean-value="false">
            <text:p>FALSE</text:p>
          </table:table-cell>
          <table:table-cell table:style-name="ACE-0x7fdae9d9ca70" table:content-validation-name="VAL-0x7fdae8d603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9cb98" office:value-type="float" office:value="64">
            <text:p>64</text:p>
          </table:table-cell>
          <table:table-cell table:style-name="ACE-0x7fdae9d9ccc0" office:value-type="string">
            <text:p>TC_AppAddToFavourite</text:p>
          </table:table-cell>
          <table:table-cell table:style-name="ACE-0x7fdae9d9cde8" table:content-validation-name="VAL-0x7fdae871b410" office:value-type="string">
            <text:p>FIREFOX</text:p>
          </table:table-cell>
          <table:table-cell table:style-name="ACE-0x7fdae9d9cf10" table:content-validation-name="VAL-0x7fdae948da10" office:value-type="boolean" office:boolean-value="false">
            <text:p>FALSE</text:p>
          </table:table-cell>
          <table:table-cell table:style-name="ACE-0x7fdae9d9d038" table:content-validation-name="VAL-0x7fdae8d63010" office:value-type="boolean" office:boolean-value="false">
            <text:p>FALSE</text:p>
          </table:table-cell>
          <table:table-cell table:style-name="ACE-0x7fdae9d9d160" table:content-validation-name="VAL-0x7fdae9492010" office:value-type="boolean" office:boolean-value="false">
            <text:p>FALSE</text:p>
          </table:table-cell>
          <table:table-cell table:style-name="ACE-0x7fdae9d9d288" table:content-validation-name="VAL-0x7fdae89cd410" office:value-type="boolean" office:boolean-value="false">
            <text:p>FALSE</text:p>
          </table:table-cell>
          <table:table-cell table:style-name="ACE-0x7fdae9d9d3b0" table:content-validation-name="VAL-0x7fdae9497210" office:value-type="boolean" office:boolean-value="false">
            <text:p>FALSE</text:p>
          </table:table-cell>
          <table:table-cell table:style-name="ACE-0x7fdae860bb88" office:value-type="float" office:value="1">
            <text:p>1</text:p>
          </table:table-cell>
          <table:table-cell table:style-name="ACE-0x7fdae860bb88" office:value-type="float" office:value="1">
            <text:p>1</text:p>
          </table:table-cell>
          <table:table-cell table:style-name="ACE-0x7fdae860bb88" office:value-type="float" office:value="7">
            <text:p>7</text:p>
          </table:table-cell>
          <table:table-cell table:number-rows-spanned="13" table:style-name="ACE-0x7fdae9d9d4d8" office:value-type="string">
            <text:p>ShopClues_Mobile WAP_Android_CheckOut_Discounts</text:p>
          </table:table-cell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65">
            <text:p>65</text:p>
          </table:table-cell>
          <table:table-cell table:style-name="ACE-0x7fdae9d9d600" office:value-type="string">
            <text:p>TC_AppContinueShoppingFunctionality</text:p>
          </table:table-cell>
          <table:table-cell table:style-name="ACE-0x7fdae9d9d728" table:content-validation-name="VAL-0x7fdae9498c10" office:value-type="string">
            <text:p>FIREFOX</text:p>
          </table:table-cell>
          <table:table-cell table:style-name="ACE-0x7fdae9d9d850" table:content-validation-name="VAL-0x7fdae949a410" office:value-type="boolean" office:boolean-value="false">
            <text:p>FALSE</text:p>
          </table:table-cell>
          <table:table-cell table:style-name="ACE-0x7fdae9da2838" table:content-validation-name="VAL-0x7fdae8d68810" office:value-type="boolean" office:boolean-value="false">
            <text:p>FALSE</text:p>
          </table:table-cell>
          <table:table-cell table:style-name="ACE-0x7fdae9da2960" table:content-validation-name="VAL-0x7fdae8802c10" office:value-type="boolean" office:boolean-value="false">
            <text:p>FALSE</text:p>
          </table:table-cell>
          <table:table-cell table:style-name="ACE-0x7fdae9da2a88" table:content-validation-name="VAL-0x7fdae8d6a010" office:value-type="boolean" office:boolean-value="false">
            <text:p>FALSE</text:p>
          </table:table-cell>
          <table:table-cell table:style-name="ACE-0x7fdae9da2bb0" table:content-validation-name="VAL-0x7fdae94a14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66">
            <text:p>66</text:p>
          </table:table-cell>
          <table:table-cell table:style-name="ACE-0x7fdae9d9d600" office:value-type="string">
            <text:p>TC_AppVerifySelectPaymentOptions</text:p>
          </table:table-cell>
          <table:table-cell table:style-name="ACE-0x7fdae9da2cd8" table:content-validation-name="VAL-0x7fdae871d710" office:value-type="string">
            <text:p>FIREFOX</text:p>
          </table:table-cell>
          <table:table-cell table:style-name="ACE-0x7fdae9da2e00" table:content-validation-name="VAL-0x7fdae8d6cc10" office:value-type="boolean" office:boolean-value="false">
            <text:p>FALSE</text:p>
          </table:table-cell>
          <table:table-cell table:style-name="ACE-0x7fdae9da2f28" table:content-validation-name="VAL-0x7fdae94a6810" office:value-type="boolean" office:boolean-value="false">
            <text:p>FALSE</text:p>
          </table:table-cell>
          <table:table-cell table:style-name="ACE-0x7fdae9da3050" table:content-validation-name="VAL-0x7fdae8805710" office:value-type="boolean" office:boolean-value="false">
            <text:p>FALSE</text:p>
          </table:table-cell>
          <table:table-cell table:style-name="ACE-0x7fdae9da3178" table:content-validation-name="VAL-0x7fdae94aa710" office:value-type="boolean" office:boolean-value="false">
            <text:p>FALSE</text:p>
          </table:table-cell>
          <table:table-cell table:style-name="ACE-0x7fdae9da32a0" table:content-validation-name="VAL-0x7fdae8d72e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67">
            <text:p>67</text:p>
          </table:table-cell>
          <table:table-cell table:style-name="ACE-0x7fdae9d9d600" office:value-type="string">
            <text:p>TC_AppVerifySelectPaymentOptions</text:p>
          </table:table-cell>
          <table:table-cell table:style-name="ACE-0x7fdae9da34f0" table:content-validation-name="VAL-0x7fdae94b0c10" office:value-type="string">
            <text:p>FIREFOX</text:p>
          </table:table-cell>
          <table:table-cell table:style-name="ACE-0x7fdae9da3618" table:content-validation-name="VAL-0x7fdae94b2810" office:value-type="boolean" office:boolean-value="false">
            <text:p>FALSE</text:p>
          </table:table-cell>
          <table:table-cell table:style-name="ACE-0x7fdae9da3740" table:content-validation-name="VAL-0x7fdae8d76010" office:value-type="boolean" office:boolean-value="false">
            <text:p>FALSE</text:p>
          </table:table-cell>
          <table:table-cell table:style-name="ACE-0x7fdae9da3868" table:content-validation-name="VAL-0x7fdae94b6410" office:value-type="boolean" office:boolean-value="false">
            <text:p>FALSE</text:p>
          </table:table-cell>
          <table:table-cell table:style-name="ACE-0x7fdae9da3990" table:content-validation-name="VAL-0x7fdae89d7010" office:value-type="boolean" office:boolean-value="false">
            <text:p>FALSE</text:p>
          </table:table-cell>
          <table:table-cell table:style-name="ACE-0x7fdae9da3ab8" table:content-validation-name="VAL-0x7fdae94ba3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68">
            <text:p>68</text:p>
          </table:table-cell>
          <table:table-cell table:style-name="ACE-0x7fdae9d9d600" office:value-type="string">
            <text:p>TC_AppApplyAllLinkForCouponCode</text:p>
          </table:table-cell>
          <table:table-cell table:style-name="ACE-0x7fdae9da3be0" table:content-validation-name="VAL-0x7fdae94bbc10" office:value-type="string">
            <text:p>FIREFOX</text:p>
          </table:table-cell>
          <table:table-cell table:style-name="ACE-0x7fdae9da3d08" table:content-validation-name="VAL-0x7fdae94bd410" office:value-type="boolean" office:boolean-value="false">
            <text:p>FALSE</text:p>
          </table:table-cell>
          <table:table-cell table:style-name="ACE-0x7fdae9da3e30" table:content-validation-name="VAL-0x7fdae8d7b810" office:value-type="boolean" office:boolean-value="false">
            <text:p>FALSE</text:p>
          </table:table-cell>
          <table:table-cell table:style-name="ACE-0x7fdae9da3f58" table:content-validation-name="VAL-0x7fdae94c1310" office:value-type="boolean" office:boolean-value="false">
            <text:p>FALSE</text:p>
          </table:table-cell>
          <table:table-cell table:style-name="ACE-0x7fdae9da4080" table:content-validation-name="VAL-0x7fdae89d9410" office:value-type="boolean" office:boolean-value="false">
            <text:p>FALSE</text:p>
          </table:table-cell>
          <table:table-cell table:style-name="ACE-0x7fdae9da41a8" table:content-validation-name="VAL-0x7fdae94c66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69">
            <text:p>69</text:p>
          </table:table-cell>
          <table:table-cell table:style-name="ACE-0x7fdae9d9d600" office:value-type="string">
            <text:p>TC_AppApplySingleCouponFunctionality</text:p>
          </table:table-cell>
          <table:table-cell table:style-name="ACE-0x7fdae9da42d0" table:content-validation-name="VAL-0x7fdae94c8410" office:value-type="string">
            <text:p>FIREFOX</text:p>
          </table:table-cell>
          <table:table-cell table:style-name="ACE-0x7fdae9da43f8" table:content-validation-name="VAL-0x7fdae94c9210" office:value-type="boolean" office:boolean-value="false">
            <text:p>FALSE</text:p>
          </table:table-cell>
          <table:table-cell table:style-name="ACE-0x7fdae9da4520" table:content-validation-name="VAL-0x7fdae8d80c10" office:value-type="boolean" office:boolean-value="false">
            <text:p>FALSE</text:p>
          </table:table-cell>
          <table:table-cell table:style-name="ACE-0x7fdae9da4648" table:content-validation-name="VAL-0x7fdae94cd810" office:value-type="boolean" office:boolean-value="false">
            <text:p>FALSE</text:p>
          </table:table-cell>
          <table:table-cell table:style-name="ACE-0x7fdae9da4770" table:content-validation-name="VAL-0x7fdae89dc810" office:value-type="boolean" office:boolean-value="false">
            <text:p>FALSE</text:p>
          </table:table-cell>
          <table:table-cell table:style-name="ACE-0x7fdae9da4898" table:content-validation-name="VAL-0x7fdae94d1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70">
            <text:p>70</text:p>
          </table:table-cell>
          <table:table-cell table:style-name="ACE-0x7fdae9d9d600" office:value-type="string">
            <text:p>TC_ApplyLinkGiftCertificate</text:p>
          </table:table-cell>
          <table:table-cell table:style-name="ACE-0x7fdae9da49c0" table:content-validation-name="VAL-0x7fdae94d3010" office:value-type="string">
            <text:p>FIREFOX</text:p>
          </table:table-cell>
          <table:table-cell table:style-name="ACE-0x7fdae9da4ae8" table:content-validation-name="VAL-0x7fdae89ddc10" office:value-type="boolean" office:boolean-value="false">
            <text:p>FALSE</text:p>
          </table:table-cell>
          <table:table-cell table:style-name="ACE-0x7fdae9da4c10" table:content-validation-name="VAL-0x7fdae94d6e10" office:value-type="boolean" office:boolean-value="false">
            <text:p>FALSE</text:p>
          </table:table-cell>
          <table:table-cell table:style-name="ACE-0x7fdae9da4d38" table:content-validation-name="VAL-0x7fdae8d87c10" office:value-type="boolean" office:boolean-value="false">
            <text:p>FALSE</text:p>
          </table:table-cell>
          <table:table-cell table:style-name="ACE-0x7fdae9da4e60" table:content-validation-name="VAL-0x7fdae94db410" office:value-type="boolean" office:boolean-value="false">
            <text:p>FALSE</text:p>
          </table:table-cell>
          <table:table-cell table:style-name="ACE-0x7fdae9da4f88" table:content-validation-name="VAL-0x7fdae8671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71">
            <text:p>71</text:p>
          </table:table-cell>
          <table:table-cell table:style-name="ACE-0x7fdae9d9d600" office:value-type="string">
            <text:p>TC_AppRemoveLinkForAppliedGifts</text:p>
          </table:table-cell>
          <table:table-cell table:style-name="ACE-0x7fdae9da50b0" table:content-validation-name="VAL-0x7fdae8d8bc10" office:value-type="string">
            <text:p>FIREFOX</text:p>
          </table:table-cell>
          <table:table-cell table:style-name="ACE-0x7fdae9da51d8" table:content-validation-name="VAL-0x7fdae89e0410" office:value-type="boolean" office:boolean-value="false">
            <text:p>FALSE</text:p>
          </table:table-cell>
          <table:table-cell table:style-name="ACE-0x7fdae9da5300" table:content-validation-name="VAL-0x7fdae94e3410" office:value-type="boolean" office:boolean-value="false">
            <text:p>FALSE</text:p>
          </table:table-cell>
          <table:table-cell table:style-name="ACE-0x7fdae9da5428" table:content-validation-name="VAL-0x7fdae8d8e810" office:value-type="boolean" office:boolean-value="false">
            <text:p>FALSE</text:p>
          </table:table-cell>
          <table:table-cell table:style-name="ACE-0x7fdae9da5550" table:content-validation-name="VAL-0x7fdae94e7010" office:value-type="boolean" office:boolean-value="false">
            <text:p>FALSE</text:p>
          </table:table-cell>
          <table:table-cell table:style-name="ACE-0x7fdae9da5678" table:content-validation-name="VAL-0x7fdae8721b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72">
            <text:p>72</text:p>
          </table:table-cell>
          <table:table-cell table:style-name="ACE-0x7fdae9d9d600" office:value-type="string">
            <text:p>TC_AppApplyLinkForCluesBucks</text:p>
          </table:table-cell>
          <table:table-cell table:style-name="ACE-0x7fdae9da57a0" table:content-validation-name="VAL-0x7fdae8d91410" office:value-type="string">
            <text:p>FIREFOX</text:p>
          </table:table-cell>
          <table:table-cell table:style-name="ACE-0x7fdae9da58c8" table:content-validation-name="VAL-0x7fdae89e3410" office:value-type="boolean" office:boolean-value="false">
            <text:p>FALSE</text:p>
          </table:table-cell>
          <table:table-cell table:style-name="ACE-0x7fdae9da59f0" table:content-validation-name="VAL-0x7fdae94ee010" office:value-type="boolean" office:boolean-value="false">
            <text:p>FALSE</text:p>
          </table:table-cell>
          <table:table-cell table:style-name="ACE-0x7fdae9da5b18" table:content-validation-name="VAL-0x7fdae8d93b10" office:value-type="boolean" office:boolean-value="false">
            <text:p>FALSE</text:p>
          </table:table-cell>
          <table:table-cell table:style-name="ACE-0x7fdae9da5c40" table:content-validation-name="VAL-0x7fdae94f2410" office:value-type="boolean" office:boolean-value="false">
            <text:p>FALSE</text:p>
          </table:table-cell>
          <table:table-cell table:style-name="ACE-0x7fdae9da5d68" table:content-validation-name="VAL-0x7fdae86ad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73">
            <text:p>73</text:p>
          </table:table-cell>
          <table:table-cell table:style-name="ACE-0x7fdae9d9d600" office:value-type="string">
            <text:p>TC_AppRemoveCluesBucksFunctionality</text:p>
          </table:table-cell>
          <table:table-cell table:style-name="ACE-0x7fdae9da5e90" table:content-validation-name="VAL-0x7fdae8d96c10" office:value-type="string">
            <text:p>FIREFOX</text:p>
          </table:table-cell>
          <table:table-cell table:style-name="ACE-0x7fdae9da5fb8" table:content-validation-name="VAL-0x7fdae89e5b10" office:value-type="boolean" office:boolean-value="false">
            <text:p>FALSE</text:p>
          </table:table-cell>
          <table:table-cell table:style-name="ACE-0x7fdae9da60e0" table:content-validation-name="VAL-0x7fdae94fa010" office:value-type="boolean" office:boolean-value="false">
            <text:p>FALSE</text:p>
          </table:table-cell>
          <table:table-cell table:style-name="ACE-0x7fdae9da6208" table:content-validation-name="VAL-0x7fdae8d99810" office:value-type="boolean" office:boolean-value="false">
            <text:p>FALSE</text:p>
          </table:table-cell>
          <table:table-cell table:style-name="ACE-0x7fdae9da6330" table:content-validation-name="VAL-0x7fdae94fe010" office:value-type="boolean" office:boolean-value="false">
            <text:p>FALSE</text:p>
          </table:table-cell>
          <table:table-cell table:style-name="ACE-0x7fdae9da6458" table:content-validation-name="VAL-0x7fdae8723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74">
            <text:p>74</text:p>
          </table:table-cell>
          <table:table-cell table:style-name="ACE-0x7fdae9d9d600" office:value-type="string">
            <text:p>TC_AppViewProfileFunctionality</text:p>
          </table:table-cell>
          <table:table-cell table:style-name="ACE-0x7fdae9da6580" table:content-validation-name="VAL-0x7fdae8d9c010" office:value-type="string">
            <text:p>FIREFOX</text:p>
          </table:table-cell>
          <table:table-cell table:style-name="ACE-0x7fdae9da8008" table:content-validation-name="VAL-0x7fdae9503810" office:value-type="boolean" office:boolean-value="false">
            <text:p>FALSE</text:p>
          </table:table-cell>
          <table:table-cell table:style-name="ACE-0x7fdae9da8130" table:content-validation-name="VAL-0x7fdae9504c10" office:value-type="boolean" office:boolean-value="false">
            <text:p>FALSE</text:p>
          </table:table-cell>
          <table:table-cell table:style-name="ACE-0x7fdae9da8258" table:content-validation-name="VAL-0x7fdae8d9f010" office:value-type="boolean" office:boolean-value="false">
            <text:p>FALSE</text:p>
          </table:table-cell>
          <table:table-cell table:style-name="ACE-0x7fdae9da8380" table:content-validation-name="VAL-0x7fdae9508f10" office:value-type="boolean" office:boolean-value="false">
            <text:p>FALSE</text:p>
          </table:table-cell>
          <table:table-cell table:style-name="ACE-0x7fdae9da84a8" table:content-validation-name="VAL-0x7fdae8654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75">
            <text:p>75</text:p>
          </table:table-cell>
          <table:table-cell table:style-name="ACE-0x7fdae9d9d600" office:value-type="string">
            <text:p>TC_AppValidateAndChangePassword</text:p>
          </table:table-cell>
          <table:table-cell table:style-name="ACE-0x7fdae9da85d0" table:content-validation-name="VAL-0x7fdae8da2610" office:value-type="string">
            <text:p>FIREFOX</text:p>
          </table:table-cell>
          <table:table-cell table:style-name="ACE-0x7fdae9da86f8" table:content-validation-name="VAL-0x7fdae89ecc10" office:value-type="boolean" office:boolean-value="false">
            <text:p>FALSE</text:p>
          </table:table-cell>
          <table:table-cell table:style-name="ACE-0x7fdae9da8820" table:content-validation-name="VAL-0x7fdae9510b10" office:value-type="boolean" office:boolean-value="false">
            <text:p>FALSE</text:p>
          </table:table-cell>
          <table:table-cell table:style-name="ACE-0x7fdae9da8948" table:content-validation-name="VAL-0x7fdae8da5810" office:value-type="boolean" office:boolean-value="false">
            <text:p>FALSE</text:p>
          </table:table-cell>
          <table:table-cell table:style-name="ACE-0x7fdae9da8a70" table:content-validation-name="VAL-0x7fdae9515410" office:value-type="boolean" office:boolean-value="false">
            <text:p>FALSE</text:p>
          </table:table-cell>
          <table:table-cell table:style-name="ACE-0x7fdae9da8b98" table:content-validation-name="VAL-0x7fdae8724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33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70578" office:value-type="float" office:value="76">
            <text:p>76</text:p>
          </table:table-cell>
          <table:table-cell table:style-name="ACE-0x7fdae9d9d600" office:value-type="string">
            <text:p>TC_AppVerifyAndUpdateNotification</text:p>
          </table:table-cell>
          <table:table-cell table:style-name="ACE-0x7fdae9da8cc0" table:content-validation-name="VAL-0x7fdae8da8810" office:value-type="string">
            <text:p>FIREFOX</text:p>
          </table:table-cell>
          <table:table-cell table:style-name="ACE-0x7fdae9da8de8" table:content-validation-name="VAL-0x7fdae89ef010" office:value-type="boolean" office:boolean-value="false">
            <text:p>FALSE</text:p>
          </table:table-cell>
          <table:table-cell table:style-name="ACE-0x7fdae9da8f10" table:content-validation-name="VAL-0x7fdae951c410" office:value-type="boolean" office:boolean-value="false">
            <text:p>FALSE</text:p>
          </table:table-cell>
          <table:table-cell table:style-name="ACE-0x7fdae9da9038" table:content-validation-name="VAL-0x7fdae8dab010" office:value-type="boolean" office:boolean-value="false">
            <text:p>FALSE</text:p>
          </table:table-cell>
          <table:table-cell table:style-name="ACE-0x7fdae9da9160" table:content-validation-name="VAL-0x7fdae9520010" office:value-type="boolean" office:boolean-value="false">
            <text:p>FALSE</text:p>
          </table:table-cell>
          <table:table-cell table:style-name="ACE-0x7fdae9da9288" table:content-validation-name="VAL-0x7fdae86adf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a93b0" office:value-type="float" office:value="77">
            <text:p>77</text:p>
          </table:table-cell>
          <table:table-cell table:style-name="ACE-0x7fdae9da94d8" office:value-type="string">
            <text:p>TC_WAP_MerchantRegistration</text:p>
          </table:table-cell>
          <table:table-cell table:style-name="ACE-0x7fdae9da9600" table:content-validation-name="VAL-0x7fdae8dae010" office:value-type="string">
            <text:p>FIREFOX</text:p>
          </table:table-cell>
          <table:table-cell table:style-name="ACE-0x7fdae9da9728" table:content-validation-name="VAL-0x7fdae89f2410" office:value-type="boolean" office:boolean-value="false">
            <text:p>FALSE</text:p>
          </table:table-cell>
          <table:table-cell table:style-name="ACE-0x7fdae9da9850" table:content-validation-name="VAL-0x7fdae8daf410" office:value-type="boolean" office:boolean-value="false">
            <text:p>FALSE</text:p>
          </table:table-cell>
          <table:table-cell table:style-name="ACE-0x7fdae9da9978" table:content-validation-name="VAL-0x7fdae9529c10" office:value-type="boolean" office:boolean-value="false">
            <text:p>FALSE</text:p>
          </table:table-cell>
          <table:table-cell table:style-name="ACE-0x7fdae9da9aa0" table:content-validation-name="VAL-0x7fdae89f3810" office:value-type="boolean" office:boolean-value="false">
            <text:p>FALSE</text:p>
          </table:table-cell>
          <table:table-cell table:style-name="ACE-0x7fdae9da9bc8" table:content-validation-name="VAL-0x7fdae952d710" office:value-type="boolean" office:boolean-value="false">
            <text:p>FALSE</text:p>
          </table:table-cell>
          <table:table-cell table:style-name="ACE-0x7fdae860bb88" office:value-type="float" office:value="1">
            <text:p>1</text:p>
          </table:table-cell>
          <table:table-cell table:style-name="ACE-0x7fdae860bb88" office:value-type="float" office:value="1">
            <text:p>1</text:p>
          </table:table-cell>
          <table:table-cell table:style-name="ACE-0x7fdae9da9cf0" office:value-type="float" office:value="8">
            <text:p>8</text:p>
          </table:table-cell>
          <table:table-cell table:number-rows-spanned="4" table:style-name="ACE-0x7fdae9da9e18" office:value-type="string">
            <text:p>ShopClues_Mobile App_Android_StoreManager</text:p>
          </table:table-cell>
          <table:table-cell table:number-columns-repeated="116" table:style-name="Gnumeric-default"/>
        </table:table-row>
        <table:table-row table:style-name="AROW-1">
          <table:table-cell table:style-name="ACE-0x7fdae9da9f40" office:value-type="float" office:value="78">
            <text:p>78</text:p>
          </table:table-cell>
          <table:table-cell table:style-name="ACE-0x7fdae9daa068" office:value-type="string">
            <text:p>TC_WAP_STEP1_StoreSetUp_ServiceAgreement</text:p>
          </table:table-cell>
          <table:table-cell table:style-name="ACE-0x7fdae9daa190" table:content-validation-name="VAL-0x7fdae952f010" office:value-type="string">
            <text:p>FIREFOX</text:p>
          </table:table-cell>
          <table:table-cell table:style-name="ACE-0x7fdae9daa2b8" table:content-validation-name="VAL-0x7fdae9530810" office:value-type="boolean" office:boolean-value="false">
            <text:p>FALSE</text:p>
          </table:table-cell>
          <table:table-cell table:style-name="ACE-0x7fdae9daa3e0" table:content-validation-name="VAL-0x7fdae9532010" office:value-type="boolean" office:boolean-value="false">
            <text:p>FALSE</text:p>
          </table:table-cell>
          <table:table-cell table:style-name="ACE-0x7fdae9daa508" table:content-validation-name="VAL-0x7fdae8816010" office:value-type="boolean" office:boolean-value="false">
            <text:p>FALSE</text:p>
          </table:table-cell>
          <table:table-cell table:style-name="ACE-0x7fdae9daa630" table:content-validation-name="VAL-0x7fdae9535c10" office:value-type="boolean" office:boolean-value="false">
            <text:p>FALSE</text:p>
          </table:table-cell>
          <table:table-cell table:style-name="ACE-0x7fdae9daa758" table:content-validation-name="VAL-0x7fdae8db81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8">
            <text:p>8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aa9a8" office:value-type="float" office:value="79">
            <text:p>79</text:p>
          </table:table-cell>
          <table:table-cell table:style-name="ACE-0x7fdae9daa068" office:value-type="string">
            <text:p>TC_MobileWAP_MerchantSupportForm</text:p>
          </table:table-cell>
          <table:table-cell table:style-name="ACE-0x7fdae9daaad0" table:content-validation-name="VAL-0x7fdae953b410" office:value-type="string">
            <text:p>FIREFOX</text:p>
          </table:table-cell>
          <table:table-cell table:style-name="ACE-0x7fdae9daabf8" table:content-validation-name="VAL-0x7fdae953c310" office:value-type="boolean" office:boolean-value="false">
            <text:p>FALSE</text:p>
          </table:table-cell>
          <table:table-cell table:style-name="ACE-0x7fdae9daad20" table:content-validation-name="VAL-0x7fdae8dbb010" office:value-type="boolean" office:boolean-value="false">
            <text:p>FALSE</text:p>
          </table:table-cell>
          <table:table-cell table:style-name="ACE-0x7fdae9daae48" table:content-validation-name="VAL-0x7fdae9540c10" office:value-type="boolean" office:boolean-value="false">
            <text:p>FALSE</text:p>
          </table:table-cell>
          <table:table-cell table:style-name="ACE-0x7fdae9daaf70" table:content-validation-name="VAL-0x7fdae89f9010" office:value-type="boolean" office:boolean-value="false">
            <text:p>FALSE</text:p>
          </table:table-cell>
          <table:table-cell table:style-name="ACE-0x7fdae9dab098" table:content-validation-name="VAL-0x7fdae9545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8">
            <text:p>8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aa9a8" office:value-type="float" office:value="80">
            <text:p>80</text:p>
          </table:table-cell>
          <table:table-cell table:style-name="ACE-0x7fdae9daa068" office:value-type="string">
            <text:p>TC_MobileWAPMerchant_RequestStoreApproval</text:p>
          </table:table-cell>
          <table:table-cell table:style-name="ACE-0x7fdae9dab1c0" table:content-validation-name="VAL-0x7fdae8dbee10" office:value-type="string">
            <text:p>FIREFOX</text:p>
          </table:table-cell>
          <table:table-cell table:style-name="ACE-0x7fdae9dab2e8" table:content-validation-name="VAL-0x7fdae9549410" office:value-type="boolean" office:boolean-value="false">
            <text:p>FALSE</text:p>
          </table:table-cell>
          <table:table-cell table:style-name="ACE-0x7fdae9dab410" table:content-validation-name="VAL-0x7fdae8818810" office:value-type="boolean" office:boolean-value="false">
            <text:p>FALSE</text:p>
          </table:table-cell>
          <table:table-cell table:style-name="ACE-0x7fdae9dab538" table:content-validation-name="VAL-0x7fdae8dc2010" office:value-type="boolean" office:boolean-value="false">
            <text:p>FALSE</text:p>
          </table:table-cell>
          <table:table-cell table:style-name="ACE-0x7fdae9dab660" table:content-validation-name="VAL-0x7fdae89fb710" office:value-type="boolean" office:boolean-value="false">
            <text:p>FALSE</text:p>
          </table:table-cell>
          <table:table-cell table:style-name="ACE-0x7fdae9dab788" table:content-validation-name="VAL-0x7fdae9550f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8">
            <text:p>8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851d8" office:value-type="float" office:value="81">
            <text:p>81</text:p>
          </table:table-cell>
          <table:table-cell table:style-name="ACE-0x7fdae9dab8b0" office:value-type="string">
            <text:p>TC_MobileAppOrderCancellationFunctionality</text:p>
          </table:table-cell>
          <table:table-cell table:style-name="ACE-0x7fdae9dab9d8" table:content-validation-name="VAL-0x7fdae8dc4c10" office:value-type="string">
            <text:p>FIREFOX</text:p>
          </table:table-cell>
          <table:table-cell table:style-name="ACE-0x7fdae9dabb00" table:content-validation-name="VAL-0x7fdae89fd010" office:value-type="boolean" office:boolean-value="false">
            <text:p>FALSE</text:p>
          </table:table-cell>
          <table:table-cell table:style-name="ACE-0x7fdae9dabc28" table:content-validation-name="VAL-0x7fdae9556810" office:value-type="boolean" office:boolean-value="false">
            <text:p>FALSE</text:p>
          </table:table-cell>
          <table:table-cell table:style-name="ACE-0x7fdae9dabd50" table:content-validation-name="VAL-0x7fdae8dc7810" office:value-type="boolean" office:boolean-value="false">
            <text:p>FALSE</text:p>
          </table:table-cell>
          <table:table-cell table:style-name="ACE-0x7fdae9dae008" table:content-validation-name="VAL-0x7fdae955ac10" office:value-type="boolean" office:boolean-value="false">
            <text:p>FALSE</text:p>
          </table:table-cell>
          <table:table-cell table:style-name="ACE-0x7fdae9dae130" table:content-validation-name="VAL-0x7fdae955c010" office:value-type="boolean" office:boolean-value="false">
            <text:p>FALSE</text:p>
          </table:table-cell>
          <table:table-cell table:style-name="ACE-0x7fdae860bb88" office:value-type="float" office:value="1">
            <text:p>1</text:p>
          </table:table-cell>
          <table:table-cell table:style-name="ACE-0x7fdae860bb88" office:value-type="float" office:value="1">
            <text:p>1</text:p>
          </table:table-cell>
          <table:table-cell table:style-name="ACE-0x7fdae9da9cf0" office:value-type="float" office:value="10">
            <text:p>10</text:p>
          </table:table-cell>
          <table:table-cell table:number-rows-spanned="6" table:style-name="ACE-0x7fdae9dae258" office:value-type="string">
            <text:p>ShopClues_Mobile App_Android_Order History</text:p>
          </table:table-cell>
          <table:table-cell table:number-columns-repeated="116" table:style-name="Gnumeric-default"/>
        </table:table-row>
        <table:table-row table:style-name="AROW-1">
          <table:table-cell table:style-name="ACE-0x7fdae9d879d0" office:value-type="float" office:value="82">
            <text:p>82</text:p>
          </table:table-cell>
          <table:table-cell table:style-name="ACE-0x7fdae9dae380" office:value-type="string">
            <text:p>TC_MobileAppReturn_RefundOrderFunctionality</text:p>
          </table:table-cell>
          <table:table-cell table:style-name="ACE-0x7fdae9dae4a8" table:content-validation-name="VAL-0x7fdae8dca410" office:value-type="string">
            <text:p>FIREFOX</text:p>
          </table:table-cell>
          <table:table-cell table:style-name="ACE-0x7fdae9dae5d0" table:content-validation-name="VAL-0x7fdae955ff10" office:value-type="boolean" office:boolean-value="false">
            <text:p>FALSE</text:p>
          </table:table-cell>
          <table:table-cell table:style-name="ACE-0x7fdae9dae6f8" table:content-validation-name="VAL-0x7fdae881c710" office:value-type="boolean" office:boolean-value="false">
            <text:p>FALSE</text:p>
          </table:table-cell>
          <table:table-cell table:style-name="ACE-0x7fdae9dae820" table:content-validation-name="VAL-0x7fdae9564810" office:value-type="boolean" office:boolean-value="false">
            <text:p>FALSE</text:p>
          </table:table-cell>
          <table:table-cell table:style-name="ACE-0x7fdae9dae948" table:content-validation-name="VAL-0x7fdae8dcf610" office:value-type="boolean" office:boolean-value="false">
            <text:p>FALSE</text:p>
          </table:table-cell>
          <table:table-cell table:style-name="ACE-0x7fdae9daea70" table:content-validation-name="VAL-0x7fdae8645c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0">
            <text:p>10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879d0" office:value-type="float" office:value="83">
            <text:p>83</text:p>
          </table:table-cell>
          <table:table-cell table:style-name="ACE-0x7fdae9dae380" office:value-type="string">
            <text:p>TC_AppVerifyOrderDetailFunctionality</text:p>
          </table:table-cell>
          <table:table-cell table:style-name="ACE-0x7fdae9daeb98" table:content-validation-name="VAL-0x7fdae8dd0c10" office:value-type="string">
            <text:p>FIREFOX</text:p>
          </table:table-cell>
          <table:table-cell table:style-name="ACE-0x7fdae9daecc0" table:content-validation-name="VAL-0x7fdae8a03510" office:value-type="boolean" office:boolean-value="false">
            <text:p>FALSE</text:p>
          </table:table-cell>
          <table:table-cell table:style-name="ACE-0x7fdae9daede8" table:content-validation-name="VAL-0x7fdae956d810" office:value-type="boolean" office:boolean-value="false">
            <text:p>FALSE</text:p>
          </table:table-cell>
          <table:table-cell table:style-name="ACE-0x7fdae9daef10" table:content-validation-name="VAL-0x7fdae8dd3c10" office:value-type="boolean" office:boolean-value="false">
            <text:p>FALSE</text:p>
          </table:table-cell>
          <table:table-cell table:style-name="ACE-0x7fdae9daf038" table:content-validation-name="VAL-0x7fdae9571810" office:value-type="boolean" office:boolean-value="false">
            <text:p>FALSE</text:p>
          </table:table-cell>
          <table:table-cell table:style-name="ACE-0x7fdae9daf160" table:content-validation-name="VAL-0x7fdae872a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0">
            <text:p>10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879d0" office:value-type="float" office:value="84">
            <text:p>84</text:p>
          </table:table-cell>
          <table:table-cell table:style-name="ACE-0x7fdae9dae380" office:value-type="string">
            <text:p>TC_verifyAddToFavorites_ListView_GridView</text:p>
          </table:table-cell>
          <table:table-cell table:style-name="ACE-0x7fdae9daf288" table:content-validation-name="VAL-0x7fdae8dd6410" office:value-type="string">
            <text:p>FIREFOX</text:p>
          </table:table-cell>
          <table:table-cell table:style-name="ACE-0x7fdae9daf3b0" table:content-validation-name="VAL-0x7fdae8a06410" office:value-type="boolean" office:boolean-value="false">
            <text:p>FALSE</text:p>
          </table:table-cell>
          <table:table-cell table:style-name="ACE-0x7fdae9daf4d8" table:content-validation-name="VAL-0x7fdae9578810" office:value-type="boolean" office:boolean-value="false">
            <text:p>FALSE</text:p>
          </table:table-cell>
          <table:table-cell table:style-name="ACE-0x7fdae9daf600" table:content-validation-name="VAL-0x7fdae8dd9410" office:value-type="boolean" office:boolean-value="false">
            <text:p>FALSE</text:p>
          </table:table-cell>
          <table:table-cell table:style-name="ACE-0x7fdae9daf728" table:content-validation-name="VAL-0x7fdae957c310" office:value-type="boolean" office:boolean-value="false">
            <text:p>FALSE</text:p>
          </table:table-cell>
          <table:table-cell table:style-name="ACE-0x7fdae9daf850" table:content-validation-name="VAL-0x7fdae86b1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0">
            <text:p>10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879d0" office:value-type="float" office:value="85">
            <text:p>85</text:p>
          </table:table-cell>
          <table:table-cell table:style-name="ACE-0x7fdae9dae380" office:value-type="string">
            <text:p>TC_verifyAddToCart_ListView_GridView</text:p>
          </table:table-cell>
          <table:table-cell table:style-name="ACE-0x7fdae9daf978" table:content-validation-name="VAL-0x7fdae8ddbb10" office:value-type="string">
            <text:p>FIREFOX</text:p>
          </table:table-cell>
          <table:table-cell table:style-name="ACE-0x7fdae9dafaa0" table:content-validation-name="VAL-0x7fdae8a09010" office:value-type="boolean" office:boolean-value="false">
            <text:p>FALSE</text:p>
          </table:table-cell>
          <table:table-cell table:style-name="ACE-0x7fdae9dafbc8" table:content-validation-name="VAL-0x7fdae9584710" office:value-type="boolean" office:boolean-value="false">
            <text:p>FALSE</text:p>
          </table:table-cell>
          <table:table-cell table:style-name="ACE-0x7fdae9dafcf0" table:content-validation-name="VAL-0x7fdae8ddec10" office:value-type="boolean" office:boolean-value="false">
            <text:p>FALSE</text:p>
          </table:table-cell>
          <table:table-cell table:style-name="ACE-0x7fdae9dafe18" table:content-validation-name="VAL-0x7fdae9588c10" office:value-type="boolean" office:boolean-value="false">
            <text:p>FALSE</text:p>
          </table:table-cell>
          <table:table-cell table:style-name="ACE-0x7fdae9daff40" table:content-validation-name="VAL-0x7fdae872b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0">
            <text:p>10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879d0" office:value-type="float" office:value="86">
            <text:p>86</text:p>
          </table:table-cell>
          <table:table-cell table:style-name="ACE-0x7fdae9dae380" office:value-type="string">
            <text:p>TC_verifyMyOrdersReorderFunctionality</text:p>
          </table:table-cell>
          <table:table-cell table:style-name="ACE-0x7fdae9db0068" table:content-validation-name="VAL-0x7fdae8de1810" office:value-type="string">
            <text:p>FIREFOX</text:p>
          </table:table-cell>
          <table:table-cell table:style-name="ACE-0x7fdae9db0190" table:content-validation-name="VAL-0x7fdae8a0bc10" office:value-type="boolean" office:boolean-value="false">
            <text:p>FALSE</text:p>
          </table:table-cell>
          <table:table-cell table:style-name="ACE-0x7fdae9db02b8" table:content-validation-name="VAL-0x7fdae958fc10" office:value-type="boolean" office:boolean-value="false">
            <text:p>FALSE</text:p>
          </table:table-cell>
          <table:table-cell table:style-name="ACE-0x7fdae9db03e0" table:content-validation-name="VAL-0x7fdae8de4410" office:value-type="boolean" office:boolean-value="false">
            <text:p>FALSE</text:p>
          </table:table-cell>
          <table:table-cell table:style-name="ACE-0x7fdae9db0508" table:content-validation-name="VAL-0x7fdae9593c10" office:value-type="boolean" office:boolean-value="false">
            <text:p>FALSE</text:p>
          </table:table-cell>
          <table:table-cell table:style-name="ACE-0x7fdae9db0630" table:content-validation-name="VAL-0x7fdae8673b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0">
            <text:p>10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758" office:value-type="float" office:value="87">
            <text:p>87</text:p>
          </table:table-cell>
          <table:table-cell table:style-name="ACE-0x7fdae9db0880" office:value-type="string">
            <text:p>TC_WEB_Verify_CatalogQualityAndCounterfeitSearchPanel1</text:p>
          </table:table-cell>
          <table:table-cell table:style-name="ACE-0x7fdae9db0880" office:value-type="string">
            <text:p>FIREFOX</text:p>
          </table:table-cell>
          <table:table-cell table:style-name="ACE-0x7fdae9db09a8" table:content-validation-name="VAL-0x7fdae8de8010" office:value-type="boolean" office:boolean-value="false">
            <text:p>FALSE</text:p>
          </table:table-cell>
          <table:table-cell table:style-name="ACE-0x7fdae9db0ad0" table:content-validation-name="VAL-0x7fdae959a310" office:value-type="boolean" office:boolean-value="false">
            <text:p>FALSE</text:p>
          </table:table-cell>
          <table:table-cell table:style-name="ACE-0x7fdae9db0bf8" table:content-validation-name="VAL-0x7fdae8823810" office:value-type="boolean" office:boolean-value="false">
            <text:p>FALSE</text:p>
          </table:table-cell>
          <table:table-cell table:style-name="ACE-0x7fdae9db0d20" table:content-validation-name="VAL-0x7fdae959e810" office:value-type="boolean" office:boolean-value="false">
            <text:p>FALSE</text:p>
          </table:table-cell>
          <table:table-cell table:style-name="ACE-0x7fdae9db0e48" table:content-validation-name="VAL-0x7fdae8debc10" office:value-type="boolean" office:boolean-value="false">
            <text:p>FALSE</text:p>
          </table:table-cell>
          <table:table-cell table:style-name="ACE-0x7fdae860bb88" office:value-type="float" office:value="1">
            <text:p>1</text:p>
          </table:table-cell>
          <table:table-cell table:style-name="ACE-0x7fdae860bb88" office:value-type="float" office:value="1">
            <text:p>1</text:p>
          </table:table-cell>
          <table:table-cell table:style-name="ACE-0x7fdae9da9cf0" office:value-type="float" office:value="11">
            <text:p>11</text:p>
          </table:table-cell>
          <table:table-cell table:number-rows-spanned="9" table:style-name="ACE-0x7fdae9dae258" office:value-type="string">
            <text:p>ShopClues_Catalog_AdminPanel_VendorPanel</text:p>
          </table:table-cell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88">
            <text:p>88</text:p>
          </table:table-cell>
          <table:table-cell table:style-name="ACE-0x7fdae9db1098" office:value-type="string">
            <text:p>TC_AdminBE_VerifyCounterfeitSuspectPanel</text:p>
          </table:table-cell>
          <table:table-cell table:style-name="ACE-0x7fdae9db1098" office:value-type="string">
            <text:p>FIREFOX</text:p>
          </table:table-cell>
          <table:table-cell table:style-name="ACE-0x7fdae9db11c0" table:content-validation-name="VAL-0x7fdae872cc10" office:value-type="boolean" office:boolean-value="false">
            <text:p>FALSE</text:p>
          </table:table-cell>
          <table:table-cell table:style-name="ACE-0x7fdae9db12e8" table:content-validation-name="VAL-0x7fdae95a4010" office:value-type="boolean" office:boolean-value="false">
            <text:p>FALSE</text:p>
          </table:table-cell>
          <table:table-cell table:style-name="ACE-0x7fdae9db1410" table:content-validation-name="VAL-0x7fdae8deec10" office:value-type="boolean" office:boolean-value="false">
            <text:p>FALSE</text:p>
          </table:table-cell>
          <table:table-cell table:style-name="ACE-0x7fdae9db1538" table:content-validation-name="VAL-0x7fdae95a7e10" office:value-type="boolean" office:boolean-value="false">
            <text:p>FALSE</text:p>
          </table:table-cell>
          <table:table-cell table:style-name="ACE-0x7fdae9db1660" table:content-validation-name="VAL-0x7fdae8a124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89">
            <text:p>89</text:p>
          </table:table-cell>
          <table:table-cell table:style-name="ACE-0x7fdae9db1098" office:value-type="string">
            <text:p>TC_AdminBE_verifyAddNewFeatureFunctionality</text:p>
          </table:table-cell>
          <table:table-cell table:style-name="ACE-0x7fdae9db1098" office:value-type="string">
            <text:p>FIREFOX</text:p>
          </table:table-cell>
          <table:table-cell table:style-name="ACE-0x7fdae9db1788" table:content-validation-name="VAL-0x7fdae8df1310" office:value-type="boolean" office:boolean-value="false">
            <text:p>FALSE</text:p>
          </table:table-cell>
          <table:table-cell table:style-name="ACE-0x7fdae9db18b0" table:content-validation-name="VAL-0x7fdae86b2810" office:value-type="boolean" office:boolean-value="false">
            <text:p>FALSE</text:p>
          </table:table-cell>
          <table:table-cell table:style-name="ACE-0x7fdae9db19d8" table:content-validation-name="VAL-0x7fdae95afe10" office:value-type="boolean" office:boolean-value="false">
            <text:p>FALSE</text:p>
          </table:table-cell>
          <table:table-cell table:style-name="ACE-0x7fdae9db1b00" table:content-validation-name="VAL-0x7fdae8df4410" office:value-type="boolean" office:boolean-value="false">
            <text:p>FALSE</text:p>
          </table:table-cell>
          <table:table-cell table:style-name="ACE-0x7fdae9db1c28" table:content-validation-name="VAL-0x7fdae95b4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90">
            <text:p>90</text:p>
          </table:table-cell>
          <table:table-cell table:style-name="ACE-0x7fdae9db1098" office:value-type="string">
            <text:p>TC_AdminBE_verifyAddNewFeatureGroupFunctionality</text:p>
          </table:table-cell>
          <table:table-cell table:style-name="ACE-0x7fdae9db1098" office:value-type="string">
            <text:p>FIREFOX</text:p>
          </table:table-cell>
          <table:table-cell table:style-name="ACE-0x7fdae9db1d50" table:content-validation-name="VAL-0x7fdae8a15410" office:value-type="boolean" office:boolean-value="false">
            <text:p>FALSE</text:p>
          </table:table-cell>
          <table:table-cell table:style-name="ACE-0x7fdae9db9028" table:content-validation-name="VAL-0x7fdae95b8410" office:value-type="boolean" office:boolean-value="false">
            <text:p>FALSE</text:p>
          </table:table-cell>
          <table:table-cell table:style-name="ACE-0x7fdae9db9150" table:content-validation-name="VAL-0x7fdae95b9c10" office:value-type="boolean" office:boolean-value="false">
            <text:p>FALSE</text:p>
          </table:table-cell>
          <table:table-cell table:style-name="ACE-0x7fdae9db9278" table:content-validation-name="VAL-0x7fdae8a16c10" office:value-type="boolean" office:boolean-value="false">
            <text:p>FALSE</text:p>
          </table:table-cell>
          <table:table-cell table:style-name="ACE-0x7fdae9db93a0" table:content-validation-name="VAL-0x7fdae95bdb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91">
            <text:p>91</text:p>
          </table:table-cell>
          <table:table-cell table:style-name="ACE-0x7fdae9db1098" office:value-type="string">
            <text:p>TC_AdminBE_verifyCounterfeitSearchPanel1Functionality</text:p>
          </table:table-cell>
          <table:table-cell table:style-name="ACE-0x7fdae9db1098" office:value-type="string">
            <text:p>FIREFOX</text:p>
          </table:table-cell>
          <table:table-cell table:style-name="ACE-0x7fdae9db94c8" table:content-validation-name="VAL-0x7fdae95bf410" office:value-type="boolean" office:boolean-value="false">
            <text:p>FALSE</text:p>
          </table:table-cell>
          <table:table-cell table:style-name="ACE-0x7fdae9db95f0" table:content-validation-name="VAL-0x7fdae8a18a10" office:value-type="boolean" office:boolean-value="false">
            <text:p>FALSE</text:p>
          </table:table-cell>
          <table:table-cell table:style-name="ACE-0x7fdae9db9718" table:content-validation-name="VAL-0x7fdae95c4b10" office:value-type="boolean" office:boolean-value="false">
            <text:p>FALSE</text:p>
          </table:table-cell>
          <table:table-cell table:style-name="ACE-0x7fdae9db9840" table:content-validation-name="VAL-0x7fdae8dff410" office:value-type="boolean" office:boolean-value="false">
            <text:p>FALSE</text:p>
          </table:table-cell>
          <table:table-cell table:style-name="ACE-0x7fdae9db9968" table:content-validation-name="VAL-0x7fdae8a1a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92">
            <text:p>92</text:p>
          </table:table-cell>
          <table:table-cell table:style-name="ACE-0x7fdae9db1098" office:value-type="string">
            <text:p>TC_AdminBE_verifyCounterfeitSearchPanel2Functionality</text:p>
          </table:table-cell>
          <table:table-cell table:style-name="ACE-0x7fdae9db1098" office:value-type="string">
            <text:p>FIREFOX</text:p>
          </table:table-cell>
          <table:table-cell table:style-name="ACE-0x7fdae9db9a90" table:content-validation-name="VAL-0x7fdae8e00210" office:value-type="boolean" office:boolean-value="false">
            <text:p>FALSE</text:p>
          </table:table-cell>
          <table:table-cell table:style-name="ACE-0x7fdae9db9bb8" table:content-validation-name="VAL-0x7fdae95cb810" office:value-type="boolean" office:boolean-value="false">
            <text:p>FALSE</text:p>
          </table:table-cell>
          <table:table-cell table:style-name="ACE-0x7fdae9db9ce0" table:content-validation-name="VAL-0x7fdae8a1b810" office:value-type="boolean" office:boolean-value="false">
            <text:p>FALSE</text:p>
          </table:table-cell>
          <table:table-cell table:style-name="ACE-0x7fdae9db9e08" table:content-validation-name="VAL-0x7fdae95cf410" office:value-type="boolean" office:boolean-value="false">
            <text:p>FALSE</text:p>
          </table:table-cell>
          <table:table-cell table:style-name="ACE-0x7fdae9db9f30" table:content-validation-name="VAL-0x7fdae8e048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93">
            <text:p>93</text:p>
          </table:table-cell>
          <table:table-cell table:style-name="ACE-0x7fdae9db1098" office:value-type="string">
            <text:p>TC_AdminBE_verifyCounterfeitManagePanelFunctionality</text:p>
          </table:table-cell>
          <table:table-cell table:style-name="ACE-0x7fdae9db1098" office:value-type="string">
            <text:p>FIREFOX</text:p>
          </table:table-cell>
          <table:table-cell table:style-name="ACE-0x7fdae9dba058" table:content-validation-name="VAL-0x7fdae8a1d010" office:value-type="boolean" office:boolean-value="false">
            <text:p>FALSE</text:p>
          </table:table-cell>
          <table:table-cell table:style-name="ACE-0x7fdae9dba180" table:content-validation-name="VAL-0x7fdae95d4c10" office:value-type="boolean" office:boolean-value="false">
            <text:p>FALSE</text:p>
          </table:table-cell>
          <table:table-cell table:style-name="ACE-0x7fdae9dba2a8" table:content-validation-name="VAL-0x7fdae8e06e10" office:value-type="boolean" office:boolean-value="false">
            <text:p>FALSE</text:p>
          </table:table-cell>
          <table:table-cell table:style-name="ACE-0x7fdae9dba3d0" table:content-validation-name="VAL-0x7fdae95d9410" office:value-type="boolean" office:boolean-value="false">
            <text:p>FALSE</text:p>
          </table:table-cell>
          <table:table-cell table:style-name="ACE-0x7fdae9dba4f8" table:content-validation-name="VAL-0x7fdae86b40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94">
            <text:p>94</text:p>
          </table:table-cell>
          <table:table-cell table:style-name="ACE-0x7fdae9db1098" office:value-type="string">
            <text:p>TC_AdminBE_ManageProduct_VerifyAdminBulkProductEdit</text:p>
          </table:table-cell>
          <table:table-cell table:style-name="ACE-0x7fdae9db1098" office:value-type="string">
            <text:p>FIREFOX</text:p>
          </table:table-cell>
          <table:table-cell table:style-name="ACE-0x7fdae9dba620" table:content-validation-name="VAL-0x7fdae8e0a010" office:value-type="boolean" office:boolean-value="false">
            <text:p>FALSE</text:p>
          </table:table-cell>
          <table:table-cell table:style-name="ACE-0x7fdae9dba748" table:content-validation-name="VAL-0x7fdae95dfc10" office:value-type="boolean" office:boolean-value="false">
            <text:p>FALSE</text:p>
          </table:table-cell>
          <table:table-cell table:style-name="ACE-0x7fdae9dba870" table:content-validation-name="VAL-0x7fdae882bc10" office:value-type="boolean" office:boolean-value="false">
            <text:p>FALSE</text:p>
          </table:table-cell>
          <table:table-cell table:style-name="ACE-0x7fdae9dba998" table:content-validation-name="VAL-0x7fdae95e3810" office:value-type="boolean" office:boolean-value="false">
            <text:p>FALSE</text:p>
          </table:table-cell>
          <table:table-cell table:style-name="ACE-0x7fdae9dbaac0" table:content-validation-name="VAL-0x7fdae8e0df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0f70" office:value-type="float" office:value="95">
            <text:p>95</text:p>
          </table:table-cell>
          <table:table-cell table:style-name="ACE-0x7fdae9db1098" office:value-type="string">
            <text:p>TC_AdminBE_ManageProduct_VerifyVendorBulkProductEdit</text:p>
          </table:table-cell>
          <table:table-cell table:style-name="ACE-0x7fdae9db1098" office:value-type="string">
            <text:p>FIREFOX</text:p>
          </table:table-cell>
          <table:table-cell table:style-name="ACE-0x7fdae9dbabe8" table:content-validation-name="VAL-0x7fdae95e8010" office:value-type="boolean" office:boolean-value="false">
            <text:p>FALSE</text:p>
          </table:table-cell>
          <table:table-cell table:style-name="ACE-0x7fdae9dbad10" table:content-validation-name="VAL-0x7fdae95e8f10" office:value-type="boolean" office:boolean-value="false">
            <text:p>FALSE</text:p>
          </table:table-cell>
          <table:table-cell table:style-name="ACE-0x7fdae9dbae38" table:content-validation-name="VAL-0x7fdae8e10c10" office:value-type="boolean" office:boolean-value="false">
            <text:p>FALSE</text:p>
          </table:table-cell>
          <table:table-cell table:style-name="ACE-0x7fdae9dbaf60" table:content-validation-name="VAL-0x7fdae95ed810" office:value-type="boolean" office:boolean-value="false">
            <text:p>FALSE</text:p>
          </table:table-cell>
          <table:table-cell table:style-name="ACE-0x7fdae9dbb088" table:content-validation-name="VAL-0x7fdae8a23c10" office:value-type="boolean" office:boolean-value="false">
            <text:p>FALSE</text:p>
          </table:table-cell>
          <table:table-cell table:style-name="ACE-0x7fdae9d63400" office:value-type="float" office:value="1">
            <text:p>1</text:p>
          </table:table-cell>
          <table:table-cell table:style-name="ACE-0x7fdae9d63400" office:value-type="float" office:value="1">
            <text:p>1</text:p>
          </table:table-cell>
          <table:table-cell table:style-name="ACE-0x7fdae9daa880" office:value-type="float" office:value="11">
            <text:p>1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dae9dbb1b0" office:value-type="float" office:value="96">
            <text:p>96</text:p>
          </table:table-cell>
          <table:table-cell table:style-name="ACE-0x7fdae9da94d8" office:value-type="string">
            <text:p>TC_AdminBE_AddNewOutletBrand</text:p>
          </table:table-cell>
          <table:table-cell table:style-name="ACE-0x7fdae9dbb2d8" table:content-validation-name="VAL-0x7fdae8e14f10" office:value-type="string">
            <text:p>FIREFOX</text:p>
          </table:table-cell>
          <table:table-cell table:style-name="ACE-0x7fdae9dbb400" table:content-validation-name="VAL-0x7fdae8675010" office:value-type="boolean" office:boolean-value="false">
            <text:p>FALSE</text:p>
          </table:table-cell>
          <table:table-cell table:style-name="ACE-0x7fdae9dbb528" table:content-validation-name="VAL-0x7fdae95f5810" office:value-type="boolean" office:boolean-value="false">
            <text:p>FALSE</text:p>
          </table:table-cell>
          <table:table-cell table:style-name="ACE-0x7fdae9dbb650" table:content-validation-name="VAL-0x7fdae8e17010" office:value-type="boolean" office:boolean-value="false">
            <text:p>FALSE</text:p>
          </table:table-cell>
          <table:table-cell table:style-name="ACE-0x7fdae9dbb778" table:content-validation-name="VAL-0x7fdae95f9410" office:value-type="boolean" office:boolean-value="false">
            <text:p>FALSE</text:p>
          </table:table-cell>
          <table:table-cell table:style-name="ACE-0x7fdae9dbb8a0" table:content-validation-name="VAL-0x7fdae8a26310" office:value-type="boolean" office:boolean-value="false">
            <text:p>FALSE</text:p>
          </table:table-cell>
          <table:table-cell table:style-name="ACE-0x7fdae9da94d8" office:value-type="float" office:value="1">
            <text:p>1</text:p>
          </table:table-cell>
          <table:table-cell table:style-name="ACE-0x7fdae9da94d8" office:value-type="float" office:value="1">
            <text:p>1</text:p>
          </table:table-cell>
          <table:table-cell table:style-name="ACE-0x7fdae9dbb9c8" office:value-type="float" office:value="12">
            <text:p>12</text:p>
          </table:table-cell>
          <table:table-cell table:style-name="ACE-0x7fdae9dae258"/>
          <table:table-cell table:number-columns-repeated="116" table:style-name="Gnumeric-default"/>
        </table:table-row>
        <table:table-row table:style-name="AROW-1">
          <table:table-cell table:style-name="ACE-0x7fdae9daa9a8" office:value-type="float" office:value="97">
            <text:p>97</text:p>
          </table:table-cell>
          <table:table-cell table:style-name="ACE-0x7fdae9daa068" office:value-type="string">
            <text:p>TC_AdminBE_AddNewOutletProducts</text:p>
          </table:table-cell>
          <table:table-cell table:style-name="ACE-0x7fdae9dbbaf0" table:content-validation-name="VAL-0x7fdae8e1a410" office:value-type="string">
            <text:p>FIREFOX</text:p>
          </table:table-cell>
          <table:table-cell table:style-name="ACE-0x7fdae9dbbc18" table:content-validation-name="VAL-0x7fdae8732410" office:value-type="boolean" office:boolean-value="false">
            <text:p>FALSE</text:p>
          </table:table-cell>
          <table:table-cell table:style-name="ACE-0x7fdae9dbbd40" table:content-validation-name="VAL-0x7fdae9600410" office:value-type="boolean" office:boolean-value="false">
            <text:p>FALSE</text:p>
          </table:table-cell>
          <table:table-cell table:style-name="ACE-0x7fdae9dbbe68" table:content-validation-name="VAL-0x7fdae8e1c710" office:value-type="boolean" office:boolean-value="false">
            <text:p>FALSE</text:p>
          </table:table-cell>
          <table:table-cell table:style-name="ACE-0x7fdae9dbbf90" table:content-validation-name="VAL-0x7fdae9604c10" office:value-type="boolean" office:boolean-value="true">
            <text:p>TRUE</text:p>
          </table:table-cell>
          <table:table-cell table:style-name="ACE-0x7fdae9dbc0b8" table:content-validation-name="VAL-0x7fdae8a29410" office:value-type="boolean" office:boolean-value="false">
            <text:p>FALSE</text:p>
          </table:table-cell>
          <table:table-cell table:style-name="ACE-0x7fdae9daa068" office:value-type="float" office:value="1">
            <text:p>1</text:p>
          </table:table-cell>
          <table:table-cell table:style-name="ACE-0x7fdae9daa068" office:value-type="float" office:value="1">
            <text:p>1</text:p>
          </table:table-cell>
          <table:table-cell table:style-name="ACE-0x7fdae9dbc1e0" office:value-type="float" office:value="12">
            <text:p>12</text:p>
          </table:table-cell>
          <table:table-cell table:style-name="ACE-0x7fdae9da9e18"/>
          <table:table-cell table:number-columns-repeated="116" table:style-name="Gnumeric-default"/>
        </table:table-row>
        <table:table-row table:style-name="AROW-1">
          <table:table-cell table:style-name="ACE-0x7fdae9dbc308"/>
          <table:table-cell table:style-name="ACE-0x7fdae9dbc430"/>
          <table:table-cell table:style-name="ACE-0x7fdae9dbc558" table:content-validation-name="VAL-0x7fdae9609b10" office:value-type="string">
            <text:p>FIREFOX</text:p>
          </table:table-cell>
          <table:table-cell table:style-name="ACE-0x7fdae9dbc680" table:content-validation-name="VAL-0x7fdae960b410" office:value-type="boolean" office:boolean-value="false">
            <text:p>FALSE</text:p>
          </table:table-cell>
          <table:table-cell table:style-name="ACE-0x7fdae9dbc7a8" table:content-validation-name="VAL-0x7fdae8a2ac10" office:value-type="boolean" office:boolean-value="false">
            <text:p>FALSE</text:p>
          </table:table-cell>
          <table:table-cell table:style-name="ACE-0x7fdae9dbc8d0" table:content-validation-name="VAL-0x7fdae960f410" office:value-type="boolean" office:boolean-value="false">
            <text:p>FALSE</text:p>
          </table:table-cell>
          <table:table-cell table:style-name="ACE-0x7fdae9dbc9f8" table:content-validation-name="VAL-0x7fdae8e23710" office:value-type="boolean" office:boolean-value="false">
            <text:p>FALSE</text:p>
          </table:table-cell>
          <table:table-cell table:style-name="ACE-0x7fdae9dbcb20" table:content-validation-name="VAL-0x7fdae9613810" office:value-type="boolean" office:boolean-value="false">
            <text:p>FALSE</text:p>
          </table:table-cell>
          <table:table-cell table:style-name="ACE-0x7fdae9dbc430" office:value-type="float" office:value="1">
            <text:p>1</text:p>
          </table:table-cell>
          <table:table-cell table:style-name="ACE-0x7fdae9dbc430" office:value-type="float" office:value="1">
            <text:p>1</text:p>
          </table:table-cell>
          <table:table-cell table:style-name="ACE-0x7fdae9dbcc48" office:value-type="float" office:value="12">
            <text:p>12</text:p>
          </table:table-cell>
          <table:table-cell table:style-name="ACE-0x7fdae9da9e18"/>
          <table:table-cell table:number-columns-repeated="116" table:style-name="Gnumeric-default"/>
        </table:table-row>
        <table:table-row table:style-name="AROW-1">
          <table:table-cell table:number-columns-repeated="2" table:style-name="ACE-0x7fdae9dbcd70"/>
          <table:table-cell table:style-name="ACE-0x7fdae9dbe408"/>
          <table:table-cell table:number-columns-repeated="7" table:style-name="ACE-0x7fdae9dbcd70"/>
          <table:table-cell table:style-name="ACE-0x7fdae9dbe530"/>
          <table:table-cell table:style-name="ACE-0x7fdae9da9e18"/>
          <table:table-cell table:number-columns-repeated="116" table:style-name="Gnumeric-default"/>
        </table:table-row>
        <table:table-row table:style-name="AROW-0" table:number-rows-repeated="3">
          <table:table-cell table:number-columns-repeated="10" table:style-name="ACE-0x7fdae9d63400"/>
          <table:table-cell table:style-name="ACE-0x7fdae9dbe658"/>
          <table:table-cell table:style-name="ACE-0x7fdae9da9e18"/>
          <table:table-cell table:number-columns-repeated="116" table:style-name="Gnumeric-default"/>
        </table:table-row>
        <table:table-row table:style-name="AROW-0">
          <table:table-cell table:number-columns-repeated="10" table:style-name="ACE-0x7fdae9dbe780"/>
          <table:table-cell table:style-name="ACE-0x7fdae9dbe8a8"/>
          <table:table-cell table:style-name="ACE-0x7fdae9dbe9d0"/>
          <table:table-cell table:number-columns-repeated="116" table:style-name="Gnumeric-default"/>
        </table:table-row>
        <table:table-row table:style-name="AROW-0" table:number-rows-repeated="1048466">
          <table:table-cell table:number-columns-repeated="128"/>
        </table:table-row>
        <table:table-row table:style-name="AROW-0" table:number-rows-repeated="5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uiteList'.$A$1"/>
          <table:named-expression table:name="Sheet_Title" table:expression="of:=&quot;SuiteList&quot;" table:base-cell-address="$'SuiteList'.$A$1"/>
        </table:named-expressions>
        <gnm:selections gnm:cursor-col="6" gnm:cursor-row="102">
          <gnm:selection gnm:start-col="6" gnm:start-row="102" gnm:end-col="6" gnm:end-row="10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dae858c7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ae856e020" style:display-name="SuiteList" style:page-layout-name="pl-0x7fdae858c7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10:07:50Z</dc:date>
    <meta:creation-date>2014-12-02T12:13:02Z</meta:creation-date>
    <meta:editing-cycles>100</meta:editing-cycles>
    <meta:editing-duration>PT10H8M59S</meta:editing-duration>
    <meta:generator>gnumeric/1.12.9</meta:generator>
    <meta:initial-creator>sakshi juneja</meta:initial-creator>
  </office:meta>
</office:document-meta>
</file>